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1.1634in"/>
    </style:style>
    <style:style style:name="co4" style:family="table-column">
      <style:table-column-properties fo:break-before="auto" style:column-width="1.0193in"/>
    </style:style>
    <style:style style:name="co5" style:family="table-column">
      <style:table-column-properties fo:break-before="auto" style:column-width="1.4402in"/>
    </style:style>
    <style:style style:name="co6" style:family="table-column">
      <style:table-column-properties fo:break-before="auto" style:column-width="0.7972in"/>
    </style:style>
    <style:style style:name="co7" style:family="table-column">
      <style:table-column-properties fo:break-before="auto" style:column-width="1.0598in"/>
    </style:style>
    <style:style style:name="co8" style:family="table-column">
      <style:table-column-properties fo:break-before="auto" style:column-width="0.9173in"/>
    </style:style>
    <style:style style:name="co9" style:family="table-column">
      <style:table-column-properties fo:break-before="auto" style:column-width="0.3709in"/>
    </style:style>
    <style:style style:name="co10" style:family="table-column">
      <style:table-column-properties fo:break-before="auto" style:column-width="0.4366in"/>
    </style:style>
    <style:style style:name="co11" style:family="table-column">
      <style:table-column-properties fo:break-before="auto" style:column-width="0.3055in"/>
    </style:style>
    <style:style style:name="co12" style:family="table-column">
      <style:table-column-properties fo:break-before="auto" style:column-width="0.392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ads1118_5f_SPI_5f_02">
      <style:table-properties table:display="true" style:writing-mode="lr-tb"/>
    </style:style>
    <number:number-style style:name="N5061" number:language="en" number:country="US">
      <number:scientific-number number:decimal-places="2" number:min-integer-digits="1" number:min-exponent-digits="2"/>
    </number:number-style>
    <style:style style:name="ce1" style:family="table-cell" style:parent-style-name="Default" style:data-style-name="N506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UX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AINp is AIN0 and AINn is AIN1</text:p>
          </table:table-cell>
        </table:table-row>
        <table:table-row table:style-name="ro1">
          <table:table-cell office:value-type="string">
            <text:p>AINp is AIN0 and AINn is AIN3</text:p>
          </table:table-cell>
        </table:table-row>
        <table:table-row table:style-name="ro1">
          <table:table-cell office:value-type="string">
            <text:p>AINp is AIN1 and AINn is AIN3</text:p>
          </table:table-cell>
        </table:table-row>
        <table:table-row table:style-name="ro1">
          <table:table-cell office:value-type="string">
            <text:p>AINp is AIN2 and AINn is AIN3</text:p>
          </table:table-cell>
        </table:table-row>
        <table:table-row table:style-name="ro1">
          <table:table-cell office:value-type="string">
            <text:p>AINp is AIN0 and AINn is GND</text:p>
          </table:table-cell>
        </table:table-row>
        <table:table-row table:style-name="ro1">
          <table:table-cell office:value-type="string">
            <text:p>AINp is AIN1 and AINn is GND</text:p>
          </table:table-cell>
        </table:table-row>
        <table:table-row table:style-name="ro1">
          <table:table-cell office:value-type="string">
            <text:p>AINp is AIN2 and AINn is GND</text:p>
          </table:table-cell>
        </table:table-row>
        <table:table-row table:style-name="ro1">
          <table:table-cell office:value-type="string">
            <text:p>AINp is AIN3 and AINn is GND</text:p>
          </table:table-cell>
        </table:table-row>
      </table:table>
      <table:table table:name="ads1118_SPI_02" table:style-name="ta2" table:print="false">
        <office:forms form:automatic-focus="false" form:apply-design-mode="false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997" table:default-cell-style-name="Default"/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" office:value-type="string" table:number-columns-spanned="16" table:number-rows-spanned="1">
            <text:p>MOSI</text:p>
          </table:table-cell>
          <table:covered-table-cell table:number-columns-repeated="15"/>
          <table:table-cell table:number-columns-repeated="1001"/>
        </table:table-row>
        <table:table-row table:style-name="ro2">
          <table:table-cell table:number-columns-repeated="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office:value-type="string">
            <text:p>Time [s]</text:p>
          </table:table-cell>
          <table:table-cell office:value-type="string">
            <text:p>Packet ID</text:p>
          </table:table-cell>
          <table:table-cell office:value-type="string">
            <text:p>Xfer Num</text:p>
          </table:table-cell>
          <table:table-cell office:value-type="string">
            <text:p>MOSI</text:p>
          </table:table-cell>
          <table:table-cell office:value-type="string">
            <text:p>MISO</text:p>
          </table:table-cell>
          <table:table-cell office:value-type="string">
            <text:p>MOSI Binary</text:p>
          </table:table-cell>
          <table:table-cell office:value-type="string">
            <text:p>MISO Binary</text:p>
          </table:table-cell>
          <table:table-cell office:value-type="string">
            <text:p>SS</text:p>
          </table:table-cell>
          <table:table-cell office:value-type="string">
            <text:p>MUX2</text:p>
          </table:table-cell>
          <table:table-cell office:value-type="string">
            <text:p>MUX1</text:p>
          </table:table-cell>
          <table:table-cell office:value-type="string">
            <text:p>MUX0</text:p>
          </table:table-cell>
          <table:table-cell office:value-type="string">
            <text:p>PGA2</text:p>
          </table:table-cell>
          <table:table-cell office:value-type="string">
            <text:p>PGA1</text:p>
          </table:table-cell>
          <table:table-cell office:value-type="string">
            <text:p>PGA0</text:p>
          </table:table-cell>
          <table:table-cell office:value-type="string">
            <text:p>MODE</text:p>
          </table:table-cell>
          <table:table-cell office:value-type="string">
            <text:p>DR2</text:p>
          </table:table-cell>
          <table:table-cell office:value-type="string">
            <text:p>DR1</text:p>
          </table:table-cell>
          <table:table-cell office:value-type="string">
            <text:p>DR0</text:p>
          </table:table-cell>
          <table:table-cell office:value-type="string">
            <text:p>TS_MODE</text:p>
          </table:table-cell>
          <table:table-cell office:value-type="string">
            <text:p>PULL_UP_EN</text:p>
          </table:table-cell>
          <table:table-cell office:value-type="string">
            <text:p>NOP1</text:p>
          </table:table-cell>
          <table:table-cell office:value-type="string">
            <text:p>NOP2</text:p>
          </table:table-cell>
          <table:table-cell office:value-type="string">
            <text:p>NOT_USED</text:p>
          </table:table-cell>
          <table:table-cell office:value-type="string">
            <text:p>MUX</text:p>
          </table:table-cell>
          <table:table-cell office:value-type="string">
            <text:p>PGA</text:p>
          </table:table-cell>
          <table:table-cell office:value-type="string">
            <text:p>DR</text:p>
          </table:table-cell>
          <table:table-cell office:value-type="string">
            <text:p>NOP</text:p>
          </table:table-cell>
          <table:table-cell table:number-columns-repeated="997"/>
        </table:table-row>
        <table:table-row table:style-name="ro2">
          <table:table-cell table:style-name="ce1" office:value-type="float" office:value="0.00004346">
            <text:p>4.35E-05</text:p>
          </table:table-cell>
          <table:table-cell office:value-type="float" office:value="0">
            <text:p>0</text:p>
          </table:table-cell>
          <table:table-cell table:formula="of:=IF([.B5]=[.B4];[.C4]+1;1)" office:value-type="float" office:value="1">
            <text:p>1</text:p>
          </table:table-cell>
          <table:table-cell office:value-type="string">
            <text:p>0x1D</text:p>
          </table:table-cell>
          <table:table-cell office:value-type="string">
            <text:p>0x85</text:p>
          </table:table-cell>
          <table:table-cell table:formula="of:=HEX2BIN(RIGHT([.D5];2);8)" office:value-type="string" office:string-value="00011101">
            <text:p>00011101</text:p>
          </table:table-cell>
          <table:table-cell table:formula="of:=HEX2BIN(RIGHT([.E5];2);8)" office:value-type="string" office:string-value="10000101">
            <text:p>10000101</text:p>
          </table:table-cell>
          <table:table-cell table:formula="of:=IF(ISODD([.$C5]);RIGHT(LEFT([.$F5];[.H$3]);1);IF([.$C5]&gt;2;RIGHT(LEFT([.$G4];[.H$3]);1);&quot;&quot;))" office:value-type="string" office:string-value="0">
            <text:p>0</text:p>
          </table:table-cell>
          <table:table-cell table:formula="of:=IF(ISODD([.$C5]);RIGHT(LEFT([.$F5];[.I$3]);1);IF([.$C5]&gt;2;RIGHT(LEFT([.$G4];[.I$3]);1);&quot;&quot;))" office:value-type="string" office:string-value="0">
            <text:p>0</text:p>
          </table:table-cell>
          <table:table-cell table:formula="of:=IF(ISODD([.$C5]);RIGHT(LEFT([.$F5];[.J$3]);1);IF([.$C5]&gt;2;RIGHT(LEFT([.$G4];[.J$3]);1);&quot;&quot;))" office:value-type="string" office:string-value="0">
            <text:p>0</text:p>
          </table:table-cell>
          <table:table-cell table:formula="of:=IF(ISODD([.$C5]);RIGHT(LEFT([.$F5];[.K$3]);1);IF([.$C5]&gt;2;RIGHT(LEFT([.$G4];[.K$3]);1);&quot;&quot;))" office:value-type="string" office:string-value="1">
            <text:p>1</text:p>
          </table:table-cell>
          <table:table-cell table:formula="of:=IF(ISODD([.$C5]);RIGHT(LEFT([.$F5];[.L$3]);1);IF([.$C5]&gt;2;RIGHT(LEFT([.$G4];[.L$3]);1);&quot;&quot;))" office:value-type="string" office:string-value="1">
            <text:p>1</text:p>
          </table:table-cell>
          <table:table-cell table:formula="of:=IF(ISODD([.$C5]);RIGHT(LEFT([.$F5];[.M$3]);1);IF([.$C5]&gt;2;RIGHT(LEFT([.$G4];[.M$3]);1);&quot;&quot;))" office:value-type="string" office:string-value="1">
            <text:p>1</text:p>
          </table:table-cell>
          <table:table-cell table:formula="of:=IF(ISODD([.$C5]);RIGHT(LEFT([.$F5];[.N$3]);1);IF([.$C5]&gt;2;RIGHT(LEFT([.$G4];[.N$3]);1);&quot;&quot;))" office:value-type="string" office:string-value="0">
            <text:p>0</text:p>
          </table:table-cell>
          <table:table-cell table:formula="of:=IF(ISODD([.$C5]);RIGHT(LEFT([.$F5];[.O$3]);1);IF([.$C5]&gt;2;RIGHT(LEFT([.$G4];[.O$3]);1);&quot;&quot;))" office:value-type="string" office:string-value="1">
            <text:p>1</text:p>
          </table:table-cell>
          <table:table-cell table:formula="of:=IF(ISEVEN([.$C6]);RIGHT(LEFT([.$F6];[.P$3]);1);IF([.$C6]&lt;3;RIGHT(LEFT([.$G5];[.P$3]);1);&quot;&quot;))" office:value-type="string" office:string-value="0">
            <text:p>0</text:p>
          </table:table-cell>
          <table:table-cell table:formula="of:=IF(ISEVEN([.$C6]);RIGHT(LEFT([.$F6];[.Q$3]);1);IF([.$C6]&lt;3;RIGHT(LEFT([.$G5];[.Q$3]);1);&quot;&quot;))" office:value-type="string" office:string-value="0">
            <text:p>0</text:p>
          </table:table-cell>
          <table:table-cell table:formula="of:=IF(ISEVEN([.$C6]);RIGHT(LEFT([.$F6];[.R$3]);1);IF([.$C6]&lt;3;RIGHT(LEFT([.$G5];[.R$3]);1);&quot;&quot;))" office:value-type="string" office:string-value="0">
            <text:p>0</text:p>
          </table:table-cell>
          <table:table-cell table:formula="of:=IF(ISEVEN([.$C6]);RIGHT(LEFT([.$F6];[.S$3]);1);IF([.$C6]&lt;3;RIGHT(LEFT([.$G5];[.S$3]);1);&quot;&quot;))" office:value-type="string" office:string-value="0">
            <text:p>0</text:p>
          </table:table-cell>
          <table:table-cell table:formula="of:=IF(ISEVEN([.$C6]);RIGHT(LEFT([.$F6];[.T$3]);1);IF([.$C6]&lt;3;RIGHT(LEFT([.$G5];[.T$3]);1);&quot;&quot;))" office:value-type="string" office:string-value="1">
            <text:p>1</text:p>
          </table:table-cell>
          <table:table-cell table:formula="of:=IF(ISEVEN([.$C6]);RIGHT(LEFT([.$F6];[.U$3]);1);IF([.$C6]&lt;3;RIGHT(LEFT([.$G5];[.U$3]);1);&quot;&quot;))" office:value-type="string" office:string-value="0">
            <text:p>0</text:p>
          </table:table-cell>
          <table:table-cell table:formula="of:=IF(ISEVEN([.$C6]);RIGHT(LEFT([.$F6];[.V$3]);1);IF([.$C6]&lt;3;RIGHT(LEFT([.$G5];[.V$3]);1);&quot;&quot;))" office:value-type="string" office:string-value="0">
            <text:p>0</text:p>
          </table:table-cell>
          <table:table-cell table:formula="of:=IF(ISEVEN([.$C6]);RIGHT(LEFT([.$F6];[.W$3]);1);IF([.$C6]&lt;3;RIGHT(LEFT([.$G5];[.W$3]);1);&quot;&quot;))" office:value-type="string" office:string-value="0">
            <text:p>0</text:p>
          </table:table-cell>
          <table:table-cell table:formula="of:=IF(NOT([.I5]=&quot;&quot;);[.I5]*4+[.J5]*2+[.K5];&quot;&quot;)" office:value-type="float" office:value="1">
            <text:p>1</text:p>
          </table:table-cell>
          <table:table-cell table:formula="of:=IF(NOT([.L5]=&quot;&quot;);[.L5]*4+[.M5]*2+[.N5];&quot;&quot;)" office:value-type="float" office:value="6">
            <text:p>6</text:p>
          </table:table-cell>
          <table:table-cell table:formula="of:=IF(NOT([.P5]=&quot;&quot;);[.P5]*4+[.Q5]*2+[.R5];&quot;&quot;)" office:value-type="float" office:value="0">
            <text:p>0</text:p>
          </table:table-cell>
          <table:table-cell table:formula="of:=IF(([.U5]*2+[.V5])=1;1;&quot;&quot;)">
            <text:p/>
          </table:table-cell>
          <table:table-cell table:formula="of:=[.B5]" office:value-type="float" office:value="0">
            <text:p>0</text:p>
          </table:table-cell>
          <table:table-cell table:formula="of:=IF(ISODD([.C5]);&quot;SEND&quot;;IF([.C5]=2;&quot;DATA&quot;;&quot;GET&quot;))" office:value-type="string" office:string-value="SEND">
            <text:p>SEND</text:p>
          </table:table-cell>
          <table:table-cell table:formula="of:=IF(ISODD([.$C5]);[.$D5];[.$E4])" office:value-type="string" office:string-value="0x1D">
            <text:p>0x1D</text:p>
          </table:table-cell>
          <table:table-cell table:formula="of:=IF(ISODD([.$C5]);[.$D6];[.$E5])" office:value-type="string" office:string-value="0x08">
            <text:p>0x08</text:p>
          </table:table-cell>
          <table:table-cell table:number-columns-repeated="993"/>
        </table:table-row>
        <table:table-row table:style-name="ro2">
          <table:table-cell office:value-type="float" office:value="0.00040226">
            <text:p>0.00040226</text:p>
          </table:table-cell>
          <table:table-cell office:value-type="float" office:value="0">
            <text:p>0</text:p>
          </table:table-cell>
          <table:table-cell table:formula="of:=IF([.B6]=[.B5];[.C5]+1;1)" office:value-type="float" office:value="2">
            <text:p>2</text:p>
          </table:table-cell>
          <table:table-cell office:value-type="string">
            <text:p>0x08</text:p>
          </table:table-cell>
          <table:table-cell office:value-type="string">
            <text:p>0x32</text:p>
          </table:table-cell>
          <table:table-cell table:formula="of:=HEX2BIN(RIGHT([.D6];2);8)" office:value-type="string" office:string-value="00001000">
            <text:p>00001000</text:p>
          </table:table-cell>
          <table:table-cell table:formula="of:=HEX2BIN(RIGHT([.E6];2);8)" office:value-type="string" office:string-value="00110010">
            <text:p>00110010</text:p>
          </table:table-cell>
          <table:table-cell table:formula="of:=IF(ISODD([.$C6]);RIGHT(LEFT([.$F6];[.H$3]);1);IF([.$C6]&gt;2;RIGHT(LEFT([.$G5];[.H$3]);1);&quot;&quot;))">
            <text:p/>
          </table:table-cell>
          <table:table-cell table:formula="of:=IF(ISODD([.$C6]);RIGHT(LEFT([.$F6];[.I$3]);1);IF([.$C6]&gt;2;RIGHT(LEFT([.$G5];[.I$3]);1);&quot;&quot;))">
            <text:p/>
          </table:table-cell>
          <table:table-cell table:formula="of:=IF(ISODD([.$C6]);RIGHT(LEFT([.$F6];[.J$3]);1);IF([.$C6]&gt;2;RIGHT(LEFT([.$G5];[.J$3]);1);&quot;&quot;))">
            <text:p/>
          </table:table-cell>
          <table:table-cell table:formula="of:=IF(ISODD([.$C6]);RIGHT(LEFT([.$F6];[.K$3]);1);IF([.$C6]&gt;2;RIGHT(LEFT([.$G5];[.K$3]);1);&quot;&quot;))">
            <text:p/>
          </table:table-cell>
          <table:table-cell table:formula="of:=IF(ISODD([.$C6]);RIGHT(LEFT([.$F6];[.L$3]);1);IF([.$C6]&gt;2;RIGHT(LEFT([.$G5];[.L$3]);1);&quot;&quot;))">
            <text:p/>
          </table:table-cell>
          <table:table-cell table:formula="of:=IF(ISODD([.$C6]);RIGHT(LEFT([.$F6];[.M$3]);1);IF([.$C6]&gt;2;RIGHT(LEFT([.$G5];[.M$3]);1);&quot;&quot;))">
            <text:p/>
          </table:table-cell>
          <table:table-cell table:formula="of:=IF(ISODD([.$C6]);RIGHT(LEFT([.$F6];[.N$3]);1);IF([.$C6]&gt;2;RIGHT(LEFT([.$G5];[.N$3]);1);&quot;&quot;))">
            <text:p/>
          </table:table-cell>
          <table:table-cell table:formula="of:=IF(ISODD([.$C6]);RIGHT(LEFT([.$F6];[.O$3]);1);IF([.$C6]&gt;2;RIGHT(LEFT([.$G5];[.O$3]);1);&quot;&quot;))">
            <text:p/>
          </table:table-cell>
          <table:table-cell table:formula="of:=IF(ISEVEN([.$C7]);RIGHT(LEFT([.$F7];[.P$3]);1);IF([.$C7]&lt;3;RIGHT(LEFT([.$G6];[.P$3]);1);&quot;&quot;))">
            <text:p/>
          </table:table-cell>
          <table:table-cell table:formula="of:=IF(ISEVEN([.$C7]);RIGHT(LEFT([.$F7];[.Q$3]);1);IF([.$C7]&lt;3;RIGHT(LEFT([.$G6];[.Q$3]);1);&quot;&quot;))">
            <text:p/>
          </table:table-cell>
          <table:table-cell table:formula="of:=IF(ISEVEN([.$C7]);RIGHT(LEFT([.$F7];[.R$3]);1);IF([.$C7]&lt;3;RIGHT(LEFT([.$G6];[.R$3]);1);&quot;&quot;))">
            <text:p/>
          </table:table-cell>
          <table:table-cell table:formula="of:=IF(ISEVEN([.$C7]);RIGHT(LEFT([.$F7];[.S$3]);1);IF([.$C7]&lt;3;RIGHT(LEFT([.$G6];[.S$3]);1);&quot;&quot;))">
            <text:p/>
          </table:table-cell>
          <table:table-cell table:formula="of:=IF(ISEVEN([.$C7]);RIGHT(LEFT([.$F7];[.T$3]);1);IF([.$C7]&lt;3;RIGHT(LEFT([.$G6];[.T$3]);1);&quot;&quot;))">
            <text:p/>
          </table:table-cell>
          <table:table-cell table:formula="of:=IF(ISEVEN([.$C7]);RIGHT(LEFT([.$F7];[.U$3]);1);IF([.$C7]&lt;3;RIGHT(LEFT([.$G6];[.U$3]);1);&quot;&quot;))">
            <text:p/>
          </table:table-cell>
          <table:table-cell table:formula="of:=IF(ISEVEN([.$C7]);RIGHT(LEFT([.$F7];[.V$3]);1);IF([.$C7]&lt;3;RIGHT(LEFT([.$G6];[.V$3]);1);&quot;&quot;))">
            <text:p/>
          </table:table-cell>
          <table:table-cell table:formula="of:=IF(ISEVEN([.$C7]);RIGHT(LEFT([.$F7];[.W$3]);1);IF([.$C7]&lt;3;RIGHT(LEFT([.$G6];[.W$3]);1);&quot;&quot;))">
            <text:p/>
          </table:table-cell>
          <table:table-cell table:formula="of:=IF(NOT([.I6]=&quot;&quot;);[.I6]*4+[.J6]*2+[.K6];&quot;&quot;)">
            <text:p/>
          </table:table-cell>
          <table:table-cell table:formula="of:=IF(NOT([.L6]=&quot;&quot;);[.L6]*4+[.M6]*2+[.N6];&quot;&quot;)">
            <text:p/>
          </table:table-cell>
          <table:table-cell table:formula="of:=IF(NOT([.P6]=&quot;&quot;);[.P6]*4+[.Q6]*2+[.R6];&quot;&quot;)">
            <text:p/>
          </table:table-cell>
          <table:table-cell table:formula="of:=IF(([.U6]*2+[.V6])=1;1;&quot;&quot;)">
            <text:p/>
          </table:table-cell>
          <table:table-cell table:formula="of:=[.B6]" office:value-type="float" office:value="0">
            <text:p>0</text:p>
          </table:table-cell>
          <table:table-cell table:formula="of:=IF(ISODD([.C6]);&quot;SEND&quot;;IF([.C6]=2;&quot;DATA&quot;;&quot;GET&quot;))" office:value-type="string" office:string-value="DATA">
            <text:p>DATA</text:p>
          </table:table-cell>
          <table:table-cell table:formula="of:=IF(ISODD([.$C6]);[.$D6];[.$E5])" office:value-type="string" office:string-value="0x85">
            <text:p>0x85</text:p>
          </table:table-cell>
          <table:table-cell table:formula="of:=IF(ISODD([.$C6]);[.$D7];[.$E6])" office:value-type="string" office:string-value="0x32">
            <text:p>0x32</text:p>
          </table:table-cell>
          <table:table-cell table:number-columns-repeated="993"/>
        </table:table-row>
        <table:table-row table:style-name="ro2">
          <table:table-cell office:value-type="float" office:value="0.0008263">
            <text:p>0.0008263</text:p>
          </table:table-cell>
          <table:table-cell office:value-type="float" office:value="0">
            <text:p>0</text:p>
          </table:table-cell>
          <table:table-cell table:formula="of:=IF([.B7]=[.B6];[.C6]+1;1)" office:value-type="float" office:value="3">
            <text:p>3</text:p>
          </table:table-cell>
          <table:table-cell office:value-type="string">
            <text:p>0x7F</text:p>
          </table:table-cell>
          <table:table-cell office:value-type="string">
            <text:p>0x1D</text:p>
          </table:table-cell>
          <table:table-cell table:formula="of:=HEX2BIN(RIGHT([.D7];2);8)" office:value-type="string" office:string-value="01111111">
            <text:p>01111111</text:p>
          </table:table-cell>
          <table:table-cell table:formula="of:=HEX2BIN(RIGHT([.E7];2);8)" office:value-type="string" office:string-value="00011101">
            <text:p>00011101</text:p>
          </table:table-cell>
          <table:table-cell table:formula="of:=IF(ISODD([.$C7]);RIGHT(LEFT([.$F7];[.H$3]);1);IF([.$C7]&gt;2;RIGHT(LEFT([.$G6];[.H$3]);1);&quot;&quot;))" office:value-type="string" office:string-value="0">
            <text:p>0</text:p>
          </table:table-cell>
          <table:table-cell table:formula="of:=IF(ISODD([.$C7]);RIGHT(LEFT([.$F7];[.I$3]);1);IF([.$C7]&gt;2;RIGHT(LEFT([.$G6];[.I$3]);1);&quot;&quot;))" office:value-type="string" office:string-value="1">
            <text:p>1</text:p>
          </table:table-cell>
          <table:table-cell table:formula="of:=IF(ISODD([.$C7]);RIGHT(LEFT([.$F7];[.J$3]);1);IF([.$C7]&gt;2;RIGHT(LEFT([.$G6];[.J$3]);1);&quot;&quot;))" office:value-type="string" office:string-value="1">
            <text:p>1</text:p>
          </table:table-cell>
          <table:table-cell table:formula="of:=IF(ISODD([.$C7]);RIGHT(LEFT([.$F7];[.K$3]);1);IF([.$C7]&gt;2;RIGHT(LEFT([.$G6];[.K$3]);1);&quot;&quot;))" office:value-type="string" office:string-value="1">
            <text:p>1</text:p>
          </table:table-cell>
          <table:table-cell table:formula="of:=IF(ISODD([.$C7]);RIGHT(LEFT([.$F7];[.L$3]);1);IF([.$C7]&gt;2;RIGHT(LEFT([.$G6];[.L$3]);1);&quot;&quot;))" office:value-type="string" office:string-value="1">
            <text:p>1</text:p>
          </table:table-cell>
          <table:table-cell table:formula="of:=IF(ISODD([.$C7]);RIGHT(LEFT([.$F7];[.M$3]);1);IF([.$C7]&gt;2;RIGHT(LEFT([.$G6];[.M$3]);1);&quot;&quot;))" office:value-type="string" office:string-value="1">
            <text:p>1</text:p>
          </table:table-cell>
          <table:table-cell table:formula="of:=IF(ISODD([.$C7]);RIGHT(LEFT([.$F7];[.N$3]);1);IF([.$C7]&gt;2;RIGHT(LEFT([.$G6];[.N$3]);1);&quot;&quot;))" office:value-type="string" office:string-value="1">
            <text:p>1</text:p>
          </table:table-cell>
          <table:table-cell table:formula="of:=IF(ISODD([.$C7]);RIGHT(LEFT([.$F7];[.O$3]);1);IF([.$C7]&gt;2;RIGHT(LEFT([.$G6];[.O$3]);1);&quot;&quot;))" office:value-type="string" office:string-value="1">
            <text:p>1</text:p>
          </table:table-cell>
          <table:table-cell table:formula="of:=IF(ISEVEN([.$C8]);RIGHT(LEFT([.$F8];[.P$3]);1);IF([.$C8]&lt;3;RIGHT(LEFT([.$G7];[.P$3]);1);&quot;&quot;))" office:value-type="string" office:string-value="1">
            <text:p>1</text:p>
          </table:table-cell>
          <table:table-cell table:formula="of:=IF(ISEVEN([.$C8]);RIGHT(LEFT([.$F8];[.Q$3]);1);IF([.$C8]&lt;3;RIGHT(LEFT([.$G7];[.Q$3]);1);&quot;&quot;))" office:value-type="string" office:string-value="1">
            <text:p>1</text:p>
          </table:table-cell>
          <table:table-cell table:formula="of:=IF(ISEVEN([.$C8]);RIGHT(LEFT([.$F8];[.R$3]);1);IF([.$C8]&lt;3;RIGHT(LEFT([.$G7];[.R$3]);1);&quot;&quot;))" office:value-type="string" office:string-value="1">
            <text:p>1</text:p>
          </table:table-cell>
          <table:table-cell table:formula="of:=IF(ISEVEN([.$C8]);RIGHT(LEFT([.$F8];[.S$3]);1);IF([.$C8]&lt;3;RIGHT(LEFT([.$G7];[.S$3]);1);&quot;&quot;))" office:value-type="string" office:string-value="1">
            <text:p>1</text:p>
          </table:table-cell>
          <table:table-cell table:formula="of:=IF(ISEVEN([.$C8]);RIGHT(LEFT([.$F8];[.T$3]);1);IF([.$C8]&lt;3;RIGHT(LEFT([.$G7];[.T$3]);1);&quot;&quot;))" office:value-type="string" office:string-value="1">
            <text:p>1</text:p>
          </table:table-cell>
          <table:table-cell table:formula="of:=IF(ISEVEN([.$C8]);RIGHT(LEFT([.$F8];[.U$3]);1);IF([.$C8]&lt;3;RIGHT(LEFT([.$G7];[.U$3]);1);&quot;&quot;))" office:value-type="string" office:string-value="1">
            <text:p>1</text:p>
          </table:table-cell>
          <table:table-cell table:formula="of:=IF(ISEVEN([.$C8]);RIGHT(LEFT([.$F8];[.V$3]);1);IF([.$C8]&lt;3;RIGHT(LEFT([.$G7];[.V$3]);1);&quot;&quot;))" office:value-type="string" office:string-value="1">
            <text:p>1</text:p>
          </table:table-cell>
          <table:table-cell table:formula="of:=IF(ISEVEN([.$C8]);RIGHT(LEFT([.$F8];[.W$3]);1);IF([.$C8]&lt;3;RIGHT(LEFT([.$G7];[.W$3]);1);&quot;&quot;))" office:value-type="string" office:string-value="1">
            <text:p>1</text:p>
          </table:table-cell>
          <table:table-cell table:formula="of:=IF(NOT([.I7]=&quot;&quot;);[.I7]*4+[.J7]*2+[.K7];&quot;&quot;)" office:value-type="float" office:value="7">
            <text:p>7</text:p>
          </table:table-cell>
          <table:table-cell table:formula="of:=IF(NOT([.L7]=&quot;&quot;);[.L7]*4+[.M7]*2+[.N7];&quot;&quot;)" office:value-type="float" office:value="7">
            <text:p>7</text:p>
          </table:table-cell>
          <table:table-cell table:formula="of:=IF(NOT([.P7]=&quot;&quot;);[.P7]*4+[.Q7]*2+[.R7];&quot;&quot;)" office:value-type="float" office:value="7">
            <text:p>7</text:p>
          </table:table-cell>
          <table:table-cell table:formula="of:=IF(([.U7]*2+[.V7])=1;1;&quot;&quot;)">
            <text:p/>
          </table:table-cell>
          <table:table-cell table:formula="of:=[.B7]" office:value-type="float" office:value="0">
            <text:p>0</text:p>
          </table:table-cell>
          <table:table-cell table:formula="of:=IF(ISODD([.C7]);&quot;SEND&quot;;IF([.C7]=2;&quot;DATA&quot;;&quot;GET&quot;))" office:value-type="string" office:string-value="SEND">
            <text:p>SEND</text:p>
          </table:table-cell>
          <table:table-cell table:formula="of:=IF(ISODD([.$C7]);[.$D7];[.$E6])" office:value-type="string" office:string-value="0x7F">
            <text:p>0x7F</text:p>
          </table:table-cell>
          <table:table-cell table:formula="of:=IF(ISODD([.$C7]);[.$D8];[.$E7])" office:value-type="string" office:string-value="0xFF">
            <text:p>0xFF</text:p>
          </table:table-cell>
          <table:table-cell table:number-columns-repeated="993"/>
        </table:table-row>
        <table:table-row table:style-name="ro2">
          <table:table-cell office:value-type="float" office:value="0.0012543">
            <text:p>0.0012543</text:p>
          </table:table-cell>
          <table:table-cell office:value-type="float" office:value="0">
            <text:p>0</text:p>
          </table:table-cell>
          <table:table-cell table:formula="of:=IF([.B8]=[.B7];[.C7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8D</text:p>
          </table:table-cell>
          <table:table-cell table:formula="of:=HEX2BIN(RIGHT([.D8];2);8)" office:value-type="string" office:string-value="11111111">
            <text:p>11111111</text:p>
          </table:table-cell>
          <table:table-cell table:formula="of:=HEX2BIN(RIGHT([.E8];2);8)" office:value-type="string" office:string-value="10001101">
            <text:p>10001101</text:p>
          </table:table-cell>
          <table:table-cell table:formula="of:=IF(ISODD([.$C8]);RIGHT(LEFT([.$F8];[.H$3]);1);IF([.$C8]&gt;2;RIGHT(LEFT([.$G7];[.H$3]);1);&quot;&quot;))" office:value-type="string" office:string-value="0">
            <text:p>0</text:p>
          </table:table-cell>
          <table:table-cell table:formula="of:=IF(ISODD([.$C8]);RIGHT(LEFT([.$F8];[.I$3]);1);IF([.$C8]&gt;2;RIGHT(LEFT([.$G7];[.I$3]);1);&quot;&quot;))" office:value-type="string" office:string-value="0">
            <text:p>0</text:p>
          </table:table-cell>
          <table:table-cell table:formula="of:=IF(ISODD([.$C8]);RIGHT(LEFT([.$F8];[.J$3]);1);IF([.$C8]&gt;2;RIGHT(LEFT([.$G7];[.J$3]);1);&quot;&quot;))" office:value-type="string" office:string-value="0">
            <text:p>0</text:p>
          </table:table-cell>
          <table:table-cell table:formula="of:=IF(ISODD([.$C8]);RIGHT(LEFT([.$F8];[.K$3]);1);IF([.$C8]&gt;2;RIGHT(LEFT([.$G7];[.K$3]);1);&quot;&quot;))" office:value-type="string" office:string-value="1">
            <text:p>1</text:p>
          </table:table-cell>
          <table:table-cell table:formula="of:=IF(ISODD([.$C8]);RIGHT(LEFT([.$F8];[.L$3]);1);IF([.$C8]&gt;2;RIGHT(LEFT([.$G7];[.L$3]);1);&quot;&quot;))" office:value-type="string" office:string-value="1">
            <text:p>1</text:p>
          </table:table-cell>
          <table:table-cell table:formula="of:=IF(ISODD([.$C8]);RIGHT(LEFT([.$F8];[.M$3]);1);IF([.$C8]&gt;2;RIGHT(LEFT([.$G7];[.M$3]);1);&quot;&quot;))" office:value-type="string" office:string-value="1">
            <text:p>1</text:p>
          </table:table-cell>
          <table:table-cell table:formula="of:=IF(ISODD([.$C8]);RIGHT(LEFT([.$F8];[.N$3]);1);IF([.$C8]&gt;2;RIGHT(LEFT([.$G7];[.N$3]);1);&quot;&quot;))" office:value-type="string" office:string-value="0">
            <text:p>0</text:p>
          </table:table-cell>
          <table:table-cell table:formula="of:=IF(ISODD([.$C8]);RIGHT(LEFT([.$F8];[.O$3]);1);IF([.$C8]&gt;2;RIGHT(LEFT([.$G7];[.O$3]);1);&quot;&quot;))" office:value-type="string" office:string-value="1">
            <text:p>1</text:p>
          </table:table-cell>
          <table:table-cell table:formula="of:=IF(ISEVEN([.$C9]);RIGHT(LEFT([.$F9];[.P$3]);1);IF([.$C9]&lt;3;RIGHT(LEFT([.$G8];[.P$3]);1);&quot;&quot;))" office:value-type="string" office:string-value="1">
            <text:p>1</text:p>
          </table:table-cell>
          <table:table-cell table:formula="of:=IF(ISEVEN([.$C9]);RIGHT(LEFT([.$F9];[.Q$3]);1);IF([.$C9]&lt;3;RIGHT(LEFT([.$G8];[.Q$3]);1);&quot;&quot;))" office:value-type="string" office:string-value="0">
            <text:p>0</text:p>
          </table:table-cell>
          <table:table-cell table:formula="of:=IF(ISEVEN([.$C9]);RIGHT(LEFT([.$F9];[.R$3]);1);IF([.$C9]&lt;3;RIGHT(LEFT([.$G8];[.R$3]);1);&quot;&quot;))" office:value-type="string" office:string-value="0">
            <text:p>0</text:p>
          </table:table-cell>
          <table:table-cell table:formula="of:=IF(ISEVEN([.$C9]);RIGHT(LEFT([.$F9];[.S$3]);1);IF([.$C9]&lt;3;RIGHT(LEFT([.$G8];[.S$3]);1);&quot;&quot;))" office:value-type="string" office:string-value="0">
            <text:p>0</text:p>
          </table:table-cell>
          <table:table-cell table:formula="of:=IF(ISEVEN([.$C9]);RIGHT(LEFT([.$F9];[.T$3]);1);IF([.$C9]&lt;3;RIGHT(LEFT([.$G8];[.T$3]);1);&quot;&quot;))" office:value-type="string" office:string-value="1">
            <text:p>1</text:p>
          </table:table-cell>
          <table:table-cell table:formula="of:=IF(ISEVEN([.$C9]);RIGHT(LEFT([.$F9];[.U$3]);1);IF([.$C9]&lt;3;RIGHT(LEFT([.$G8];[.U$3]);1);&quot;&quot;))" office:value-type="string" office:string-value="1">
            <text:p>1</text:p>
          </table:table-cell>
          <table:table-cell table:formula="of:=IF(ISEVEN([.$C9]);RIGHT(LEFT([.$F9];[.V$3]);1);IF([.$C9]&lt;3;RIGHT(LEFT([.$G8];[.V$3]);1);&quot;&quot;))" office:value-type="string" office:string-value="0">
            <text:p>0</text:p>
          </table:table-cell>
          <table:table-cell table:formula="of:=IF(ISEVEN([.$C9]);RIGHT(LEFT([.$F9];[.W$3]);1);IF([.$C9]&lt;3;RIGHT(LEFT([.$G8];[.W$3]);1);&quot;&quot;))" office:value-type="string" office:string-value="1">
            <text:p>1</text:p>
          </table:table-cell>
          <table:table-cell table:formula="of:=IF(NOT([.I8]=&quot;&quot;);[.I8]*4+[.J8]*2+[.K8];&quot;&quot;)" office:value-type="float" office:value="1">
            <text:p>1</text:p>
          </table:table-cell>
          <table:table-cell table:formula="of:=IF(NOT([.L8]=&quot;&quot;);[.L8]*4+[.M8]*2+[.N8];&quot;&quot;)" office:value-type="float" office:value="6">
            <text:p>6</text:p>
          </table:table-cell>
          <table:table-cell table:formula="of:=IF(NOT([.P8]=&quot;&quot;);[.P8]*4+[.Q8]*2+[.R8];&quot;&quot;)" office:value-type="float" office:value="4">
            <text:p>4</text:p>
          </table:table-cell>
          <table:table-cell table:formula="of:=IF(([.U8]*2+[.V8])=1;1;&quot;&quot;)">
            <text:p/>
          </table:table-cell>
          <table:table-cell table:formula="of:=[.B8]" office:value-type="float" office:value="0">
            <text:p>0</text:p>
          </table:table-cell>
          <table:table-cell table:formula="of:=IF(ISODD([.C8]);&quot;SEND&quot;;IF([.C8]=2;&quot;DATA&quot;;&quot;GET&quot;))" office:value-type="string" office:string-value="GET">
            <text:p>GET</text:p>
          </table:table-cell>
          <table:table-cell table:formula="of:=IF(ISODD([.$C8]);[.$D8];[.$E7])" office:value-type="string" office:string-value="0x1D">
            <text:p>0x1D</text:p>
          </table:table-cell>
          <table:table-cell table:formula="of:=IF(ISODD([.$C8]);[.$D9];[.$E8])" office:value-type="string" office:string-value="0x8D">
            <text:p>0x8D</text:p>
          </table:table-cell>
          <table:table-cell table:number-columns-repeated="993"/>
        </table:table-row>
        <table:table-row table:style-name="ro2">
          <table:table-cell office:value-type="float" office:value="3.54829648">
            <text:p>3.54829648</text:p>
          </table:table-cell>
          <table:table-cell office:value-type="float" office:value="1">
            <text:p>1</text:p>
          </table:table-cell>
          <table:table-cell table:formula="of:=IF([.B9]=[.B8];[.C8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0A</text:p>
          </table:table-cell>
          <table:table-cell table:formula="of:=HEX2BIN(RIGHT([.D9];2);8)" office:value-type="string" office:string-value="10111011">
            <text:p>10111011</text:p>
          </table:table-cell>
          <table:table-cell table:formula="of:=HEX2BIN(RIGHT([.E9];2);8)" office:value-type="string" office:string-value="00001010">
            <text:p>00001010</text:p>
          </table:table-cell>
          <table:table-cell table:formula="of:=IF(ISODD([.$C9]);RIGHT(LEFT([.$F9];[.H$3]);1);IF([.$C9]&gt;2;RIGHT(LEFT([.$G8];[.H$3]);1);&quot;&quot;))" office:value-type="string" office:string-value="1">
            <text:p>1</text:p>
          </table:table-cell>
          <table:table-cell table:formula="of:=IF(ISODD([.$C9]);RIGHT(LEFT([.$F9];[.I$3]);1);IF([.$C9]&gt;2;RIGHT(LEFT([.$G8];[.I$3]);1);&quot;&quot;))" office:value-type="string" office:string-value="0">
            <text:p>0</text:p>
          </table:table-cell>
          <table:table-cell table:formula="of:=IF(ISODD([.$C9]);RIGHT(LEFT([.$F9];[.J$3]);1);IF([.$C9]&gt;2;RIGHT(LEFT([.$G8];[.J$3]);1);&quot;&quot;))" office:value-type="string" office:string-value="1">
            <text:p>1</text:p>
          </table:table-cell>
          <table:table-cell table:formula="of:=IF(ISODD([.$C9]);RIGHT(LEFT([.$F9];[.K$3]);1);IF([.$C9]&gt;2;RIGHT(LEFT([.$G8];[.K$3]);1);&quot;&quot;))" office:value-type="string" office:string-value="1">
            <text:p>1</text:p>
          </table:table-cell>
          <table:table-cell table:formula="of:=IF(ISODD([.$C9]);RIGHT(LEFT([.$F9];[.L$3]);1);IF([.$C9]&gt;2;RIGHT(LEFT([.$G8];[.L$3]);1);&quot;&quot;))" office:value-type="string" office:string-value="1">
            <text:p>1</text:p>
          </table:table-cell>
          <table:table-cell table:formula="of:=IF(ISODD([.$C9]);RIGHT(LEFT([.$F9];[.M$3]);1);IF([.$C9]&gt;2;RIGHT(LEFT([.$G8];[.M$3]);1);&quot;&quot;))" office:value-type="string" office:string-value="0">
            <text:p>0</text:p>
          </table:table-cell>
          <table:table-cell table:formula="of:=IF(ISODD([.$C9]);RIGHT(LEFT([.$F9];[.N$3]);1);IF([.$C9]&gt;2;RIGHT(LEFT([.$G8];[.N$3]);1);&quot;&quot;))" office:value-type="string" office:string-value="1">
            <text:p>1</text:p>
          </table:table-cell>
          <table:table-cell table:formula="of:=IF(ISODD([.$C9]);RIGHT(LEFT([.$F9];[.O$3]);1);IF([.$C9]&gt;2;RIGHT(LEFT([.$G8];[.O$3]);1);&quot;&quot;))" office:value-type="string" office:string-value="1">
            <text:p>1</text:p>
          </table:table-cell>
          <table:table-cell table:formula="of:=IF(ISEVEN([.$C10]);RIGHT(LEFT([.$F10];[.P$3]);1);IF([.$C10]&lt;3;RIGHT(LEFT([.$G9];[.P$3]);1);&quot;&quot;))" office:value-type="string" office:string-value="0">
            <text:p>0</text:p>
          </table:table-cell>
          <table:table-cell table:formula="of:=IF(ISEVEN([.$C10]);RIGHT(LEFT([.$F10];[.Q$3]);1);IF([.$C10]&lt;3;RIGHT(LEFT([.$G9];[.Q$3]);1);&quot;&quot;))" office:value-type="string" office:string-value="0">
            <text:p>0</text:p>
          </table:table-cell>
          <table:table-cell table:formula="of:=IF(ISEVEN([.$C10]);RIGHT(LEFT([.$F10];[.R$3]);1);IF([.$C10]&lt;3;RIGHT(LEFT([.$G9];[.R$3]);1);&quot;&quot;))" office:value-type="string" office:string-value="0">
            <text:p>0</text:p>
          </table:table-cell>
          <table:table-cell table:formula="of:=IF(ISEVEN([.$C10]);RIGHT(LEFT([.$F10];[.S$3]);1);IF([.$C10]&lt;3;RIGHT(LEFT([.$G9];[.S$3]);1);&quot;&quot;))" office:value-type="string" office:string-value="0">
            <text:p>0</text:p>
          </table:table-cell>
          <table:table-cell table:formula="of:=IF(ISEVEN([.$C10]);RIGHT(LEFT([.$F10];[.T$3]);1);IF([.$C10]&lt;3;RIGHT(LEFT([.$G9];[.T$3]);1);&quot;&quot;))" office:value-type="string" office:string-value="0">
            <text:p>0</text:p>
          </table:table-cell>
          <table:table-cell table:formula="of:=IF(ISEVEN([.$C10]);RIGHT(LEFT([.$F10];[.U$3]);1);IF([.$C10]&lt;3;RIGHT(LEFT([.$G9];[.U$3]);1);&quot;&quot;))" office:value-type="string" office:string-value="1">
            <text:p>1</text:p>
          </table:table-cell>
          <table:table-cell table:formula="of:=IF(ISEVEN([.$C10]);RIGHT(LEFT([.$F10];[.V$3]);1);IF([.$C10]&lt;3;RIGHT(LEFT([.$G9];[.V$3]);1);&quot;&quot;))" office:value-type="string" office:string-value="0">
            <text:p>0</text:p>
          </table:table-cell>
          <table:table-cell table:formula="of:=IF(ISEVEN([.$C10]);RIGHT(LEFT([.$F10];[.W$3]);1);IF([.$C10]&lt;3;RIGHT(LEFT([.$G9];[.W$3]);1);&quot;&quot;))" office:value-type="string" office:string-value="1">
            <text:p>1</text:p>
          </table:table-cell>
          <table:table-cell table:formula="of:=IF(NOT([.I9]=&quot;&quot;);[.I9]*4+[.J9]*2+[.K9];&quot;&quot;)" office:value-type="float" office:value="3">
            <text:p>3</text:p>
          </table:table-cell>
          <table:table-cell table:formula="of:=IF(NOT([.L9]=&quot;&quot;);[.L9]*4+[.M9]*2+[.N9];&quot;&quot;)" office:value-type="float" office:value="5">
            <text:p>5</text:p>
          </table:table-cell>
          <table:table-cell table:formula="of:=IF(NOT([.P9]=&quot;&quot;);[.P9]*4+[.Q9]*2+[.R9];&quot;&quot;)" office:value-type="float" office:value="0">
            <text:p>0</text:p>
          </table:table-cell>
          <table:table-cell table:formula="of:=IF(([.U9]*2+[.V9])=1;1;&quot;&quot;)">
            <text:p/>
          </table:table-cell>
          <table:table-cell table:formula="of:=[.B9]" office:value-type="float" office:value="1">
            <text:p>1</text:p>
          </table:table-cell>
          <table:table-cell table:formula="of:=IF(ISODD([.C9]);&quot;SEND&quot;;IF([.C9]=2;&quot;DATA&quot;;&quot;GET&quot;))" office:value-type="string" office:string-value="SEND">
            <text:p>SEND</text:p>
          </table:table-cell>
          <table:table-cell table:formula="of:=IF(ISODD([.$C9]);[.$D9];[.$E8])" office:value-type="string" office:string-value="0xBB">
            <text:p>0xBB</text:p>
          </table:table-cell>
          <table:table-cell table:formula="of:=IF(ISODD([.$C9]);[.$D10];[.$E9])" office:value-type="string" office:string-value="0x05">
            <text:p>0x05</text:p>
          </table:table-cell>
          <table:table-cell table:number-columns-repeated="993"/>
        </table:table-row>
        <table:table-row table:style-name="ro2">
          <table:table-cell office:value-type="float" office:value="3.5487205">
            <text:p>3.5487205</text:p>
          </table:table-cell>
          <table:table-cell office:value-type="float" office:value="1">
            <text:p>1</text:p>
          </table:table-cell>
          <table:table-cell table:formula="of:=IF([.B10]=[.B9];[.C9]+1;1)" office:value-type="float" office:value="2">
            <text:p>2</text:p>
          </table:table-cell>
          <table:table-cell office:value-type="string">
            <text:p>0x05</text:p>
          </table:table-cell>
          <table:table-cell office:value-type="string">
            <text:p>0x72</text:p>
          </table:table-cell>
          <table:table-cell table:formula="of:=HEX2BIN(RIGHT([.D10];2);8)" office:value-type="string" office:string-value="00000101">
            <text:p>00000101</text:p>
          </table:table-cell>
          <table:table-cell table:formula="of:=HEX2BIN(RIGHT([.E10];2);8)" office:value-type="string" office:string-value="01110010">
            <text:p>01110010</text:p>
          </table:table-cell>
          <table:table-cell table:formula="of:=IF(ISODD([.$C10]);RIGHT(LEFT([.$F10];[.H$3]);1);IF([.$C10]&gt;2;RIGHT(LEFT([.$G9];[.H$3]);1);&quot;&quot;))">
            <text:p/>
          </table:table-cell>
          <table:table-cell table:formula="of:=IF(ISODD([.$C10]);RIGHT(LEFT([.$F10];[.I$3]);1);IF([.$C10]&gt;2;RIGHT(LEFT([.$G9];[.I$3]);1);&quot;&quot;))">
            <text:p/>
          </table:table-cell>
          <table:table-cell table:formula="of:=IF(ISODD([.$C10]);RIGHT(LEFT([.$F10];[.J$3]);1);IF([.$C10]&gt;2;RIGHT(LEFT([.$G9];[.J$3]);1);&quot;&quot;))">
            <text:p/>
          </table:table-cell>
          <table:table-cell table:formula="of:=IF(ISODD([.$C10]);RIGHT(LEFT([.$F10];[.K$3]);1);IF([.$C10]&gt;2;RIGHT(LEFT([.$G9];[.K$3]);1);&quot;&quot;))">
            <text:p/>
          </table:table-cell>
          <table:table-cell table:formula="of:=IF(ISODD([.$C10]);RIGHT(LEFT([.$F10];[.L$3]);1);IF([.$C10]&gt;2;RIGHT(LEFT([.$G9];[.L$3]);1);&quot;&quot;))">
            <text:p/>
          </table:table-cell>
          <table:table-cell table:formula="of:=IF(ISODD([.$C10]);RIGHT(LEFT([.$F10];[.M$3]);1);IF([.$C10]&gt;2;RIGHT(LEFT([.$G9];[.M$3]);1);&quot;&quot;))">
            <text:p/>
          </table:table-cell>
          <table:table-cell table:formula="of:=IF(ISODD([.$C10]);RIGHT(LEFT([.$F10];[.N$3]);1);IF([.$C10]&gt;2;RIGHT(LEFT([.$G9];[.N$3]);1);&quot;&quot;))">
            <text:p/>
          </table:table-cell>
          <table:table-cell table:formula="of:=IF(ISODD([.$C10]);RIGHT(LEFT([.$F10];[.O$3]);1);IF([.$C10]&gt;2;RIGHT(LEFT([.$G9];[.O$3]);1);&quot;&quot;))">
            <text:p/>
          </table:table-cell>
          <table:table-cell table:formula="of:=IF(ISEVEN([.$C11]);RIGHT(LEFT([.$F11];[.P$3]);1);IF([.$C11]&lt;3;RIGHT(LEFT([.$G10];[.P$3]);1);&quot;&quot;))">
            <text:p/>
          </table:table-cell>
          <table:table-cell table:formula="of:=IF(ISEVEN([.$C11]);RIGHT(LEFT([.$F11];[.Q$3]);1);IF([.$C11]&lt;3;RIGHT(LEFT([.$G10];[.Q$3]);1);&quot;&quot;))">
            <text:p/>
          </table:table-cell>
          <table:table-cell table:formula="of:=IF(ISEVEN([.$C11]);RIGHT(LEFT([.$F11];[.R$3]);1);IF([.$C11]&lt;3;RIGHT(LEFT([.$G10];[.R$3]);1);&quot;&quot;))">
            <text:p/>
          </table:table-cell>
          <table:table-cell table:formula="of:=IF(ISEVEN([.$C11]);RIGHT(LEFT([.$F11];[.S$3]);1);IF([.$C11]&lt;3;RIGHT(LEFT([.$G10];[.S$3]);1);&quot;&quot;))">
            <text:p/>
          </table:table-cell>
          <table:table-cell table:formula="of:=IF(ISEVEN([.$C11]);RIGHT(LEFT([.$F11];[.T$3]);1);IF([.$C11]&lt;3;RIGHT(LEFT([.$G10];[.T$3]);1);&quot;&quot;))">
            <text:p/>
          </table:table-cell>
          <table:table-cell table:formula="of:=IF(ISEVEN([.$C11]);RIGHT(LEFT([.$F11];[.U$3]);1);IF([.$C11]&lt;3;RIGHT(LEFT([.$G10];[.U$3]);1);&quot;&quot;))">
            <text:p/>
          </table:table-cell>
          <table:table-cell table:formula="of:=IF(ISEVEN([.$C11]);RIGHT(LEFT([.$F11];[.V$3]);1);IF([.$C11]&lt;3;RIGHT(LEFT([.$G10];[.V$3]);1);&quot;&quot;))">
            <text:p/>
          </table:table-cell>
          <table:table-cell table:formula="of:=IF(ISEVEN([.$C11]);RIGHT(LEFT([.$F11];[.W$3]);1);IF([.$C11]&lt;3;RIGHT(LEFT([.$G10];[.W$3]);1);&quot;&quot;))">
            <text:p/>
          </table:table-cell>
          <table:table-cell table:formula="of:=IF(NOT([.I10]=&quot;&quot;);[.I10]*4+[.J10]*2+[.K10];&quot;&quot;)">
            <text:p/>
          </table:table-cell>
          <table:table-cell table:formula="of:=IF(NOT([.L10]=&quot;&quot;);[.L10]*4+[.M10]*2+[.N10];&quot;&quot;)">
            <text:p/>
          </table:table-cell>
          <table:table-cell table:formula="of:=IF(NOT([.P10]=&quot;&quot;);[.P10]*4+[.Q10]*2+[.R10];&quot;&quot;)">
            <text:p/>
          </table:table-cell>
          <table:table-cell table:formula="of:=IF(([.U10]*2+[.V10])=1;1;&quot;&quot;)">
            <text:p/>
          </table:table-cell>
          <table:table-cell table:formula="of:=[.B10]" office:value-type="float" office:value="1">
            <text:p>1</text:p>
          </table:table-cell>
          <table:table-cell table:formula="of:=IF(ISODD([.C10]);&quot;SEND&quot;;IF([.C10]=2;&quot;DATA&quot;;&quot;GET&quot;))" office:value-type="string" office:string-value="DATA">
            <text:p>DATA</text:p>
          </table:table-cell>
          <table:table-cell table:formula="of:=IF(ISODD([.$C10]);[.$D10];[.$E9])" office:value-type="string" office:string-value="0x0A">
            <text:p>0x0A</text:p>
          </table:table-cell>
          <table:table-cell table:formula="of:=IF(ISODD([.$C10]);[.$D11];[.$E10])" office:value-type="string" office:string-value="0x72">
            <text:p>0x72</text:p>
          </table:table-cell>
          <table:table-cell table:number-columns-repeated="993"/>
        </table:table-row>
        <table:table-row table:style-name="ro2">
          <table:table-cell office:value-type="float" office:value="3.54907928">
            <text:p>3.54907928</text:p>
          </table:table-cell>
          <table:table-cell office:value-type="float" office:value="1">
            <text:p>1</text:p>
          </table:table-cell>
          <table:table-cell table:formula="of:=IF([.B11]=[.B10];[.C10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1D</text:p>
          </table:table-cell>
          <table:table-cell table:formula="of:=HEX2BIN(RIGHT([.D11];2);8)" office:value-type="string" office:string-value="11111111">
            <text:p>11111111</text:p>
          </table:table-cell>
          <table:table-cell table:formula="of:=HEX2BIN(RIGHT([.E11];2);8)" office:value-type="string" office:string-value="00011101">
            <text:p>00011101</text:p>
          </table:table-cell>
          <table:table-cell table:formula="of:=IF(ISODD([.$C11]);RIGHT(LEFT([.$F11];[.H$3]);1);IF([.$C11]&gt;2;RIGHT(LEFT([.$G10];[.H$3]);1);&quot;&quot;))" office:value-type="string" office:string-value="1">
            <text:p>1</text:p>
          </table:table-cell>
          <table:table-cell table:formula="of:=IF(ISODD([.$C11]);RIGHT(LEFT([.$F11];[.I$3]);1);IF([.$C11]&gt;2;RIGHT(LEFT([.$G10];[.I$3]);1);&quot;&quot;))" office:value-type="string" office:string-value="1">
            <text:p>1</text:p>
          </table:table-cell>
          <table:table-cell table:formula="of:=IF(ISODD([.$C11]);RIGHT(LEFT([.$F11];[.J$3]);1);IF([.$C11]&gt;2;RIGHT(LEFT([.$G10];[.J$3]);1);&quot;&quot;))" office:value-type="string" office:string-value="1">
            <text:p>1</text:p>
          </table:table-cell>
          <table:table-cell table:formula="of:=IF(ISODD([.$C11]);RIGHT(LEFT([.$F11];[.K$3]);1);IF([.$C11]&gt;2;RIGHT(LEFT([.$G10];[.K$3]);1);&quot;&quot;))" office:value-type="string" office:string-value="1">
            <text:p>1</text:p>
          </table:table-cell>
          <table:table-cell table:formula="of:=IF(ISODD([.$C11]);RIGHT(LEFT([.$F11];[.L$3]);1);IF([.$C11]&gt;2;RIGHT(LEFT([.$G10];[.L$3]);1);&quot;&quot;))" office:value-type="string" office:string-value="1">
            <text:p>1</text:p>
          </table:table-cell>
          <table:table-cell table:formula="of:=IF(ISODD([.$C11]);RIGHT(LEFT([.$F11];[.M$3]);1);IF([.$C11]&gt;2;RIGHT(LEFT([.$G10];[.M$3]);1);&quot;&quot;))" office:value-type="string" office:string-value="1">
            <text:p>1</text:p>
          </table:table-cell>
          <table:table-cell table:formula="of:=IF(ISODD([.$C11]);RIGHT(LEFT([.$F11];[.N$3]);1);IF([.$C11]&gt;2;RIGHT(LEFT([.$G10];[.N$3]);1);&quot;&quot;))" office:value-type="string" office:string-value="1">
            <text:p>1</text:p>
          </table:table-cell>
          <table:table-cell table:formula="of:=IF(ISODD([.$C11]);RIGHT(LEFT([.$F11];[.O$3]);1);IF([.$C11]&gt;2;RIGHT(LEFT([.$G10];[.O$3]);1);&quot;&quot;))" office:value-type="string" office:string-value="1">
            <text:p>1</text:p>
          </table:table-cell>
          <table:table-cell table:formula="of:=IF(ISEVEN([.$C12]);RIGHT(LEFT([.$F12];[.P$3]);1);IF([.$C12]&lt;3;RIGHT(LEFT([.$G11];[.P$3]);1);&quot;&quot;))" office:value-type="string" office:string-value="1">
            <text:p>1</text:p>
          </table:table-cell>
          <table:table-cell table:formula="of:=IF(ISEVEN([.$C12]);RIGHT(LEFT([.$F12];[.Q$3]);1);IF([.$C12]&lt;3;RIGHT(LEFT([.$G11];[.Q$3]);1);&quot;&quot;))" office:value-type="string" office:string-value="1">
            <text:p>1</text:p>
          </table:table-cell>
          <table:table-cell table:formula="of:=IF(ISEVEN([.$C12]);RIGHT(LEFT([.$F12];[.R$3]);1);IF([.$C12]&lt;3;RIGHT(LEFT([.$G11];[.R$3]);1);&quot;&quot;))" office:value-type="string" office:string-value="1">
            <text:p>1</text:p>
          </table:table-cell>
          <table:table-cell table:formula="of:=IF(ISEVEN([.$C12]);RIGHT(LEFT([.$F12];[.S$3]);1);IF([.$C12]&lt;3;RIGHT(LEFT([.$G11];[.S$3]);1);&quot;&quot;))" office:value-type="string" office:string-value="1">
            <text:p>1</text:p>
          </table:table-cell>
          <table:table-cell table:formula="of:=IF(ISEVEN([.$C12]);RIGHT(LEFT([.$F12];[.T$3]);1);IF([.$C12]&lt;3;RIGHT(LEFT([.$G11];[.T$3]);1);&quot;&quot;))" office:value-type="string" office:string-value="1">
            <text:p>1</text:p>
          </table:table-cell>
          <table:table-cell table:formula="of:=IF(ISEVEN([.$C12]);RIGHT(LEFT([.$F12];[.U$3]);1);IF([.$C12]&lt;3;RIGHT(LEFT([.$G11];[.U$3]);1);&quot;&quot;))" office:value-type="string" office:string-value="1">
            <text:p>1</text:p>
          </table:table-cell>
          <table:table-cell table:formula="of:=IF(ISEVEN([.$C12]);RIGHT(LEFT([.$F12];[.V$3]);1);IF([.$C12]&lt;3;RIGHT(LEFT([.$G11];[.V$3]);1);&quot;&quot;))" office:value-type="string" office:string-value="1">
            <text:p>1</text:p>
          </table:table-cell>
          <table:table-cell table:formula="of:=IF(ISEVEN([.$C12]);RIGHT(LEFT([.$F12];[.W$3]);1);IF([.$C12]&lt;3;RIGHT(LEFT([.$G11];[.W$3]);1);&quot;&quot;))" office:value-type="string" office:string-value="1">
            <text:p>1</text:p>
          </table:table-cell>
          <table:table-cell table:formula="of:=IF(NOT([.I11]=&quot;&quot;);[.I11]*4+[.J11]*2+[.K11];&quot;&quot;)" office:value-type="float" office:value="7">
            <text:p>7</text:p>
          </table:table-cell>
          <table:table-cell table:formula="of:=IF(NOT([.L11]=&quot;&quot;);[.L11]*4+[.M11]*2+[.N11];&quot;&quot;)" office:value-type="float" office:value="7">
            <text:p>7</text:p>
          </table:table-cell>
          <table:table-cell table:formula="of:=IF(NOT([.P11]=&quot;&quot;);[.P11]*4+[.Q11]*2+[.R11];&quot;&quot;)" office:value-type="float" office:value="7">
            <text:p>7</text:p>
          </table:table-cell>
          <table:table-cell table:formula="of:=IF(([.U11]*2+[.V11])=1;1;&quot;&quot;)">
            <text:p/>
          </table:table-cell>
          <table:table-cell table:formula="of:=[.B11]" office:value-type="float" office:value="1">
            <text:p>1</text:p>
          </table:table-cell>
          <table:table-cell table:formula="of:=IF(ISODD([.C11]);&quot;SEND&quot;;IF([.C11]=2;&quot;DATA&quot;;&quot;GET&quot;))" office:value-type="string" office:string-value="SEND">
            <text:p>SEND</text:p>
          </table:table-cell>
          <table:table-cell table:formula="of:=IF(ISODD([.$C11]);[.$D11];[.$E10])" office:value-type="string" office:string-value="0xFF">
            <text:p>0xFF</text:p>
          </table:table-cell>
          <table:table-cell table:formula="of:=IF(ISODD([.$C11]);[.$D12];[.$E11])" office:value-type="string" office:string-value="0xFF">
            <text:p>0xFF</text:p>
          </table:table-cell>
          <table:table-cell table:number-columns-repeated="993"/>
        </table:table-row>
        <table:table-row table:style-name="ro2">
          <table:table-cell office:value-type="float" office:value="3.5495073">
            <text:p>3.5495073</text:p>
          </table:table-cell>
          <table:table-cell office:value-type="float" office:value="1">
            <text:p>1</text:p>
          </table:table-cell>
          <table:table-cell table:formula="of:=IF([.B12]=[.B11];[.C11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85</text:p>
          </table:table-cell>
          <table:table-cell table:formula="of:=HEX2BIN(RIGHT([.D12];2);8)" office:value-type="string" office:string-value="11111111">
            <text:p>11111111</text:p>
          </table:table-cell>
          <table:table-cell table:formula="of:=HEX2BIN(RIGHT([.E12];2);8)" office:value-type="string" office:string-value="10000101">
            <text:p>10000101</text:p>
          </table:table-cell>
          <table:table-cell table:formula="of:=IF(ISODD([.$C12]);RIGHT(LEFT([.$F12];[.H$3]);1);IF([.$C12]&gt;2;RIGHT(LEFT([.$G11];[.H$3]);1);&quot;&quot;))" office:value-type="string" office:string-value="0">
            <text:p>0</text:p>
          </table:table-cell>
          <table:table-cell table:formula="of:=IF(ISODD([.$C12]);RIGHT(LEFT([.$F12];[.I$3]);1);IF([.$C12]&gt;2;RIGHT(LEFT([.$G11];[.I$3]);1);&quot;&quot;))" office:value-type="string" office:string-value="0">
            <text:p>0</text:p>
          </table:table-cell>
          <table:table-cell table:formula="of:=IF(ISODD([.$C12]);RIGHT(LEFT([.$F12];[.J$3]);1);IF([.$C12]&gt;2;RIGHT(LEFT([.$G11];[.J$3]);1);&quot;&quot;))" office:value-type="string" office:string-value="0">
            <text:p>0</text:p>
          </table:table-cell>
          <table:table-cell table:formula="of:=IF(ISODD([.$C12]);RIGHT(LEFT([.$F12];[.K$3]);1);IF([.$C12]&gt;2;RIGHT(LEFT([.$G11];[.K$3]);1);&quot;&quot;))" office:value-type="string" office:string-value="1">
            <text:p>1</text:p>
          </table:table-cell>
          <table:table-cell table:formula="of:=IF(ISODD([.$C12]);RIGHT(LEFT([.$F12];[.L$3]);1);IF([.$C12]&gt;2;RIGHT(LEFT([.$G11];[.L$3]);1);&quot;&quot;))" office:value-type="string" office:string-value="1">
            <text:p>1</text:p>
          </table:table-cell>
          <table:table-cell table:formula="of:=IF(ISODD([.$C12]);RIGHT(LEFT([.$F12];[.M$3]);1);IF([.$C12]&gt;2;RIGHT(LEFT([.$G11];[.M$3]);1);&quot;&quot;))" office:value-type="string" office:string-value="1">
            <text:p>1</text:p>
          </table:table-cell>
          <table:table-cell table:formula="of:=IF(ISODD([.$C12]);RIGHT(LEFT([.$F12];[.N$3]);1);IF([.$C12]&gt;2;RIGHT(LEFT([.$G11];[.N$3]);1);&quot;&quot;))" office:value-type="string" office:string-value="0">
            <text:p>0</text:p>
          </table:table-cell>
          <table:table-cell table:formula="of:=IF(ISODD([.$C12]);RIGHT(LEFT([.$F12];[.O$3]);1);IF([.$C12]&gt;2;RIGHT(LEFT([.$G11];[.O$3]);1);&quot;&quot;))" office:value-type="string" office:string-value="1">
            <text:p>1</text:p>
          </table:table-cell>
          <table:table-cell table:formula="of:=IF(ISEVEN([.$C13]);RIGHT(LEFT([.$F13];[.P$3]);1);IF([.$C13]&lt;3;RIGHT(LEFT([.$G12];[.P$3]);1);&quot;&quot;))" office:value-type="string" office:string-value="1">
            <text:p>1</text:p>
          </table:table-cell>
          <table:table-cell table:formula="of:=IF(ISEVEN([.$C13]);RIGHT(LEFT([.$F13];[.Q$3]);1);IF([.$C13]&lt;3;RIGHT(LEFT([.$G12];[.Q$3]);1);&quot;&quot;))" office:value-type="string" office:string-value="0">
            <text:p>0</text:p>
          </table:table-cell>
          <table:table-cell table:formula="of:=IF(ISEVEN([.$C13]);RIGHT(LEFT([.$F13];[.R$3]);1);IF([.$C13]&lt;3;RIGHT(LEFT([.$G12];[.R$3]);1);&quot;&quot;))" office:value-type="string" office:string-value="0">
            <text:p>0</text:p>
          </table:table-cell>
          <table:table-cell table:formula="of:=IF(ISEVEN([.$C13]);RIGHT(LEFT([.$F13];[.S$3]);1);IF([.$C13]&lt;3;RIGHT(LEFT([.$G12];[.S$3]);1);&quot;&quot;))" office:value-type="string" office:string-value="0">
            <text:p>0</text:p>
          </table:table-cell>
          <table:table-cell table:formula="of:=IF(ISEVEN([.$C13]);RIGHT(LEFT([.$F13];[.T$3]);1);IF([.$C13]&lt;3;RIGHT(LEFT([.$G12];[.T$3]);1);&quot;&quot;))" office:value-type="string" office:string-value="0">
            <text:p>0</text:p>
          </table:table-cell>
          <table:table-cell table:formula="of:=IF(ISEVEN([.$C13]);RIGHT(LEFT([.$F13];[.U$3]);1);IF([.$C13]&lt;3;RIGHT(LEFT([.$G12];[.U$3]);1);&quot;&quot;))" office:value-type="string" office:string-value="1">
            <text:p>1</text:p>
          </table:table-cell>
          <table:table-cell table:formula="of:=IF(ISEVEN([.$C13]);RIGHT(LEFT([.$F13];[.V$3]);1);IF([.$C13]&lt;3;RIGHT(LEFT([.$G12];[.V$3]);1);&quot;&quot;))" office:value-type="string" office:string-value="0">
            <text:p>0</text:p>
          </table:table-cell>
          <table:table-cell table:formula="of:=IF(ISEVEN([.$C13]);RIGHT(LEFT([.$F13];[.W$3]);1);IF([.$C13]&lt;3;RIGHT(LEFT([.$G12];[.W$3]);1);&quot;&quot;))" office:value-type="string" office:string-value="1">
            <text:p>1</text:p>
          </table:table-cell>
          <table:table-cell table:formula="of:=IF(NOT([.I12]=&quot;&quot;);[.I12]*4+[.J12]*2+[.K12];&quot;&quot;)" office:value-type="float" office:value="1">
            <text:p>1</text:p>
          </table:table-cell>
          <table:table-cell table:formula="of:=IF(NOT([.L12]=&quot;&quot;);[.L12]*4+[.M12]*2+[.N12];&quot;&quot;)" office:value-type="float" office:value="6">
            <text:p>6</text:p>
          </table:table-cell>
          <table:table-cell table:formula="of:=IF(NOT([.P12]=&quot;&quot;);[.P12]*4+[.Q12]*2+[.R12];&quot;&quot;)" office:value-type="float" office:value="4">
            <text:p>4</text:p>
          </table:table-cell>
          <table:table-cell table:formula="of:=IF(([.U12]*2+[.V12])=1;1;&quot;&quot;)">
            <text:p/>
          </table:table-cell>
          <table:table-cell table:formula="of:=[.B12]" office:value-type="float" office:value="1">
            <text:p>1</text:p>
          </table:table-cell>
          <table:table-cell table:formula="of:=IF(ISODD([.C12]);&quot;SEND&quot;;IF([.C12]=2;&quot;DATA&quot;;&quot;GET&quot;))" office:value-type="string" office:string-value="GET">
            <text:p>GET</text:p>
          </table:table-cell>
          <table:table-cell table:formula="of:=IF(ISODD([.$C12]);[.$D12];[.$E11])" office:value-type="string" office:string-value="0x1D">
            <text:p>0x1D</text:p>
          </table:table-cell>
          <table:table-cell table:formula="of:=IF(ISODD([.$C12]);[.$D13];[.$E12])" office:value-type="string" office:string-value="0x85">
            <text:p>0x85</text:p>
          </table:table-cell>
          <table:table-cell table:number-columns-repeated="993"/>
        </table:table-row>
        <table:table-row table:style-name="ro2">
          <table:table-cell office:value-type="float" office:value="3.70030996">
            <text:p>3.70030996</text:p>
          </table:table-cell>
          <table:table-cell office:value-type="float" office:value="2">
            <text:p>2</text:p>
          </table:table-cell>
          <table:table-cell table:formula="of:=IF([.B13]=[.B12];[.C12]+1;1)" office:value-type="float" office:value="1">
            <text:p>1</text:p>
          </table:table-cell>
          <table:table-cell table:number-columns-repeated="2" office:value-type="string">
            <text:p>0xFF</text:p>
          </table:table-cell>
          <table:table-cell table:formula="of:=HEX2BIN(RIGHT([.D13];2);8)" office:value-type="string" office:string-value="11111111">
            <text:p>11111111</text:p>
          </table:table-cell>
          <table:table-cell table:formula="of:=HEX2BIN(RIGHT([.E13];2);8)" office:value-type="string" office:string-value="11111111">
            <text:p>11111111</text:p>
          </table:table-cell>
          <table:table-cell table:formula="of:=IF(ISODD([.$C13]);RIGHT(LEFT([.$F13];[.H$3]);1);IF([.$C13]&gt;2;RIGHT(LEFT([.$G12];[.H$3]);1);&quot;&quot;))" office:value-type="string" office:string-value="1">
            <text:p>1</text:p>
          </table:table-cell>
          <table:table-cell table:formula="of:=IF(ISODD([.$C13]);RIGHT(LEFT([.$F13];[.I$3]);1);IF([.$C13]&gt;2;RIGHT(LEFT([.$G12];[.I$3]);1);&quot;&quot;))" office:value-type="string" office:string-value="1">
            <text:p>1</text:p>
          </table:table-cell>
          <table:table-cell table:formula="of:=IF(ISODD([.$C13]);RIGHT(LEFT([.$F13];[.J$3]);1);IF([.$C13]&gt;2;RIGHT(LEFT([.$G12];[.J$3]);1);&quot;&quot;))" office:value-type="string" office:string-value="1">
            <text:p>1</text:p>
          </table:table-cell>
          <table:table-cell table:formula="of:=IF(ISODD([.$C13]);RIGHT(LEFT([.$F13];[.K$3]);1);IF([.$C13]&gt;2;RIGHT(LEFT([.$G12];[.K$3]);1);&quot;&quot;))" office:value-type="string" office:string-value="1">
            <text:p>1</text:p>
          </table:table-cell>
          <table:table-cell table:formula="of:=IF(ISODD([.$C13]);RIGHT(LEFT([.$F13];[.L$3]);1);IF([.$C13]&gt;2;RIGHT(LEFT([.$G12];[.L$3]);1);&quot;&quot;))" office:value-type="string" office:string-value="1">
            <text:p>1</text:p>
          </table:table-cell>
          <table:table-cell table:formula="of:=IF(ISODD([.$C13]);RIGHT(LEFT([.$F13];[.M$3]);1);IF([.$C13]&gt;2;RIGHT(LEFT([.$G12];[.M$3]);1);&quot;&quot;))" office:value-type="string" office:string-value="1">
            <text:p>1</text:p>
          </table:table-cell>
          <table:table-cell table:formula="of:=IF(ISODD([.$C13]);RIGHT(LEFT([.$F13];[.N$3]);1);IF([.$C13]&gt;2;RIGHT(LEFT([.$G12];[.N$3]);1);&quot;&quot;))" office:value-type="string" office:string-value="1">
            <text:p>1</text:p>
          </table:table-cell>
          <table:table-cell table:formula="of:=IF(ISODD([.$C13]);RIGHT(LEFT([.$F13];[.O$3]);1);IF([.$C13]&gt;2;RIGHT(LEFT([.$G12];[.O$3]);1);&quot;&quot;))" office:value-type="string" office:string-value="1">
            <text:p>1</text:p>
          </table:table-cell>
          <table:table-cell table:formula="of:=IF(ISEVEN([.$C14]);RIGHT(LEFT([.$F14];[.P$3]);1);IF([.$C14]&lt;3;RIGHT(LEFT([.$G13];[.P$3]);1);&quot;&quot;))" office:value-type="string" office:string-value="1">
            <text:p>1</text:p>
          </table:table-cell>
          <table:table-cell table:formula="of:=IF(ISEVEN([.$C14]);RIGHT(LEFT([.$F14];[.Q$3]);1);IF([.$C14]&lt;3;RIGHT(LEFT([.$G13];[.Q$3]);1);&quot;&quot;))" office:value-type="string" office:string-value="1">
            <text:p>1</text:p>
          </table:table-cell>
          <table:table-cell table:formula="of:=IF(ISEVEN([.$C14]);RIGHT(LEFT([.$F14];[.R$3]);1);IF([.$C14]&lt;3;RIGHT(LEFT([.$G13];[.R$3]);1);&quot;&quot;))" office:value-type="string" office:string-value="1">
            <text:p>1</text:p>
          </table:table-cell>
          <table:table-cell table:formula="of:=IF(ISEVEN([.$C14]);RIGHT(LEFT([.$F14];[.S$3]);1);IF([.$C14]&lt;3;RIGHT(LEFT([.$G13];[.S$3]);1);&quot;&quot;))" office:value-type="string" office:string-value="1">
            <text:p>1</text:p>
          </table:table-cell>
          <table:table-cell table:formula="of:=IF(ISEVEN([.$C14]);RIGHT(LEFT([.$F14];[.T$3]);1);IF([.$C14]&lt;3;RIGHT(LEFT([.$G13];[.T$3]);1);&quot;&quot;))" office:value-type="string" office:string-value="1">
            <text:p>1</text:p>
          </table:table-cell>
          <table:table-cell table:formula="of:=IF(ISEVEN([.$C14]);RIGHT(LEFT([.$F14];[.U$3]);1);IF([.$C14]&lt;3;RIGHT(LEFT([.$G13];[.U$3]);1);&quot;&quot;))" office:value-type="string" office:string-value="1">
            <text:p>1</text:p>
          </table:table-cell>
          <table:table-cell table:formula="of:=IF(ISEVEN([.$C14]);RIGHT(LEFT([.$F14];[.V$3]);1);IF([.$C14]&lt;3;RIGHT(LEFT([.$G13];[.V$3]);1);&quot;&quot;))" office:value-type="string" office:string-value="1">
            <text:p>1</text:p>
          </table:table-cell>
          <table:table-cell table:formula="of:=IF(ISEVEN([.$C14]);RIGHT(LEFT([.$F14];[.W$3]);1);IF([.$C14]&lt;3;RIGHT(LEFT([.$G13];[.W$3]);1);&quot;&quot;))" office:value-type="string" office:string-value="1">
            <text:p>1</text:p>
          </table:table-cell>
          <table:table-cell table:formula="of:=IF(NOT([.I13]=&quot;&quot;);[.I13]*4+[.J13]*2+[.K13];&quot;&quot;)" office:value-type="float" office:value="7">
            <text:p>7</text:p>
          </table:table-cell>
          <table:table-cell table:formula="of:=IF(NOT([.L13]=&quot;&quot;);[.L13]*4+[.M13]*2+[.N13];&quot;&quot;)" office:value-type="float" office:value="7">
            <text:p>7</text:p>
          </table:table-cell>
          <table:table-cell table:formula="of:=IF(NOT([.P13]=&quot;&quot;);[.P13]*4+[.Q13]*2+[.R13];&quot;&quot;)" office:value-type="float" office:value="7">
            <text:p>7</text:p>
          </table:table-cell>
          <table:table-cell table:formula="of:=IF(([.U13]*2+[.V13])=1;1;&quot;&quot;)">
            <text:p/>
          </table:table-cell>
          <table:table-cell table:formula="of:=[.B13]" office:value-type="float" office:value="2">
            <text:p>2</text:p>
          </table:table-cell>
          <table:table-cell table:formula="of:=IF(ISODD([.C13]);&quot;SEND&quot;;IF([.C13]=2;&quot;DATA&quot;;&quot;GET&quot;))" office:value-type="string" office:string-value="SEND">
            <text:p>SEND</text:p>
          </table:table-cell>
          <table:table-cell table:formula="of:=IF(ISODD([.$C13]);[.$D13];[.$E12])" office:value-type="string" office:string-value="0xFF">
            <text:p>0xFF</text:p>
          </table:table-cell>
          <table:table-cell table:formula="of:=IF(ISODD([.$C13]);[.$D14];[.$E13])" office:value-type="string" office:string-value="0xFF">
            <text:p>0xFF</text:p>
          </table:table-cell>
          <table:table-cell table:number-columns-repeated="993"/>
        </table:table-row>
        <table:table-row table:style-name="ro2">
          <table:table-cell office:value-type="float" office:value="3.70074574">
            <text:p>3.70074574</text:p>
          </table:table-cell>
          <table:table-cell office:value-type="float" office:value="2">
            <text:p>2</text:p>
          </table:table-cell>
          <table:table-cell table:formula="of:=IF([.B14]=[.B13];[.C13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FD</text:p>
          </table:table-cell>
          <table:table-cell table:formula="of:=HEX2BIN(RIGHT([.D14];2);8)" office:value-type="string" office:string-value="11111111">
            <text:p>11111111</text:p>
          </table:table-cell>
          <table:table-cell table:formula="of:=HEX2BIN(RIGHT([.E14];2);8)" office:value-type="string" office:string-value="11111101">
            <text:p>11111101</text:p>
          </table:table-cell>
          <table:table-cell table:formula="of:=IF(ISODD([.$C14]);RIGHT(LEFT([.$F14];[.H$3]);1);IF([.$C14]&gt;2;RIGHT(LEFT([.$G13];[.H$3]);1);&quot;&quot;))">
            <text:p/>
          </table:table-cell>
          <table:table-cell table:formula="of:=IF(ISODD([.$C14]);RIGHT(LEFT([.$F14];[.I$3]);1);IF([.$C14]&gt;2;RIGHT(LEFT([.$G13];[.I$3]);1);&quot;&quot;))">
            <text:p/>
          </table:table-cell>
          <table:table-cell table:formula="of:=IF(ISODD([.$C14]);RIGHT(LEFT([.$F14];[.J$3]);1);IF([.$C14]&gt;2;RIGHT(LEFT([.$G13];[.J$3]);1);&quot;&quot;))">
            <text:p/>
          </table:table-cell>
          <table:table-cell table:formula="of:=IF(ISODD([.$C14]);RIGHT(LEFT([.$F14];[.K$3]);1);IF([.$C14]&gt;2;RIGHT(LEFT([.$G13];[.K$3]);1);&quot;&quot;))">
            <text:p/>
          </table:table-cell>
          <table:table-cell table:formula="of:=IF(ISODD([.$C14]);RIGHT(LEFT([.$F14];[.L$3]);1);IF([.$C14]&gt;2;RIGHT(LEFT([.$G13];[.L$3]);1);&quot;&quot;))">
            <text:p/>
          </table:table-cell>
          <table:table-cell table:formula="of:=IF(ISODD([.$C14]);RIGHT(LEFT([.$F14];[.M$3]);1);IF([.$C14]&gt;2;RIGHT(LEFT([.$G13];[.M$3]);1);&quot;&quot;))">
            <text:p/>
          </table:table-cell>
          <table:table-cell table:formula="of:=IF(ISODD([.$C14]);RIGHT(LEFT([.$F14];[.N$3]);1);IF([.$C14]&gt;2;RIGHT(LEFT([.$G13];[.N$3]);1);&quot;&quot;))">
            <text:p/>
          </table:table-cell>
          <table:table-cell table:formula="of:=IF(ISODD([.$C14]);RIGHT(LEFT([.$F14];[.O$3]);1);IF([.$C14]&gt;2;RIGHT(LEFT([.$G13];[.O$3]);1);&quot;&quot;))">
            <text:p/>
          </table:table-cell>
          <table:table-cell table:formula="of:=IF(ISEVEN([.$C15]);RIGHT(LEFT([.$F15];[.P$3]);1);IF([.$C15]&lt;3;RIGHT(LEFT([.$G14];[.P$3]);1);&quot;&quot;))">
            <text:p/>
          </table:table-cell>
          <table:table-cell table:formula="of:=IF(ISEVEN([.$C15]);RIGHT(LEFT([.$F15];[.Q$3]);1);IF([.$C15]&lt;3;RIGHT(LEFT([.$G14];[.Q$3]);1);&quot;&quot;))">
            <text:p/>
          </table:table-cell>
          <table:table-cell table:formula="of:=IF(ISEVEN([.$C15]);RIGHT(LEFT([.$F15];[.R$3]);1);IF([.$C15]&lt;3;RIGHT(LEFT([.$G14];[.R$3]);1);&quot;&quot;))">
            <text:p/>
          </table:table-cell>
          <table:table-cell table:formula="of:=IF(ISEVEN([.$C15]);RIGHT(LEFT([.$F15];[.S$3]);1);IF([.$C15]&lt;3;RIGHT(LEFT([.$G14];[.S$3]);1);&quot;&quot;))">
            <text:p/>
          </table:table-cell>
          <table:table-cell table:formula="of:=IF(ISEVEN([.$C15]);RIGHT(LEFT([.$F15];[.T$3]);1);IF([.$C15]&lt;3;RIGHT(LEFT([.$G14];[.T$3]);1);&quot;&quot;))">
            <text:p/>
          </table:table-cell>
          <table:table-cell table:formula="of:=IF(ISEVEN([.$C15]);RIGHT(LEFT([.$F15];[.U$3]);1);IF([.$C15]&lt;3;RIGHT(LEFT([.$G14];[.U$3]);1);&quot;&quot;))">
            <text:p/>
          </table:table-cell>
          <table:table-cell table:formula="of:=IF(ISEVEN([.$C15]);RIGHT(LEFT([.$F15];[.V$3]);1);IF([.$C15]&lt;3;RIGHT(LEFT([.$G14];[.V$3]);1);&quot;&quot;))">
            <text:p/>
          </table:table-cell>
          <table:table-cell table:formula="of:=IF(ISEVEN([.$C15]);RIGHT(LEFT([.$F15];[.W$3]);1);IF([.$C15]&lt;3;RIGHT(LEFT([.$G14];[.W$3]);1);&quot;&quot;))">
            <text:p/>
          </table:table-cell>
          <table:table-cell table:formula="of:=IF(NOT([.I14]=&quot;&quot;);[.I14]*4+[.J14]*2+[.K14];&quot;&quot;)">
            <text:p/>
          </table:table-cell>
          <table:table-cell table:formula="of:=IF(NOT([.L14]=&quot;&quot;);[.L14]*4+[.M14]*2+[.N14];&quot;&quot;)">
            <text:p/>
          </table:table-cell>
          <table:table-cell table:formula="of:=IF(NOT([.P14]=&quot;&quot;);[.P14]*4+[.Q14]*2+[.R14];&quot;&quot;)">
            <text:p/>
          </table:table-cell>
          <table:table-cell table:formula="of:=IF(([.U14]*2+[.V14])=1;1;&quot;&quot;)">
            <text:p/>
          </table:table-cell>
          <table:table-cell table:formula="of:=[.B14]" office:value-type="float" office:value="2">
            <text:p>2</text:p>
          </table:table-cell>
          <table:table-cell table:formula="of:=IF(ISODD([.C14]);&quot;SEND&quot;;IF([.C14]=2;&quot;DATA&quot;;&quot;GET&quot;))" office:value-type="string" office:string-value="DATA">
            <text:p>DATA</text:p>
          </table:table-cell>
          <table:table-cell table:formula="of:=IF(ISODD([.$C14]);[.$D14];[.$E13])" office:value-type="string" office:string-value="0xFF">
            <text:p>0xFF</text:p>
          </table:table-cell>
          <table:table-cell table:formula="of:=IF(ISODD([.$C14]);[.$D15];[.$E14])" office:value-type="string" office:string-value="0xFD">
            <text:p>0xFD</text:p>
          </table:table-cell>
          <table:table-cell table:number-columns-repeated="993"/>
        </table:table-row>
        <table:table-row table:style-name="ro2">
          <table:table-cell office:value-type="float" office:value="3.70118152">
            <text:p>3.70118152</text:p>
          </table:table-cell>
          <table:table-cell office:value-type="float" office:value="2">
            <text:p>2</text:p>
          </table:table-cell>
          <table:table-cell table:formula="of:=IF([.B15]=[.B14];[.C14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HEX2BIN(RIGHT([.D15];2);8)" office:value-type="string" office:string-value="11111111">
            <text:p>11111111</text:p>
          </table:table-cell>
          <table:table-cell table:formula="of:=HEX2BIN(RIGHT([.E15];2);8)" office:value-type="string" office:string-value="00111011">
            <text:p>00111011</text:p>
          </table:table-cell>
          <table:table-cell table:formula="of:=IF(ISODD([.$C15]);RIGHT(LEFT([.$F15];[.H$3]);1);IF([.$C15]&gt;2;RIGHT(LEFT([.$G14];[.H$3]);1);&quot;&quot;))" office:value-type="string" office:string-value="1">
            <text:p>1</text:p>
          </table:table-cell>
          <table:table-cell table:formula="of:=IF(ISODD([.$C15]);RIGHT(LEFT([.$F15];[.I$3]);1);IF([.$C15]&gt;2;RIGHT(LEFT([.$G14];[.I$3]);1);&quot;&quot;))" office:value-type="string" office:string-value="1">
            <text:p>1</text:p>
          </table:table-cell>
          <table:table-cell table:formula="of:=IF(ISODD([.$C15]);RIGHT(LEFT([.$F15];[.J$3]);1);IF([.$C15]&gt;2;RIGHT(LEFT([.$G14];[.J$3]);1);&quot;&quot;))" office:value-type="string" office:string-value="1">
            <text:p>1</text:p>
          </table:table-cell>
          <table:table-cell table:formula="of:=IF(ISODD([.$C15]);RIGHT(LEFT([.$F15];[.K$3]);1);IF([.$C15]&gt;2;RIGHT(LEFT([.$G14];[.K$3]);1);&quot;&quot;))" office:value-type="string" office:string-value="1">
            <text:p>1</text:p>
          </table:table-cell>
          <table:table-cell table:formula="of:=IF(ISODD([.$C15]);RIGHT(LEFT([.$F15];[.L$3]);1);IF([.$C15]&gt;2;RIGHT(LEFT([.$G14];[.L$3]);1);&quot;&quot;))" office:value-type="string" office:string-value="1">
            <text:p>1</text:p>
          </table:table-cell>
          <table:table-cell table:formula="of:=IF(ISODD([.$C15]);RIGHT(LEFT([.$F15];[.M$3]);1);IF([.$C15]&gt;2;RIGHT(LEFT([.$G14];[.M$3]);1);&quot;&quot;))" office:value-type="string" office:string-value="1">
            <text:p>1</text:p>
          </table:table-cell>
          <table:table-cell table:formula="of:=IF(ISODD([.$C15]);RIGHT(LEFT([.$F15];[.N$3]);1);IF([.$C15]&gt;2;RIGHT(LEFT([.$G14];[.N$3]);1);&quot;&quot;))" office:value-type="string" office:string-value="1">
            <text:p>1</text:p>
          </table:table-cell>
          <table:table-cell table:formula="of:=IF(ISODD([.$C15]);RIGHT(LEFT([.$F15];[.O$3]);1);IF([.$C15]&gt;2;RIGHT(LEFT([.$G14];[.O$3]);1);&quot;&quot;))" office:value-type="string" office:string-value="1">
            <text:p>1</text:p>
          </table:table-cell>
          <table:table-cell table:formula="of:=IF(ISEVEN([.$C16]);RIGHT(LEFT([.$F16];[.P$3]);1);IF([.$C16]&lt;3;RIGHT(LEFT([.$G15];[.P$3]);1);&quot;&quot;))" office:value-type="string" office:string-value="1">
            <text:p>1</text:p>
          </table:table-cell>
          <table:table-cell table:formula="of:=IF(ISEVEN([.$C16]);RIGHT(LEFT([.$F16];[.Q$3]);1);IF([.$C16]&lt;3;RIGHT(LEFT([.$G15];[.Q$3]);1);&quot;&quot;))" office:value-type="string" office:string-value="1">
            <text:p>1</text:p>
          </table:table-cell>
          <table:table-cell table:formula="of:=IF(ISEVEN([.$C16]);RIGHT(LEFT([.$F16];[.R$3]);1);IF([.$C16]&lt;3;RIGHT(LEFT([.$G15];[.R$3]);1);&quot;&quot;))" office:value-type="string" office:string-value="1">
            <text:p>1</text:p>
          </table:table-cell>
          <table:table-cell table:formula="of:=IF(ISEVEN([.$C16]);RIGHT(LEFT([.$F16];[.S$3]);1);IF([.$C16]&lt;3;RIGHT(LEFT([.$G15];[.S$3]);1);&quot;&quot;))" office:value-type="string" office:string-value="1">
            <text:p>1</text:p>
          </table:table-cell>
          <table:table-cell table:formula="of:=IF(ISEVEN([.$C16]);RIGHT(LEFT([.$F16];[.T$3]);1);IF([.$C16]&lt;3;RIGHT(LEFT([.$G15];[.T$3]);1);&quot;&quot;))" office:value-type="string" office:string-value="1">
            <text:p>1</text:p>
          </table:table-cell>
          <table:table-cell table:formula="of:=IF(ISEVEN([.$C16]);RIGHT(LEFT([.$F16];[.U$3]);1);IF([.$C16]&lt;3;RIGHT(LEFT([.$G15];[.U$3]);1);&quot;&quot;))" office:value-type="string" office:string-value="1">
            <text:p>1</text:p>
          </table:table-cell>
          <table:table-cell table:formula="of:=IF(ISEVEN([.$C16]);RIGHT(LEFT([.$F16];[.V$3]);1);IF([.$C16]&lt;3;RIGHT(LEFT([.$G15];[.V$3]);1);&quot;&quot;))" office:value-type="string" office:string-value="1">
            <text:p>1</text:p>
          </table:table-cell>
          <table:table-cell table:formula="of:=IF(ISEVEN([.$C16]);RIGHT(LEFT([.$F16];[.W$3]);1);IF([.$C16]&lt;3;RIGHT(LEFT([.$G15];[.W$3]);1);&quot;&quot;))" office:value-type="string" office:string-value="1">
            <text:p>1</text:p>
          </table:table-cell>
          <table:table-cell table:formula="of:=IF(NOT([.I15]=&quot;&quot;);[.I15]*4+[.J15]*2+[.K15];&quot;&quot;)" office:value-type="float" office:value="7">
            <text:p>7</text:p>
          </table:table-cell>
          <table:table-cell table:formula="of:=IF(NOT([.L15]=&quot;&quot;);[.L15]*4+[.M15]*2+[.N15];&quot;&quot;)" office:value-type="float" office:value="7">
            <text:p>7</text:p>
          </table:table-cell>
          <table:table-cell table:formula="of:=IF(NOT([.P15]=&quot;&quot;);[.P15]*4+[.Q15]*2+[.R15];&quot;&quot;)" office:value-type="float" office:value="7">
            <text:p>7</text:p>
          </table:table-cell>
          <table:table-cell table:formula="of:=IF(([.U15]*2+[.V15])=1;1;&quot;&quot;)">
            <text:p/>
          </table:table-cell>
          <table:table-cell table:formula="of:=[.B15]" office:value-type="float" office:value="2">
            <text:p>2</text:p>
          </table:table-cell>
          <table:table-cell table:formula="of:=IF(ISODD([.C15]);&quot;SEND&quot;;IF([.C15]=2;&quot;DATA&quot;;&quot;GET&quot;))" office:value-type="string" office:string-value="SEND">
            <text:p>SEND</text:p>
          </table:table-cell>
          <table:table-cell table:formula="of:=IF(ISODD([.$C15]);[.$D15];[.$E14])" office:value-type="string" office:string-value="0xFF">
            <text:p>0xFF</text:p>
          </table:table-cell>
          <table:table-cell table:formula="of:=IF(ISODD([.$C15]);[.$D16];[.$E15])" office:value-type="string" office:string-value="0xFF">
            <text:p>0xFF</text:p>
          </table:table-cell>
          <table:table-cell table:number-columns-repeated="993"/>
        </table:table-row>
        <table:table-row table:style-name="ro2">
          <table:table-cell office:value-type="float" office:value="3.7016173">
            <text:p>3.7016173</text:p>
          </table:table-cell>
          <table:table-cell office:value-type="float" office:value="2">
            <text:p>2</text:p>
          </table:table-cell>
          <table:table-cell table:formula="of:=IF([.B16]=[.B15];[.C15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0B</text:p>
          </table:table-cell>
          <table:table-cell table:formula="of:=HEX2BIN(RIGHT([.D16];2);8)" office:value-type="string" office:string-value="11111111">
            <text:p>11111111</text:p>
          </table:table-cell>
          <table:table-cell table:formula="of:=HEX2BIN(RIGHT([.E16];2);8)" office:value-type="string" office:string-value="00001011">
            <text:p>00001011</text:p>
          </table:table-cell>
          <table:table-cell table:formula="of:=IF(ISODD([.$C16]);RIGHT(LEFT([.$F16];[.H$3]);1);IF([.$C16]&gt;2;RIGHT(LEFT([.$G15];[.H$3]);1);&quot;&quot;))" office:value-type="string" office:string-value="0">
            <text:p>0</text:p>
          </table:table-cell>
          <table:table-cell table:formula="of:=IF(ISODD([.$C16]);RIGHT(LEFT([.$F16];[.I$3]);1);IF([.$C16]&gt;2;RIGHT(LEFT([.$G15];[.I$3]);1);&quot;&quot;))" office:value-type="string" office:string-value="0">
            <text:p>0</text:p>
          </table:table-cell>
          <table:table-cell table:formula="of:=IF(ISODD([.$C16]);RIGHT(LEFT([.$F16];[.J$3]);1);IF([.$C16]&gt;2;RIGHT(LEFT([.$G15];[.J$3]);1);&quot;&quot;))" office:value-type="string" office:string-value="1">
            <text:p>1</text:p>
          </table:table-cell>
          <table:table-cell table:formula="of:=IF(ISODD([.$C16]);RIGHT(LEFT([.$F16];[.K$3]);1);IF([.$C16]&gt;2;RIGHT(LEFT([.$G15];[.K$3]);1);&quot;&quot;))" office:value-type="string" office:string-value="1">
            <text:p>1</text:p>
          </table:table-cell>
          <table:table-cell table:formula="of:=IF(ISODD([.$C16]);RIGHT(LEFT([.$F16];[.L$3]);1);IF([.$C16]&gt;2;RIGHT(LEFT([.$G15];[.L$3]);1);&quot;&quot;))" office:value-type="string" office:string-value="1">
            <text:p>1</text:p>
          </table:table-cell>
          <table:table-cell table:formula="of:=IF(ISODD([.$C16]);RIGHT(LEFT([.$F16];[.M$3]);1);IF([.$C16]&gt;2;RIGHT(LEFT([.$G15];[.M$3]);1);&quot;&quot;))" office:value-type="string" office:string-value="0">
            <text:p>0</text:p>
          </table:table-cell>
          <table:table-cell table:formula="of:=IF(ISODD([.$C16]);RIGHT(LEFT([.$F16];[.N$3]);1);IF([.$C16]&gt;2;RIGHT(LEFT([.$G15];[.N$3]);1);&quot;&quot;))" office:value-type="string" office:string-value="1">
            <text:p>1</text:p>
          </table:table-cell>
          <table:table-cell table:formula="of:=IF(ISODD([.$C16]);RIGHT(LEFT([.$F16];[.O$3]);1);IF([.$C16]&gt;2;RIGHT(LEFT([.$G15];[.O$3]);1);&quot;&quot;))" office:value-type="string" office:string-value="1">
            <text:p>1</text:p>
          </table:table-cell>
          <table:table-cell table:formula="of:=IF(ISEVEN([.$C17]);RIGHT(LEFT([.$F17];[.P$3]);1);IF([.$C17]&lt;3;RIGHT(LEFT([.$G16];[.P$3]);1);&quot;&quot;))" office:value-type="string" office:string-value="0">
            <text:p>0</text:p>
          </table:table-cell>
          <table:table-cell table:formula="of:=IF(ISEVEN([.$C17]);RIGHT(LEFT([.$F17];[.Q$3]);1);IF([.$C17]&lt;3;RIGHT(LEFT([.$G16];[.Q$3]);1);&quot;&quot;))" office:value-type="string" office:string-value="0">
            <text:p>0</text:p>
          </table:table-cell>
          <table:table-cell table:formula="of:=IF(ISEVEN([.$C17]);RIGHT(LEFT([.$F17];[.R$3]);1);IF([.$C17]&lt;3;RIGHT(LEFT([.$G16];[.R$3]);1);&quot;&quot;))" office:value-type="string" office:string-value="0">
            <text:p>0</text:p>
          </table:table-cell>
          <table:table-cell table:formula="of:=IF(ISEVEN([.$C17]);RIGHT(LEFT([.$F17];[.S$3]);1);IF([.$C17]&lt;3;RIGHT(LEFT([.$G16];[.S$3]);1);&quot;&quot;))" office:value-type="string" office:string-value="0">
            <text:p>0</text:p>
          </table:table-cell>
          <table:table-cell table:formula="of:=IF(ISEVEN([.$C17]);RIGHT(LEFT([.$F17];[.T$3]);1);IF([.$C17]&lt;3;RIGHT(LEFT([.$G16];[.T$3]);1);&quot;&quot;))" office:value-type="string" office:string-value="1">
            <text:p>1</text:p>
          </table:table-cell>
          <table:table-cell table:formula="of:=IF(ISEVEN([.$C17]);RIGHT(LEFT([.$F17];[.U$3]);1);IF([.$C17]&lt;3;RIGHT(LEFT([.$G16];[.U$3]);1);&quot;&quot;))" office:value-type="string" office:string-value="0">
            <text:p>0</text:p>
          </table:table-cell>
          <table:table-cell table:formula="of:=IF(ISEVEN([.$C17]);RIGHT(LEFT([.$F17];[.V$3]);1);IF([.$C17]&lt;3;RIGHT(LEFT([.$G16];[.V$3]);1);&quot;&quot;))" office:value-type="string" office:string-value="1">
            <text:p>1</text:p>
          </table:table-cell>
          <table:table-cell table:formula="of:=IF(ISEVEN([.$C17]);RIGHT(LEFT([.$F17];[.W$3]);1);IF([.$C17]&lt;3;RIGHT(LEFT([.$G16];[.W$3]);1);&quot;&quot;))" office:value-type="string" office:string-value="1">
            <text:p>1</text:p>
          </table:table-cell>
          <table:table-cell table:formula="of:=IF(NOT([.I16]=&quot;&quot;);[.I16]*4+[.J16]*2+[.K16];&quot;&quot;)" office:value-type="float" office:value="3">
            <text:p>3</text:p>
          </table:table-cell>
          <table:table-cell table:formula="of:=IF(NOT([.L16]=&quot;&quot;);[.L16]*4+[.M16]*2+[.N16];&quot;&quot;)" office:value-type="float" office:value="5">
            <text:p>5</text:p>
          </table:table-cell>
          <table:table-cell table:formula="of:=IF(NOT([.P16]=&quot;&quot;);[.P16]*4+[.Q16]*2+[.R16];&quot;&quot;)" office:value-type="float" office:value="0">
            <text:p>0</text:p>
          </table:table-cell>
          <table:table-cell table:formula="of:=IF(([.U16]*2+[.V16])=1;1;&quot;&quot;)" office:value-type="float" office:value="1">
            <text:p>1</text:p>
          </table:table-cell>
          <table:table-cell table:formula="of:=[.B16]" office:value-type="float" office:value="2">
            <text:p>2</text:p>
          </table:table-cell>
          <table:table-cell table:formula="of:=IF(ISODD([.C16]);&quot;SEND&quot;;IF([.C16]=2;&quot;DATA&quot;;&quot;GET&quot;))" office:value-type="string" office:string-value="GET">
            <text:p>GET</text:p>
          </table:table-cell>
          <table:table-cell table:formula="of:=IF(ISODD([.$C16]);[.$D16];[.$E15])" office:value-type="string" office:string-value="0x3B">
            <text:p>0x3B</text:p>
          </table:table-cell>
          <table:table-cell table:formula="of:=IF(ISODD([.$C16]);[.$D17];[.$E16])" office:value-type="string" office:string-value="0x0B">
            <text:p>0x0B</text:p>
          </table:table-cell>
          <table:table-cell table:number-columns-repeated="993"/>
        </table:table-row>
        <table:table-row table:style-name="ro2">
          <table:table-cell office:value-type="float" office:value="3.7163069">
            <text:p>3.7163069</text:p>
          </table:table-cell>
          <table:table-cell office:value-type="float" office:value="3">
            <text:p>3</text:p>
          </table:table-cell>
          <table:table-cell table:formula="of:=IF([.B17]=[.B16];[.C16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FF</text:p>
          </table:table-cell>
          <table:table-cell table:formula="of:=HEX2BIN(RIGHT([.D17];2);8)" office:value-type="string" office:string-value="10111011">
            <text:p>10111011</text:p>
          </table:table-cell>
          <table:table-cell table:formula="of:=HEX2BIN(RIGHT([.E17];2);8)" office:value-type="string" office:string-value="11111111">
            <text:p>11111111</text:p>
          </table:table-cell>
          <table:table-cell table:formula="of:=IF(ISODD([.$C17]);RIGHT(LEFT([.$F17];[.H$3]);1);IF([.$C17]&gt;2;RIGHT(LEFT([.$G16];[.H$3]);1);&quot;&quot;))" office:value-type="string" office:string-value="1">
            <text:p>1</text:p>
          </table:table-cell>
          <table:table-cell table:formula="of:=IF(ISODD([.$C17]);RIGHT(LEFT([.$F17];[.I$3]);1);IF([.$C17]&gt;2;RIGHT(LEFT([.$G16];[.I$3]);1);&quot;&quot;))" office:value-type="string" office:string-value="0">
            <text:p>0</text:p>
          </table:table-cell>
          <table:table-cell table:formula="of:=IF(ISODD([.$C17]);RIGHT(LEFT([.$F17];[.J$3]);1);IF([.$C17]&gt;2;RIGHT(LEFT([.$G16];[.J$3]);1);&quot;&quot;))" office:value-type="string" office:string-value="1">
            <text:p>1</text:p>
          </table:table-cell>
          <table:table-cell table:formula="of:=IF(ISODD([.$C17]);RIGHT(LEFT([.$F17];[.K$3]);1);IF([.$C17]&gt;2;RIGHT(LEFT([.$G16];[.K$3]);1);&quot;&quot;))" office:value-type="string" office:string-value="1">
            <text:p>1</text:p>
          </table:table-cell>
          <table:table-cell table:formula="of:=IF(ISODD([.$C17]);RIGHT(LEFT([.$F17];[.L$3]);1);IF([.$C17]&gt;2;RIGHT(LEFT([.$G16];[.L$3]);1);&quot;&quot;))" office:value-type="string" office:string-value="1">
            <text:p>1</text:p>
          </table:table-cell>
          <table:table-cell table:formula="of:=IF(ISODD([.$C17]);RIGHT(LEFT([.$F17];[.M$3]);1);IF([.$C17]&gt;2;RIGHT(LEFT([.$G16];[.M$3]);1);&quot;&quot;))" office:value-type="string" office:string-value="0">
            <text:p>0</text:p>
          </table:table-cell>
          <table:table-cell table:formula="of:=IF(ISODD([.$C17]);RIGHT(LEFT([.$F17];[.N$3]);1);IF([.$C17]&gt;2;RIGHT(LEFT([.$G16];[.N$3]);1);&quot;&quot;))" office:value-type="string" office:string-value="1">
            <text:p>1</text:p>
          </table:table-cell>
          <table:table-cell table:formula="of:=IF(ISODD([.$C17]);RIGHT(LEFT([.$F17];[.O$3]);1);IF([.$C17]&gt;2;RIGHT(LEFT([.$G16];[.O$3]);1);&quot;&quot;))" office:value-type="string" office:string-value="1">
            <text:p>1</text:p>
          </table:table-cell>
          <table:table-cell table:formula="of:=IF(ISEVEN([.$C18]);RIGHT(LEFT([.$F18];[.P$3]);1);IF([.$C18]&lt;3;RIGHT(LEFT([.$G17];[.P$3]);1);&quot;&quot;))" office:value-type="string" office:string-value="0">
            <text:p>0</text:p>
          </table:table-cell>
          <table:table-cell table:formula="of:=IF(ISEVEN([.$C18]);RIGHT(LEFT([.$F18];[.Q$3]);1);IF([.$C18]&lt;3;RIGHT(LEFT([.$G17];[.Q$3]);1);&quot;&quot;))" office:value-type="string" office:string-value="0">
            <text:p>0</text:p>
          </table:table-cell>
          <table:table-cell table:formula="of:=IF(ISEVEN([.$C18]);RIGHT(LEFT([.$F18];[.R$3]);1);IF([.$C18]&lt;3;RIGHT(LEFT([.$G17];[.R$3]);1);&quot;&quot;))" office:value-type="string" office:string-value="0">
            <text:p>0</text:p>
          </table:table-cell>
          <table:table-cell table:formula="of:=IF(ISEVEN([.$C18]);RIGHT(LEFT([.$F18];[.S$3]);1);IF([.$C18]&lt;3;RIGHT(LEFT([.$G17];[.S$3]);1);&quot;&quot;))" office:value-type="string" office:string-value="1">
            <text:p>1</text:p>
          </table:table-cell>
          <table:table-cell table:formula="of:=IF(ISEVEN([.$C18]);RIGHT(LEFT([.$F18];[.T$3]);1);IF([.$C18]&lt;3;RIGHT(LEFT([.$G17];[.T$3]);1);&quot;&quot;))" office:value-type="string" office:string-value="1">
            <text:p>1</text:p>
          </table:table-cell>
          <table:table-cell table:formula="of:=IF(ISEVEN([.$C18]);RIGHT(LEFT([.$F18];[.U$3]);1);IF([.$C18]&lt;3;RIGHT(LEFT([.$G17];[.U$3]);1);&quot;&quot;))" office:value-type="string" office:string-value="0">
            <text:p>0</text:p>
          </table:table-cell>
          <table:table-cell table:formula="of:=IF(ISEVEN([.$C18]);RIGHT(LEFT([.$F18];[.V$3]);1);IF([.$C18]&lt;3;RIGHT(LEFT([.$G17];[.V$3]);1);&quot;&quot;))" office:value-type="string" office:string-value="1">
            <text:p>1</text:p>
          </table:table-cell>
          <table:table-cell table:formula="of:=IF(ISEVEN([.$C18]);RIGHT(LEFT([.$F18];[.W$3]);1);IF([.$C18]&lt;3;RIGHT(LEFT([.$G17];[.W$3]);1);&quot;&quot;))" office:value-type="string" office:string-value="1">
            <text:p>1</text:p>
          </table:table-cell>
          <table:table-cell table:formula="of:=IF(NOT([.I17]=&quot;&quot;);[.I17]*4+[.J17]*2+[.K17];&quot;&quot;)" office:value-type="float" office:value="3">
            <text:p>3</text:p>
          </table:table-cell>
          <table:table-cell table:formula="of:=IF(NOT([.L17]=&quot;&quot;);[.L17]*4+[.M17]*2+[.N17];&quot;&quot;)" office:value-type="float" office:value="5">
            <text:p>5</text:p>
          </table:table-cell>
          <table:table-cell table:formula="of:=IF(NOT([.P17]=&quot;&quot;);[.P17]*4+[.Q17]*2+[.R17];&quot;&quot;)" office:value-type="float" office:value="0">
            <text:p>0</text:p>
          </table:table-cell>
          <table:table-cell table:formula="of:=IF(([.U17]*2+[.V17])=1;1;&quot;&quot;)" office:value-type="float" office:value="1">
            <text:p>1</text:p>
          </table:table-cell>
          <table:table-cell table:formula="of:=[.B17]" office:value-type="float" office:value="3">
            <text:p>3</text:p>
          </table:table-cell>
          <table:table-cell table:formula="of:=IF(ISODD([.C17]);&quot;SEND&quot;;IF([.C17]=2;&quot;DATA&quot;;&quot;GET&quot;))" office:value-type="string" office:string-value="SEND">
            <text:p>SEND</text:p>
          </table:table-cell>
          <table:table-cell table:formula="of:=IF(ISODD([.$C17]);[.$D17];[.$E16])" office:value-type="string" office:string-value="0xBB">
            <text:p>0xBB</text:p>
          </table:table-cell>
          <table:table-cell table:formula="of:=IF(ISODD([.$C17]);[.$D18];[.$E17])" office:value-type="string" office:string-value="0x1B">
            <text:p>0x1B</text:p>
          </table:table-cell>
          <table:table-cell table:number-columns-repeated="993"/>
        </table:table-row>
        <table:table-row table:style-name="ro2">
          <table:table-cell office:value-type="float" office:value="3.71673094">
            <text:p>3.71673094</text:p>
          </table:table-cell>
          <table:table-cell office:value-type="float" office:value="3">
            <text:p>3</text:p>
          </table:table-cell>
          <table:table-cell table:formula="of:=IF([.B18]=[.B17];[.C17]+1;1)" office:value-type="float" office:value="2">
            <text:p>2</text:p>
          </table:table-cell>
          <table:table-cell office:value-type="string">
            <text:p>0x1B</text:p>
          </table:table-cell>
          <table:table-cell office:value-type="string">
            <text:p>0xFD</text:p>
          </table:table-cell>
          <table:table-cell table:formula="of:=HEX2BIN(RIGHT([.D18];2);8)" office:value-type="string" office:string-value="00011011">
            <text:p>00011011</text:p>
          </table:table-cell>
          <table:table-cell table:formula="of:=HEX2BIN(RIGHT([.E18];2);8)" office:value-type="string" office:string-value="11111101">
            <text:p>11111101</text:p>
          </table:table-cell>
          <table:table-cell table:formula="of:=IF(ISODD([.$C18]);RIGHT(LEFT([.$F18];[.H$3]);1);IF([.$C18]&gt;2;RIGHT(LEFT([.$G17];[.H$3]);1);&quot;&quot;))">
            <text:p/>
          </table:table-cell>
          <table:table-cell table:formula="of:=IF(ISODD([.$C18]);RIGHT(LEFT([.$F18];[.I$3]);1);IF([.$C18]&gt;2;RIGHT(LEFT([.$G17];[.I$3]);1);&quot;&quot;))">
            <text:p/>
          </table:table-cell>
          <table:table-cell table:formula="of:=IF(ISODD([.$C18]);RIGHT(LEFT([.$F18];[.J$3]);1);IF([.$C18]&gt;2;RIGHT(LEFT([.$G17];[.J$3]);1);&quot;&quot;))">
            <text:p/>
          </table:table-cell>
          <table:table-cell table:formula="of:=IF(ISODD([.$C18]);RIGHT(LEFT([.$F18];[.K$3]);1);IF([.$C18]&gt;2;RIGHT(LEFT([.$G17];[.K$3]);1);&quot;&quot;))">
            <text:p/>
          </table:table-cell>
          <table:table-cell table:formula="of:=IF(ISODD([.$C18]);RIGHT(LEFT([.$F18];[.L$3]);1);IF([.$C18]&gt;2;RIGHT(LEFT([.$G17];[.L$3]);1);&quot;&quot;))">
            <text:p/>
          </table:table-cell>
          <table:table-cell table:formula="of:=IF(ISODD([.$C18]);RIGHT(LEFT([.$F18];[.M$3]);1);IF([.$C18]&gt;2;RIGHT(LEFT([.$G17];[.M$3]);1);&quot;&quot;))">
            <text:p/>
          </table:table-cell>
          <table:table-cell table:formula="of:=IF(ISODD([.$C18]);RIGHT(LEFT([.$F18];[.N$3]);1);IF([.$C18]&gt;2;RIGHT(LEFT([.$G17];[.N$3]);1);&quot;&quot;))">
            <text:p/>
          </table:table-cell>
          <table:table-cell table:formula="of:=IF(ISODD([.$C18]);RIGHT(LEFT([.$F18];[.O$3]);1);IF([.$C18]&gt;2;RIGHT(LEFT([.$G17];[.O$3]);1);&quot;&quot;))">
            <text:p/>
          </table:table-cell>
          <table:table-cell table:formula="of:=IF(ISEVEN([.$C19]);RIGHT(LEFT([.$F19];[.P$3]);1);IF([.$C19]&lt;3;RIGHT(LEFT([.$G18];[.P$3]);1);&quot;&quot;))">
            <text:p/>
          </table:table-cell>
          <table:table-cell table:formula="of:=IF(ISEVEN([.$C19]);RIGHT(LEFT([.$F19];[.Q$3]);1);IF([.$C19]&lt;3;RIGHT(LEFT([.$G18];[.Q$3]);1);&quot;&quot;))">
            <text:p/>
          </table:table-cell>
          <table:table-cell table:formula="of:=IF(ISEVEN([.$C19]);RIGHT(LEFT([.$F19];[.R$3]);1);IF([.$C19]&lt;3;RIGHT(LEFT([.$G18];[.R$3]);1);&quot;&quot;))">
            <text:p/>
          </table:table-cell>
          <table:table-cell table:formula="of:=IF(ISEVEN([.$C19]);RIGHT(LEFT([.$F19];[.S$3]);1);IF([.$C19]&lt;3;RIGHT(LEFT([.$G18];[.S$3]);1);&quot;&quot;))">
            <text:p/>
          </table:table-cell>
          <table:table-cell table:formula="of:=IF(ISEVEN([.$C19]);RIGHT(LEFT([.$F19];[.T$3]);1);IF([.$C19]&lt;3;RIGHT(LEFT([.$G18];[.T$3]);1);&quot;&quot;))">
            <text:p/>
          </table:table-cell>
          <table:table-cell table:formula="of:=IF(ISEVEN([.$C19]);RIGHT(LEFT([.$F19];[.U$3]);1);IF([.$C19]&lt;3;RIGHT(LEFT([.$G18];[.U$3]);1);&quot;&quot;))">
            <text:p/>
          </table:table-cell>
          <table:table-cell table:formula="of:=IF(ISEVEN([.$C19]);RIGHT(LEFT([.$F19];[.V$3]);1);IF([.$C19]&lt;3;RIGHT(LEFT([.$G18];[.V$3]);1);&quot;&quot;))">
            <text:p/>
          </table:table-cell>
          <table:table-cell table:formula="of:=IF(ISEVEN([.$C19]);RIGHT(LEFT([.$F19];[.W$3]);1);IF([.$C19]&lt;3;RIGHT(LEFT([.$G18];[.W$3]);1);&quot;&quot;))">
            <text:p/>
          </table:table-cell>
          <table:table-cell table:formula="of:=IF(NOT([.I18]=&quot;&quot;);[.I18]*4+[.J18]*2+[.K18];&quot;&quot;)">
            <text:p/>
          </table:table-cell>
          <table:table-cell table:formula="of:=IF(NOT([.L18]=&quot;&quot;);[.L18]*4+[.M18]*2+[.N18];&quot;&quot;)">
            <text:p/>
          </table:table-cell>
          <table:table-cell table:formula="of:=IF(NOT([.P18]=&quot;&quot;);[.P18]*4+[.Q18]*2+[.R18];&quot;&quot;)">
            <text:p/>
          </table:table-cell>
          <table:table-cell table:formula="of:=IF(([.U18]*2+[.V18])=1;1;&quot;&quot;)">
            <text:p/>
          </table:table-cell>
          <table:table-cell table:formula="of:=[.B18]" office:value-type="float" office:value="3">
            <text:p>3</text:p>
          </table:table-cell>
          <table:table-cell table:formula="of:=IF(ISODD([.C18]);&quot;SEND&quot;;IF([.C18]=2;&quot;DATA&quot;;&quot;GET&quot;))" office:value-type="string" office:string-value="DATA">
            <text:p>DATA</text:p>
          </table:table-cell>
          <table:table-cell table:formula="of:=IF(ISODD([.$C18]);[.$D18];[.$E17])" office:value-type="string" office:string-value="0xFF">
            <text:p>0xFF</text:p>
          </table:table-cell>
          <table:table-cell table:formula="of:=IF(ISODD([.$C18]);[.$D19];[.$E18])" office:value-type="string" office:string-value="0xFD">
            <text:p>0xFD</text:p>
          </table:table-cell>
          <table:table-cell table:number-columns-repeated="993"/>
        </table:table-row>
        <table:table-row table:style-name="ro2">
          <table:table-cell office:value-type="float" office:value="3.71715896">
            <text:p>3.71715896</text:p>
          </table:table-cell>
          <table:table-cell office:value-type="float" office:value="3">
            <text:p>3</text:p>
          </table:table-cell>
          <table:table-cell table:formula="of:=IF([.B19]=[.B18];[.C18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HEX2BIN(RIGHT([.D19];2);8)" office:value-type="string" office:string-value="11111111">
            <text:p>11111111</text:p>
          </table:table-cell>
          <table:table-cell table:formula="of:=HEX2BIN(RIGHT([.E19];2);8)" office:value-type="string" office:string-value="00111011">
            <text:p>00111011</text:p>
          </table:table-cell>
          <table:table-cell table:formula="of:=IF(ISODD([.$C19]);RIGHT(LEFT([.$F19];[.H$3]);1);IF([.$C19]&gt;2;RIGHT(LEFT([.$G18];[.H$3]);1);&quot;&quot;))" office:value-type="string" office:string-value="1">
            <text:p>1</text:p>
          </table:table-cell>
          <table:table-cell table:formula="of:=IF(ISODD([.$C19]);RIGHT(LEFT([.$F19];[.I$3]);1);IF([.$C19]&gt;2;RIGHT(LEFT([.$G18];[.I$3]);1);&quot;&quot;))" office:value-type="string" office:string-value="1">
            <text:p>1</text:p>
          </table:table-cell>
          <table:table-cell table:formula="of:=IF(ISODD([.$C19]);RIGHT(LEFT([.$F19];[.J$3]);1);IF([.$C19]&gt;2;RIGHT(LEFT([.$G18];[.J$3]);1);&quot;&quot;))" office:value-type="string" office:string-value="1">
            <text:p>1</text:p>
          </table:table-cell>
          <table:table-cell table:formula="of:=IF(ISODD([.$C19]);RIGHT(LEFT([.$F19];[.K$3]);1);IF([.$C19]&gt;2;RIGHT(LEFT([.$G18];[.K$3]);1);&quot;&quot;))" office:value-type="string" office:string-value="1">
            <text:p>1</text:p>
          </table:table-cell>
          <table:table-cell table:formula="of:=IF(ISODD([.$C19]);RIGHT(LEFT([.$F19];[.L$3]);1);IF([.$C19]&gt;2;RIGHT(LEFT([.$G18];[.L$3]);1);&quot;&quot;))" office:value-type="string" office:string-value="1">
            <text:p>1</text:p>
          </table:table-cell>
          <table:table-cell table:formula="of:=IF(ISODD([.$C19]);RIGHT(LEFT([.$F19];[.M$3]);1);IF([.$C19]&gt;2;RIGHT(LEFT([.$G18];[.M$3]);1);&quot;&quot;))" office:value-type="string" office:string-value="1">
            <text:p>1</text:p>
          </table:table-cell>
          <table:table-cell table:formula="of:=IF(ISODD([.$C19]);RIGHT(LEFT([.$F19];[.N$3]);1);IF([.$C19]&gt;2;RIGHT(LEFT([.$G18];[.N$3]);1);&quot;&quot;))" office:value-type="string" office:string-value="1">
            <text:p>1</text:p>
          </table:table-cell>
          <table:table-cell table:formula="of:=IF(ISODD([.$C19]);RIGHT(LEFT([.$F19];[.O$3]);1);IF([.$C19]&gt;2;RIGHT(LEFT([.$G18];[.O$3]);1);&quot;&quot;))" office:value-type="string" office:string-value="1">
            <text:p>1</text:p>
          </table:table-cell>
          <table:table-cell table:formula="of:=IF(ISEVEN([.$C20]);RIGHT(LEFT([.$F20];[.P$3]);1);IF([.$C20]&lt;3;RIGHT(LEFT([.$G19];[.P$3]);1);&quot;&quot;))" office:value-type="string" office:string-value="1">
            <text:p>1</text:p>
          </table:table-cell>
          <table:table-cell table:formula="of:=IF(ISEVEN([.$C20]);RIGHT(LEFT([.$F20];[.Q$3]);1);IF([.$C20]&lt;3;RIGHT(LEFT([.$G19];[.Q$3]);1);&quot;&quot;))" office:value-type="string" office:string-value="1">
            <text:p>1</text:p>
          </table:table-cell>
          <table:table-cell table:formula="of:=IF(ISEVEN([.$C20]);RIGHT(LEFT([.$F20];[.R$3]);1);IF([.$C20]&lt;3;RIGHT(LEFT([.$G19];[.R$3]);1);&quot;&quot;))" office:value-type="string" office:string-value="1">
            <text:p>1</text:p>
          </table:table-cell>
          <table:table-cell table:formula="of:=IF(ISEVEN([.$C20]);RIGHT(LEFT([.$F20];[.S$3]);1);IF([.$C20]&lt;3;RIGHT(LEFT([.$G19];[.S$3]);1);&quot;&quot;))" office:value-type="string" office:string-value="1">
            <text:p>1</text:p>
          </table:table-cell>
          <table:table-cell table:formula="of:=IF(ISEVEN([.$C20]);RIGHT(LEFT([.$F20];[.T$3]);1);IF([.$C20]&lt;3;RIGHT(LEFT([.$G19];[.T$3]);1);&quot;&quot;))" office:value-type="string" office:string-value="1">
            <text:p>1</text:p>
          </table:table-cell>
          <table:table-cell table:formula="of:=IF(ISEVEN([.$C20]);RIGHT(LEFT([.$F20];[.U$3]);1);IF([.$C20]&lt;3;RIGHT(LEFT([.$G19];[.U$3]);1);&quot;&quot;))" office:value-type="string" office:string-value="1">
            <text:p>1</text:p>
          </table:table-cell>
          <table:table-cell table:formula="of:=IF(ISEVEN([.$C20]);RIGHT(LEFT([.$F20];[.V$3]);1);IF([.$C20]&lt;3;RIGHT(LEFT([.$G19];[.V$3]);1);&quot;&quot;))" office:value-type="string" office:string-value="1">
            <text:p>1</text:p>
          </table:table-cell>
          <table:table-cell table:formula="of:=IF(ISEVEN([.$C20]);RIGHT(LEFT([.$F20];[.W$3]);1);IF([.$C20]&lt;3;RIGHT(LEFT([.$G19];[.W$3]);1);&quot;&quot;))" office:value-type="string" office:string-value="1">
            <text:p>1</text:p>
          </table:table-cell>
          <table:table-cell table:formula="of:=IF(NOT([.I19]=&quot;&quot;);[.I19]*4+[.J19]*2+[.K19];&quot;&quot;)" office:value-type="float" office:value="7">
            <text:p>7</text:p>
          </table:table-cell>
          <table:table-cell table:formula="of:=IF(NOT([.L19]=&quot;&quot;);[.L19]*4+[.M19]*2+[.N19];&quot;&quot;)" office:value-type="float" office:value="7">
            <text:p>7</text:p>
          </table:table-cell>
          <table:table-cell table:formula="of:=IF(NOT([.P19]=&quot;&quot;);[.P19]*4+[.Q19]*2+[.R19];&quot;&quot;)" office:value-type="float" office:value="7">
            <text:p>7</text:p>
          </table:table-cell>
          <table:table-cell table:formula="of:=IF(([.U19]*2+[.V19])=1;1;&quot;&quot;)">
            <text:p/>
          </table:table-cell>
          <table:table-cell table:formula="of:=[.B19]" office:value-type="float" office:value="3">
            <text:p>3</text:p>
          </table:table-cell>
          <table:table-cell table:formula="of:=IF(ISODD([.C19]);&quot;SEND&quot;;IF([.C19]=2;&quot;DATA&quot;;&quot;GET&quot;))" office:value-type="string" office:string-value="SEND">
            <text:p>SEND</text:p>
          </table:table-cell>
          <table:table-cell table:formula="of:=IF(ISODD([.$C19]);[.$D19];[.$E18])" office:value-type="string" office:string-value="0xFF">
            <text:p>0xFF</text:p>
          </table:table-cell>
          <table:table-cell table:formula="of:=IF(ISODD([.$C19]);[.$D20];[.$E19])" office:value-type="string" office:string-value="0xFF">
            <text:p>0xFF</text:p>
          </table:table-cell>
          <table:table-cell table:number-columns-repeated="993"/>
        </table:table-row>
        <table:table-row table:style-name="ro2">
          <table:table-cell office:value-type="float" office:value="3.71759474">
            <text:p>3.71759474</text:p>
          </table:table-cell>
          <table:table-cell office:value-type="float" office:value="3">
            <text:p>3</text:p>
          </table:table-cell>
          <table:table-cell table:formula="of:=IF([.B20]=[.B19];[.C19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1B</text:p>
          </table:table-cell>
          <table:table-cell table:formula="of:=HEX2BIN(RIGHT([.D20];2);8)" office:value-type="string" office:string-value="11111111">
            <text:p>11111111</text:p>
          </table:table-cell>
          <table:table-cell table:formula="of:=HEX2BIN(RIGHT([.E20];2);8)" office:value-type="string" office:string-value="00011011">
            <text:p>00011011</text:p>
          </table:table-cell>
          <table:table-cell table:formula="of:=IF(ISODD([.$C20]);RIGHT(LEFT([.$F20];[.H$3]);1);IF([.$C20]&gt;2;RIGHT(LEFT([.$G19];[.H$3]);1);&quot;&quot;))" office:value-type="string" office:string-value="0">
            <text:p>0</text:p>
          </table:table-cell>
          <table:table-cell table:formula="of:=IF(ISODD([.$C20]);RIGHT(LEFT([.$F20];[.I$3]);1);IF([.$C20]&gt;2;RIGHT(LEFT([.$G19];[.I$3]);1);&quot;&quot;))" office:value-type="string" office:string-value="0">
            <text:p>0</text:p>
          </table:table-cell>
          <table:table-cell table:formula="of:=IF(ISODD([.$C20]);RIGHT(LEFT([.$F20];[.J$3]);1);IF([.$C20]&gt;2;RIGHT(LEFT([.$G19];[.J$3]);1);&quot;&quot;))" office:value-type="string" office:string-value="1">
            <text:p>1</text:p>
          </table:table-cell>
          <table:table-cell table:formula="of:=IF(ISODD([.$C20]);RIGHT(LEFT([.$F20];[.K$3]);1);IF([.$C20]&gt;2;RIGHT(LEFT([.$G19];[.K$3]);1);&quot;&quot;))" office:value-type="string" office:string-value="1">
            <text:p>1</text:p>
          </table:table-cell>
          <table:table-cell table:formula="of:=IF(ISODD([.$C20]);RIGHT(LEFT([.$F20];[.L$3]);1);IF([.$C20]&gt;2;RIGHT(LEFT([.$G19];[.L$3]);1);&quot;&quot;))" office:value-type="string" office:string-value="1">
            <text:p>1</text:p>
          </table:table-cell>
          <table:table-cell table:formula="of:=IF(ISODD([.$C20]);RIGHT(LEFT([.$F20];[.M$3]);1);IF([.$C20]&gt;2;RIGHT(LEFT([.$G19];[.M$3]);1);&quot;&quot;))" office:value-type="string" office:string-value="0">
            <text:p>0</text:p>
          </table:table-cell>
          <table:table-cell table:formula="of:=IF(ISODD([.$C20]);RIGHT(LEFT([.$F20];[.N$3]);1);IF([.$C20]&gt;2;RIGHT(LEFT([.$G19];[.N$3]);1);&quot;&quot;))" office:value-type="string" office:string-value="1">
            <text:p>1</text:p>
          </table:table-cell>
          <table:table-cell table:formula="of:=IF(ISODD([.$C20]);RIGHT(LEFT([.$F20];[.O$3]);1);IF([.$C20]&gt;2;RIGHT(LEFT([.$G19];[.O$3]);1);&quot;&quot;))" office:value-type="string" office:string-value="1">
            <text:p>1</text:p>
          </table:table-cell>
          <table:table-cell table:formula="of:=IF(ISEVEN([.$C21]);RIGHT(LEFT([.$F21];[.P$3]);1);IF([.$C21]&lt;3;RIGHT(LEFT([.$G20];[.P$3]);1);&quot;&quot;))" office:value-type="string" office:string-value="0">
            <text:p>0</text:p>
          </table:table-cell>
          <table:table-cell table:formula="of:=IF(ISEVEN([.$C21]);RIGHT(LEFT([.$F21];[.Q$3]);1);IF([.$C21]&lt;3;RIGHT(LEFT([.$G20];[.Q$3]);1);&quot;&quot;))" office:value-type="string" office:string-value="0">
            <text:p>0</text:p>
          </table:table-cell>
          <table:table-cell table:formula="of:=IF(ISEVEN([.$C21]);RIGHT(LEFT([.$F21];[.R$3]);1);IF([.$C21]&lt;3;RIGHT(LEFT([.$G20];[.R$3]);1);&quot;&quot;))" office:value-type="string" office:string-value="0">
            <text:p>0</text:p>
          </table:table-cell>
          <table:table-cell table:formula="of:=IF(ISEVEN([.$C21]);RIGHT(LEFT([.$F21];[.S$3]);1);IF([.$C21]&lt;3;RIGHT(LEFT([.$G20];[.S$3]);1);&quot;&quot;))" office:value-type="string" office:string-value="1">
            <text:p>1</text:p>
          </table:table-cell>
          <table:table-cell table:formula="of:=IF(ISEVEN([.$C21]);RIGHT(LEFT([.$F21];[.T$3]);1);IF([.$C21]&lt;3;RIGHT(LEFT([.$G20];[.T$3]);1);&quot;&quot;))" office:value-type="string" office:string-value="1">
            <text:p>1</text:p>
          </table:table-cell>
          <table:table-cell table:formula="of:=IF(ISEVEN([.$C21]);RIGHT(LEFT([.$F21];[.U$3]);1);IF([.$C21]&lt;3;RIGHT(LEFT([.$G20];[.U$3]);1);&quot;&quot;))" office:value-type="string" office:string-value="0">
            <text:p>0</text:p>
          </table:table-cell>
          <table:table-cell table:formula="of:=IF(ISEVEN([.$C21]);RIGHT(LEFT([.$F21];[.V$3]);1);IF([.$C21]&lt;3;RIGHT(LEFT([.$G20];[.V$3]);1);&quot;&quot;))" office:value-type="string" office:string-value="1">
            <text:p>1</text:p>
          </table:table-cell>
          <table:table-cell table:formula="of:=IF(ISEVEN([.$C21]);RIGHT(LEFT([.$F21];[.W$3]);1);IF([.$C21]&lt;3;RIGHT(LEFT([.$G20];[.W$3]);1);&quot;&quot;))" office:value-type="string" office:string-value="1">
            <text:p>1</text:p>
          </table:table-cell>
          <table:table-cell table:formula="of:=IF(NOT([.I20]=&quot;&quot;);[.I20]*4+[.J20]*2+[.K20];&quot;&quot;)" office:value-type="float" office:value="3">
            <text:p>3</text:p>
          </table:table-cell>
          <table:table-cell table:formula="of:=IF(NOT([.L20]=&quot;&quot;);[.L20]*4+[.M20]*2+[.N20];&quot;&quot;)" office:value-type="float" office:value="5">
            <text:p>5</text:p>
          </table:table-cell>
          <table:table-cell table:formula="of:=IF(NOT([.P20]=&quot;&quot;);[.P20]*4+[.Q20]*2+[.R20];&quot;&quot;)" office:value-type="float" office:value="0">
            <text:p>0</text:p>
          </table:table-cell>
          <table:table-cell table:formula="of:=IF(([.U20]*2+[.V20])=1;1;&quot;&quot;)" office:value-type="float" office:value="1">
            <text:p>1</text:p>
          </table:table-cell>
          <table:table-cell table:formula="of:=[.B20]" office:value-type="float" office:value="3">
            <text:p>3</text:p>
          </table:table-cell>
          <table:table-cell table:formula="of:=IF(ISODD([.C20]);&quot;SEND&quot;;IF([.C20]=2;&quot;DATA&quot;;&quot;GET&quot;))" office:value-type="string" office:string-value="GET">
            <text:p>GET</text:p>
          </table:table-cell>
          <table:table-cell table:formula="of:=IF(ISODD([.$C20]);[.$D20];[.$E19])" office:value-type="string" office:string-value="0x3B">
            <text:p>0x3B</text:p>
          </table:table-cell>
          <table:table-cell table:formula="of:=IF(ISODD([.$C20]);[.$D21];[.$E20])" office:value-type="string" office:string-value="0x1B">
            <text:p>0x1B</text:p>
          </table:table-cell>
          <table:table-cell table:number-columns-repeated="993"/>
        </table:table-row>
        <table:table-row table:style-name="ro2">
          <table:table-cell office:value-type="float" office:value="3.8683219">
            <text:p>3.8683219</text:p>
          </table:table-cell>
          <table:table-cell office:value-type="float" office:value="4">
            <text:p>4</text:p>
          </table:table-cell>
          <table:table-cell table:formula="of:=IF([.B21]=[.B20];[.C20]+1;1)" office:value-type="float" office:value="1">
            <text:p>1</text:p>
          </table:table-cell>
          <table:table-cell office:value-type="string">
            <text:p>0xFF</text:p>
          </table:table-cell>
          <table:table-cell office:value-type="string">
            <text:p>0x0A</text:p>
          </table:table-cell>
          <table:table-cell table:formula="of:=HEX2BIN(RIGHT([.D21];2);8)" office:value-type="string" office:string-value="11111111">
            <text:p>11111111</text:p>
          </table:table-cell>
          <table:table-cell table:formula="of:=HEX2BIN(RIGHT([.E21];2);8)" office:value-type="string" office:string-value="00001010">
            <text:p>00001010</text:p>
          </table:table-cell>
          <table:table-cell table:formula="of:=IF(ISODD([.$C21]);RIGHT(LEFT([.$F21];[.H$3]);1);IF([.$C21]&gt;2;RIGHT(LEFT([.$G20];[.H$3]);1);&quot;&quot;))" office:value-type="string" office:string-value="1">
            <text:p>1</text:p>
          </table:table-cell>
          <table:table-cell table:formula="of:=IF(ISODD([.$C21]);RIGHT(LEFT([.$F21];[.I$3]);1);IF([.$C21]&gt;2;RIGHT(LEFT([.$G20];[.I$3]);1);&quot;&quot;))" office:value-type="string" office:string-value="1">
            <text:p>1</text:p>
          </table:table-cell>
          <table:table-cell table:formula="of:=IF(ISODD([.$C21]);RIGHT(LEFT([.$F21];[.J$3]);1);IF([.$C21]&gt;2;RIGHT(LEFT([.$G20];[.J$3]);1);&quot;&quot;))" office:value-type="string" office:string-value="1">
            <text:p>1</text:p>
          </table:table-cell>
          <table:table-cell table:formula="of:=IF(ISODD([.$C21]);RIGHT(LEFT([.$F21];[.K$3]);1);IF([.$C21]&gt;2;RIGHT(LEFT([.$G20];[.K$3]);1);&quot;&quot;))" office:value-type="string" office:string-value="1">
            <text:p>1</text:p>
          </table:table-cell>
          <table:table-cell table:formula="of:=IF(ISODD([.$C21]);RIGHT(LEFT([.$F21];[.L$3]);1);IF([.$C21]&gt;2;RIGHT(LEFT([.$G20];[.L$3]);1);&quot;&quot;))" office:value-type="string" office:string-value="1">
            <text:p>1</text:p>
          </table:table-cell>
          <table:table-cell table:formula="of:=IF(ISODD([.$C21]);RIGHT(LEFT([.$F21];[.M$3]);1);IF([.$C21]&gt;2;RIGHT(LEFT([.$G20];[.M$3]);1);&quot;&quot;))" office:value-type="string" office:string-value="1">
            <text:p>1</text:p>
          </table:table-cell>
          <table:table-cell table:formula="of:=IF(ISODD([.$C21]);RIGHT(LEFT([.$F21];[.N$3]);1);IF([.$C21]&gt;2;RIGHT(LEFT([.$G20];[.N$3]);1);&quot;&quot;))" office:value-type="string" office:string-value="1">
            <text:p>1</text:p>
          </table:table-cell>
          <table:table-cell table:formula="of:=IF(ISODD([.$C21]);RIGHT(LEFT([.$F21];[.O$3]);1);IF([.$C21]&gt;2;RIGHT(LEFT([.$G20];[.O$3]);1);&quot;&quot;))" office:value-type="string" office:string-value="1">
            <text:p>1</text:p>
          </table:table-cell>
          <table:table-cell table:formula="of:=IF(ISEVEN([.$C22]);RIGHT(LEFT([.$F22];[.P$3]);1);IF([.$C22]&lt;3;RIGHT(LEFT([.$G21];[.P$3]);1);&quot;&quot;))" office:value-type="string" office:string-value="1">
            <text:p>1</text:p>
          </table:table-cell>
          <table:table-cell table:formula="of:=IF(ISEVEN([.$C22]);RIGHT(LEFT([.$F22];[.Q$3]);1);IF([.$C22]&lt;3;RIGHT(LEFT([.$G21];[.Q$3]);1);&quot;&quot;))" office:value-type="string" office:string-value="1">
            <text:p>1</text:p>
          </table:table-cell>
          <table:table-cell table:formula="of:=IF(ISEVEN([.$C22]);RIGHT(LEFT([.$F22];[.R$3]);1);IF([.$C22]&lt;3;RIGHT(LEFT([.$G21];[.R$3]);1);&quot;&quot;))" office:value-type="string" office:string-value="1">
            <text:p>1</text:p>
          </table:table-cell>
          <table:table-cell table:formula="of:=IF(ISEVEN([.$C22]);RIGHT(LEFT([.$F22];[.S$3]);1);IF([.$C22]&lt;3;RIGHT(LEFT([.$G21];[.S$3]);1);&quot;&quot;))" office:value-type="string" office:string-value="1">
            <text:p>1</text:p>
          </table:table-cell>
          <table:table-cell table:formula="of:=IF(ISEVEN([.$C22]);RIGHT(LEFT([.$F22];[.T$3]);1);IF([.$C22]&lt;3;RIGHT(LEFT([.$G21];[.T$3]);1);&quot;&quot;))" office:value-type="string" office:string-value="1">
            <text:p>1</text:p>
          </table:table-cell>
          <table:table-cell table:formula="of:=IF(ISEVEN([.$C22]);RIGHT(LEFT([.$F22];[.U$3]);1);IF([.$C22]&lt;3;RIGHT(LEFT([.$G21];[.U$3]);1);&quot;&quot;))" office:value-type="string" office:string-value="1">
            <text:p>1</text:p>
          </table:table-cell>
          <table:table-cell table:formula="of:=IF(ISEVEN([.$C22]);RIGHT(LEFT([.$F22];[.V$3]);1);IF([.$C22]&lt;3;RIGHT(LEFT([.$G21];[.V$3]);1);&quot;&quot;))" office:value-type="string" office:string-value="1">
            <text:p>1</text:p>
          </table:table-cell>
          <table:table-cell table:formula="of:=IF(ISEVEN([.$C22]);RIGHT(LEFT([.$F22];[.W$3]);1);IF([.$C22]&lt;3;RIGHT(LEFT([.$G21];[.W$3]);1);&quot;&quot;))" office:value-type="string" office:string-value="1">
            <text:p>1</text:p>
          </table:table-cell>
          <table:table-cell table:formula="of:=IF(NOT([.I21]=&quot;&quot;);[.I21]*4+[.J21]*2+[.K21];&quot;&quot;)" office:value-type="float" office:value="7">
            <text:p>7</text:p>
          </table:table-cell>
          <table:table-cell table:formula="of:=IF(NOT([.L21]=&quot;&quot;);[.L21]*4+[.M21]*2+[.N21];&quot;&quot;)" office:value-type="float" office:value="7">
            <text:p>7</text:p>
          </table:table-cell>
          <table:table-cell table:formula="of:=IF(NOT([.P21]=&quot;&quot;);[.P21]*4+[.Q21]*2+[.R21];&quot;&quot;)" office:value-type="float" office:value="7">
            <text:p>7</text:p>
          </table:table-cell>
          <table:table-cell table:formula="of:=IF(([.U21]*2+[.V21])=1;1;&quot;&quot;)">
            <text:p/>
          </table:table-cell>
          <table:table-cell table:formula="of:=[.B21]" office:value-type="float" office:value="4">
            <text:p>4</text:p>
          </table:table-cell>
          <table:table-cell table:formula="of:=IF(ISODD([.C21]);&quot;SEND&quot;;IF([.C21]=2;&quot;DATA&quot;;&quot;GET&quot;))" office:value-type="string" office:string-value="SEND">
            <text:p>SEND</text:p>
          </table:table-cell>
          <table:table-cell table:formula="of:=IF(ISODD([.$C21]);[.$D21];[.$E20])" office:value-type="string" office:string-value="0xFF">
            <text:p>0xFF</text:p>
          </table:table-cell>
          <table:table-cell table:formula="of:=IF(ISODD([.$C21]);[.$D22];[.$E21])" office:value-type="string" office:string-value="0xFF">
            <text:p>0xFF</text:p>
          </table:table-cell>
          <table:table-cell table:number-columns-repeated="993"/>
        </table:table-row>
        <table:table-row table:style-name="ro2">
          <table:table-cell office:value-type="float" office:value="3.86875768">
            <text:p>3.86875768</text:p>
          </table:table-cell>
          <table:table-cell office:value-type="float" office:value="4">
            <text:p>4</text:p>
          </table:table-cell>
          <table:table-cell table:formula="of:=IF([.B22]=[.B21];[.C21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84</text:p>
          </table:table-cell>
          <table:table-cell table:formula="of:=HEX2BIN(RIGHT([.D22];2);8)" office:value-type="string" office:string-value="11111111">
            <text:p>11111111</text:p>
          </table:table-cell>
          <table:table-cell table:formula="of:=HEX2BIN(RIGHT([.E22];2);8)" office:value-type="string" office:string-value="10000100">
            <text:p>10000100</text:p>
          </table:table-cell>
          <table:table-cell table:formula="of:=IF(ISODD([.$C22]);RIGHT(LEFT([.$F22];[.H$3]);1);IF([.$C22]&gt;2;RIGHT(LEFT([.$G21];[.H$3]);1);&quot;&quot;))">
            <text:p/>
          </table:table-cell>
          <table:table-cell table:formula="of:=IF(ISODD([.$C22]);RIGHT(LEFT([.$F22];[.I$3]);1);IF([.$C22]&gt;2;RIGHT(LEFT([.$G21];[.I$3]);1);&quot;&quot;))">
            <text:p/>
          </table:table-cell>
          <table:table-cell table:formula="of:=IF(ISODD([.$C22]);RIGHT(LEFT([.$F22];[.J$3]);1);IF([.$C22]&gt;2;RIGHT(LEFT([.$G21];[.J$3]);1);&quot;&quot;))">
            <text:p/>
          </table:table-cell>
          <table:table-cell table:formula="of:=IF(ISODD([.$C22]);RIGHT(LEFT([.$F22];[.K$3]);1);IF([.$C22]&gt;2;RIGHT(LEFT([.$G21];[.K$3]);1);&quot;&quot;))">
            <text:p/>
          </table:table-cell>
          <table:table-cell table:formula="of:=IF(ISODD([.$C22]);RIGHT(LEFT([.$F22];[.L$3]);1);IF([.$C22]&gt;2;RIGHT(LEFT([.$G21];[.L$3]);1);&quot;&quot;))">
            <text:p/>
          </table:table-cell>
          <table:table-cell table:formula="of:=IF(ISODD([.$C22]);RIGHT(LEFT([.$F22];[.M$3]);1);IF([.$C22]&gt;2;RIGHT(LEFT([.$G21];[.M$3]);1);&quot;&quot;))">
            <text:p/>
          </table:table-cell>
          <table:table-cell table:formula="of:=IF(ISODD([.$C22]);RIGHT(LEFT([.$F22];[.N$3]);1);IF([.$C22]&gt;2;RIGHT(LEFT([.$G21];[.N$3]);1);&quot;&quot;))">
            <text:p/>
          </table:table-cell>
          <table:table-cell table:formula="of:=IF(ISODD([.$C22]);RIGHT(LEFT([.$F22];[.O$3]);1);IF([.$C22]&gt;2;RIGHT(LEFT([.$G21];[.O$3]);1);&quot;&quot;))">
            <text:p/>
          </table:table-cell>
          <table:table-cell table:formula="of:=IF(ISEVEN([.$C23]);RIGHT(LEFT([.$F23];[.P$3]);1);IF([.$C23]&lt;3;RIGHT(LEFT([.$G22];[.P$3]);1);&quot;&quot;))">
            <text:p/>
          </table:table-cell>
          <table:table-cell table:formula="of:=IF(ISEVEN([.$C23]);RIGHT(LEFT([.$F23];[.Q$3]);1);IF([.$C23]&lt;3;RIGHT(LEFT([.$G22];[.Q$3]);1);&quot;&quot;))">
            <text:p/>
          </table:table-cell>
          <table:table-cell table:formula="of:=IF(ISEVEN([.$C23]);RIGHT(LEFT([.$F23];[.R$3]);1);IF([.$C23]&lt;3;RIGHT(LEFT([.$G22];[.R$3]);1);&quot;&quot;))">
            <text:p/>
          </table:table-cell>
          <table:table-cell table:formula="of:=IF(ISEVEN([.$C23]);RIGHT(LEFT([.$F23];[.S$3]);1);IF([.$C23]&lt;3;RIGHT(LEFT([.$G22];[.S$3]);1);&quot;&quot;))">
            <text:p/>
          </table:table-cell>
          <table:table-cell table:formula="of:=IF(ISEVEN([.$C23]);RIGHT(LEFT([.$F23];[.T$3]);1);IF([.$C23]&lt;3;RIGHT(LEFT([.$G22];[.T$3]);1);&quot;&quot;))">
            <text:p/>
          </table:table-cell>
          <table:table-cell table:formula="of:=IF(ISEVEN([.$C23]);RIGHT(LEFT([.$F23];[.U$3]);1);IF([.$C23]&lt;3;RIGHT(LEFT([.$G22];[.U$3]);1);&quot;&quot;))">
            <text:p/>
          </table:table-cell>
          <table:table-cell table:formula="of:=IF(ISEVEN([.$C23]);RIGHT(LEFT([.$F23];[.V$3]);1);IF([.$C23]&lt;3;RIGHT(LEFT([.$G22];[.V$3]);1);&quot;&quot;))">
            <text:p/>
          </table:table-cell>
          <table:table-cell table:formula="of:=IF(ISEVEN([.$C23]);RIGHT(LEFT([.$F23];[.W$3]);1);IF([.$C23]&lt;3;RIGHT(LEFT([.$G22];[.W$3]);1);&quot;&quot;))">
            <text:p/>
          </table:table-cell>
          <table:table-cell table:formula="of:=IF(NOT([.I22]=&quot;&quot;);[.I22]*4+[.J22]*2+[.K22];&quot;&quot;)">
            <text:p/>
          </table:table-cell>
          <table:table-cell table:formula="of:=IF(NOT([.L22]=&quot;&quot;);[.L22]*4+[.M22]*2+[.N22];&quot;&quot;)">
            <text:p/>
          </table:table-cell>
          <table:table-cell table:formula="of:=IF(NOT([.P22]=&quot;&quot;);[.P22]*4+[.Q22]*2+[.R22];&quot;&quot;)">
            <text:p/>
          </table:table-cell>
          <table:table-cell table:formula="of:=IF(([.U22]*2+[.V22])=1;1;&quot;&quot;)">
            <text:p/>
          </table:table-cell>
          <table:table-cell table:formula="of:=[.B22]" office:value-type="float" office:value="4">
            <text:p>4</text:p>
          </table:table-cell>
          <table:table-cell table:formula="of:=IF(ISODD([.C22]);&quot;SEND&quot;;IF([.C22]=2;&quot;DATA&quot;;&quot;GET&quot;))" office:value-type="string" office:string-value="DATA">
            <text:p>DATA</text:p>
          </table:table-cell>
          <table:table-cell table:formula="of:=IF(ISODD([.$C22]);[.$D22];[.$E21])" office:value-type="string" office:string-value="0x0A">
            <text:p>0x0A</text:p>
          </table:table-cell>
          <table:table-cell table:formula="of:=IF(ISODD([.$C22]);[.$D23];[.$E22])" office:value-type="string" office:string-value="0x84">
            <text:p>0x84</text:p>
          </table:table-cell>
          <table:table-cell table:number-columns-repeated="993"/>
        </table:table-row>
        <table:table-row table:style-name="ro2">
          <table:table-cell office:value-type="float" office:value="3.86919346">
            <text:p>3.86919346</text:p>
          </table:table-cell>
          <table:table-cell office:value-type="float" office:value="4">
            <text:p>4</text:p>
          </table:table-cell>
          <table:table-cell table:formula="of:=IF([.B23]=[.B22];[.C22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HEX2BIN(RIGHT([.D23];2);8)" office:value-type="string" office:string-value="11111111">
            <text:p>11111111</text:p>
          </table:table-cell>
          <table:table-cell table:formula="of:=HEX2BIN(RIGHT([.E23];2);8)" office:value-type="string" office:string-value="00111011">
            <text:p>00111011</text:p>
          </table:table-cell>
          <table:table-cell table:formula="of:=IF(ISODD([.$C23]);RIGHT(LEFT([.$F23];[.H$3]);1);IF([.$C23]&gt;2;RIGHT(LEFT([.$G22];[.H$3]);1);&quot;&quot;))" office:value-type="string" office:string-value="1">
            <text:p>1</text:p>
          </table:table-cell>
          <table:table-cell table:formula="of:=IF(ISODD([.$C23]);RIGHT(LEFT([.$F23];[.I$3]);1);IF([.$C23]&gt;2;RIGHT(LEFT([.$G22];[.I$3]);1);&quot;&quot;))" office:value-type="string" office:string-value="1">
            <text:p>1</text:p>
          </table:table-cell>
          <table:table-cell table:formula="of:=IF(ISODD([.$C23]);RIGHT(LEFT([.$F23];[.J$3]);1);IF([.$C23]&gt;2;RIGHT(LEFT([.$G22];[.J$3]);1);&quot;&quot;))" office:value-type="string" office:string-value="1">
            <text:p>1</text:p>
          </table:table-cell>
          <table:table-cell table:formula="of:=IF(ISODD([.$C23]);RIGHT(LEFT([.$F23];[.K$3]);1);IF([.$C23]&gt;2;RIGHT(LEFT([.$G22];[.K$3]);1);&quot;&quot;))" office:value-type="string" office:string-value="1">
            <text:p>1</text:p>
          </table:table-cell>
          <table:table-cell table:formula="of:=IF(ISODD([.$C23]);RIGHT(LEFT([.$F23];[.L$3]);1);IF([.$C23]&gt;2;RIGHT(LEFT([.$G22];[.L$3]);1);&quot;&quot;))" office:value-type="string" office:string-value="1">
            <text:p>1</text:p>
          </table:table-cell>
          <table:table-cell table:formula="of:=IF(ISODD([.$C23]);RIGHT(LEFT([.$F23];[.M$3]);1);IF([.$C23]&gt;2;RIGHT(LEFT([.$G22];[.M$3]);1);&quot;&quot;))" office:value-type="string" office:string-value="1">
            <text:p>1</text:p>
          </table:table-cell>
          <table:table-cell table:formula="of:=IF(ISODD([.$C23]);RIGHT(LEFT([.$F23];[.N$3]);1);IF([.$C23]&gt;2;RIGHT(LEFT([.$G22];[.N$3]);1);&quot;&quot;))" office:value-type="string" office:string-value="1">
            <text:p>1</text:p>
          </table:table-cell>
          <table:table-cell table:formula="of:=IF(ISODD([.$C23]);RIGHT(LEFT([.$F23];[.O$3]);1);IF([.$C23]&gt;2;RIGHT(LEFT([.$G22];[.O$3]);1);&quot;&quot;))" office:value-type="string" office:string-value="1">
            <text:p>1</text:p>
          </table:table-cell>
          <table:table-cell table:formula="of:=IF(ISEVEN([.$C24]);RIGHT(LEFT([.$F24];[.P$3]);1);IF([.$C24]&lt;3;RIGHT(LEFT([.$G23];[.P$3]);1);&quot;&quot;))" office:value-type="string" office:string-value="1">
            <text:p>1</text:p>
          </table:table-cell>
          <table:table-cell table:formula="of:=IF(ISEVEN([.$C24]);RIGHT(LEFT([.$F24];[.Q$3]);1);IF([.$C24]&lt;3;RIGHT(LEFT([.$G23];[.Q$3]);1);&quot;&quot;))" office:value-type="string" office:string-value="1">
            <text:p>1</text:p>
          </table:table-cell>
          <table:table-cell table:formula="of:=IF(ISEVEN([.$C24]);RIGHT(LEFT([.$F24];[.R$3]);1);IF([.$C24]&lt;3;RIGHT(LEFT([.$G23];[.R$3]);1);&quot;&quot;))" office:value-type="string" office:string-value="1">
            <text:p>1</text:p>
          </table:table-cell>
          <table:table-cell table:formula="of:=IF(ISEVEN([.$C24]);RIGHT(LEFT([.$F24];[.S$3]);1);IF([.$C24]&lt;3;RIGHT(LEFT([.$G23];[.S$3]);1);&quot;&quot;))" office:value-type="string" office:string-value="1">
            <text:p>1</text:p>
          </table:table-cell>
          <table:table-cell table:formula="of:=IF(ISEVEN([.$C24]);RIGHT(LEFT([.$F24];[.T$3]);1);IF([.$C24]&lt;3;RIGHT(LEFT([.$G23];[.T$3]);1);&quot;&quot;))" office:value-type="string" office:string-value="1">
            <text:p>1</text:p>
          </table:table-cell>
          <table:table-cell table:formula="of:=IF(ISEVEN([.$C24]);RIGHT(LEFT([.$F24];[.U$3]);1);IF([.$C24]&lt;3;RIGHT(LEFT([.$G23];[.U$3]);1);&quot;&quot;))" office:value-type="string" office:string-value="1">
            <text:p>1</text:p>
          </table:table-cell>
          <table:table-cell table:formula="of:=IF(ISEVEN([.$C24]);RIGHT(LEFT([.$F24];[.V$3]);1);IF([.$C24]&lt;3;RIGHT(LEFT([.$G23];[.V$3]);1);&quot;&quot;))" office:value-type="string" office:string-value="1">
            <text:p>1</text:p>
          </table:table-cell>
          <table:table-cell table:formula="of:=IF(ISEVEN([.$C24]);RIGHT(LEFT([.$F24];[.W$3]);1);IF([.$C24]&lt;3;RIGHT(LEFT([.$G23];[.W$3]);1);&quot;&quot;))" office:value-type="string" office:string-value="1">
            <text:p>1</text:p>
          </table:table-cell>
          <table:table-cell table:formula="of:=IF(NOT([.I23]=&quot;&quot;);[.I23]*4+[.J23]*2+[.K23];&quot;&quot;)" office:value-type="float" office:value="7">
            <text:p>7</text:p>
          </table:table-cell>
          <table:table-cell table:formula="of:=IF(NOT([.L23]=&quot;&quot;);[.L23]*4+[.M23]*2+[.N23];&quot;&quot;)" office:value-type="float" office:value="7">
            <text:p>7</text:p>
          </table:table-cell>
          <table:table-cell table:formula="of:=IF(NOT([.P23]=&quot;&quot;);[.P23]*4+[.Q23]*2+[.R23];&quot;&quot;)" office:value-type="float" office:value="7">
            <text:p>7</text:p>
          </table:table-cell>
          <table:table-cell table:formula="of:=IF(([.U23]*2+[.V23])=1;1;&quot;&quot;)">
            <text:p/>
          </table:table-cell>
          <table:table-cell table:formula="of:=[.B23]" office:value-type="float" office:value="4">
            <text:p>4</text:p>
          </table:table-cell>
          <table:table-cell table:formula="of:=IF(ISODD([.C23]);&quot;SEND&quot;;IF([.C23]=2;&quot;DATA&quot;;&quot;GET&quot;))" office:value-type="string" office:string-value="SEND">
            <text:p>SEND</text:p>
          </table:table-cell>
          <table:table-cell table:formula="of:=IF(ISODD([.$C23]);[.$D23];[.$E22])" office:value-type="string" office:string-value="0xFF">
            <text:p>0xFF</text:p>
          </table:table-cell>
          <table:table-cell table:formula="of:=IF(ISODD([.$C23]);[.$D24];[.$E23])" office:value-type="string" office:string-value="0xFF">
            <text:p>0xFF</text:p>
          </table:table-cell>
          <table:table-cell table:number-columns-repeated="993"/>
        </table:table-row>
        <table:table-row table:style-name="ro2">
          <table:table-cell office:value-type="float" office:value="3.86962922">
            <text:p>3.86962922</text:p>
          </table:table-cell>
          <table:table-cell office:value-type="float" office:value="4">
            <text:p>4</text:p>
          </table:table-cell>
          <table:table-cell table:formula="of:=IF([.B24]=[.B23];[.C23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1B</text:p>
          </table:table-cell>
          <table:table-cell table:formula="of:=HEX2BIN(RIGHT([.D24];2);8)" office:value-type="string" office:string-value="11111111">
            <text:p>11111111</text:p>
          </table:table-cell>
          <table:table-cell table:formula="of:=HEX2BIN(RIGHT([.E24];2);8)" office:value-type="string" office:string-value="00011011">
            <text:p>00011011</text:p>
          </table:table-cell>
          <table:table-cell table:formula="of:=IF(ISODD([.$C24]);RIGHT(LEFT([.$F24];[.H$3]);1);IF([.$C24]&gt;2;RIGHT(LEFT([.$G23];[.H$3]);1);&quot;&quot;))" office:value-type="string" office:string-value="0">
            <text:p>0</text:p>
          </table:table-cell>
          <table:table-cell table:formula="of:=IF(ISODD([.$C24]);RIGHT(LEFT([.$F24];[.I$3]);1);IF([.$C24]&gt;2;RIGHT(LEFT([.$G23];[.I$3]);1);&quot;&quot;))" office:value-type="string" office:string-value="0">
            <text:p>0</text:p>
          </table:table-cell>
          <table:table-cell table:formula="of:=IF(ISODD([.$C24]);RIGHT(LEFT([.$F24];[.J$3]);1);IF([.$C24]&gt;2;RIGHT(LEFT([.$G23];[.J$3]);1);&quot;&quot;))" office:value-type="string" office:string-value="1">
            <text:p>1</text:p>
          </table:table-cell>
          <table:table-cell table:formula="of:=IF(ISODD([.$C24]);RIGHT(LEFT([.$F24];[.K$3]);1);IF([.$C24]&gt;2;RIGHT(LEFT([.$G23];[.K$3]);1);&quot;&quot;))" office:value-type="string" office:string-value="1">
            <text:p>1</text:p>
          </table:table-cell>
          <table:table-cell table:formula="of:=IF(ISODD([.$C24]);RIGHT(LEFT([.$F24];[.L$3]);1);IF([.$C24]&gt;2;RIGHT(LEFT([.$G23];[.L$3]);1);&quot;&quot;))" office:value-type="string" office:string-value="1">
            <text:p>1</text:p>
          </table:table-cell>
          <table:table-cell table:formula="of:=IF(ISODD([.$C24]);RIGHT(LEFT([.$F24];[.M$3]);1);IF([.$C24]&gt;2;RIGHT(LEFT([.$G23];[.M$3]);1);&quot;&quot;))" office:value-type="string" office:string-value="0">
            <text:p>0</text:p>
          </table:table-cell>
          <table:table-cell table:formula="of:=IF(ISODD([.$C24]);RIGHT(LEFT([.$F24];[.N$3]);1);IF([.$C24]&gt;2;RIGHT(LEFT([.$G23];[.N$3]);1);&quot;&quot;))" office:value-type="string" office:string-value="1">
            <text:p>1</text:p>
          </table:table-cell>
          <table:table-cell table:formula="of:=IF(ISODD([.$C24]);RIGHT(LEFT([.$F24];[.O$3]);1);IF([.$C24]&gt;2;RIGHT(LEFT([.$G23];[.O$3]);1);&quot;&quot;))" office:value-type="string" office:string-value="1">
            <text:p>1</text:p>
          </table:table-cell>
          <table:table-cell table:formula="of:=IF(ISEVEN([.$C25]);RIGHT(LEFT([.$F25];[.P$3]);1);IF([.$C25]&lt;3;RIGHT(LEFT([.$G24];[.P$3]);1);&quot;&quot;))" office:value-type="string" office:string-value="0">
            <text:p>0</text:p>
          </table:table-cell>
          <table:table-cell table:formula="of:=IF(ISEVEN([.$C25]);RIGHT(LEFT([.$F25];[.Q$3]);1);IF([.$C25]&lt;3;RIGHT(LEFT([.$G24];[.Q$3]);1);&quot;&quot;))" office:value-type="string" office:string-value="0">
            <text:p>0</text:p>
          </table:table-cell>
          <table:table-cell table:formula="of:=IF(ISEVEN([.$C25]);RIGHT(LEFT([.$F25];[.R$3]);1);IF([.$C25]&lt;3;RIGHT(LEFT([.$G24];[.R$3]);1);&quot;&quot;))" office:value-type="string" office:string-value="0">
            <text:p>0</text:p>
          </table:table-cell>
          <table:table-cell table:formula="of:=IF(ISEVEN([.$C25]);RIGHT(LEFT([.$F25];[.S$3]);1);IF([.$C25]&lt;3;RIGHT(LEFT([.$G24];[.S$3]);1);&quot;&quot;))" office:value-type="string" office:string-value="1">
            <text:p>1</text:p>
          </table:table-cell>
          <table:table-cell table:formula="of:=IF(ISEVEN([.$C25]);RIGHT(LEFT([.$F25];[.T$3]);1);IF([.$C25]&lt;3;RIGHT(LEFT([.$G24];[.T$3]);1);&quot;&quot;))" office:value-type="string" office:string-value="1">
            <text:p>1</text:p>
          </table:table-cell>
          <table:table-cell table:formula="of:=IF(ISEVEN([.$C25]);RIGHT(LEFT([.$F25];[.U$3]);1);IF([.$C25]&lt;3;RIGHT(LEFT([.$G24];[.U$3]);1);&quot;&quot;))" office:value-type="string" office:string-value="0">
            <text:p>0</text:p>
          </table:table-cell>
          <table:table-cell table:formula="of:=IF(ISEVEN([.$C25]);RIGHT(LEFT([.$F25];[.V$3]);1);IF([.$C25]&lt;3;RIGHT(LEFT([.$G24];[.V$3]);1);&quot;&quot;))" office:value-type="string" office:string-value="1">
            <text:p>1</text:p>
          </table:table-cell>
          <table:table-cell table:formula="of:=IF(ISEVEN([.$C25]);RIGHT(LEFT([.$F25];[.W$3]);1);IF([.$C25]&lt;3;RIGHT(LEFT([.$G24];[.W$3]);1);&quot;&quot;))" office:value-type="string" office:string-value="1">
            <text:p>1</text:p>
          </table:table-cell>
          <table:table-cell table:formula="of:=IF(NOT([.I24]=&quot;&quot;);[.I24]*4+[.J24]*2+[.K24];&quot;&quot;)" office:value-type="float" office:value="3">
            <text:p>3</text:p>
          </table:table-cell>
          <table:table-cell table:formula="of:=IF(NOT([.L24]=&quot;&quot;);[.L24]*4+[.M24]*2+[.N24];&quot;&quot;)" office:value-type="float" office:value="5">
            <text:p>5</text:p>
          </table:table-cell>
          <table:table-cell table:formula="of:=IF(NOT([.P24]=&quot;&quot;);[.P24]*4+[.Q24]*2+[.R24];&quot;&quot;)" office:value-type="float" office:value="0">
            <text:p>0</text:p>
          </table:table-cell>
          <table:table-cell table:formula="of:=IF(([.U24]*2+[.V24])=1;1;&quot;&quot;)" office:value-type="float" office:value="1">
            <text:p>1</text:p>
          </table:table-cell>
          <table:table-cell table:formula="of:=[.B24]" office:value-type="float" office:value="4">
            <text:p>4</text:p>
          </table:table-cell>
          <table:table-cell table:formula="of:=IF(ISODD([.C24]);&quot;SEND&quot;;IF([.C24]=2;&quot;DATA&quot;;&quot;GET&quot;))" office:value-type="string" office:string-value="GET">
            <text:p>GET</text:p>
          </table:table-cell>
          <table:table-cell table:formula="of:=IF(ISODD([.$C24]);[.$D24];[.$E23])" office:value-type="string" office:string-value="0x3B">
            <text:p>0x3B</text:p>
          </table:table-cell>
          <table:table-cell table:formula="of:=IF(ISODD([.$C24]);[.$D25];[.$E24])" office:value-type="string" office:string-value="0x1B">
            <text:p>0x1B</text:p>
          </table:table-cell>
          <table:table-cell table:number-columns-repeated="993"/>
        </table:table-row>
        <table:table-row table:style-name="ro2">
          <table:table-cell office:value-type="float" office:value="3.98432576">
            <text:p>3.98432576</text:p>
          </table:table-cell>
          <table:table-cell office:value-type="float" office:value="5">
            <text:p>5</text:p>
          </table:table-cell>
          <table:table-cell table:formula="of:=IF([.B25]=[.B24];[.C24]+1;1)" office:value-type="float" office:value="1">
            <text:p>1</text:p>
          </table:table-cell>
          <table:table-cell office:value-type="string">
            <text:p>0xBD</text:p>
          </table:table-cell>
          <table:table-cell office:value-type="string">
            <text:p>0x05</text:p>
          </table:table-cell>
          <table:table-cell table:formula="of:=HEX2BIN(RIGHT([.D25];2);8)" office:value-type="string" office:string-value="10111101">
            <text:p>10111101</text:p>
          </table:table-cell>
          <table:table-cell table:formula="of:=HEX2BIN(RIGHT([.E25];2);8)" office:value-type="string" office:string-value="00000101">
            <text:p>00000101</text:p>
          </table:table-cell>
          <table:table-cell table:formula="of:=IF(ISODD([.$C25]);RIGHT(LEFT([.$F25];[.H$3]);1);IF([.$C25]&gt;2;RIGHT(LEFT([.$G24];[.H$3]);1);&quot;&quot;))" office:value-type="string" office:string-value="1">
            <text:p>1</text:p>
          </table:table-cell>
          <table:table-cell table:formula="of:=IF(ISODD([.$C25]);RIGHT(LEFT([.$F25];[.I$3]);1);IF([.$C25]&gt;2;RIGHT(LEFT([.$G24];[.I$3]);1);&quot;&quot;))" office:value-type="string" office:string-value="0">
            <text:p>0</text:p>
          </table:table-cell>
          <table:table-cell table:formula="of:=IF(ISODD([.$C25]);RIGHT(LEFT([.$F25];[.J$3]);1);IF([.$C25]&gt;2;RIGHT(LEFT([.$G24];[.J$3]);1);&quot;&quot;))" office:value-type="string" office:string-value="1">
            <text:p>1</text:p>
          </table:table-cell>
          <table:table-cell table:formula="of:=IF(ISODD([.$C25]);RIGHT(LEFT([.$F25];[.K$3]);1);IF([.$C25]&gt;2;RIGHT(LEFT([.$G24];[.K$3]);1);&quot;&quot;))" office:value-type="string" office:string-value="1">
            <text:p>1</text:p>
          </table:table-cell>
          <table:table-cell table:formula="of:=IF(ISODD([.$C25]);RIGHT(LEFT([.$F25];[.L$3]);1);IF([.$C25]&gt;2;RIGHT(LEFT([.$G24];[.L$3]);1);&quot;&quot;))" office:value-type="string" office:string-value="1">
            <text:p>1</text:p>
          </table:table-cell>
          <table:table-cell table:formula="of:=IF(ISODD([.$C25]);RIGHT(LEFT([.$F25];[.M$3]);1);IF([.$C25]&gt;2;RIGHT(LEFT([.$G24];[.M$3]);1);&quot;&quot;))" office:value-type="string" office:string-value="1">
            <text:p>1</text:p>
          </table:table-cell>
          <table:table-cell table:formula="of:=IF(ISODD([.$C25]);RIGHT(LEFT([.$F25];[.N$3]);1);IF([.$C25]&gt;2;RIGHT(LEFT([.$G24];[.N$3]);1);&quot;&quot;))" office:value-type="string" office:string-value="0">
            <text:p>0</text:p>
          </table:table-cell>
          <table:table-cell table:formula="of:=IF(ISODD([.$C25]);RIGHT(LEFT([.$F25];[.O$3]);1);IF([.$C25]&gt;2;RIGHT(LEFT([.$G24];[.O$3]);1);&quot;&quot;))" office:value-type="string" office:string-value="1">
            <text:p>1</text:p>
          </table:table-cell>
          <table:table-cell table:formula="of:=IF(ISEVEN([.$C26]);RIGHT(LEFT([.$F26];[.P$3]);1);IF([.$C26]&lt;3;RIGHT(LEFT([.$G25];[.P$3]);1);&quot;&quot;))" office:value-type="string" office:string-value="1">
            <text:p>1</text:p>
          </table:table-cell>
          <table:table-cell table:formula="of:=IF(ISEVEN([.$C26]);RIGHT(LEFT([.$F26];[.Q$3]);1);IF([.$C26]&lt;3;RIGHT(LEFT([.$G25];[.Q$3]);1);&quot;&quot;))" office:value-type="string" office:string-value="0">
            <text:p>0</text:p>
          </table:table-cell>
          <table:table-cell table:formula="of:=IF(ISEVEN([.$C26]);RIGHT(LEFT([.$F26];[.R$3]);1);IF([.$C26]&lt;3;RIGHT(LEFT([.$G25];[.R$3]);1);&quot;&quot;))" office:value-type="string" office:string-value="0">
            <text:p>0</text:p>
          </table:table-cell>
          <table:table-cell table:formula="of:=IF(ISEVEN([.$C26]);RIGHT(LEFT([.$F26];[.S$3]);1);IF([.$C26]&lt;3;RIGHT(LEFT([.$G25];[.S$3]);1);&quot;&quot;))" office:value-type="string" office:string-value="0">
            <text:p>0</text:p>
          </table:table-cell>
          <table:table-cell table:formula="of:=IF(ISEVEN([.$C26]);RIGHT(LEFT([.$F26];[.T$3]);1);IF([.$C26]&lt;3;RIGHT(LEFT([.$G25];[.T$3]);1);&quot;&quot;))" office:value-type="string" office:string-value="0">
            <text:p>0</text:p>
          </table:table-cell>
          <table:table-cell table:formula="of:=IF(ISEVEN([.$C26]);RIGHT(LEFT([.$F26];[.U$3]);1);IF([.$C26]&lt;3;RIGHT(LEFT([.$G25];[.U$3]);1);&quot;&quot;))" office:value-type="string" office:string-value="1">
            <text:p>1</text:p>
          </table:table-cell>
          <table:table-cell table:formula="of:=IF(ISEVEN([.$C26]);RIGHT(LEFT([.$F26];[.V$3]);1);IF([.$C26]&lt;3;RIGHT(LEFT([.$G25];[.V$3]);1);&quot;&quot;))" office:value-type="string" office:string-value="0">
            <text:p>0</text:p>
          </table:table-cell>
          <table:table-cell table:formula="of:=IF(ISEVEN([.$C26]);RIGHT(LEFT([.$F26];[.W$3]);1);IF([.$C26]&lt;3;RIGHT(LEFT([.$G25];[.W$3]);1);&quot;&quot;))" office:value-type="string" office:string-value="1">
            <text:p>1</text:p>
          </table:table-cell>
          <table:table-cell table:formula="of:=IF(NOT([.I25]=&quot;&quot;);[.I25]*4+[.J25]*2+[.K25];&quot;&quot;)" office:value-type="float" office:value="3">
            <text:p>3</text:p>
          </table:table-cell>
          <table:table-cell table:formula="of:=IF(NOT([.L25]=&quot;&quot;);[.L25]*4+[.M25]*2+[.N25];&quot;&quot;)" office:value-type="float" office:value="6">
            <text:p>6</text:p>
          </table:table-cell>
          <table:table-cell table:formula="of:=IF(NOT([.P25]=&quot;&quot;);[.P25]*4+[.Q25]*2+[.R25];&quot;&quot;)" office:value-type="float" office:value="4">
            <text:p>4</text:p>
          </table:table-cell>
          <table:table-cell table:formula="of:=IF(([.U25]*2+[.V25])=1;1;&quot;&quot;)">
            <text:p/>
          </table:table-cell>
          <table:table-cell table:formula="of:=[.B25]" office:value-type="float" office:value="5">
            <text:p>5</text:p>
          </table:table-cell>
          <table:table-cell table:formula="of:=IF(ISODD([.C25]);&quot;SEND&quot;;IF([.C25]=2;&quot;DATA&quot;;&quot;GET&quot;))" office:value-type="string" office:string-value="SEND">
            <text:p>SEND</text:p>
          </table:table-cell>
          <table:table-cell table:formula="of:=IF(ISODD([.$C25]);[.$D25];[.$E24])" office:value-type="string" office:string-value="0xBD">
            <text:p>0xBD</text:p>
          </table:table-cell>
          <table:table-cell table:formula="of:=IF(ISODD([.$C25]);[.$D26];[.$E25])" office:value-type="string" office:string-value="0x85">
            <text:p>0x85</text:p>
          </table:table-cell>
          <table:table-cell table:number-columns-repeated="993"/>
        </table:table-row>
        <table:table-row table:style-name="ro2">
          <table:table-cell office:value-type="float" office:value="3.98468452">
            <text:p>3.98468452</text:p>
          </table:table-cell>
          <table:table-cell office:value-type="float" office:value="5">
            <text:p>5</text:p>
          </table:table-cell>
          <table:table-cell table:formula="of:=IF([.B26]=[.B25];[.C25]+1;1)" office:value-type="float" office:value="2">
            <text:p>2</text:p>
          </table:table-cell>
          <table:table-cell office:value-type="string">
            <text:p>0x85</text:p>
          </table:table-cell>
          <table:table-cell office:value-type="string">
            <text:p>0x42</text:p>
          </table:table-cell>
          <table:table-cell table:formula="of:=HEX2BIN(RIGHT([.D26];2);8)" office:value-type="string" office:string-value="10000101">
            <text:p>10000101</text:p>
          </table:table-cell>
          <table:table-cell table:formula="of:=HEX2BIN(RIGHT([.E26];2);8)" office:value-type="string" office:string-value="01000010">
            <text:p>01000010</text:p>
          </table:table-cell>
          <table:table-cell table:formula="of:=IF(ISODD([.$C26]);RIGHT(LEFT([.$F26];[.H$3]);1);IF([.$C26]&gt;2;RIGHT(LEFT([.$G25];[.H$3]);1);&quot;&quot;))">
            <text:p/>
          </table:table-cell>
          <table:table-cell table:formula="of:=IF(ISODD([.$C26]);RIGHT(LEFT([.$F26];[.I$3]);1);IF([.$C26]&gt;2;RIGHT(LEFT([.$G25];[.I$3]);1);&quot;&quot;))">
            <text:p/>
          </table:table-cell>
          <table:table-cell table:formula="of:=IF(ISODD([.$C26]);RIGHT(LEFT([.$F26];[.J$3]);1);IF([.$C26]&gt;2;RIGHT(LEFT([.$G25];[.J$3]);1);&quot;&quot;))">
            <text:p/>
          </table:table-cell>
          <table:table-cell table:formula="of:=IF(ISODD([.$C26]);RIGHT(LEFT([.$F26];[.K$3]);1);IF([.$C26]&gt;2;RIGHT(LEFT([.$G25];[.K$3]);1);&quot;&quot;))">
            <text:p/>
          </table:table-cell>
          <table:table-cell table:formula="of:=IF(ISODD([.$C26]);RIGHT(LEFT([.$F26];[.L$3]);1);IF([.$C26]&gt;2;RIGHT(LEFT([.$G25];[.L$3]);1);&quot;&quot;))">
            <text:p/>
          </table:table-cell>
          <table:table-cell table:formula="of:=IF(ISODD([.$C26]);RIGHT(LEFT([.$F26];[.M$3]);1);IF([.$C26]&gt;2;RIGHT(LEFT([.$G25];[.M$3]);1);&quot;&quot;))">
            <text:p/>
          </table:table-cell>
          <table:table-cell table:formula="of:=IF(ISODD([.$C26]);RIGHT(LEFT([.$F26];[.N$3]);1);IF([.$C26]&gt;2;RIGHT(LEFT([.$G25];[.N$3]);1);&quot;&quot;))">
            <text:p/>
          </table:table-cell>
          <table:table-cell table:formula="of:=IF(ISODD([.$C26]);RIGHT(LEFT([.$F26];[.O$3]);1);IF([.$C26]&gt;2;RIGHT(LEFT([.$G25];[.O$3]);1);&quot;&quot;))">
            <text:p/>
          </table:table-cell>
          <table:table-cell table:formula="of:=IF(ISEVEN([.$C27]);RIGHT(LEFT([.$F27];[.P$3]);1);IF([.$C27]&lt;3;RIGHT(LEFT([.$G26];[.P$3]);1);&quot;&quot;))">
            <text:p/>
          </table:table-cell>
          <table:table-cell table:formula="of:=IF(ISEVEN([.$C27]);RIGHT(LEFT([.$F27];[.Q$3]);1);IF([.$C27]&lt;3;RIGHT(LEFT([.$G26];[.Q$3]);1);&quot;&quot;))">
            <text:p/>
          </table:table-cell>
          <table:table-cell table:formula="of:=IF(ISEVEN([.$C27]);RIGHT(LEFT([.$F27];[.R$3]);1);IF([.$C27]&lt;3;RIGHT(LEFT([.$G26];[.R$3]);1);&quot;&quot;))">
            <text:p/>
          </table:table-cell>
          <table:table-cell table:formula="of:=IF(ISEVEN([.$C27]);RIGHT(LEFT([.$F27];[.S$3]);1);IF([.$C27]&lt;3;RIGHT(LEFT([.$G26];[.S$3]);1);&quot;&quot;))">
            <text:p/>
          </table:table-cell>
          <table:table-cell table:formula="of:=IF(ISEVEN([.$C27]);RIGHT(LEFT([.$F27];[.T$3]);1);IF([.$C27]&lt;3;RIGHT(LEFT([.$G26];[.T$3]);1);&quot;&quot;))">
            <text:p/>
          </table:table-cell>
          <table:table-cell table:formula="of:=IF(ISEVEN([.$C27]);RIGHT(LEFT([.$F27];[.U$3]);1);IF([.$C27]&lt;3;RIGHT(LEFT([.$G26];[.U$3]);1);&quot;&quot;))">
            <text:p/>
          </table:table-cell>
          <table:table-cell table:formula="of:=IF(ISEVEN([.$C27]);RIGHT(LEFT([.$F27];[.V$3]);1);IF([.$C27]&lt;3;RIGHT(LEFT([.$G26];[.V$3]);1);&quot;&quot;))">
            <text:p/>
          </table:table-cell>
          <table:table-cell table:formula="of:=IF(ISEVEN([.$C27]);RIGHT(LEFT([.$F27];[.W$3]);1);IF([.$C27]&lt;3;RIGHT(LEFT([.$G26];[.W$3]);1);&quot;&quot;))">
            <text:p/>
          </table:table-cell>
          <table:table-cell table:formula="of:=IF(NOT([.I26]=&quot;&quot;);[.I26]*4+[.J26]*2+[.K26];&quot;&quot;)">
            <text:p/>
          </table:table-cell>
          <table:table-cell table:formula="of:=IF(NOT([.L26]=&quot;&quot;);[.L26]*4+[.M26]*2+[.N26];&quot;&quot;)">
            <text:p/>
          </table:table-cell>
          <table:table-cell table:formula="of:=IF(NOT([.P26]=&quot;&quot;);[.P26]*4+[.Q26]*2+[.R26];&quot;&quot;)">
            <text:p/>
          </table:table-cell>
          <table:table-cell table:formula="of:=IF(([.U26]*2+[.V26])=1;1;&quot;&quot;)">
            <text:p/>
          </table:table-cell>
          <table:table-cell table:formula="of:=[.B26]" office:value-type="float" office:value="5">
            <text:p>5</text:p>
          </table:table-cell>
          <table:table-cell table:formula="of:=IF(ISODD([.C26]);&quot;SEND&quot;;IF([.C26]=2;&quot;DATA&quot;;&quot;GET&quot;))" office:value-type="string" office:string-value="DATA">
            <text:p>DATA</text:p>
          </table:table-cell>
          <table:table-cell table:formula="of:=IF(ISODD([.$C26]);[.$D26];[.$E25])" office:value-type="string" office:string-value="0x05">
            <text:p>0x05</text:p>
          </table:table-cell>
          <table:table-cell table:formula="of:=IF(ISODD([.$C26]);[.$D27];[.$E26])" office:value-type="string" office:string-value="0x42">
            <text:p>0x42</text:p>
          </table:table-cell>
          <table:table-cell table:number-columns-repeated="993"/>
        </table:table-row>
        <table:table-row table:style-name="ro2">
          <table:table-cell office:value-type="float" office:value="3.98510854">
            <text:p>3.98510854</text:p>
          </table:table-cell>
          <table:table-cell office:value-type="float" office:value="5">
            <text:p>5</text:p>
          </table:table-cell>
          <table:table-cell table:formula="of:=IF([.B27]=[.B26];[.C26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1D</text:p>
          </table:table-cell>
          <table:table-cell table:formula="of:=HEX2BIN(RIGHT([.D27];2);8)" office:value-type="string" office:string-value="11111111">
            <text:p>11111111</text:p>
          </table:table-cell>
          <table:table-cell table:formula="of:=HEX2BIN(RIGHT([.E27];2);8)" office:value-type="string" office:string-value="00011101">
            <text:p>00011101</text:p>
          </table:table-cell>
          <table:table-cell table:formula="of:=IF(ISODD([.$C27]);RIGHT(LEFT([.$F27];[.H$3]);1);IF([.$C27]&gt;2;RIGHT(LEFT([.$G26];[.H$3]);1);&quot;&quot;))" office:value-type="string" office:string-value="1">
            <text:p>1</text:p>
          </table:table-cell>
          <table:table-cell table:formula="of:=IF(ISODD([.$C27]);RIGHT(LEFT([.$F27];[.I$3]);1);IF([.$C27]&gt;2;RIGHT(LEFT([.$G26];[.I$3]);1);&quot;&quot;))" office:value-type="string" office:string-value="1">
            <text:p>1</text:p>
          </table:table-cell>
          <table:table-cell table:formula="of:=IF(ISODD([.$C27]);RIGHT(LEFT([.$F27];[.J$3]);1);IF([.$C27]&gt;2;RIGHT(LEFT([.$G26];[.J$3]);1);&quot;&quot;))" office:value-type="string" office:string-value="1">
            <text:p>1</text:p>
          </table:table-cell>
          <table:table-cell table:formula="of:=IF(ISODD([.$C27]);RIGHT(LEFT([.$F27];[.K$3]);1);IF([.$C27]&gt;2;RIGHT(LEFT([.$G26];[.K$3]);1);&quot;&quot;))" office:value-type="string" office:string-value="1">
            <text:p>1</text:p>
          </table:table-cell>
          <table:table-cell table:formula="of:=IF(ISODD([.$C27]);RIGHT(LEFT([.$F27];[.L$3]);1);IF([.$C27]&gt;2;RIGHT(LEFT([.$G26];[.L$3]);1);&quot;&quot;))" office:value-type="string" office:string-value="1">
            <text:p>1</text:p>
          </table:table-cell>
          <table:table-cell table:formula="of:=IF(ISODD([.$C27]);RIGHT(LEFT([.$F27];[.M$3]);1);IF([.$C27]&gt;2;RIGHT(LEFT([.$G26];[.M$3]);1);&quot;&quot;))" office:value-type="string" office:string-value="1">
            <text:p>1</text:p>
          </table:table-cell>
          <table:table-cell table:formula="of:=IF(ISODD([.$C27]);RIGHT(LEFT([.$F27];[.N$3]);1);IF([.$C27]&gt;2;RIGHT(LEFT([.$G26];[.N$3]);1);&quot;&quot;))" office:value-type="string" office:string-value="1">
            <text:p>1</text:p>
          </table:table-cell>
          <table:table-cell table:formula="of:=IF(ISODD([.$C27]);RIGHT(LEFT([.$F27];[.O$3]);1);IF([.$C27]&gt;2;RIGHT(LEFT([.$G26];[.O$3]);1);&quot;&quot;))" office:value-type="string" office:string-value="1">
            <text:p>1</text:p>
          </table:table-cell>
          <table:table-cell table:formula="of:=IF(ISEVEN([.$C28]);RIGHT(LEFT([.$F28];[.P$3]);1);IF([.$C28]&lt;3;RIGHT(LEFT([.$G27];[.P$3]);1);&quot;&quot;))" office:value-type="string" office:string-value="1">
            <text:p>1</text:p>
          </table:table-cell>
          <table:table-cell table:formula="of:=IF(ISEVEN([.$C28]);RIGHT(LEFT([.$F28];[.Q$3]);1);IF([.$C28]&lt;3;RIGHT(LEFT([.$G27];[.Q$3]);1);&quot;&quot;))" office:value-type="string" office:string-value="1">
            <text:p>1</text:p>
          </table:table-cell>
          <table:table-cell table:formula="of:=IF(ISEVEN([.$C28]);RIGHT(LEFT([.$F28];[.R$3]);1);IF([.$C28]&lt;3;RIGHT(LEFT([.$G27];[.R$3]);1);&quot;&quot;))" office:value-type="string" office:string-value="1">
            <text:p>1</text:p>
          </table:table-cell>
          <table:table-cell table:formula="of:=IF(ISEVEN([.$C28]);RIGHT(LEFT([.$F28];[.S$3]);1);IF([.$C28]&lt;3;RIGHT(LEFT([.$G27];[.S$3]);1);&quot;&quot;))" office:value-type="string" office:string-value="1">
            <text:p>1</text:p>
          </table:table-cell>
          <table:table-cell table:formula="of:=IF(ISEVEN([.$C28]);RIGHT(LEFT([.$F28];[.T$3]);1);IF([.$C28]&lt;3;RIGHT(LEFT([.$G27];[.T$3]);1);&quot;&quot;))" office:value-type="string" office:string-value="1">
            <text:p>1</text:p>
          </table:table-cell>
          <table:table-cell table:formula="of:=IF(ISEVEN([.$C28]);RIGHT(LEFT([.$F28];[.U$3]);1);IF([.$C28]&lt;3;RIGHT(LEFT([.$G27];[.U$3]);1);&quot;&quot;))" office:value-type="string" office:string-value="1">
            <text:p>1</text:p>
          </table:table-cell>
          <table:table-cell table:formula="of:=IF(ISEVEN([.$C28]);RIGHT(LEFT([.$F28];[.V$3]);1);IF([.$C28]&lt;3;RIGHT(LEFT([.$G27];[.V$3]);1);&quot;&quot;))" office:value-type="string" office:string-value="1">
            <text:p>1</text:p>
          </table:table-cell>
          <table:table-cell table:formula="of:=IF(ISEVEN([.$C28]);RIGHT(LEFT([.$F28];[.W$3]);1);IF([.$C28]&lt;3;RIGHT(LEFT([.$G27];[.W$3]);1);&quot;&quot;))" office:value-type="string" office:string-value="1">
            <text:p>1</text:p>
          </table:table-cell>
          <table:table-cell table:formula="of:=IF(NOT([.I27]=&quot;&quot;);[.I27]*4+[.J27]*2+[.K27];&quot;&quot;)" office:value-type="float" office:value="7">
            <text:p>7</text:p>
          </table:table-cell>
          <table:table-cell table:formula="of:=IF(NOT([.L27]=&quot;&quot;);[.L27]*4+[.M27]*2+[.N27];&quot;&quot;)" office:value-type="float" office:value="7">
            <text:p>7</text:p>
          </table:table-cell>
          <table:table-cell table:formula="of:=IF(NOT([.P27]=&quot;&quot;);[.P27]*4+[.Q27]*2+[.R27];&quot;&quot;)" office:value-type="float" office:value="7">
            <text:p>7</text:p>
          </table:table-cell>
          <table:table-cell table:formula="of:=IF(([.U27]*2+[.V27])=1;1;&quot;&quot;)">
            <text:p/>
          </table:table-cell>
          <table:table-cell table:formula="of:=[.B27]" office:value-type="float" office:value="5">
            <text:p>5</text:p>
          </table:table-cell>
          <table:table-cell table:formula="of:=IF(ISODD([.C27]);&quot;SEND&quot;;IF([.C27]=2;&quot;DATA&quot;;&quot;GET&quot;))" office:value-type="string" office:string-value="SEND">
            <text:p>SEND</text:p>
          </table:table-cell>
          <table:table-cell table:formula="of:=IF(ISODD([.$C27]);[.$D27];[.$E26])" office:value-type="string" office:string-value="0xFF">
            <text:p>0xFF</text:p>
          </table:table-cell>
          <table:table-cell table:formula="of:=IF(ISODD([.$C27]);[.$D28];[.$E27])" office:value-type="string" office:string-value="0xFF">
            <text:p>0xFF</text:p>
          </table:table-cell>
          <table:table-cell table:number-columns-repeated="993"/>
        </table:table-row>
        <table:table-row table:style-name="ro2">
          <table:table-cell office:value-type="float" office:value="3.98553658">
            <text:p>3.98553658</text:p>
          </table:table-cell>
          <table:table-cell office:value-type="float" office:value="5">
            <text:p>5</text:p>
          </table:table-cell>
          <table:table-cell table:formula="of:=IF([.B28]=[.B27];[.C27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85</text:p>
          </table:table-cell>
          <table:table-cell table:formula="of:=HEX2BIN(RIGHT([.D28];2);8)" office:value-type="string" office:string-value="11111111">
            <text:p>11111111</text:p>
          </table:table-cell>
          <table:table-cell table:formula="of:=HEX2BIN(RIGHT([.E28];2);8)" office:value-type="string" office:string-value="10000101">
            <text:p>10000101</text:p>
          </table:table-cell>
          <table:table-cell table:formula="of:=IF(ISODD([.$C28]);RIGHT(LEFT([.$F28];[.H$3]);1);IF([.$C28]&gt;2;RIGHT(LEFT([.$G27];[.H$3]);1);&quot;&quot;))" office:value-type="string" office:string-value="0">
            <text:p>0</text:p>
          </table:table-cell>
          <table:table-cell table:formula="of:=IF(ISODD([.$C28]);RIGHT(LEFT([.$F28];[.I$3]);1);IF([.$C28]&gt;2;RIGHT(LEFT([.$G27];[.I$3]);1);&quot;&quot;))" office:value-type="string" office:string-value="0">
            <text:p>0</text:p>
          </table:table-cell>
          <table:table-cell table:formula="of:=IF(ISODD([.$C28]);RIGHT(LEFT([.$F28];[.J$3]);1);IF([.$C28]&gt;2;RIGHT(LEFT([.$G27];[.J$3]);1);&quot;&quot;))" office:value-type="string" office:string-value="0">
            <text:p>0</text:p>
          </table:table-cell>
          <table:table-cell table:formula="of:=IF(ISODD([.$C28]);RIGHT(LEFT([.$F28];[.K$3]);1);IF([.$C28]&gt;2;RIGHT(LEFT([.$G27];[.K$3]);1);&quot;&quot;))" office:value-type="string" office:string-value="1">
            <text:p>1</text:p>
          </table:table-cell>
          <table:table-cell table:formula="of:=IF(ISODD([.$C28]);RIGHT(LEFT([.$F28];[.L$3]);1);IF([.$C28]&gt;2;RIGHT(LEFT([.$G27];[.L$3]);1);&quot;&quot;))" office:value-type="string" office:string-value="1">
            <text:p>1</text:p>
          </table:table-cell>
          <table:table-cell table:formula="of:=IF(ISODD([.$C28]);RIGHT(LEFT([.$F28];[.M$3]);1);IF([.$C28]&gt;2;RIGHT(LEFT([.$G27];[.M$3]);1);&quot;&quot;))" office:value-type="string" office:string-value="1">
            <text:p>1</text:p>
          </table:table-cell>
          <table:table-cell table:formula="of:=IF(ISODD([.$C28]);RIGHT(LEFT([.$F28];[.N$3]);1);IF([.$C28]&gt;2;RIGHT(LEFT([.$G27];[.N$3]);1);&quot;&quot;))" office:value-type="string" office:string-value="0">
            <text:p>0</text:p>
          </table:table-cell>
          <table:table-cell table:formula="of:=IF(ISODD([.$C28]);RIGHT(LEFT([.$F28];[.O$3]);1);IF([.$C28]&gt;2;RIGHT(LEFT([.$G27];[.O$3]);1);&quot;&quot;))" office:value-type="string" office:string-value="1">
            <text:p>1</text:p>
          </table:table-cell>
          <table:table-cell table:formula="of:=IF(ISEVEN([.$C29]);RIGHT(LEFT([.$F29];[.P$3]);1);IF([.$C29]&lt;3;RIGHT(LEFT([.$G28];[.P$3]);1);&quot;&quot;))" office:value-type="string" office:string-value="1">
            <text:p>1</text:p>
          </table:table-cell>
          <table:table-cell table:formula="of:=IF(ISEVEN([.$C29]);RIGHT(LEFT([.$F29];[.Q$3]);1);IF([.$C29]&lt;3;RIGHT(LEFT([.$G28];[.Q$3]);1);&quot;&quot;))" office:value-type="string" office:string-value="0">
            <text:p>0</text:p>
          </table:table-cell>
          <table:table-cell table:formula="of:=IF(ISEVEN([.$C29]);RIGHT(LEFT([.$F29];[.R$3]);1);IF([.$C29]&lt;3;RIGHT(LEFT([.$G28];[.R$3]);1);&quot;&quot;))" office:value-type="string" office:string-value="0">
            <text:p>0</text:p>
          </table:table-cell>
          <table:table-cell table:formula="of:=IF(ISEVEN([.$C29]);RIGHT(LEFT([.$F29];[.S$3]);1);IF([.$C29]&lt;3;RIGHT(LEFT([.$G28];[.S$3]);1);&quot;&quot;))" office:value-type="string" office:string-value="0">
            <text:p>0</text:p>
          </table:table-cell>
          <table:table-cell table:formula="of:=IF(ISEVEN([.$C29]);RIGHT(LEFT([.$F29];[.T$3]);1);IF([.$C29]&lt;3;RIGHT(LEFT([.$G28];[.T$3]);1);&quot;&quot;))" office:value-type="string" office:string-value="0">
            <text:p>0</text:p>
          </table:table-cell>
          <table:table-cell table:formula="of:=IF(ISEVEN([.$C29]);RIGHT(LEFT([.$F29];[.U$3]);1);IF([.$C29]&lt;3;RIGHT(LEFT([.$G28];[.U$3]);1);&quot;&quot;))" office:value-type="string" office:string-value="1">
            <text:p>1</text:p>
          </table:table-cell>
          <table:table-cell table:formula="of:=IF(ISEVEN([.$C29]);RIGHT(LEFT([.$F29];[.V$3]);1);IF([.$C29]&lt;3;RIGHT(LEFT([.$G28];[.V$3]);1);&quot;&quot;))" office:value-type="string" office:string-value="0">
            <text:p>0</text:p>
          </table:table-cell>
          <table:table-cell table:formula="of:=IF(ISEVEN([.$C29]);RIGHT(LEFT([.$F29];[.W$3]);1);IF([.$C29]&lt;3;RIGHT(LEFT([.$G28];[.W$3]);1);&quot;&quot;))" office:value-type="string" office:string-value="1">
            <text:p>1</text:p>
          </table:table-cell>
          <table:table-cell table:formula="of:=IF(NOT([.I28]=&quot;&quot;);[.I28]*4+[.J28]*2+[.K28];&quot;&quot;)" office:value-type="float" office:value="1">
            <text:p>1</text:p>
          </table:table-cell>
          <table:table-cell table:formula="of:=IF(NOT([.L28]=&quot;&quot;);[.L28]*4+[.M28]*2+[.N28];&quot;&quot;)" office:value-type="float" office:value="6">
            <text:p>6</text:p>
          </table:table-cell>
          <table:table-cell table:formula="of:=IF(NOT([.P28]=&quot;&quot;);[.P28]*4+[.Q28]*2+[.R28];&quot;&quot;)" office:value-type="float" office:value="4">
            <text:p>4</text:p>
          </table:table-cell>
          <table:table-cell table:formula="of:=IF(([.U28]*2+[.V28])=1;1;&quot;&quot;)">
            <text:p/>
          </table:table-cell>
          <table:table-cell table:formula="of:=[.B28]" office:value-type="float" office:value="5">
            <text:p>5</text:p>
          </table:table-cell>
          <table:table-cell table:formula="of:=IF(ISODD([.C28]);&quot;SEND&quot;;IF([.C28]=2;&quot;DATA&quot;;&quot;GET&quot;))" office:value-type="string" office:string-value="GET">
            <text:p>GET</text:p>
          </table:table-cell>
          <table:table-cell table:formula="of:=IF(ISODD([.$C28]);[.$D28];[.$E27])" office:value-type="string" office:string-value="0x1D">
            <text:p>0x1D</text:p>
          </table:table-cell>
          <table:table-cell table:formula="of:=IF(ISODD([.$C28]);[.$D29];[.$E28])" office:value-type="string" office:string-value="0x85">
            <text:p>0x85</text:p>
          </table:table-cell>
          <table:table-cell table:number-columns-repeated="993"/>
        </table:table-row>
        <table:table-row table:style-name="ro2">
          <table:table-cell office:value-type="float" office:value="4.13634098">
            <text:p>4.13634098</text:p>
          </table:table-cell>
          <table:table-cell office:value-type="float" office:value="6">
            <text:p>6</text:p>
          </table:table-cell>
          <table:table-cell table:formula="of:=IF([.B29]=[.B28];[.C28]+1;1)" office:value-type="float" office:value="1">
            <text:p>1</text:p>
          </table:table-cell>
          <table:table-cell table:number-columns-repeated="2" office:value-type="string">
            <text:p>0xFF</text:p>
          </table:table-cell>
          <table:table-cell table:formula="of:=HEX2BIN(RIGHT([.D29];2);8)" office:value-type="string" office:string-value="11111111">
            <text:p>11111111</text:p>
          </table:table-cell>
          <table:table-cell table:formula="of:=HEX2BIN(RIGHT([.E29];2);8)" office:value-type="string" office:string-value="11111111">
            <text:p>11111111</text:p>
          </table:table-cell>
          <table:table-cell table:formula="of:=IF(ISODD([.$C29]);RIGHT(LEFT([.$F29];[.H$3]);1);IF([.$C29]&gt;2;RIGHT(LEFT([.$G28];[.H$3]);1);&quot;&quot;))" office:value-type="string" office:string-value="1">
            <text:p>1</text:p>
          </table:table-cell>
          <table:table-cell table:formula="of:=IF(ISODD([.$C29]);RIGHT(LEFT([.$F29];[.I$3]);1);IF([.$C29]&gt;2;RIGHT(LEFT([.$G28];[.I$3]);1);&quot;&quot;))" office:value-type="string" office:string-value="1">
            <text:p>1</text:p>
          </table:table-cell>
          <table:table-cell table:formula="of:=IF(ISODD([.$C29]);RIGHT(LEFT([.$F29];[.J$3]);1);IF([.$C29]&gt;2;RIGHT(LEFT([.$G28];[.J$3]);1);&quot;&quot;))" office:value-type="string" office:string-value="1">
            <text:p>1</text:p>
          </table:table-cell>
          <table:table-cell table:formula="of:=IF(ISODD([.$C29]);RIGHT(LEFT([.$F29];[.K$3]);1);IF([.$C29]&gt;2;RIGHT(LEFT([.$G28];[.K$3]);1);&quot;&quot;))" office:value-type="string" office:string-value="1">
            <text:p>1</text:p>
          </table:table-cell>
          <table:table-cell table:formula="of:=IF(ISODD([.$C29]);RIGHT(LEFT([.$F29];[.L$3]);1);IF([.$C29]&gt;2;RIGHT(LEFT([.$G28];[.L$3]);1);&quot;&quot;))" office:value-type="string" office:string-value="1">
            <text:p>1</text:p>
          </table:table-cell>
          <table:table-cell table:formula="of:=IF(ISODD([.$C29]);RIGHT(LEFT([.$F29];[.M$3]);1);IF([.$C29]&gt;2;RIGHT(LEFT([.$G28];[.M$3]);1);&quot;&quot;))" office:value-type="string" office:string-value="1">
            <text:p>1</text:p>
          </table:table-cell>
          <table:table-cell table:formula="of:=IF(ISODD([.$C29]);RIGHT(LEFT([.$F29];[.N$3]);1);IF([.$C29]&gt;2;RIGHT(LEFT([.$G28];[.N$3]);1);&quot;&quot;))" office:value-type="string" office:string-value="1">
            <text:p>1</text:p>
          </table:table-cell>
          <table:table-cell table:formula="of:=IF(ISODD([.$C29]);RIGHT(LEFT([.$F29];[.O$3]);1);IF([.$C29]&gt;2;RIGHT(LEFT([.$G28];[.O$3]);1);&quot;&quot;))" office:value-type="string" office:string-value="1">
            <text:p>1</text:p>
          </table:table-cell>
          <table:table-cell table:formula="of:=IF(ISEVEN([.$C30]);RIGHT(LEFT([.$F30];[.P$3]);1);IF([.$C30]&lt;3;RIGHT(LEFT([.$G29];[.P$3]);1);&quot;&quot;))" office:value-type="string" office:string-value="1">
            <text:p>1</text:p>
          </table:table-cell>
          <table:table-cell table:formula="of:=IF(ISEVEN([.$C30]);RIGHT(LEFT([.$F30];[.Q$3]);1);IF([.$C30]&lt;3;RIGHT(LEFT([.$G29];[.Q$3]);1);&quot;&quot;))" office:value-type="string" office:string-value="1">
            <text:p>1</text:p>
          </table:table-cell>
          <table:table-cell table:formula="of:=IF(ISEVEN([.$C30]);RIGHT(LEFT([.$F30];[.R$3]);1);IF([.$C30]&lt;3;RIGHT(LEFT([.$G29];[.R$3]);1);&quot;&quot;))" office:value-type="string" office:string-value="1">
            <text:p>1</text:p>
          </table:table-cell>
          <table:table-cell table:formula="of:=IF(ISEVEN([.$C30]);RIGHT(LEFT([.$F30];[.S$3]);1);IF([.$C30]&lt;3;RIGHT(LEFT([.$G29];[.S$3]);1);&quot;&quot;))" office:value-type="string" office:string-value="1">
            <text:p>1</text:p>
          </table:table-cell>
          <table:table-cell table:formula="of:=IF(ISEVEN([.$C30]);RIGHT(LEFT([.$F30];[.T$3]);1);IF([.$C30]&lt;3;RIGHT(LEFT([.$G29];[.T$3]);1);&quot;&quot;))" office:value-type="string" office:string-value="1">
            <text:p>1</text:p>
          </table:table-cell>
          <table:table-cell table:formula="of:=IF(ISEVEN([.$C30]);RIGHT(LEFT([.$F30];[.U$3]);1);IF([.$C30]&lt;3;RIGHT(LEFT([.$G29];[.U$3]);1);&quot;&quot;))" office:value-type="string" office:string-value="1">
            <text:p>1</text:p>
          </table:table-cell>
          <table:table-cell table:formula="of:=IF(ISEVEN([.$C30]);RIGHT(LEFT([.$F30];[.V$3]);1);IF([.$C30]&lt;3;RIGHT(LEFT([.$G29];[.V$3]);1);&quot;&quot;))" office:value-type="string" office:string-value="1">
            <text:p>1</text:p>
          </table:table-cell>
          <table:table-cell table:formula="of:=IF(ISEVEN([.$C30]);RIGHT(LEFT([.$F30];[.W$3]);1);IF([.$C30]&lt;3;RIGHT(LEFT([.$G29];[.W$3]);1);&quot;&quot;))" office:value-type="string" office:string-value="1">
            <text:p>1</text:p>
          </table:table-cell>
          <table:table-cell table:formula="of:=IF(NOT([.I29]=&quot;&quot;);[.I29]*4+[.J29]*2+[.K29];&quot;&quot;)" office:value-type="float" office:value="7">
            <text:p>7</text:p>
          </table:table-cell>
          <table:table-cell table:formula="of:=IF(NOT([.L29]=&quot;&quot;);[.L29]*4+[.M29]*2+[.N29];&quot;&quot;)" office:value-type="float" office:value="7">
            <text:p>7</text:p>
          </table:table-cell>
          <table:table-cell table:formula="of:=IF(NOT([.P29]=&quot;&quot;);[.P29]*4+[.Q29]*2+[.R29];&quot;&quot;)" office:value-type="float" office:value="7">
            <text:p>7</text:p>
          </table:table-cell>
          <table:table-cell table:formula="of:=IF(([.U29]*2+[.V29])=1;1;&quot;&quot;)">
            <text:p/>
          </table:table-cell>
          <table:table-cell table:formula="of:=[.B29]" office:value-type="float" office:value="6">
            <text:p>6</text:p>
          </table:table-cell>
          <table:table-cell table:formula="of:=IF(ISODD([.C29]);&quot;SEND&quot;;IF([.C29]=2;&quot;DATA&quot;;&quot;GET&quot;))" office:value-type="string" office:string-value="SEND">
            <text:p>SEND</text:p>
          </table:table-cell>
          <table:table-cell table:formula="of:=IF(ISODD([.$C29]);[.$D29];[.$E28])" office:value-type="string" office:string-value="0xFF">
            <text:p>0xFF</text:p>
          </table:table-cell>
          <table:table-cell table:formula="of:=IF(ISODD([.$C29]);[.$D30];[.$E29])" office:value-type="string" office:string-value="0xFF">
            <text:p>0xFF</text:p>
          </table:table-cell>
          <table:table-cell table:number-columns-repeated="993"/>
        </table:table-row>
        <table:table-row table:style-name="ro2">
          <table:table-cell office:value-type="float" office:value="4.13677676">
            <text:p>4.13677676</text:p>
          </table:table-cell>
          <table:table-cell office:value-type="float" office:value="6">
            <text:p>6</text:p>
          </table:table-cell>
          <table:table-cell table:formula="of:=IF([.B30]=[.B29];[.C29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FD</text:p>
          </table:table-cell>
          <table:table-cell table:formula="of:=HEX2BIN(RIGHT([.D30];2);8)" office:value-type="string" office:string-value="11111111">
            <text:p>11111111</text:p>
          </table:table-cell>
          <table:table-cell table:formula="of:=HEX2BIN(RIGHT([.E30];2);8)" office:value-type="string" office:string-value="11111101">
            <text:p>11111101</text:p>
          </table:table-cell>
          <table:table-cell table:formula="of:=IF(ISODD([.$C30]);RIGHT(LEFT([.$F30];[.H$3]);1);IF([.$C30]&gt;2;RIGHT(LEFT([.$G29];[.H$3]);1);&quot;&quot;))">
            <text:p/>
          </table:table-cell>
          <table:table-cell table:formula="of:=IF(ISODD([.$C30]);RIGHT(LEFT([.$F30];[.I$3]);1);IF([.$C30]&gt;2;RIGHT(LEFT([.$G29];[.I$3]);1);&quot;&quot;))">
            <text:p/>
          </table:table-cell>
          <table:table-cell table:formula="of:=IF(ISODD([.$C30]);RIGHT(LEFT([.$F30];[.J$3]);1);IF([.$C30]&gt;2;RIGHT(LEFT([.$G29];[.J$3]);1);&quot;&quot;))">
            <text:p/>
          </table:table-cell>
          <table:table-cell table:formula="of:=IF(ISODD([.$C30]);RIGHT(LEFT([.$F30];[.K$3]);1);IF([.$C30]&gt;2;RIGHT(LEFT([.$G29];[.K$3]);1);&quot;&quot;))">
            <text:p/>
          </table:table-cell>
          <table:table-cell table:formula="of:=IF(ISODD([.$C30]);RIGHT(LEFT([.$F30];[.L$3]);1);IF([.$C30]&gt;2;RIGHT(LEFT([.$G29];[.L$3]);1);&quot;&quot;))">
            <text:p/>
          </table:table-cell>
          <table:table-cell table:formula="of:=IF(ISODD([.$C30]);RIGHT(LEFT([.$F30];[.M$3]);1);IF([.$C30]&gt;2;RIGHT(LEFT([.$G29];[.M$3]);1);&quot;&quot;))">
            <text:p/>
          </table:table-cell>
          <table:table-cell table:formula="of:=IF(ISODD([.$C30]);RIGHT(LEFT([.$F30];[.N$3]);1);IF([.$C30]&gt;2;RIGHT(LEFT([.$G29];[.N$3]);1);&quot;&quot;))">
            <text:p/>
          </table:table-cell>
          <table:table-cell table:formula="of:=IF(ISODD([.$C30]);RIGHT(LEFT([.$F30];[.O$3]);1);IF([.$C30]&gt;2;RIGHT(LEFT([.$G29];[.O$3]);1);&quot;&quot;))">
            <text:p/>
          </table:table-cell>
          <table:table-cell table:formula="of:=IF(ISEVEN([.$C31]);RIGHT(LEFT([.$F31];[.P$3]);1);IF([.$C31]&lt;3;RIGHT(LEFT([.$G30];[.P$3]);1);&quot;&quot;))">
            <text:p/>
          </table:table-cell>
          <table:table-cell table:formula="of:=IF(ISEVEN([.$C31]);RIGHT(LEFT([.$F31];[.Q$3]);1);IF([.$C31]&lt;3;RIGHT(LEFT([.$G30];[.Q$3]);1);&quot;&quot;))">
            <text:p/>
          </table:table-cell>
          <table:table-cell table:formula="of:=IF(ISEVEN([.$C31]);RIGHT(LEFT([.$F31];[.R$3]);1);IF([.$C31]&lt;3;RIGHT(LEFT([.$G30];[.R$3]);1);&quot;&quot;))">
            <text:p/>
          </table:table-cell>
          <table:table-cell table:formula="of:=IF(ISEVEN([.$C31]);RIGHT(LEFT([.$F31];[.S$3]);1);IF([.$C31]&lt;3;RIGHT(LEFT([.$G30];[.S$3]);1);&quot;&quot;))">
            <text:p/>
          </table:table-cell>
          <table:table-cell table:formula="of:=IF(ISEVEN([.$C31]);RIGHT(LEFT([.$F31];[.T$3]);1);IF([.$C31]&lt;3;RIGHT(LEFT([.$G30];[.T$3]);1);&quot;&quot;))">
            <text:p/>
          </table:table-cell>
          <table:table-cell table:formula="of:=IF(ISEVEN([.$C31]);RIGHT(LEFT([.$F31];[.U$3]);1);IF([.$C31]&lt;3;RIGHT(LEFT([.$G30];[.U$3]);1);&quot;&quot;))">
            <text:p/>
          </table:table-cell>
          <table:table-cell table:formula="of:=IF(ISEVEN([.$C31]);RIGHT(LEFT([.$F31];[.V$3]);1);IF([.$C31]&lt;3;RIGHT(LEFT([.$G30];[.V$3]);1);&quot;&quot;))">
            <text:p/>
          </table:table-cell>
          <table:table-cell table:formula="of:=IF(ISEVEN([.$C31]);RIGHT(LEFT([.$F31];[.W$3]);1);IF([.$C31]&lt;3;RIGHT(LEFT([.$G30];[.W$3]);1);&quot;&quot;))">
            <text:p/>
          </table:table-cell>
          <table:table-cell table:formula="of:=IF(NOT([.I30]=&quot;&quot;);[.I30]*4+[.J30]*2+[.K30];&quot;&quot;)">
            <text:p/>
          </table:table-cell>
          <table:table-cell table:formula="of:=IF(NOT([.L30]=&quot;&quot;);[.L30]*4+[.M30]*2+[.N30];&quot;&quot;)">
            <text:p/>
          </table:table-cell>
          <table:table-cell table:formula="of:=IF(NOT([.P30]=&quot;&quot;);[.P30]*4+[.Q30]*2+[.R30];&quot;&quot;)">
            <text:p/>
          </table:table-cell>
          <table:table-cell table:formula="of:=IF(([.U30]*2+[.V30])=1;1;&quot;&quot;)">
            <text:p/>
          </table:table-cell>
          <table:table-cell table:formula="of:=[.B30]" office:value-type="float" office:value="6">
            <text:p>6</text:p>
          </table:table-cell>
          <table:table-cell table:formula="of:=IF(ISODD([.C30]);&quot;SEND&quot;;IF([.C30]=2;&quot;DATA&quot;;&quot;GET&quot;))" office:value-type="string" office:string-value="DATA">
            <text:p>DATA</text:p>
          </table:table-cell>
          <table:table-cell table:formula="of:=IF(ISODD([.$C30]);[.$D30];[.$E29])" office:value-type="string" office:string-value="0xFF">
            <text:p>0xFF</text:p>
          </table:table-cell>
          <table:table-cell table:formula="of:=IF(ISODD([.$C30]);[.$D31];[.$E30])" office:value-type="string" office:string-value="0xFD">
            <text:p>0xFD</text:p>
          </table:table-cell>
          <table:table-cell table:number-columns-repeated="993"/>
        </table:table-row>
        <table:table-row table:style-name="ro2">
          <table:table-cell office:value-type="float" office:value="4.13721254">
            <text:p>4.13721254</text:p>
          </table:table-cell>
          <table:table-cell office:value-type="float" office:value="6">
            <text:p>6</text:p>
          </table:table-cell>
          <table:table-cell table:formula="of:=IF([.B31]=[.B30];[.C30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HEX2BIN(RIGHT([.D31];2);8)" office:value-type="string" office:string-value="11111111">
            <text:p>11111111</text:p>
          </table:table-cell>
          <table:table-cell table:formula="of:=HEX2BIN(RIGHT([.E31];2);8)" office:value-type="string" office:string-value="00111011">
            <text:p>00111011</text:p>
          </table:table-cell>
          <table:table-cell table:formula="of:=IF(ISODD([.$C31]);RIGHT(LEFT([.$F31];[.H$3]);1);IF([.$C31]&gt;2;RIGHT(LEFT([.$G30];[.H$3]);1);&quot;&quot;))" office:value-type="string" office:string-value="1">
            <text:p>1</text:p>
          </table:table-cell>
          <table:table-cell table:formula="of:=IF(ISODD([.$C31]);RIGHT(LEFT([.$F31];[.I$3]);1);IF([.$C31]&gt;2;RIGHT(LEFT([.$G30];[.I$3]);1);&quot;&quot;))" office:value-type="string" office:string-value="1">
            <text:p>1</text:p>
          </table:table-cell>
          <table:table-cell table:formula="of:=IF(ISODD([.$C31]);RIGHT(LEFT([.$F31];[.J$3]);1);IF([.$C31]&gt;2;RIGHT(LEFT([.$G30];[.J$3]);1);&quot;&quot;))" office:value-type="string" office:string-value="1">
            <text:p>1</text:p>
          </table:table-cell>
          <table:table-cell table:formula="of:=IF(ISODD([.$C31]);RIGHT(LEFT([.$F31];[.K$3]);1);IF([.$C31]&gt;2;RIGHT(LEFT([.$G30];[.K$3]);1);&quot;&quot;))" office:value-type="string" office:string-value="1">
            <text:p>1</text:p>
          </table:table-cell>
          <table:table-cell table:formula="of:=IF(ISODD([.$C31]);RIGHT(LEFT([.$F31];[.L$3]);1);IF([.$C31]&gt;2;RIGHT(LEFT([.$G30];[.L$3]);1);&quot;&quot;))" office:value-type="string" office:string-value="1">
            <text:p>1</text:p>
          </table:table-cell>
          <table:table-cell table:formula="of:=IF(ISODD([.$C31]);RIGHT(LEFT([.$F31];[.M$3]);1);IF([.$C31]&gt;2;RIGHT(LEFT([.$G30];[.M$3]);1);&quot;&quot;))" office:value-type="string" office:string-value="1">
            <text:p>1</text:p>
          </table:table-cell>
          <table:table-cell table:formula="of:=IF(ISODD([.$C31]);RIGHT(LEFT([.$F31];[.N$3]);1);IF([.$C31]&gt;2;RIGHT(LEFT([.$G30];[.N$3]);1);&quot;&quot;))" office:value-type="string" office:string-value="1">
            <text:p>1</text:p>
          </table:table-cell>
          <table:table-cell table:formula="of:=IF(ISODD([.$C31]);RIGHT(LEFT([.$F31];[.O$3]);1);IF([.$C31]&gt;2;RIGHT(LEFT([.$G30];[.O$3]);1);&quot;&quot;))" office:value-type="string" office:string-value="1">
            <text:p>1</text:p>
          </table:table-cell>
          <table:table-cell table:formula="of:=IF(ISEVEN([.$C32]);RIGHT(LEFT([.$F32];[.P$3]);1);IF([.$C32]&lt;3;RIGHT(LEFT([.$G31];[.P$3]);1);&quot;&quot;))" office:value-type="string" office:string-value="1">
            <text:p>1</text:p>
          </table:table-cell>
          <table:table-cell table:formula="of:=IF(ISEVEN([.$C32]);RIGHT(LEFT([.$F32];[.Q$3]);1);IF([.$C32]&lt;3;RIGHT(LEFT([.$G31];[.Q$3]);1);&quot;&quot;))" office:value-type="string" office:string-value="1">
            <text:p>1</text:p>
          </table:table-cell>
          <table:table-cell table:formula="of:=IF(ISEVEN([.$C32]);RIGHT(LEFT([.$F32];[.R$3]);1);IF([.$C32]&lt;3;RIGHT(LEFT([.$G31];[.R$3]);1);&quot;&quot;))" office:value-type="string" office:string-value="1">
            <text:p>1</text:p>
          </table:table-cell>
          <table:table-cell table:formula="of:=IF(ISEVEN([.$C32]);RIGHT(LEFT([.$F32];[.S$3]);1);IF([.$C32]&lt;3;RIGHT(LEFT([.$G31];[.S$3]);1);&quot;&quot;))" office:value-type="string" office:string-value="1">
            <text:p>1</text:p>
          </table:table-cell>
          <table:table-cell table:formula="of:=IF(ISEVEN([.$C32]);RIGHT(LEFT([.$F32];[.T$3]);1);IF([.$C32]&lt;3;RIGHT(LEFT([.$G31];[.T$3]);1);&quot;&quot;))" office:value-type="string" office:string-value="1">
            <text:p>1</text:p>
          </table:table-cell>
          <table:table-cell table:formula="of:=IF(ISEVEN([.$C32]);RIGHT(LEFT([.$F32];[.U$3]);1);IF([.$C32]&lt;3;RIGHT(LEFT([.$G31];[.U$3]);1);&quot;&quot;))" office:value-type="string" office:string-value="1">
            <text:p>1</text:p>
          </table:table-cell>
          <table:table-cell table:formula="of:=IF(ISEVEN([.$C32]);RIGHT(LEFT([.$F32];[.V$3]);1);IF([.$C32]&lt;3;RIGHT(LEFT([.$G31];[.V$3]);1);&quot;&quot;))" office:value-type="string" office:string-value="1">
            <text:p>1</text:p>
          </table:table-cell>
          <table:table-cell table:formula="of:=IF(ISEVEN([.$C32]);RIGHT(LEFT([.$F32];[.W$3]);1);IF([.$C32]&lt;3;RIGHT(LEFT([.$G31];[.W$3]);1);&quot;&quot;))" office:value-type="string" office:string-value="1">
            <text:p>1</text:p>
          </table:table-cell>
          <table:table-cell table:formula="of:=IF(NOT([.I31]=&quot;&quot;);[.I31]*4+[.J31]*2+[.K31];&quot;&quot;)" office:value-type="float" office:value="7">
            <text:p>7</text:p>
          </table:table-cell>
          <table:table-cell table:formula="of:=IF(NOT([.L31]=&quot;&quot;);[.L31]*4+[.M31]*2+[.N31];&quot;&quot;)" office:value-type="float" office:value="7">
            <text:p>7</text:p>
          </table:table-cell>
          <table:table-cell table:formula="of:=IF(NOT([.P31]=&quot;&quot;);[.P31]*4+[.Q31]*2+[.R31];&quot;&quot;)" office:value-type="float" office:value="7">
            <text:p>7</text:p>
          </table:table-cell>
          <table:table-cell table:formula="of:=IF(([.U31]*2+[.V31])=1;1;&quot;&quot;)">
            <text:p/>
          </table:table-cell>
          <table:table-cell table:formula="of:=[.B31]" office:value-type="float" office:value="6">
            <text:p>6</text:p>
          </table:table-cell>
          <table:table-cell table:formula="of:=IF(ISODD([.C31]);&quot;SEND&quot;;IF([.C31]=2;&quot;DATA&quot;;&quot;GET&quot;))" office:value-type="string" office:string-value="SEND">
            <text:p>SEND</text:p>
          </table:table-cell>
          <table:table-cell table:formula="of:=IF(ISODD([.$C31]);[.$D31];[.$E30])" office:value-type="string" office:string-value="0xFF">
            <text:p>0xFF</text:p>
          </table:table-cell>
          <table:table-cell table:formula="of:=IF(ISODD([.$C31]);[.$D32];[.$E31])" office:value-type="string" office:string-value="0xFF">
            <text:p>0xFF</text:p>
          </table:table-cell>
          <table:table-cell table:number-columns-repeated="993"/>
        </table:table-row>
        <table:table-row table:style-name="ro2">
          <table:table-cell office:value-type="float" office:value="4.13764832">
            <text:p>4.13764832</text:p>
          </table:table-cell>
          <table:table-cell office:value-type="float" office:value="6">
            <text:p>6</text:p>
          </table:table-cell>
          <table:table-cell table:formula="of:=IF([.B32]=[.B31];[.C31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0B</text:p>
          </table:table-cell>
          <table:table-cell table:formula="of:=HEX2BIN(RIGHT([.D32];2);8)" office:value-type="string" office:string-value="11111111">
            <text:p>11111111</text:p>
          </table:table-cell>
          <table:table-cell table:formula="of:=HEX2BIN(RIGHT([.E32];2);8)" office:value-type="string" office:string-value="00001011">
            <text:p>00001011</text:p>
          </table:table-cell>
          <table:table-cell table:formula="of:=IF(ISODD([.$C32]);RIGHT(LEFT([.$F32];[.H$3]);1);IF([.$C32]&gt;2;RIGHT(LEFT([.$G31];[.H$3]);1);&quot;&quot;))" office:value-type="string" office:string-value="0">
            <text:p>0</text:p>
          </table:table-cell>
          <table:table-cell table:formula="of:=IF(ISODD([.$C32]);RIGHT(LEFT([.$F32];[.I$3]);1);IF([.$C32]&gt;2;RIGHT(LEFT([.$G31];[.I$3]);1);&quot;&quot;))" office:value-type="string" office:string-value="0">
            <text:p>0</text:p>
          </table:table-cell>
          <table:table-cell table:formula="of:=IF(ISODD([.$C32]);RIGHT(LEFT([.$F32];[.J$3]);1);IF([.$C32]&gt;2;RIGHT(LEFT([.$G31];[.J$3]);1);&quot;&quot;))" office:value-type="string" office:string-value="1">
            <text:p>1</text:p>
          </table:table-cell>
          <table:table-cell table:formula="of:=IF(ISODD([.$C32]);RIGHT(LEFT([.$F32];[.K$3]);1);IF([.$C32]&gt;2;RIGHT(LEFT([.$G31];[.K$3]);1);&quot;&quot;))" office:value-type="string" office:string-value="1">
            <text:p>1</text:p>
          </table:table-cell>
          <table:table-cell table:formula="of:=IF(ISODD([.$C32]);RIGHT(LEFT([.$F32];[.L$3]);1);IF([.$C32]&gt;2;RIGHT(LEFT([.$G31];[.L$3]);1);&quot;&quot;))" office:value-type="string" office:string-value="1">
            <text:p>1</text:p>
          </table:table-cell>
          <table:table-cell table:formula="of:=IF(ISODD([.$C32]);RIGHT(LEFT([.$F32];[.M$3]);1);IF([.$C32]&gt;2;RIGHT(LEFT([.$G31];[.M$3]);1);&quot;&quot;))" office:value-type="string" office:string-value="0">
            <text:p>0</text:p>
          </table:table-cell>
          <table:table-cell table:formula="of:=IF(ISODD([.$C32]);RIGHT(LEFT([.$F32];[.N$3]);1);IF([.$C32]&gt;2;RIGHT(LEFT([.$G31];[.N$3]);1);&quot;&quot;))" office:value-type="string" office:string-value="1">
            <text:p>1</text:p>
          </table:table-cell>
          <table:table-cell table:formula="of:=IF(ISODD([.$C32]);RIGHT(LEFT([.$F32];[.O$3]);1);IF([.$C32]&gt;2;RIGHT(LEFT([.$G31];[.O$3]);1);&quot;&quot;))" office:value-type="string" office:string-value="1">
            <text:p>1</text:p>
          </table:table-cell>
          <table:table-cell table:formula="of:=IF(ISEVEN([.$C33]);RIGHT(LEFT([.$F33];[.P$3]);1);IF([.$C33]&lt;3;RIGHT(LEFT([.$G32];[.P$3]);1);&quot;&quot;))" office:value-type="string" office:string-value="0">
            <text:p>0</text:p>
          </table:table-cell>
          <table:table-cell table:formula="of:=IF(ISEVEN([.$C33]);RIGHT(LEFT([.$F33];[.Q$3]);1);IF([.$C33]&lt;3;RIGHT(LEFT([.$G32];[.Q$3]);1);&quot;&quot;))" office:value-type="string" office:string-value="0">
            <text:p>0</text:p>
          </table:table-cell>
          <table:table-cell table:formula="of:=IF(ISEVEN([.$C33]);RIGHT(LEFT([.$F33];[.R$3]);1);IF([.$C33]&lt;3;RIGHT(LEFT([.$G32];[.R$3]);1);&quot;&quot;))" office:value-type="string" office:string-value="0">
            <text:p>0</text:p>
          </table:table-cell>
          <table:table-cell table:formula="of:=IF(ISEVEN([.$C33]);RIGHT(LEFT([.$F33];[.S$3]);1);IF([.$C33]&lt;3;RIGHT(LEFT([.$G32];[.S$3]);1);&quot;&quot;))" office:value-type="string" office:string-value="0">
            <text:p>0</text:p>
          </table:table-cell>
          <table:table-cell table:formula="of:=IF(ISEVEN([.$C33]);RIGHT(LEFT([.$F33];[.T$3]);1);IF([.$C33]&lt;3;RIGHT(LEFT([.$G32];[.T$3]);1);&quot;&quot;))" office:value-type="string" office:string-value="1">
            <text:p>1</text:p>
          </table:table-cell>
          <table:table-cell table:formula="of:=IF(ISEVEN([.$C33]);RIGHT(LEFT([.$F33];[.U$3]);1);IF([.$C33]&lt;3;RIGHT(LEFT([.$G32];[.U$3]);1);&quot;&quot;))" office:value-type="string" office:string-value="0">
            <text:p>0</text:p>
          </table:table-cell>
          <table:table-cell table:formula="of:=IF(ISEVEN([.$C33]);RIGHT(LEFT([.$F33];[.V$3]);1);IF([.$C33]&lt;3;RIGHT(LEFT([.$G32];[.V$3]);1);&quot;&quot;))" office:value-type="string" office:string-value="1">
            <text:p>1</text:p>
          </table:table-cell>
          <table:table-cell table:formula="of:=IF(ISEVEN([.$C33]);RIGHT(LEFT([.$F33];[.W$3]);1);IF([.$C33]&lt;3;RIGHT(LEFT([.$G32];[.W$3]);1);&quot;&quot;))" office:value-type="string" office:string-value="1">
            <text:p>1</text:p>
          </table:table-cell>
          <table:table-cell table:formula="of:=IF(NOT([.I32]=&quot;&quot;);[.I32]*4+[.J32]*2+[.K32];&quot;&quot;)" office:value-type="float" office:value="3">
            <text:p>3</text:p>
          </table:table-cell>
          <table:table-cell table:formula="of:=IF(NOT([.L32]=&quot;&quot;);[.L32]*4+[.M32]*2+[.N32];&quot;&quot;)" office:value-type="float" office:value="5">
            <text:p>5</text:p>
          </table:table-cell>
          <table:table-cell table:formula="of:=IF(NOT([.P32]=&quot;&quot;);[.P32]*4+[.Q32]*2+[.R32];&quot;&quot;)" office:value-type="float" office:value="0">
            <text:p>0</text:p>
          </table:table-cell>
          <table:table-cell table:formula="of:=IF(([.U32]*2+[.V32])=1;1;&quot;&quot;)" office:value-type="float" office:value="1">
            <text:p>1</text:p>
          </table:table-cell>
          <table:table-cell table:formula="of:=[.B32]" office:value-type="float" office:value="6">
            <text:p>6</text:p>
          </table:table-cell>
          <table:table-cell table:formula="of:=IF(ISODD([.C32]);&quot;SEND&quot;;IF([.C32]=2;&quot;DATA&quot;;&quot;GET&quot;))" office:value-type="string" office:string-value="GET">
            <text:p>GET</text:p>
          </table:table-cell>
          <table:table-cell table:formula="of:=IF(ISODD([.$C32]);[.$D32];[.$E31])" office:value-type="string" office:string-value="0x3B">
            <text:p>0x3B</text:p>
          </table:table-cell>
          <table:table-cell table:formula="of:=IF(ISODD([.$C32]);[.$D33];[.$E32])" office:value-type="string" office:string-value="0x0B">
            <text:p>0x0B</text:p>
          </table:table-cell>
          <table:table-cell table:number-columns-repeated="993"/>
        </table:table-row>
        <table:table-row table:style-name="ro2">
          <table:table-cell office:value-type="float" office:value="4.15233768">
            <text:p>4.15233768</text:p>
          </table:table-cell>
          <table:table-cell office:value-type="float" office:value="7">
            <text:p>7</text:p>
          </table:table-cell>
          <table:table-cell table:formula="of:=IF([.B33]=[.B32];[.C32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FF</text:p>
          </table:table-cell>
          <table:table-cell table:formula="of:=HEX2BIN(RIGHT([.D33];2);8)" office:value-type="string" office:string-value="10111011">
            <text:p>10111011</text:p>
          </table:table-cell>
          <table:table-cell table:formula="of:=HEX2BIN(RIGHT([.E33];2);8)" office:value-type="string" office:string-value="11111111">
            <text:p>11111111</text:p>
          </table:table-cell>
          <table:table-cell table:formula="of:=IF(ISODD([.$C33]);RIGHT(LEFT([.$F33];[.H$3]);1);IF([.$C33]&gt;2;RIGHT(LEFT([.$G32];[.H$3]);1);&quot;&quot;))" office:value-type="string" office:string-value="1">
            <text:p>1</text:p>
          </table:table-cell>
          <table:table-cell table:formula="of:=IF(ISODD([.$C33]);RIGHT(LEFT([.$F33];[.I$3]);1);IF([.$C33]&gt;2;RIGHT(LEFT([.$G32];[.I$3]);1);&quot;&quot;))" office:value-type="string" office:string-value="0">
            <text:p>0</text:p>
          </table:table-cell>
          <table:table-cell table:formula="of:=IF(ISODD([.$C33]);RIGHT(LEFT([.$F33];[.J$3]);1);IF([.$C33]&gt;2;RIGHT(LEFT([.$G32];[.J$3]);1);&quot;&quot;))" office:value-type="string" office:string-value="1">
            <text:p>1</text:p>
          </table:table-cell>
          <table:table-cell table:formula="of:=IF(ISODD([.$C33]);RIGHT(LEFT([.$F33];[.K$3]);1);IF([.$C33]&gt;2;RIGHT(LEFT([.$G32];[.K$3]);1);&quot;&quot;))" office:value-type="string" office:string-value="1">
            <text:p>1</text:p>
          </table:table-cell>
          <table:table-cell table:formula="of:=IF(ISODD([.$C33]);RIGHT(LEFT([.$F33];[.L$3]);1);IF([.$C33]&gt;2;RIGHT(LEFT([.$G32];[.L$3]);1);&quot;&quot;))" office:value-type="string" office:string-value="1">
            <text:p>1</text:p>
          </table:table-cell>
          <table:table-cell table:formula="of:=IF(ISODD([.$C33]);RIGHT(LEFT([.$F33];[.M$3]);1);IF([.$C33]&gt;2;RIGHT(LEFT([.$G32];[.M$3]);1);&quot;&quot;))" office:value-type="string" office:string-value="0">
            <text:p>0</text:p>
          </table:table-cell>
          <table:table-cell table:formula="of:=IF(ISODD([.$C33]);RIGHT(LEFT([.$F33];[.N$3]);1);IF([.$C33]&gt;2;RIGHT(LEFT([.$G32];[.N$3]);1);&quot;&quot;))" office:value-type="string" office:string-value="1">
            <text:p>1</text:p>
          </table:table-cell>
          <table:table-cell table:formula="of:=IF(ISODD([.$C33]);RIGHT(LEFT([.$F33];[.O$3]);1);IF([.$C33]&gt;2;RIGHT(LEFT([.$G32];[.O$3]);1);&quot;&quot;))" office:value-type="string" office:string-value="1">
            <text:p>1</text:p>
          </table:table-cell>
          <table:table-cell table:formula="of:=IF(ISEVEN([.$C34]);RIGHT(LEFT([.$F34];[.P$3]);1);IF([.$C34]&lt;3;RIGHT(LEFT([.$G33];[.P$3]);1);&quot;&quot;))" office:value-type="string" office:string-value="0">
            <text:p>0</text:p>
          </table:table-cell>
          <table:table-cell table:formula="of:=IF(ISEVEN([.$C34]);RIGHT(LEFT([.$F34];[.Q$3]);1);IF([.$C34]&lt;3;RIGHT(LEFT([.$G33];[.Q$3]);1);&quot;&quot;))" office:value-type="string" office:string-value="0">
            <text:p>0</text:p>
          </table:table-cell>
          <table:table-cell table:formula="of:=IF(ISEVEN([.$C34]);RIGHT(LEFT([.$F34];[.R$3]);1);IF([.$C34]&lt;3;RIGHT(LEFT([.$G33];[.R$3]);1);&quot;&quot;))" office:value-type="string" office:string-value="0">
            <text:p>0</text:p>
          </table:table-cell>
          <table:table-cell table:formula="of:=IF(ISEVEN([.$C34]);RIGHT(LEFT([.$F34];[.S$3]);1);IF([.$C34]&lt;3;RIGHT(LEFT([.$G33];[.S$3]);1);&quot;&quot;))" office:value-type="string" office:string-value="1">
            <text:p>1</text:p>
          </table:table-cell>
          <table:table-cell table:formula="of:=IF(ISEVEN([.$C34]);RIGHT(LEFT([.$F34];[.T$3]);1);IF([.$C34]&lt;3;RIGHT(LEFT([.$G33];[.T$3]);1);&quot;&quot;))" office:value-type="string" office:string-value="1">
            <text:p>1</text:p>
          </table:table-cell>
          <table:table-cell table:formula="of:=IF(ISEVEN([.$C34]);RIGHT(LEFT([.$F34];[.U$3]);1);IF([.$C34]&lt;3;RIGHT(LEFT([.$G33];[.U$3]);1);&quot;&quot;))" office:value-type="string" office:string-value="0">
            <text:p>0</text:p>
          </table:table-cell>
          <table:table-cell table:formula="of:=IF(ISEVEN([.$C34]);RIGHT(LEFT([.$F34];[.V$3]);1);IF([.$C34]&lt;3;RIGHT(LEFT([.$G33];[.V$3]);1);&quot;&quot;))" office:value-type="string" office:string-value="1">
            <text:p>1</text:p>
          </table:table-cell>
          <table:table-cell table:formula="of:=IF(ISEVEN([.$C34]);RIGHT(LEFT([.$F34];[.W$3]);1);IF([.$C34]&lt;3;RIGHT(LEFT([.$G33];[.W$3]);1);&quot;&quot;))" office:value-type="string" office:string-value="1">
            <text:p>1</text:p>
          </table:table-cell>
          <table:table-cell table:formula="of:=IF(NOT([.I33]=&quot;&quot;);[.I33]*4+[.J33]*2+[.K33];&quot;&quot;)" office:value-type="float" office:value="3">
            <text:p>3</text:p>
          </table:table-cell>
          <table:table-cell table:formula="of:=IF(NOT([.L33]=&quot;&quot;);[.L33]*4+[.M33]*2+[.N33];&quot;&quot;)" office:value-type="float" office:value="5">
            <text:p>5</text:p>
          </table:table-cell>
          <table:table-cell table:formula="of:=IF(NOT([.P33]=&quot;&quot;);[.P33]*4+[.Q33]*2+[.R33];&quot;&quot;)" office:value-type="float" office:value="0">
            <text:p>0</text:p>
          </table:table-cell>
          <table:table-cell table:formula="of:=IF(([.U33]*2+[.V33])=1;1;&quot;&quot;)" office:value-type="float" office:value="1">
            <text:p>1</text:p>
          </table:table-cell>
          <table:table-cell table:formula="of:=[.B33]" office:value-type="float" office:value="7">
            <text:p>7</text:p>
          </table:table-cell>
          <table:table-cell table:formula="of:=IF(ISODD([.C33]);&quot;SEND&quot;;IF([.C33]=2;&quot;DATA&quot;;&quot;GET&quot;))" office:value-type="string" office:string-value="SEND">
            <text:p>SEND</text:p>
          </table:table-cell>
          <table:table-cell table:formula="of:=IF(ISODD([.$C33]);[.$D33];[.$E32])" office:value-type="string" office:string-value="0xBB">
            <text:p>0xBB</text:p>
          </table:table-cell>
          <table:table-cell table:formula="of:=IF(ISODD([.$C33]);[.$D34];[.$E33])" office:value-type="string" office:string-value="0x1B">
            <text:p>0x1B</text:p>
          </table:table-cell>
          <table:table-cell table:number-columns-repeated="993"/>
        </table:table-row>
        <table:table-row table:style-name="ro2">
          <table:table-cell office:value-type="float" office:value="4.15276172">
            <text:p>4.15276172</text:p>
          </table:table-cell>
          <table:table-cell office:value-type="float" office:value="7">
            <text:p>7</text:p>
          </table:table-cell>
          <table:table-cell table:formula="of:=IF([.B34]=[.B33];[.C33]+1;1)" office:value-type="float" office:value="2">
            <text:p>2</text:p>
          </table:table-cell>
          <table:table-cell office:value-type="string">
            <text:p>0x1B</text:p>
          </table:table-cell>
          <table:table-cell office:value-type="string">
            <text:p>0xFD</text:p>
          </table:table-cell>
          <table:table-cell table:formula="of:=HEX2BIN(RIGHT([.D34];2);8)" office:value-type="string" office:string-value="00011011">
            <text:p>00011011</text:p>
          </table:table-cell>
          <table:table-cell table:formula="of:=HEX2BIN(RIGHT([.E34];2);8)" office:value-type="string" office:string-value="11111101">
            <text:p>11111101</text:p>
          </table:table-cell>
          <table:table-cell table:formula="of:=IF(ISODD([.$C34]);RIGHT(LEFT([.$F34];[.H$3]);1);IF([.$C34]&gt;2;RIGHT(LEFT([.$G33];[.H$3]);1);&quot;&quot;))">
            <text:p/>
          </table:table-cell>
          <table:table-cell table:formula="of:=IF(ISODD([.$C34]);RIGHT(LEFT([.$F34];[.I$3]);1);IF([.$C34]&gt;2;RIGHT(LEFT([.$G33];[.I$3]);1);&quot;&quot;))">
            <text:p/>
          </table:table-cell>
          <table:table-cell table:formula="of:=IF(ISODD([.$C34]);RIGHT(LEFT([.$F34];[.J$3]);1);IF([.$C34]&gt;2;RIGHT(LEFT([.$G33];[.J$3]);1);&quot;&quot;))">
            <text:p/>
          </table:table-cell>
          <table:table-cell table:formula="of:=IF(ISODD([.$C34]);RIGHT(LEFT([.$F34];[.K$3]);1);IF([.$C34]&gt;2;RIGHT(LEFT([.$G33];[.K$3]);1);&quot;&quot;))">
            <text:p/>
          </table:table-cell>
          <table:table-cell table:formula="of:=IF(ISODD([.$C34]);RIGHT(LEFT([.$F34];[.L$3]);1);IF([.$C34]&gt;2;RIGHT(LEFT([.$G33];[.L$3]);1);&quot;&quot;))">
            <text:p/>
          </table:table-cell>
          <table:table-cell table:formula="of:=IF(ISODD([.$C34]);RIGHT(LEFT([.$F34];[.M$3]);1);IF([.$C34]&gt;2;RIGHT(LEFT([.$G33];[.M$3]);1);&quot;&quot;))">
            <text:p/>
          </table:table-cell>
          <table:table-cell table:formula="of:=IF(ISODD([.$C34]);RIGHT(LEFT([.$F34];[.N$3]);1);IF([.$C34]&gt;2;RIGHT(LEFT([.$G33];[.N$3]);1);&quot;&quot;))">
            <text:p/>
          </table:table-cell>
          <table:table-cell table:formula="of:=IF(ISODD([.$C34]);RIGHT(LEFT([.$F34];[.O$3]);1);IF([.$C34]&gt;2;RIGHT(LEFT([.$G33];[.O$3]);1);&quot;&quot;))">
            <text:p/>
          </table:table-cell>
          <table:table-cell table:formula="of:=IF(ISEVEN([.$C35]);RIGHT(LEFT([.$F35];[.P$3]);1);IF([.$C35]&lt;3;RIGHT(LEFT([.$G34];[.P$3]);1);&quot;&quot;))">
            <text:p/>
          </table:table-cell>
          <table:table-cell table:formula="of:=IF(ISEVEN([.$C35]);RIGHT(LEFT([.$F35];[.Q$3]);1);IF([.$C35]&lt;3;RIGHT(LEFT([.$G34];[.Q$3]);1);&quot;&quot;))">
            <text:p/>
          </table:table-cell>
          <table:table-cell table:formula="of:=IF(ISEVEN([.$C35]);RIGHT(LEFT([.$F35];[.R$3]);1);IF([.$C35]&lt;3;RIGHT(LEFT([.$G34];[.R$3]);1);&quot;&quot;))">
            <text:p/>
          </table:table-cell>
          <table:table-cell table:formula="of:=IF(ISEVEN([.$C35]);RIGHT(LEFT([.$F35];[.S$3]);1);IF([.$C35]&lt;3;RIGHT(LEFT([.$G34];[.S$3]);1);&quot;&quot;))">
            <text:p/>
          </table:table-cell>
          <table:table-cell table:formula="of:=IF(ISEVEN([.$C35]);RIGHT(LEFT([.$F35];[.T$3]);1);IF([.$C35]&lt;3;RIGHT(LEFT([.$G34];[.T$3]);1);&quot;&quot;))">
            <text:p/>
          </table:table-cell>
          <table:table-cell table:formula="of:=IF(ISEVEN([.$C35]);RIGHT(LEFT([.$F35];[.U$3]);1);IF([.$C35]&lt;3;RIGHT(LEFT([.$G34];[.U$3]);1);&quot;&quot;))">
            <text:p/>
          </table:table-cell>
          <table:table-cell table:formula="of:=IF(ISEVEN([.$C35]);RIGHT(LEFT([.$F35];[.V$3]);1);IF([.$C35]&lt;3;RIGHT(LEFT([.$G34];[.V$3]);1);&quot;&quot;))">
            <text:p/>
          </table:table-cell>
          <table:table-cell table:formula="of:=IF(ISEVEN([.$C35]);RIGHT(LEFT([.$F35];[.W$3]);1);IF([.$C35]&lt;3;RIGHT(LEFT([.$G34];[.W$3]);1);&quot;&quot;))">
            <text:p/>
          </table:table-cell>
          <table:table-cell table:formula="of:=IF(NOT([.I34]=&quot;&quot;);[.I34]*4+[.J34]*2+[.K34];&quot;&quot;)">
            <text:p/>
          </table:table-cell>
          <table:table-cell table:formula="of:=IF(NOT([.L34]=&quot;&quot;);[.L34]*4+[.M34]*2+[.N34];&quot;&quot;)">
            <text:p/>
          </table:table-cell>
          <table:table-cell table:formula="of:=IF(NOT([.P34]=&quot;&quot;);[.P34]*4+[.Q34]*2+[.R34];&quot;&quot;)">
            <text:p/>
          </table:table-cell>
          <table:table-cell table:formula="of:=IF(([.U34]*2+[.V34])=1;1;&quot;&quot;)">
            <text:p/>
          </table:table-cell>
          <table:table-cell table:formula="of:=[.B34]" office:value-type="float" office:value="7">
            <text:p>7</text:p>
          </table:table-cell>
          <table:table-cell table:formula="of:=IF(ISODD([.C34]);&quot;SEND&quot;;IF([.C34]=2;&quot;DATA&quot;;&quot;GET&quot;))" office:value-type="string" office:string-value="DATA">
            <text:p>DATA</text:p>
          </table:table-cell>
          <table:table-cell table:formula="of:=IF(ISODD([.$C34]);[.$D34];[.$E33])" office:value-type="string" office:string-value="0xFF">
            <text:p>0xFF</text:p>
          </table:table-cell>
          <table:table-cell table:formula="of:=IF(ISODD([.$C34]);[.$D35];[.$E34])" office:value-type="string" office:string-value="0xFD">
            <text:p>0xFD</text:p>
          </table:table-cell>
          <table:table-cell table:number-columns-repeated="993"/>
        </table:table-row>
        <table:table-row table:style-name="ro2">
          <table:table-cell office:value-type="float" office:value="4.15318974">
            <text:p>4.15318974</text:p>
          </table:table-cell>
          <table:table-cell office:value-type="float" office:value="7">
            <text:p>7</text:p>
          </table:table-cell>
          <table:table-cell table:formula="of:=IF([.B35]=[.B34];[.C34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E</text:p>
          </table:table-cell>
          <table:table-cell table:formula="of:=HEX2BIN(RIGHT([.D35];2);8)" office:value-type="string" office:string-value="11111111">
            <text:p>11111111</text:p>
          </table:table-cell>
          <table:table-cell table:formula="of:=HEX2BIN(RIGHT([.E35];2);8)" office:value-type="string" office:string-value="00111110">
            <text:p>00111110</text:p>
          </table:table-cell>
          <table:table-cell table:formula="of:=IF(ISODD([.$C35]);RIGHT(LEFT([.$F35];[.H$3]);1);IF([.$C35]&gt;2;RIGHT(LEFT([.$G34];[.H$3]);1);&quot;&quot;))" office:value-type="string" office:string-value="1">
            <text:p>1</text:p>
          </table:table-cell>
          <table:table-cell table:formula="of:=IF(ISODD([.$C35]);RIGHT(LEFT([.$F35];[.I$3]);1);IF([.$C35]&gt;2;RIGHT(LEFT([.$G34];[.I$3]);1);&quot;&quot;))" office:value-type="string" office:string-value="1">
            <text:p>1</text:p>
          </table:table-cell>
          <table:table-cell table:formula="of:=IF(ISODD([.$C35]);RIGHT(LEFT([.$F35];[.J$3]);1);IF([.$C35]&gt;2;RIGHT(LEFT([.$G34];[.J$3]);1);&quot;&quot;))" office:value-type="string" office:string-value="1">
            <text:p>1</text:p>
          </table:table-cell>
          <table:table-cell table:formula="of:=IF(ISODD([.$C35]);RIGHT(LEFT([.$F35];[.K$3]);1);IF([.$C35]&gt;2;RIGHT(LEFT([.$G34];[.K$3]);1);&quot;&quot;))" office:value-type="string" office:string-value="1">
            <text:p>1</text:p>
          </table:table-cell>
          <table:table-cell table:formula="of:=IF(ISODD([.$C35]);RIGHT(LEFT([.$F35];[.L$3]);1);IF([.$C35]&gt;2;RIGHT(LEFT([.$G34];[.L$3]);1);&quot;&quot;))" office:value-type="string" office:string-value="1">
            <text:p>1</text:p>
          </table:table-cell>
          <table:table-cell table:formula="of:=IF(ISODD([.$C35]);RIGHT(LEFT([.$F35];[.M$3]);1);IF([.$C35]&gt;2;RIGHT(LEFT([.$G34];[.M$3]);1);&quot;&quot;))" office:value-type="string" office:string-value="1">
            <text:p>1</text:p>
          </table:table-cell>
          <table:table-cell table:formula="of:=IF(ISODD([.$C35]);RIGHT(LEFT([.$F35];[.N$3]);1);IF([.$C35]&gt;2;RIGHT(LEFT([.$G34];[.N$3]);1);&quot;&quot;))" office:value-type="string" office:string-value="1">
            <text:p>1</text:p>
          </table:table-cell>
          <table:table-cell table:formula="of:=IF(ISODD([.$C35]);RIGHT(LEFT([.$F35];[.O$3]);1);IF([.$C35]&gt;2;RIGHT(LEFT([.$G34];[.O$3]);1);&quot;&quot;))" office:value-type="string" office:string-value="1">
            <text:p>1</text:p>
          </table:table-cell>
          <table:table-cell table:formula="of:=IF(ISEVEN([.$C36]);RIGHT(LEFT([.$F36];[.P$3]);1);IF([.$C36]&lt;3;RIGHT(LEFT([.$G35];[.P$3]);1);&quot;&quot;))" office:value-type="string" office:string-value="1">
            <text:p>1</text:p>
          </table:table-cell>
          <table:table-cell table:formula="of:=IF(ISEVEN([.$C36]);RIGHT(LEFT([.$F36];[.Q$3]);1);IF([.$C36]&lt;3;RIGHT(LEFT([.$G35];[.Q$3]);1);&quot;&quot;))" office:value-type="string" office:string-value="1">
            <text:p>1</text:p>
          </table:table-cell>
          <table:table-cell table:formula="of:=IF(ISEVEN([.$C36]);RIGHT(LEFT([.$F36];[.R$3]);1);IF([.$C36]&lt;3;RIGHT(LEFT([.$G35];[.R$3]);1);&quot;&quot;))" office:value-type="string" office:string-value="1">
            <text:p>1</text:p>
          </table:table-cell>
          <table:table-cell table:formula="of:=IF(ISEVEN([.$C36]);RIGHT(LEFT([.$F36];[.S$3]);1);IF([.$C36]&lt;3;RIGHT(LEFT([.$G35];[.S$3]);1);&quot;&quot;))" office:value-type="string" office:string-value="1">
            <text:p>1</text:p>
          </table:table-cell>
          <table:table-cell table:formula="of:=IF(ISEVEN([.$C36]);RIGHT(LEFT([.$F36];[.T$3]);1);IF([.$C36]&lt;3;RIGHT(LEFT([.$G35];[.T$3]);1);&quot;&quot;))" office:value-type="string" office:string-value="1">
            <text:p>1</text:p>
          </table:table-cell>
          <table:table-cell table:formula="of:=IF(ISEVEN([.$C36]);RIGHT(LEFT([.$F36];[.U$3]);1);IF([.$C36]&lt;3;RIGHT(LEFT([.$G35];[.U$3]);1);&quot;&quot;))" office:value-type="string" office:string-value="1">
            <text:p>1</text:p>
          </table:table-cell>
          <table:table-cell table:formula="of:=IF(ISEVEN([.$C36]);RIGHT(LEFT([.$F36];[.V$3]);1);IF([.$C36]&lt;3;RIGHT(LEFT([.$G35];[.V$3]);1);&quot;&quot;))" office:value-type="string" office:string-value="1">
            <text:p>1</text:p>
          </table:table-cell>
          <table:table-cell table:formula="of:=IF(ISEVEN([.$C36]);RIGHT(LEFT([.$F36];[.W$3]);1);IF([.$C36]&lt;3;RIGHT(LEFT([.$G35];[.W$3]);1);&quot;&quot;))" office:value-type="string" office:string-value="1">
            <text:p>1</text:p>
          </table:table-cell>
          <table:table-cell table:formula="of:=IF(NOT([.I35]=&quot;&quot;);[.I35]*4+[.J35]*2+[.K35];&quot;&quot;)" office:value-type="float" office:value="7">
            <text:p>7</text:p>
          </table:table-cell>
          <table:table-cell table:formula="of:=IF(NOT([.L35]=&quot;&quot;);[.L35]*4+[.M35]*2+[.N35];&quot;&quot;)" office:value-type="float" office:value="7">
            <text:p>7</text:p>
          </table:table-cell>
          <table:table-cell table:formula="of:=IF(NOT([.P35]=&quot;&quot;);[.P35]*4+[.Q35]*2+[.R35];&quot;&quot;)" office:value-type="float" office:value="7">
            <text:p>7</text:p>
          </table:table-cell>
          <table:table-cell table:formula="of:=IF(([.U35]*2+[.V35])=1;1;&quot;&quot;)">
            <text:p/>
          </table:table-cell>
          <table:table-cell table:formula="of:=[.B35]" office:value-type="float" office:value="7">
            <text:p>7</text:p>
          </table:table-cell>
          <table:table-cell table:formula="of:=IF(ISODD([.C35]);&quot;SEND&quot;;IF([.C35]=2;&quot;DATA&quot;;&quot;GET&quot;))" office:value-type="string" office:string-value="SEND">
            <text:p>SEND</text:p>
          </table:table-cell>
          <table:table-cell table:formula="of:=IF(ISODD([.$C35]);[.$D35];[.$E34])" office:value-type="string" office:string-value="0xFF">
            <text:p>0xFF</text:p>
          </table:table-cell>
          <table:table-cell table:formula="of:=IF(ISODD([.$C35]);[.$D36];[.$E35])" office:value-type="string" office:string-value="0xFF">
            <text:p>0xFF</text:p>
          </table:table-cell>
          <table:table-cell table:number-columns-repeated="993"/>
        </table:table-row>
        <table:table-row table:style-name="ro2">
          <table:table-cell office:value-type="float" office:value="4.15350326">
            <text:p>4.15350326</text:p>
          </table:table-cell>
          <table:table-cell office:value-type="float" office:value="7">
            <text:p>7</text:p>
          </table:table-cell>
          <table:table-cell table:formula="of:=IF([.B36]=[.B35];[.C35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C6</text:p>
          </table:table-cell>
          <table:table-cell table:formula="of:=HEX2BIN(RIGHT([.D36];2);8)" office:value-type="string" office:string-value="11111111">
            <text:p>11111111</text:p>
          </table:table-cell>
          <table:table-cell table:formula="of:=HEX2BIN(RIGHT([.E36];2);8)" office:value-type="string" office:string-value="11000110">
            <text:p>11000110</text:p>
          </table:table-cell>
          <table:table-cell table:formula="of:=IF(ISODD([.$C36]);RIGHT(LEFT([.$F36];[.H$3]);1);IF([.$C36]&gt;2;RIGHT(LEFT([.$G35];[.H$3]);1);&quot;&quot;))" office:value-type="string" office:string-value="0">
            <text:p>0</text:p>
          </table:table-cell>
          <table:table-cell table:formula="of:=IF(ISODD([.$C36]);RIGHT(LEFT([.$F36];[.I$3]);1);IF([.$C36]&gt;2;RIGHT(LEFT([.$G35];[.I$3]);1);&quot;&quot;))" office:value-type="string" office:string-value="0">
            <text:p>0</text:p>
          </table:table-cell>
          <table:table-cell table:formula="of:=IF(ISODD([.$C36]);RIGHT(LEFT([.$F36];[.J$3]);1);IF([.$C36]&gt;2;RIGHT(LEFT([.$G35];[.J$3]);1);&quot;&quot;))" office:value-type="string" office:string-value="1">
            <text:p>1</text:p>
          </table:table-cell>
          <table:table-cell table:formula="of:=IF(ISODD([.$C36]);RIGHT(LEFT([.$F36];[.K$3]);1);IF([.$C36]&gt;2;RIGHT(LEFT([.$G35];[.K$3]);1);&quot;&quot;))" office:value-type="string" office:string-value="1">
            <text:p>1</text:p>
          </table:table-cell>
          <table:table-cell table:formula="of:=IF(ISODD([.$C36]);RIGHT(LEFT([.$F36];[.L$3]);1);IF([.$C36]&gt;2;RIGHT(LEFT([.$G35];[.L$3]);1);&quot;&quot;))" office:value-type="string" office:string-value="1">
            <text:p>1</text:p>
          </table:table-cell>
          <table:table-cell table:formula="of:=IF(ISODD([.$C36]);RIGHT(LEFT([.$F36];[.M$3]);1);IF([.$C36]&gt;2;RIGHT(LEFT([.$G35];[.M$3]);1);&quot;&quot;))" office:value-type="string" office:string-value="1">
            <text:p>1</text:p>
          </table:table-cell>
          <table:table-cell table:formula="of:=IF(ISODD([.$C36]);RIGHT(LEFT([.$F36];[.N$3]);1);IF([.$C36]&gt;2;RIGHT(LEFT([.$G35];[.N$3]);1);&quot;&quot;))" office:value-type="string" office:string-value="1">
            <text:p>1</text:p>
          </table:table-cell>
          <table:table-cell table:formula="of:=IF(ISODD([.$C36]);RIGHT(LEFT([.$F36];[.O$3]);1);IF([.$C36]&gt;2;RIGHT(LEFT([.$G35];[.O$3]);1);&quot;&quot;))" office:value-type="string" office:string-value="0">
            <text:p>0</text:p>
          </table:table-cell>
          <table:table-cell table:formula="of:=IF(ISEVEN([.$C37]);RIGHT(LEFT([.$F37];[.P$3]);1);IF([.$C37]&lt;3;RIGHT(LEFT([.$G36];[.P$3]);1);&quot;&quot;))" office:value-type="string" office:string-value="1">
            <text:p>1</text:p>
          </table:table-cell>
          <table:table-cell table:formula="of:=IF(ISEVEN([.$C37]);RIGHT(LEFT([.$F37];[.Q$3]);1);IF([.$C37]&lt;3;RIGHT(LEFT([.$G36];[.Q$3]);1);&quot;&quot;))" office:value-type="string" office:string-value="1">
            <text:p>1</text:p>
          </table:table-cell>
          <table:table-cell table:formula="of:=IF(ISEVEN([.$C37]);RIGHT(LEFT([.$F37];[.R$3]);1);IF([.$C37]&lt;3;RIGHT(LEFT([.$G36];[.R$3]);1);&quot;&quot;))" office:value-type="string" office:string-value="0">
            <text:p>0</text:p>
          </table:table-cell>
          <table:table-cell table:formula="of:=IF(ISEVEN([.$C37]);RIGHT(LEFT([.$F37];[.S$3]);1);IF([.$C37]&lt;3;RIGHT(LEFT([.$G36];[.S$3]);1);&quot;&quot;))" office:value-type="string" office:string-value="0">
            <text:p>0</text:p>
          </table:table-cell>
          <table:table-cell table:formula="of:=IF(ISEVEN([.$C37]);RIGHT(LEFT([.$F37];[.T$3]);1);IF([.$C37]&lt;3;RIGHT(LEFT([.$G36];[.T$3]);1);&quot;&quot;))" office:value-type="string" office:string-value="0">
            <text:p>0</text:p>
          </table:table-cell>
          <table:table-cell table:formula="of:=IF(ISEVEN([.$C37]);RIGHT(LEFT([.$F37];[.U$3]);1);IF([.$C37]&lt;3;RIGHT(LEFT([.$G36];[.U$3]);1);&quot;&quot;))" office:value-type="string" office:string-value="1">
            <text:p>1</text:p>
          </table:table-cell>
          <table:table-cell table:formula="of:=IF(ISEVEN([.$C37]);RIGHT(LEFT([.$F37];[.V$3]);1);IF([.$C37]&lt;3;RIGHT(LEFT([.$G36];[.V$3]);1);&quot;&quot;))" office:value-type="string" office:string-value="1">
            <text:p>1</text:p>
          </table:table-cell>
          <table:table-cell table:formula="of:=IF(ISEVEN([.$C37]);RIGHT(LEFT([.$F37];[.W$3]);1);IF([.$C37]&lt;3;RIGHT(LEFT([.$G36];[.W$3]);1);&quot;&quot;))" office:value-type="string" office:string-value="0">
            <text:p>0</text:p>
          </table:table-cell>
          <table:table-cell table:formula="of:=IF(NOT([.I36]=&quot;&quot;);[.I36]*4+[.J36]*2+[.K36];&quot;&quot;)" office:value-type="float" office:value="3">
            <text:p>3</text:p>
          </table:table-cell>
          <table:table-cell table:formula="of:=IF(NOT([.L36]=&quot;&quot;);[.L36]*4+[.M36]*2+[.N36];&quot;&quot;)" office:value-type="float" office:value="7">
            <text:p>7</text:p>
          </table:table-cell>
          <table:table-cell table:formula="of:=IF(NOT([.P36]=&quot;&quot;);[.P36]*4+[.Q36]*2+[.R36];&quot;&quot;)" office:value-type="float" office:value="6">
            <text:p>6</text:p>
          </table:table-cell>
          <table:table-cell table:formula="of:=IF(([.U36]*2+[.V36])=1;1;&quot;&quot;)">
            <text:p/>
          </table:table-cell>
          <table:table-cell table:formula="of:=[.B36]" office:value-type="float" office:value="7">
            <text:p>7</text:p>
          </table:table-cell>
          <table:table-cell table:formula="of:=IF(ISODD([.C36]);&quot;SEND&quot;;IF([.C36]=2;&quot;DATA&quot;;&quot;GET&quot;))" office:value-type="string" office:string-value="GET">
            <text:p>GET</text:p>
          </table:table-cell>
          <table:table-cell table:formula="of:=IF(ISODD([.$C36]);[.$D36];[.$E35])" office:value-type="string" office:string-value="0x3E">
            <text:p>0x3E</text:p>
          </table:table-cell>
          <table:table-cell table:formula="of:=IF(ISODD([.$C36]);[.$D37];[.$E36])" office:value-type="string" office:string-value="0xC6">
            <text:p>0xC6</text:p>
          </table:table-cell>
          <table:table-cell table:number-columns-repeated="993"/>
        </table:table-row>
        <table:table-row table:style-name="ro2">
          <table:table-cell office:value-type="float" office:value="4.30435292">
            <text:p>4.30435292</text:p>
          </table:table-cell>
          <table:table-cell office:value-type="float" office:value="8">
            <text:p>8</text:p>
          </table:table-cell>
          <table:table-cell table:formula="of:=IF([.B37]=[.B36];[.C36]+1;1)" office:value-type="float" office:value="1">
            <text:p>1</text:p>
          </table:table-cell>
          <table:table-cell office:value-type="string">
            <text:p>0xFF</text:p>
          </table:table-cell>
          <table:table-cell office:value-type="string">
            <text:p>0x0A</text:p>
          </table:table-cell>
          <table:table-cell table:formula="of:=HEX2BIN(RIGHT([.D37];2);8)" office:value-type="string" office:string-value="11111111">
            <text:p>11111111</text:p>
          </table:table-cell>
          <table:table-cell table:formula="of:=HEX2BIN(RIGHT([.E37];2);8)" office:value-type="string" office:string-value="00001010">
            <text:p>00001010</text:p>
          </table:table-cell>
          <table:table-cell table:formula="of:=IF(ISODD([.$C37]);RIGHT(LEFT([.$F37];[.H$3]);1);IF([.$C37]&gt;2;RIGHT(LEFT([.$G36];[.H$3]);1);&quot;&quot;))" office:value-type="string" office:string-value="1">
            <text:p>1</text:p>
          </table:table-cell>
          <table:table-cell table:formula="of:=IF(ISODD([.$C37]);RIGHT(LEFT([.$F37];[.I$3]);1);IF([.$C37]&gt;2;RIGHT(LEFT([.$G36];[.I$3]);1);&quot;&quot;))" office:value-type="string" office:string-value="1">
            <text:p>1</text:p>
          </table:table-cell>
          <table:table-cell table:formula="of:=IF(ISODD([.$C37]);RIGHT(LEFT([.$F37];[.J$3]);1);IF([.$C37]&gt;2;RIGHT(LEFT([.$G36];[.J$3]);1);&quot;&quot;))" office:value-type="string" office:string-value="1">
            <text:p>1</text:p>
          </table:table-cell>
          <table:table-cell table:formula="of:=IF(ISODD([.$C37]);RIGHT(LEFT([.$F37];[.K$3]);1);IF([.$C37]&gt;2;RIGHT(LEFT([.$G36];[.K$3]);1);&quot;&quot;))" office:value-type="string" office:string-value="1">
            <text:p>1</text:p>
          </table:table-cell>
          <table:table-cell table:formula="of:=IF(ISODD([.$C37]);RIGHT(LEFT([.$F37];[.L$3]);1);IF([.$C37]&gt;2;RIGHT(LEFT([.$G36];[.L$3]);1);&quot;&quot;))" office:value-type="string" office:string-value="1">
            <text:p>1</text:p>
          </table:table-cell>
          <table:table-cell table:formula="of:=IF(ISODD([.$C37]);RIGHT(LEFT([.$F37];[.M$3]);1);IF([.$C37]&gt;2;RIGHT(LEFT([.$G36];[.M$3]);1);&quot;&quot;))" office:value-type="string" office:string-value="1">
            <text:p>1</text:p>
          </table:table-cell>
          <table:table-cell table:formula="of:=IF(ISODD([.$C37]);RIGHT(LEFT([.$F37];[.N$3]);1);IF([.$C37]&gt;2;RIGHT(LEFT([.$G36];[.N$3]);1);&quot;&quot;))" office:value-type="string" office:string-value="1">
            <text:p>1</text:p>
          </table:table-cell>
          <table:table-cell table:formula="of:=IF(ISODD([.$C37]);RIGHT(LEFT([.$F37];[.O$3]);1);IF([.$C37]&gt;2;RIGHT(LEFT([.$G36];[.O$3]);1);&quot;&quot;))" office:value-type="string" office:string-value="1">
            <text:p>1</text:p>
          </table:table-cell>
          <table:table-cell table:formula="of:=IF(ISEVEN([.$C38]);RIGHT(LEFT([.$F38];[.P$3]);1);IF([.$C38]&lt;3;RIGHT(LEFT([.$G37];[.P$3]);1);&quot;&quot;))" office:value-type="string" office:string-value="1">
            <text:p>1</text:p>
          </table:table-cell>
          <table:table-cell table:formula="of:=IF(ISEVEN([.$C38]);RIGHT(LEFT([.$F38];[.Q$3]);1);IF([.$C38]&lt;3;RIGHT(LEFT([.$G37];[.Q$3]);1);&quot;&quot;))" office:value-type="string" office:string-value="1">
            <text:p>1</text:p>
          </table:table-cell>
          <table:table-cell table:formula="of:=IF(ISEVEN([.$C38]);RIGHT(LEFT([.$F38];[.R$3]);1);IF([.$C38]&lt;3;RIGHT(LEFT([.$G37];[.R$3]);1);&quot;&quot;))" office:value-type="string" office:string-value="1">
            <text:p>1</text:p>
          </table:table-cell>
          <table:table-cell table:formula="of:=IF(ISEVEN([.$C38]);RIGHT(LEFT([.$F38];[.S$3]);1);IF([.$C38]&lt;3;RIGHT(LEFT([.$G37];[.S$3]);1);&quot;&quot;))" office:value-type="string" office:string-value="1">
            <text:p>1</text:p>
          </table:table-cell>
          <table:table-cell table:formula="of:=IF(ISEVEN([.$C38]);RIGHT(LEFT([.$F38];[.T$3]);1);IF([.$C38]&lt;3;RIGHT(LEFT([.$G37];[.T$3]);1);&quot;&quot;))" office:value-type="string" office:string-value="1">
            <text:p>1</text:p>
          </table:table-cell>
          <table:table-cell table:formula="of:=IF(ISEVEN([.$C38]);RIGHT(LEFT([.$F38];[.U$3]);1);IF([.$C38]&lt;3;RIGHT(LEFT([.$G37];[.U$3]);1);&quot;&quot;))" office:value-type="string" office:string-value="1">
            <text:p>1</text:p>
          </table:table-cell>
          <table:table-cell table:formula="of:=IF(ISEVEN([.$C38]);RIGHT(LEFT([.$F38];[.V$3]);1);IF([.$C38]&lt;3;RIGHT(LEFT([.$G37];[.V$3]);1);&quot;&quot;))" office:value-type="string" office:string-value="1">
            <text:p>1</text:p>
          </table:table-cell>
          <table:table-cell table:formula="of:=IF(ISEVEN([.$C38]);RIGHT(LEFT([.$F38];[.W$3]);1);IF([.$C38]&lt;3;RIGHT(LEFT([.$G37];[.W$3]);1);&quot;&quot;))" office:value-type="string" office:string-value="1">
            <text:p>1</text:p>
          </table:table-cell>
          <table:table-cell table:formula="of:=IF(NOT([.I37]=&quot;&quot;);[.I37]*4+[.J37]*2+[.K37];&quot;&quot;)" office:value-type="float" office:value="7">
            <text:p>7</text:p>
          </table:table-cell>
          <table:table-cell table:formula="of:=IF(NOT([.L37]=&quot;&quot;);[.L37]*4+[.M37]*2+[.N37];&quot;&quot;)" office:value-type="float" office:value="7">
            <text:p>7</text:p>
          </table:table-cell>
          <table:table-cell table:formula="of:=IF(NOT([.P37]=&quot;&quot;);[.P37]*4+[.Q37]*2+[.R37];&quot;&quot;)" office:value-type="float" office:value="7">
            <text:p>7</text:p>
          </table:table-cell>
          <table:table-cell table:formula="of:=IF(([.U37]*2+[.V37])=1;1;&quot;&quot;)">
            <text:p/>
          </table:table-cell>
          <table:table-cell table:formula="of:=[.B37]" office:value-type="float" office:value="8">
            <text:p>8</text:p>
          </table:table-cell>
          <table:table-cell table:formula="of:=IF(ISODD([.C37]);&quot;SEND&quot;;IF([.C37]=2;&quot;DATA&quot;;&quot;GET&quot;))" office:value-type="string" office:string-value="SEND">
            <text:p>SEND</text:p>
          </table:table-cell>
          <table:table-cell table:formula="of:=IF(ISODD([.$C37]);[.$D37];[.$E36])" office:value-type="string" office:string-value="0xFF">
            <text:p>0xFF</text:p>
          </table:table-cell>
          <table:table-cell table:formula="of:=IF(ISODD([.$C37]);[.$D38];[.$E37])" office:value-type="string" office:string-value="0xFF">
            <text:p>0xFF</text:p>
          </table:table-cell>
          <table:table-cell table:number-columns-repeated="993"/>
        </table:table-row>
        <table:table-row table:style-name="ro2">
          <table:table-cell office:value-type="float" office:value="4.3047887">
            <text:p>4.3047887</text:p>
          </table:table-cell>
          <table:table-cell office:value-type="float" office:value="8">
            <text:p>8</text:p>
          </table:table-cell>
          <table:table-cell table:formula="of:=IF([.B38]=[.B37];[.C37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84</text:p>
          </table:table-cell>
          <table:table-cell table:formula="of:=HEX2BIN(RIGHT([.D38];2);8)" office:value-type="string" office:string-value="11111111">
            <text:p>11111111</text:p>
          </table:table-cell>
          <table:table-cell table:formula="of:=HEX2BIN(RIGHT([.E38];2);8)" office:value-type="string" office:string-value="10000100">
            <text:p>10000100</text:p>
          </table:table-cell>
          <table:table-cell table:formula="of:=IF(ISODD([.$C38]);RIGHT(LEFT([.$F38];[.H$3]);1);IF([.$C38]&gt;2;RIGHT(LEFT([.$G37];[.H$3]);1);&quot;&quot;))">
            <text:p/>
          </table:table-cell>
          <table:table-cell table:formula="of:=IF(ISODD([.$C38]);RIGHT(LEFT([.$F38];[.I$3]);1);IF([.$C38]&gt;2;RIGHT(LEFT([.$G37];[.I$3]);1);&quot;&quot;))">
            <text:p/>
          </table:table-cell>
          <table:table-cell table:formula="of:=IF(ISODD([.$C38]);RIGHT(LEFT([.$F38];[.J$3]);1);IF([.$C38]&gt;2;RIGHT(LEFT([.$G37];[.J$3]);1);&quot;&quot;))">
            <text:p/>
          </table:table-cell>
          <table:table-cell table:formula="of:=IF(ISODD([.$C38]);RIGHT(LEFT([.$F38];[.K$3]);1);IF([.$C38]&gt;2;RIGHT(LEFT([.$G37];[.K$3]);1);&quot;&quot;))">
            <text:p/>
          </table:table-cell>
          <table:table-cell table:formula="of:=IF(ISODD([.$C38]);RIGHT(LEFT([.$F38];[.L$3]);1);IF([.$C38]&gt;2;RIGHT(LEFT([.$G37];[.L$3]);1);&quot;&quot;))">
            <text:p/>
          </table:table-cell>
          <table:table-cell table:formula="of:=IF(ISODD([.$C38]);RIGHT(LEFT([.$F38];[.M$3]);1);IF([.$C38]&gt;2;RIGHT(LEFT([.$G37];[.M$3]);1);&quot;&quot;))">
            <text:p/>
          </table:table-cell>
          <table:table-cell table:formula="of:=IF(ISODD([.$C38]);RIGHT(LEFT([.$F38];[.N$3]);1);IF([.$C38]&gt;2;RIGHT(LEFT([.$G37];[.N$3]);1);&quot;&quot;))">
            <text:p/>
          </table:table-cell>
          <table:table-cell table:formula="of:=IF(ISODD([.$C38]);RIGHT(LEFT([.$F38];[.O$3]);1);IF([.$C38]&gt;2;RIGHT(LEFT([.$G37];[.O$3]);1);&quot;&quot;))">
            <text:p/>
          </table:table-cell>
          <table:table-cell table:formula="of:=IF(ISEVEN([.$C39]);RIGHT(LEFT([.$F39];[.P$3]);1);IF([.$C39]&lt;3;RIGHT(LEFT([.$G38];[.P$3]);1);&quot;&quot;))">
            <text:p/>
          </table:table-cell>
          <table:table-cell table:formula="of:=IF(ISEVEN([.$C39]);RIGHT(LEFT([.$F39];[.Q$3]);1);IF([.$C39]&lt;3;RIGHT(LEFT([.$G38];[.Q$3]);1);&quot;&quot;))">
            <text:p/>
          </table:table-cell>
          <table:table-cell table:formula="of:=IF(ISEVEN([.$C39]);RIGHT(LEFT([.$F39];[.R$3]);1);IF([.$C39]&lt;3;RIGHT(LEFT([.$G38];[.R$3]);1);&quot;&quot;))">
            <text:p/>
          </table:table-cell>
          <table:table-cell table:formula="of:=IF(ISEVEN([.$C39]);RIGHT(LEFT([.$F39];[.S$3]);1);IF([.$C39]&lt;3;RIGHT(LEFT([.$G38];[.S$3]);1);&quot;&quot;))">
            <text:p/>
          </table:table-cell>
          <table:table-cell table:formula="of:=IF(ISEVEN([.$C39]);RIGHT(LEFT([.$F39];[.T$3]);1);IF([.$C39]&lt;3;RIGHT(LEFT([.$G38];[.T$3]);1);&quot;&quot;))">
            <text:p/>
          </table:table-cell>
          <table:table-cell table:formula="of:=IF(ISEVEN([.$C39]);RIGHT(LEFT([.$F39];[.U$3]);1);IF([.$C39]&lt;3;RIGHT(LEFT([.$G38];[.U$3]);1);&quot;&quot;))">
            <text:p/>
          </table:table-cell>
          <table:table-cell table:formula="of:=IF(ISEVEN([.$C39]);RIGHT(LEFT([.$F39];[.V$3]);1);IF([.$C39]&lt;3;RIGHT(LEFT([.$G38];[.V$3]);1);&quot;&quot;))">
            <text:p/>
          </table:table-cell>
          <table:table-cell table:formula="of:=IF(ISEVEN([.$C39]);RIGHT(LEFT([.$F39];[.W$3]);1);IF([.$C39]&lt;3;RIGHT(LEFT([.$G38];[.W$3]);1);&quot;&quot;))">
            <text:p/>
          </table:table-cell>
          <table:table-cell table:formula="of:=IF(NOT([.I38]=&quot;&quot;);[.I38]*4+[.J38]*2+[.K38];&quot;&quot;)">
            <text:p/>
          </table:table-cell>
          <table:table-cell table:formula="of:=IF(NOT([.L38]=&quot;&quot;);[.L38]*4+[.M38]*2+[.N38];&quot;&quot;)">
            <text:p/>
          </table:table-cell>
          <table:table-cell table:formula="of:=IF(NOT([.P38]=&quot;&quot;);[.P38]*4+[.Q38]*2+[.R38];&quot;&quot;)">
            <text:p/>
          </table:table-cell>
          <table:table-cell table:formula="of:=IF(([.U38]*2+[.V38])=1;1;&quot;&quot;)">
            <text:p/>
          </table:table-cell>
          <table:table-cell table:formula="of:=[.B38]" office:value-type="float" office:value="8">
            <text:p>8</text:p>
          </table:table-cell>
          <table:table-cell table:formula="of:=IF(ISODD([.C38]);&quot;SEND&quot;;IF([.C38]=2;&quot;DATA&quot;;&quot;GET&quot;))" office:value-type="string" office:string-value="DATA">
            <text:p>DATA</text:p>
          </table:table-cell>
          <table:table-cell table:formula="of:=IF(ISODD([.$C38]);[.$D38];[.$E37])" office:value-type="string" office:string-value="0x0A">
            <text:p>0x0A</text:p>
          </table:table-cell>
          <table:table-cell table:formula="of:=IF(ISODD([.$C38]);[.$D39];[.$E38])" office:value-type="string" office:string-value="0x84">
            <text:p>0x84</text:p>
          </table:table-cell>
          <table:table-cell table:number-columns-repeated="993"/>
        </table:table-row>
        <table:table-row table:style-name="ro2">
          <table:table-cell office:value-type="float" office:value="4.30522448">
            <text:p>4.30522448</text:p>
          </table:table-cell>
          <table:table-cell office:value-type="float" office:value="8">
            <text:p>8</text:p>
          </table:table-cell>
          <table:table-cell table:formula="of:=IF([.B39]=[.B38];[.C38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1D</text:p>
          </table:table-cell>
          <table:table-cell table:formula="of:=HEX2BIN(RIGHT([.D39];2);8)" office:value-type="string" office:string-value="11111111">
            <text:p>11111111</text:p>
          </table:table-cell>
          <table:table-cell table:formula="of:=HEX2BIN(RIGHT([.E39];2);8)" office:value-type="string" office:string-value="00011101">
            <text:p>00011101</text:p>
          </table:table-cell>
          <table:table-cell table:formula="of:=IF(ISODD([.$C39]);RIGHT(LEFT([.$F39];[.H$3]);1);IF([.$C39]&gt;2;RIGHT(LEFT([.$G38];[.H$3]);1);&quot;&quot;))" office:value-type="string" office:string-value="1">
            <text:p>1</text:p>
          </table:table-cell>
          <table:table-cell table:formula="of:=IF(ISODD([.$C39]);RIGHT(LEFT([.$F39];[.I$3]);1);IF([.$C39]&gt;2;RIGHT(LEFT([.$G38];[.I$3]);1);&quot;&quot;))" office:value-type="string" office:string-value="1">
            <text:p>1</text:p>
          </table:table-cell>
          <table:table-cell table:formula="of:=IF(ISODD([.$C39]);RIGHT(LEFT([.$F39];[.J$3]);1);IF([.$C39]&gt;2;RIGHT(LEFT([.$G38];[.J$3]);1);&quot;&quot;))" office:value-type="string" office:string-value="1">
            <text:p>1</text:p>
          </table:table-cell>
          <table:table-cell table:formula="of:=IF(ISODD([.$C39]);RIGHT(LEFT([.$F39];[.K$3]);1);IF([.$C39]&gt;2;RIGHT(LEFT([.$G38];[.K$3]);1);&quot;&quot;))" office:value-type="string" office:string-value="1">
            <text:p>1</text:p>
          </table:table-cell>
          <table:table-cell table:formula="of:=IF(ISODD([.$C39]);RIGHT(LEFT([.$F39];[.L$3]);1);IF([.$C39]&gt;2;RIGHT(LEFT([.$G38];[.L$3]);1);&quot;&quot;))" office:value-type="string" office:string-value="1">
            <text:p>1</text:p>
          </table:table-cell>
          <table:table-cell table:formula="of:=IF(ISODD([.$C39]);RIGHT(LEFT([.$F39];[.M$3]);1);IF([.$C39]&gt;2;RIGHT(LEFT([.$G38];[.M$3]);1);&quot;&quot;))" office:value-type="string" office:string-value="1">
            <text:p>1</text:p>
          </table:table-cell>
          <table:table-cell table:formula="of:=IF(ISODD([.$C39]);RIGHT(LEFT([.$F39];[.N$3]);1);IF([.$C39]&gt;2;RIGHT(LEFT([.$G38];[.N$3]);1);&quot;&quot;))" office:value-type="string" office:string-value="1">
            <text:p>1</text:p>
          </table:table-cell>
          <table:table-cell table:formula="of:=IF(ISODD([.$C39]);RIGHT(LEFT([.$F39];[.O$3]);1);IF([.$C39]&gt;2;RIGHT(LEFT([.$G38];[.O$3]);1);&quot;&quot;))" office:value-type="string" office:string-value="1">
            <text:p>1</text:p>
          </table:table-cell>
          <table:table-cell table:formula="of:=IF(ISEVEN([.$C40]);RIGHT(LEFT([.$F40];[.P$3]);1);IF([.$C40]&lt;3;RIGHT(LEFT([.$G39];[.P$3]);1);&quot;&quot;))" office:value-type="string" office:string-value="1">
            <text:p>1</text:p>
          </table:table-cell>
          <table:table-cell table:formula="of:=IF(ISEVEN([.$C40]);RIGHT(LEFT([.$F40];[.Q$3]);1);IF([.$C40]&lt;3;RIGHT(LEFT([.$G39];[.Q$3]);1);&quot;&quot;))" office:value-type="string" office:string-value="1">
            <text:p>1</text:p>
          </table:table-cell>
          <table:table-cell table:formula="of:=IF(ISEVEN([.$C40]);RIGHT(LEFT([.$F40];[.R$3]);1);IF([.$C40]&lt;3;RIGHT(LEFT([.$G39];[.R$3]);1);&quot;&quot;))" office:value-type="string" office:string-value="1">
            <text:p>1</text:p>
          </table:table-cell>
          <table:table-cell table:formula="of:=IF(ISEVEN([.$C40]);RIGHT(LEFT([.$F40];[.S$3]);1);IF([.$C40]&lt;3;RIGHT(LEFT([.$G39];[.S$3]);1);&quot;&quot;))" office:value-type="string" office:string-value="1">
            <text:p>1</text:p>
          </table:table-cell>
          <table:table-cell table:formula="of:=IF(ISEVEN([.$C40]);RIGHT(LEFT([.$F40];[.T$3]);1);IF([.$C40]&lt;3;RIGHT(LEFT([.$G39];[.T$3]);1);&quot;&quot;))" office:value-type="string" office:string-value="1">
            <text:p>1</text:p>
          </table:table-cell>
          <table:table-cell table:formula="of:=IF(ISEVEN([.$C40]);RIGHT(LEFT([.$F40];[.U$3]);1);IF([.$C40]&lt;3;RIGHT(LEFT([.$G39];[.U$3]);1);&quot;&quot;))" office:value-type="string" office:string-value="1">
            <text:p>1</text:p>
          </table:table-cell>
          <table:table-cell table:formula="of:=IF(ISEVEN([.$C40]);RIGHT(LEFT([.$F40];[.V$3]);1);IF([.$C40]&lt;3;RIGHT(LEFT([.$G39];[.V$3]);1);&quot;&quot;))" office:value-type="string" office:string-value="1">
            <text:p>1</text:p>
          </table:table-cell>
          <table:table-cell table:formula="of:=IF(ISEVEN([.$C40]);RIGHT(LEFT([.$F40];[.W$3]);1);IF([.$C40]&lt;3;RIGHT(LEFT([.$G39];[.W$3]);1);&quot;&quot;))" office:value-type="string" office:string-value="1">
            <text:p>1</text:p>
          </table:table-cell>
          <table:table-cell table:formula="of:=IF(NOT([.I39]=&quot;&quot;);[.I39]*4+[.J39]*2+[.K39];&quot;&quot;)" office:value-type="float" office:value="7">
            <text:p>7</text:p>
          </table:table-cell>
          <table:table-cell table:formula="of:=IF(NOT([.L39]=&quot;&quot;);[.L39]*4+[.M39]*2+[.N39];&quot;&quot;)" office:value-type="float" office:value="7">
            <text:p>7</text:p>
          </table:table-cell>
          <table:table-cell table:formula="of:=IF(NOT([.P39]=&quot;&quot;);[.P39]*4+[.Q39]*2+[.R39];&quot;&quot;)" office:value-type="float" office:value="7">
            <text:p>7</text:p>
          </table:table-cell>
          <table:table-cell table:formula="of:=IF(([.U39]*2+[.V39])=1;1;&quot;&quot;)">
            <text:p/>
          </table:table-cell>
          <table:table-cell table:formula="of:=[.B39]" office:value-type="float" office:value="8">
            <text:p>8</text:p>
          </table:table-cell>
          <table:table-cell table:formula="of:=IF(ISODD([.C39]);&quot;SEND&quot;;IF([.C39]=2;&quot;DATA&quot;;&quot;GET&quot;))" office:value-type="string" office:string-value="SEND">
            <text:p>SEND</text:p>
          </table:table-cell>
          <table:table-cell table:formula="of:=IF(ISODD([.$C39]);[.$D39];[.$E38])" office:value-type="string" office:string-value="0xFF">
            <text:p>0xFF</text:p>
          </table:table-cell>
          <table:table-cell table:formula="of:=IF(ISODD([.$C39]);[.$D40];[.$E39])" office:value-type="string" office:string-value="0xFF">
            <text:p>0xFF</text:p>
          </table:table-cell>
          <table:table-cell table:number-columns-repeated="993"/>
        </table:table-row>
        <table:table-row table:style-name="ro2">
          <table:table-cell office:value-type="float" office:value="4.30558324">
            <text:p>4.30558324</text:p>
          </table:table-cell>
          <table:table-cell office:value-type="float" office:value="8">
            <text:p>8</text:p>
          </table:table-cell>
          <table:table-cell table:formula="of:=IF([.B40]=[.B39];[.C39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8D</text:p>
          </table:table-cell>
          <table:table-cell table:formula="of:=HEX2BIN(RIGHT([.D40];2);8)" office:value-type="string" office:string-value="11111111">
            <text:p>11111111</text:p>
          </table:table-cell>
          <table:table-cell table:formula="of:=HEX2BIN(RIGHT([.E40];2);8)" office:value-type="string" office:string-value="10001101">
            <text:p>10001101</text:p>
          </table:table-cell>
          <table:table-cell table:formula="of:=IF(ISODD([.$C40]);RIGHT(LEFT([.$F40];[.H$3]);1);IF([.$C40]&gt;2;RIGHT(LEFT([.$G39];[.H$3]);1);&quot;&quot;))" office:value-type="string" office:string-value="0">
            <text:p>0</text:p>
          </table:table-cell>
          <table:table-cell table:formula="of:=IF(ISODD([.$C40]);RIGHT(LEFT([.$F40];[.I$3]);1);IF([.$C40]&gt;2;RIGHT(LEFT([.$G39];[.I$3]);1);&quot;&quot;))" office:value-type="string" office:string-value="0">
            <text:p>0</text:p>
          </table:table-cell>
          <table:table-cell table:formula="of:=IF(ISODD([.$C40]);RIGHT(LEFT([.$F40];[.J$3]);1);IF([.$C40]&gt;2;RIGHT(LEFT([.$G39];[.J$3]);1);&quot;&quot;))" office:value-type="string" office:string-value="0">
            <text:p>0</text:p>
          </table:table-cell>
          <table:table-cell table:formula="of:=IF(ISODD([.$C40]);RIGHT(LEFT([.$F40];[.K$3]);1);IF([.$C40]&gt;2;RIGHT(LEFT([.$G39];[.K$3]);1);&quot;&quot;))" office:value-type="string" office:string-value="1">
            <text:p>1</text:p>
          </table:table-cell>
          <table:table-cell table:formula="of:=IF(ISODD([.$C40]);RIGHT(LEFT([.$F40];[.L$3]);1);IF([.$C40]&gt;2;RIGHT(LEFT([.$G39];[.L$3]);1);&quot;&quot;))" office:value-type="string" office:string-value="1">
            <text:p>1</text:p>
          </table:table-cell>
          <table:table-cell table:formula="of:=IF(ISODD([.$C40]);RIGHT(LEFT([.$F40];[.M$3]);1);IF([.$C40]&gt;2;RIGHT(LEFT([.$G39];[.M$3]);1);&quot;&quot;))" office:value-type="string" office:string-value="1">
            <text:p>1</text:p>
          </table:table-cell>
          <table:table-cell table:formula="of:=IF(ISODD([.$C40]);RIGHT(LEFT([.$F40];[.N$3]);1);IF([.$C40]&gt;2;RIGHT(LEFT([.$G39];[.N$3]);1);&quot;&quot;))" office:value-type="string" office:string-value="0">
            <text:p>0</text:p>
          </table:table-cell>
          <table:table-cell table:formula="of:=IF(ISODD([.$C40]);RIGHT(LEFT([.$F40];[.O$3]);1);IF([.$C40]&gt;2;RIGHT(LEFT([.$G39];[.O$3]);1);&quot;&quot;))" office:value-type="string" office:string-value="1">
            <text:p>1</text:p>
          </table:table-cell>
          <table:table-cell table:formula="of:=IF(ISEVEN([.$C41]);RIGHT(LEFT([.$F41];[.P$3]);1);IF([.$C41]&lt;3;RIGHT(LEFT([.$G40];[.P$3]);1);&quot;&quot;))" office:value-type="string" office:string-value="1">
            <text:p>1</text:p>
          </table:table-cell>
          <table:table-cell table:formula="of:=IF(ISEVEN([.$C41]);RIGHT(LEFT([.$F41];[.Q$3]);1);IF([.$C41]&lt;3;RIGHT(LEFT([.$G40];[.Q$3]);1);&quot;&quot;))" office:value-type="string" office:string-value="0">
            <text:p>0</text:p>
          </table:table-cell>
          <table:table-cell table:formula="of:=IF(ISEVEN([.$C41]);RIGHT(LEFT([.$F41];[.R$3]);1);IF([.$C41]&lt;3;RIGHT(LEFT([.$G40];[.R$3]);1);&quot;&quot;))" office:value-type="string" office:string-value="0">
            <text:p>0</text:p>
          </table:table-cell>
          <table:table-cell table:formula="of:=IF(ISEVEN([.$C41]);RIGHT(LEFT([.$F41];[.S$3]);1);IF([.$C41]&lt;3;RIGHT(LEFT([.$G40];[.S$3]);1);&quot;&quot;))" office:value-type="string" office:string-value="0">
            <text:p>0</text:p>
          </table:table-cell>
          <table:table-cell table:formula="of:=IF(ISEVEN([.$C41]);RIGHT(LEFT([.$F41];[.T$3]);1);IF([.$C41]&lt;3;RIGHT(LEFT([.$G40];[.T$3]);1);&quot;&quot;))" office:value-type="string" office:string-value="1">
            <text:p>1</text:p>
          </table:table-cell>
          <table:table-cell table:formula="of:=IF(ISEVEN([.$C41]);RIGHT(LEFT([.$F41];[.U$3]);1);IF([.$C41]&lt;3;RIGHT(LEFT([.$G40];[.U$3]);1);&quot;&quot;))" office:value-type="string" office:string-value="1">
            <text:p>1</text:p>
          </table:table-cell>
          <table:table-cell table:formula="of:=IF(ISEVEN([.$C41]);RIGHT(LEFT([.$F41];[.V$3]);1);IF([.$C41]&lt;3;RIGHT(LEFT([.$G40];[.V$3]);1);&quot;&quot;))" office:value-type="string" office:string-value="0">
            <text:p>0</text:p>
          </table:table-cell>
          <table:table-cell table:formula="of:=IF(ISEVEN([.$C41]);RIGHT(LEFT([.$F41];[.W$3]);1);IF([.$C41]&lt;3;RIGHT(LEFT([.$G40];[.W$3]);1);&quot;&quot;))" office:value-type="string" office:string-value="1">
            <text:p>1</text:p>
          </table:table-cell>
          <table:table-cell table:formula="of:=IF(NOT([.I40]=&quot;&quot;);[.I40]*4+[.J40]*2+[.K40];&quot;&quot;)" office:value-type="float" office:value="1">
            <text:p>1</text:p>
          </table:table-cell>
          <table:table-cell table:formula="of:=IF(NOT([.L40]=&quot;&quot;);[.L40]*4+[.M40]*2+[.N40];&quot;&quot;)" office:value-type="float" office:value="6">
            <text:p>6</text:p>
          </table:table-cell>
          <table:table-cell table:formula="of:=IF(NOT([.P40]=&quot;&quot;);[.P40]*4+[.Q40]*2+[.R40];&quot;&quot;)" office:value-type="float" office:value="4">
            <text:p>4</text:p>
          </table:table-cell>
          <table:table-cell table:formula="of:=IF(([.U40]*2+[.V40])=1;1;&quot;&quot;)">
            <text:p/>
          </table:table-cell>
          <table:table-cell table:formula="of:=[.B40]" office:value-type="float" office:value="8">
            <text:p>8</text:p>
          </table:table-cell>
          <table:table-cell table:formula="of:=IF(ISODD([.C40]);&quot;SEND&quot;;IF([.C40]=2;&quot;DATA&quot;;&quot;GET&quot;))" office:value-type="string" office:string-value="GET">
            <text:p>GET</text:p>
          </table:table-cell>
          <table:table-cell table:formula="of:=IF(ISODD([.$C40]);[.$D40];[.$E39])" office:value-type="string" office:string-value="0x1D">
            <text:p>0x1D</text:p>
          </table:table-cell>
          <table:table-cell table:formula="of:=IF(ISODD([.$C40]);[.$D41];[.$E40])" office:value-type="string" office:string-value="0x8D">
            <text:p>0x8D</text:p>
          </table:table-cell>
          <table:table-cell table:number-columns-repeated="993"/>
        </table:table-row>
        <table:table-row table:style-name="ro2">
          <table:table-cell office:value-type="float" office:value="4.42435726">
            <text:p>4.42435726</text:p>
          </table:table-cell>
          <table:table-cell office:value-type="float" office:value="9">
            <text:p>9</text:p>
          </table:table-cell>
          <table:table-cell table:formula="of:=IF([.B41]=[.B40];[.C40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0A</text:p>
          </table:table-cell>
          <table:table-cell table:formula="of:=HEX2BIN(RIGHT([.D41];2);8)" office:value-type="string" office:string-value="10111011">
            <text:p>10111011</text:p>
          </table:table-cell>
          <table:table-cell table:formula="of:=HEX2BIN(RIGHT([.E41];2);8)" office:value-type="string" office:string-value="00001010">
            <text:p>00001010</text:p>
          </table:table-cell>
          <table:table-cell table:formula="of:=IF(ISODD([.$C41]);RIGHT(LEFT([.$F41];[.H$3]);1);IF([.$C41]&gt;2;RIGHT(LEFT([.$G40];[.H$3]);1);&quot;&quot;))" office:value-type="string" office:string-value="1">
            <text:p>1</text:p>
          </table:table-cell>
          <table:table-cell table:formula="of:=IF(ISODD([.$C41]);RIGHT(LEFT([.$F41];[.I$3]);1);IF([.$C41]&gt;2;RIGHT(LEFT([.$G40];[.I$3]);1);&quot;&quot;))" office:value-type="string" office:string-value="0">
            <text:p>0</text:p>
          </table:table-cell>
          <table:table-cell table:formula="of:=IF(ISODD([.$C41]);RIGHT(LEFT([.$F41];[.J$3]);1);IF([.$C41]&gt;2;RIGHT(LEFT([.$G40];[.J$3]);1);&quot;&quot;))" office:value-type="string" office:string-value="1">
            <text:p>1</text:p>
          </table:table-cell>
          <table:table-cell table:formula="of:=IF(ISODD([.$C41]);RIGHT(LEFT([.$F41];[.K$3]);1);IF([.$C41]&gt;2;RIGHT(LEFT([.$G40];[.K$3]);1);&quot;&quot;))" office:value-type="string" office:string-value="1">
            <text:p>1</text:p>
          </table:table-cell>
          <table:table-cell table:formula="of:=IF(ISODD([.$C41]);RIGHT(LEFT([.$F41];[.L$3]);1);IF([.$C41]&gt;2;RIGHT(LEFT([.$G40];[.L$3]);1);&quot;&quot;))" office:value-type="string" office:string-value="1">
            <text:p>1</text:p>
          </table:table-cell>
          <table:table-cell table:formula="of:=IF(ISODD([.$C41]);RIGHT(LEFT([.$F41];[.M$3]);1);IF([.$C41]&gt;2;RIGHT(LEFT([.$G40];[.M$3]);1);&quot;&quot;))" office:value-type="string" office:string-value="0">
            <text:p>0</text:p>
          </table:table-cell>
          <table:table-cell table:formula="of:=IF(ISODD([.$C41]);RIGHT(LEFT([.$F41];[.N$3]);1);IF([.$C41]&gt;2;RIGHT(LEFT([.$G40];[.N$3]);1);&quot;&quot;))" office:value-type="string" office:string-value="1">
            <text:p>1</text:p>
          </table:table-cell>
          <table:table-cell table:formula="of:=IF(ISODD([.$C41]);RIGHT(LEFT([.$F41];[.O$3]);1);IF([.$C41]&gt;2;RIGHT(LEFT([.$G40];[.O$3]);1);&quot;&quot;))" office:value-type="string" office:string-value="1">
            <text:p>1</text:p>
          </table:table-cell>
          <table:table-cell table:formula="of:=IF(ISEVEN([.$C42]);RIGHT(LEFT([.$F42];[.P$3]);1);IF([.$C42]&lt;3;RIGHT(LEFT([.$G41];[.P$3]);1);&quot;&quot;))" office:value-type="string" office:string-value="0">
            <text:p>0</text:p>
          </table:table-cell>
          <table:table-cell table:formula="of:=IF(ISEVEN([.$C42]);RIGHT(LEFT([.$F42];[.Q$3]);1);IF([.$C42]&lt;3;RIGHT(LEFT([.$G41];[.Q$3]);1);&quot;&quot;))" office:value-type="string" office:string-value="0">
            <text:p>0</text:p>
          </table:table-cell>
          <table:table-cell table:formula="of:=IF(ISEVEN([.$C42]);RIGHT(LEFT([.$F42];[.R$3]);1);IF([.$C42]&lt;3;RIGHT(LEFT([.$G41];[.R$3]);1);&quot;&quot;))" office:value-type="string" office:string-value="0">
            <text:p>0</text:p>
          </table:table-cell>
          <table:table-cell table:formula="of:=IF(ISEVEN([.$C42]);RIGHT(LEFT([.$F42];[.S$3]);1);IF([.$C42]&lt;3;RIGHT(LEFT([.$G41];[.S$3]);1);&quot;&quot;))" office:value-type="string" office:string-value="0">
            <text:p>0</text:p>
          </table:table-cell>
          <table:table-cell table:formula="of:=IF(ISEVEN([.$C42]);RIGHT(LEFT([.$F42];[.T$3]);1);IF([.$C42]&lt;3;RIGHT(LEFT([.$G41];[.T$3]);1);&quot;&quot;))" office:value-type="string" office:string-value="1">
            <text:p>1</text:p>
          </table:table-cell>
          <table:table-cell table:formula="of:=IF(ISEVEN([.$C42]);RIGHT(LEFT([.$F42];[.U$3]);1);IF([.$C42]&lt;3;RIGHT(LEFT([.$G41];[.U$3]);1);&quot;&quot;))" office:value-type="string" office:string-value="0">
            <text:p>0</text:p>
          </table:table-cell>
          <table:table-cell table:formula="of:=IF(ISEVEN([.$C42]);RIGHT(LEFT([.$F42];[.V$3]);1);IF([.$C42]&lt;3;RIGHT(LEFT([.$G41];[.V$3]);1);&quot;&quot;))" office:value-type="string" office:string-value="1">
            <text:p>1</text:p>
          </table:table-cell>
          <table:table-cell table:formula="of:=IF(ISEVEN([.$C42]);RIGHT(LEFT([.$F42];[.W$3]);1);IF([.$C42]&lt;3;RIGHT(LEFT([.$G41];[.W$3]);1);&quot;&quot;))" office:value-type="string" office:string-value="1">
            <text:p>1</text:p>
          </table:table-cell>
          <table:table-cell table:formula="of:=IF(NOT([.I41]=&quot;&quot;);[.I41]*4+[.J41]*2+[.K41];&quot;&quot;)" office:value-type="float" office:value="3">
            <text:p>3</text:p>
          </table:table-cell>
          <table:table-cell table:formula="of:=IF(NOT([.L41]=&quot;&quot;);[.L41]*4+[.M41]*2+[.N41];&quot;&quot;)" office:value-type="float" office:value="5">
            <text:p>5</text:p>
          </table:table-cell>
          <table:table-cell table:formula="of:=IF(NOT([.P41]=&quot;&quot;);[.P41]*4+[.Q41]*2+[.R41];&quot;&quot;)" office:value-type="float" office:value="0">
            <text:p>0</text:p>
          </table:table-cell>
          <table:table-cell table:formula="of:=IF(([.U41]*2+[.V41])=1;1;&quot;&quot;)" office:value-type="float" office:value="1">
            <text:p>1</text:p>
          </table:table-cell>
          <table:table-cell table:formula="of:=[.B41]" office:value-type="float" office:value="9">
            <text:p>9</text:p>
          </table:table-cell>
          <table:table-cell table:formula="of:=IF(ISODD([.C41]);&quot;SEND&quot;;IF([.C41]=2;&quot;DATA&quot;;&quot;GET&quot;))" office:value-type="string" office:string-value="SEND">
            <text:p>SEND</text:p>
          </table:table-cell>
          <table:table-cell table:formula="of:=IF(ISODD([.$C41]);[.$D41];[.$E40])" office:value-type="string" office:string-value="0xBB">
            <text:p>0xBB</text:p>
          </table:table-cell>
          <table:table-cell table:formula="of:=IF(ISODD([.$C41]);[.$D42];[.$E41])" office:value-type="string" office:string-value="0x0B">
            <text:p>0x0B</text:p>
          </table:table-cell>
          <table:table-cell table:number-columns-repeated="993"/>
        </table:table-row>
        <table:table-row table:style-name="ro2">
          <table:table-cell office:value-type="float" office:value="4.4247813">
            <text:p>4.4247813</text:p>
          </table:table-cell>
          <table:table-cell office:value-type="float" office:value="9">
            <text:p>9</text:p>
          </table:table-cell>
          <table:table-cell table:formula="of:=IF([.B42]=[.B41];[.C41]+1;1)" office:value-type="float" office:value="2">
            <text:p>2</text:p>
          </table:table-cell>
          <table:table-cell office:value-type="string">
            <text:p>0x0B</text:p>
          </table:table-cell>
          <table:table-cell office:value-type="string">
            <text:p>0x84</text:p>
          </table:table-cell>
          <table:table-cell table:formula="of:=HEX2BIN(RIGHT([.D42];2);8)" office:value-type="string" office:string-value="00001011">
            <text:p>00001011</text:p>
          </table:table-cell>
          <table:table-cell table:formula="of:=HEX2BIN(RIGHT([.E42];2);8)" office:value-type="string" office:string-value="10000100">
            <text:p>10000100</text:p>
          </table:table-cell>
          <table:table-cell table:formula="of:=IF(ISODD([.$C42]);RIGHT(LEFT([.$F42];[.H$3]);1);IF([.$C42]&gt;2;RIGHT(LEFT([.$G41];[.H$3]);1);&quot;&quot;))">
            <text:p/>
          </table:table-cell>
          <table:table-cell table:formula="of:=IF(ISODD([.$C42]);RIGHT(LEFT([.$F42];[.I$3]);1);IF([.$C42]&gt;2;RIGHT(LEFT([.$G41];[.I$3]);1);&quot;&quot;))">
            <text:p/>
          </table:table-cell>
          <table:table-cell table:formula="of:=IF(ISODD([.$C42]);RIGHT(LEFT([.$F42];[.J$3]);1);IF([.$C42]&gt;2;RIGHT(LEFT([.$G41];[.J$3]);1);&quot;&quot;))">
            <text:p/>
          </table:table-cell>
          <table:table-cell table:formula="of:=IF(ISODD([.$C42]);RIGHT(LEFT([.$F42];[.K$3]);1);IF([.$C42]&gt;2;RIGHT(LEFT([.$G41];[.K$3]);1);&quot;&quot;))">
            <text:p/>
          </table:table-cell>
          <table:table-cell table:formula="of:=IF(ISODD([.$C42]);RIGHT(LEFT([.$F42];[.L$3]);1);IF([.$C42]&gt;2;RIGHT(LEFT([.$G41];[.L$3]);1);&quot;&quot;))">
            <text:p/>
          </table:table-cell>
          <table:table-cell table:formula="of:=IF(ISODD([.$C42]);RIGHT(LEFT([.$F42];[.M$3]);1);IF([.$C42]&gt;2;RIGHT(LEFT([.$G41];[.M$3]);1);&quot;&quot;))">
            <text:p/>
          </table:table-cell>
          <table:table-cell table:formula="of:=IF(ISODD([.$C42]);RIGHT(LEFT([.$F42];[.N$3]);1);IF([.$C42]&gt;2;RIGHT(LEFT([.$G41];[.N$3]);1);&quot;&quot;))">
            <text:p/>
          </table:table-cell>
          <table:table-cell table:formula="of:=IF(ISODD([.$C42]);RIGHT(LEFT([.$F42];[.O$3]);1);IF([.$C42]&gt;2;RIGHT(LEFT([.$G41];[.O$3]);1);&quot;&quot;))">
            <text:p/>
          </table:table-cell>
          <table:table-cell table:formula="of:=IF(ISEVEN([.$C43]);RIGHT(LEFT([.$F43];[.P$3]);1);IF([.$C43]&lt;3;RIGHT(LEFT([.$G42];[.P$3]);1);&quot;&quot;))">
            <text:p/>
          </table:table-cell>
          <table:table-cell table:formula="of:=IF(ISEVEN([.$C43]);RIGHT(LEFT([.$F43];[.Q$3]);1);IF([.$C43]&lt;3;RIGHT(LEFT([.$G42];[.Q$3]);1);&quot;&quot;))">
            <text:p/>
          </table:table-cell>
          <table:table-cell table:formula="of:=IF(ISEVEN([.$C43]);RIGHT(LEFT([.$F43];[.R$3]);1);IF([.$C43]&lt;3;RIGHT(LEFT([.$G42];[.R$3]);1);&quot;&quot;))">
            <text:p/>
          </table:table-cell>
          <table:table-cell table:formula="of:=IF(ISEVEN([.$C43]);RIGHT(LEFT([.$F43];[.S$3]);1);IF([.$C43]&lt;3;RIGHT(LEFT([.$G42];[.S$3]);1);&quot;&quot;))">
            <text:p/>
          </table:table-cell>
          <table:table-cell table:formula="of:=IF(ISEVEN([.$C43]);RIGHT(LEFT([.$F43];[.T$3]);1);IF([.$C43]&lt;3;RIGHT(LEFT([.$G42];[.T$3]);1);&quot;&quot;))">
            <text:p/>
          </table:table-cell>
          <table:table-cell table:formula="of:=IF(ISEVEN([.$C43]);RIGHT(LEFT([.$F43];[.U$3]);1);IF([.$C43]&lt;3;RIGHT(LEFT([.$G42];[.U$3]);1);&quot;&quot;))">
            <text:p/>
          </table:table-cell>
          <table:table-cell table:formula="of:=IF(ISEVEN([.$C43]);RIGHT(LEFT([.$F43];[.V$3]);1);IF([.$C43]&lt;3;RIGHT(LEFT([.$G42];[.V$3]);1);&quot;&quot;))">
            <text:p/>
          </table:table-cell>
          <table:table-cell table:formula="of:=IF(ISEVEN([.$C43]);RIGHT(LEFT([.$F43];[.W$3]);1);IF([.$C43]&lt;3;RIGHT(LEFT([.$G42];[.W$3]);1);&quot;&quot;))">
            <text:p/>
          </table:table-cell>
          <table:table-cell table:formula="of:=IF(NOT([.I42]=&quot;&quot;);[.I42]*4+[.J42]*2+[.K42];&quot;&quot;)">
            <text:p/>
          </table:table-cell>
          <table:table-cell table:formula="of:=IF(NOT([.L42]=&quot;&quot;);[.L42]*4+[.M42]*2+[.N42];&quot;&quot;)">
            <text:p/>
          </table:table-cell>
          <table:table-cell table:formula="of:=IF(NOT([.P42]=&quot;&quot;);[.P42]*4+[.Q42]*2+[.R42];&quot;&quot;)">
            <text:p/>
          </table:table-cell>
          <table:table-cell table:formula="of:=IF(([.U42]*2+[.V42])=1;1;&quot;&quot;)">
            <text:p/>
          </table:table-cell>
          <table:table-cell table:formula="of:=[.B42]" office:value-type="float" office:value="9">
            <text:p>9</text:p>
          </table:table-cell>
          <table:table-cell table:formula="of:=IF(ISODD([.C42]);&quot;SEND&quot;;IF([.C42]=2;&quot;DATA&quot;;&quot;GET&quot;))" office:value-type="string" office:string-value="DATA">
            <text:p>DATA</text:p>
          </table:table-cell>
          <table:table-cell table:formula="of:=IF(ISODD([.$C42]);[.$D42];[.$E41])" office:value-type="string" office:string-value="0x0A">
            <text:p>0x0A</text:p>
          </table:table-cell>
          <table:table-cell table:formula="of:=IF(ISODD([.$C42]);[.$D43];[.$E42])" office:value-type="string" office:string-value="0x84">
            <text:p>0x84</text:p>
          </table:table-cell>
          <table:table-cell table:number-columns-repeated="993"/>
        </table:table-row>
        <table:table-row table:style-name="ro2">
          <table:table-cell office:value-type="float" office:value="4.42520932">
            <text:p>4.42520932</text:p>
          </table:table-cell>
          <table:table-cell office:value-type="float" office:value="9">
            <text:p>9</text:p>
          </table:table-cell>
          <table:table-cell table:formula="of:=IF([.B43]=[.B42];[.C42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HEX2BIN(RIGHT([.D43];2);8)" office:value-type="string" office:string-value="11111111">
            <text:p>11111111</text:p>
          </table:table-cell>
          <table:table-cell table:formula="of:=HEX2BIN(RIGHT([.E43];2);8)" office:value-type="string" office:string-value="00111011">
            <text:p>00111011</text:p>
          </table:table-cell>
          <table:table-cell table:formula="of:=IF(ISODD([.$C43]);RIGHT(LEFT([.$F43];[.H$3]);1);IF([.$C43]&gt;2;RIGHT(LEFT([.$G42];[.H$3]);1);&quot;&quot;))" office:value-type="string" office:string-value="1">
            <text:p>1</text:p>
          </table:table-cell>
          <table:table-cell table:formula="of:=IF(ISODD([.$C43]);RIGHT(LEFT([.$F43];[.I$3]);1);IF([.$C43]&gt;2;RIGHT(LEFT([.$G42];[.I$3]);1);&quot;&quot;))" office:value-type="string" office:string-value="1">
            <text:p>1</text:p>
          </table:table-cell>
          <table:table-cell table:formula="of:=IF(ISODD([.$C43]);RIGHT(LEFT([.$F43];[.J$3]);1);IF([.$C43]&gt;2;RIGHT(LEFT([.$G42];[.J$3]);1);&quot;&quot;))" office:value-type="string" office:string-value="1">
            <text:p>1</text:p>
          </table:table-cell>
          <table:table-cell table:formula="of:=IF(ISODD([.$C43]);RIGHT(LEFT([.$F43];[.K$3]);1);IF([.$C43]&gt;2;RIGHT(LEFT([.$G42];[.K$3]);1);&quot;&quot;))" office:value-type="string" office:string-value="1">
            <text:p>1</text:p>
          </table:table-cell>
          <table:table-cell table:formula="of:=IF(ISODD([.$C43]);RIGHT(LEFT([.$F43];[.L$3]);1);IF([.$C43]&gt;2;RIGHT(LEFT([.$G42];[.L$3]);1);&quot;&quot;))" office:value-type="string" office:string-value="1">
            <text:p>1</text:p>
          </table:table-cell>
          <table:table-cell table:formula="of:=IF(ISODD([.$C43]);RIGHT(LEFT([.$F43];[.M$3]);1);IF([.$C43]&gt;2;RIGHT(LEFT([.$G42];[.M$3]);1);&quot;&quot;))" office:value-type="string" office:string-value="1">
            <text:p>1</text:p>
          </table:table-cell>
          <table:table-cell table:formula="of:=IF(ISODD([.$C43]);RIGHT(LEFT([.$F43];[.N$3]);1);IF([.$C43]&gt;2;RIGHT(LEFT([.$G42];[.N$3]);1);&quot;&quot;))" office:value-type="string" office:string-value="1">
            <text:p>1</text:p>
          </table:table-cell>
          <table:table-cell table:formula="of:=IF(ISODD([.$C43]);RIGHT(LEFT([.$F43];[.O$3]);1);IF([.$C43]&gt;2;RIGHT(LEFT([.$G42];[.O$3]);1);&quot;&quot;))" office:value-type="string" office:string-value="1">
            <text:p>1</text:p>
          </table:table-cell>
          <table:table-cell table:formula="of:=IF(ISEVEN([.$C44]);RIGHT(LEFT([.$F44];[.P$3]);1);IF([.$C44]&lt;3;RIGHT(LEFT([.$G43];[.P$3]);1);&quot;&quot;))" office:value-type="string" office:string-value="1">
            <text:p>1</text:p>
          </table:table-cell>
          <table:table-cell table:formula="of:=IF(ISEVEN([.$C44]);RIGHT(LEFT([.$F44];[.Q$3]);1);IF([.$C44]&lt;3;RIGHT(LEFT([.$G43];[.Q$3]);1);&quot;&quot;))" office:value-type="string" office:string-value="1">
            <text:p>1</text:p>
          </table:table-cell>
          <table:table-cell table:formula="of:=IF(ISEVEN([.$C44]);RIGHT(LEFT([.$F44];[.R$3]);1);IF([.$C44]&lt;3;RIGHT(LEFT([.$G43];[.R$3]);1);&quot;&quot;))" office:value-type="string" office:string-value="1">
            <text:p>1</text:p>
          </table:table-cell>
          <table:table-cell table:formula="of:=IF(ISEVEN([.$C44]);RIGHT(LEFT([.$F44];[.S$3]);1);IF([.$C44]&lt;3;RIGHT(LEFT([.$G43];[.S$3]);1);&quot;&quot;))" office:value-type="string" office:string-value="1">
            <text:p>1</text:p>
          </table:table-cell>
          <table:table-cell table:formula="of:=IF(ISEVEN([.$C44]);RIGHT(LEFT([.$F44];[.T$3]);1);IF([.$C44]&lt;3;RIGHT(LEFT([.$G43];[.T$3]);1);&quot;&quot;))" office:value-type="string" office:string-value="1">
            <text:p>1</text:p>
          </table:table-cell>
          <table:table-cell table:formula="of:=IF(ISEVEN([.$C44]);RIGHT(LEFT([.$F44];[.U$3]);1);IF([.$C44]&lt;3;RIGHT(LEFT([.$G43];[.U$3]);1);&quot;&quot;))" office:value-type="string" office:string-value="1">
            <text:p>1</text:p>
          </table:table-cell>
          <table:table-cell table:formula="of:=IF(ISEVEN([.$C44]);RIGHT(LEFT([.$F44];[.V$3]);1);IF([.$C44]&lt;3;RIGHT(LEFT([.$G43];[.V$3]);1);&quot;&quot;))" office:value-type="string" office:string-value="1">
            <text:p>1</text:p>
          </table:table-cell>
          <table:table-cell table:formula="of:=IF(ISEVEN([.$C44]);RIGHT(LEFT([.$F44];[.W$3]);1);IF([.$C44]&lt;3;RIGHT(LEFT([.$G43];[.W$3]);1);&quot;&quot;))" office:value-type="string" office:string-value="1">
            <text:p>1</text:p>
          </table:table-cell>
          <table:table-cell table:formula="of:=IF(NOT([.I43]=&quot;&quot;);[.I43]*4+[.J43]*2+[.K43];&quot;&quot;)" office:value-type="float" office:value="7">
            <text:p>7</text:p>
          </table:table-cell>
          <table:table-cell table:formula="of:=IF(NOT([.L43]=&quot;&quot;);[.L43]*4+[.M43]*2+[.N43];&quot;&quot;)" office:value-type="float" office:value="7">
            <text:p>7</text:p>
          </table:table-cell>
          <table:table-cell table:formula="of:=IF(NOT([.P43]=&quot;&quot;);[.P43]*4+[.Q43]*2+[.R43];&quot;&quot;)" office:value-type="float" office:value="7">
            <text:p>7</text:p>
          </table:table-cell>
          <table:table-cell table:formula="of:=IF(([.U43]*2+[.V43])=1;1;&quot;&quot;)">
            <text:p/>
          </table:table-cell>
          <table:table-cell table:formula="of:=[.B43]" office:value-type="float" office:value="9">
            <text:p>9</text:p>
          </table:table-cell>
          <table:table-cell table:formula="of:=IF(ISODD([.C43]);&quot;SEND&quot;;IF([.C43]=2;&quot;DATA&quot;;&quot;GET&quot;))" office:value-type="string" office:string-value="SEND">
            <text:p>SEND</text:p>
          </table:table-cell>
          <table:table-cell table:formula="of:=IF(ISODD([.$C43]);[.$D43];[.$E42])" office:value-type="string" office:string-value="0xFF">
            <text:p>0xFF</text:p>
          </table:table-cell>
          <table:table-cell table:formula="of:=IF(ISODD([.$C43]);[.$D44];[.$E43])" office:value-type="string" office:string-value="0xFF">
            <text:p>0xFF</text:p>
          </table:table-cell>
          <table:table-cell table:number-columns-repeated="993"/>
        </table:table-row>
        <table:table-row table:style-name="ro2">
          <table:table-cell office:value-type="float" office:value="4.42564508">
            <text:p>4.42564508</text:p>
          </table:table-cell>
          <table:table-cell office:value-type="float" office:value="9">
            <text:p>9</text:p>
          </table:table-cell>
          <table:table-cell table:formula="of:=IF([.B44]=[.B43];[.C43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0B</text:p>
          </table:table-cell>
          <table:table-cell table:formula="of:=HEX2BIN(RIGHT([.D44];2);8)" office:value-type="string" office:string-value="11111111">
            <text:p>11111111</text:p>
          </table:table-cell>
          <table:table-cell table:formula="of:=HEX2BIN(RIGHT([.E44];2);8)" office:value-type="string" office:string-value="00001011">
            <text:p>00001011</text:p>
          </table:table-cell>
          <table:table-cell table:formula="of:=IF(ISODD([.$C44]);RIGHT(LEFT([.$F44];[.H$3]);1);IF([.$C44]&gt;2;RIGHT(LEFT([.$G43];[.H$3]);1);&quot;&quot;))" office:value-type="string" office:string-value="0">
            <text:p>0</text:p>
          </table:table-cell>
          <table:table-cell table:formula="of:=IF(ISODD([.$C44]);RIGHT(LEFT([.$F44];[.I$3]);1);IF([.$C44]&gt;2;RIGHT(LEFT([.$G43];[.I$3]);1);&quot;&quot;))" office:value-type="string" office:string-value="0">
            <text:p>0</text:p>
          </table:table-cell>
          <table:table-cell table:formula="of:=IF(ISODD([.$C44]);RIGHT(LEFT([.$F44];[.J$3]);1);IF([.$C44]&gt;2;RIGHT(LEFT([.$G43];[.J$3]);1);&quot;&quot;))" office:value-type="string" office:string-value="1">
            <text:p>1</text:p>
          </table:table-cell>
          <table:table-cell table:formula="of:=IF(ISODD([.$C44]);RIGHT(LEFT([.$F44];[.K$3]);1);IF([.$C44]&gt;2;RIGHT(LEFT([.$G43];[.K$3]);1);&quot;&quot;))" office:value-type="string" office:string-value="1">
            <text:p>1</text:p>
          </table:table-cell>
          <table:table-cell table:formula="of:=IF(ISODD([.$C44]);RIGHT(LEFT([.$F44];[.L$3]);1);IF([.$C44]&gt;2;RIGHT(LEFT([.$G43];[.L$3]);1);&quot;&quot;))" office:value-type="string" office:string-value="1">
            <text:p>1</text:p>
          </table:table-cell>
          <table:table-cell table:formula="of:=IF(ISODD([.$C44]);RIGHT(LEFT([.$F44];[.M$3]);1);IF([.$C44]&gt;2;RIGHT(LEFT([.$G43];[.M$3]);1);&quot;&quot;))" office:value-type="string" office:string-value="0">
            <text:p>0</text:p>
          </table:table-cell>
          <table:table-cell table:formula="of:=IF(ISODD([.$C44]);RIGHT(LEFT([.$F44];[.N$3]);1);IF([.$C44]&gt;2;RIGHT(LEFT([.$G43];[.N$3]);1);&quot;&quot;))" office:value-type="string" office:string-value="1">
            <text:p>1</text:p>
          </table:table-cell>
          <table:table-cell table:formula="of:=IF(ISODD([.$C44]);RIGHT(LEFT([.$F44];[.O$3]);1);IF([.$C44]&gt;2;RIGHT(LEFT([.$G43];[.O$3]);1);&quot;&quot;))" office:value-type="string" office:string-value="1">
            <text:p>1</text:p>
          </table:table-cell>
          <table:table-cell table:formula="of:=IF(ISEVEN([.$C45]);RIGHT(LEFT([.$F45];[.P$3]);1);IF([.$C45]&lt;3;RIGHT(LEFT([.$G44];[.P$3]);1);&quot;&quot;))" office:value-type="string" office:string-value="0">
            <text:p>0</text:p>
          </table:table-cell>
          <table:table-cell table:formula="of:=IF(ISEVEN([.$C45]);RIGHT(LEFT([.$F45];[.Q$3]);1);IF([.$C45]&lt;3;RIGHT(LEFT([.$G44];[.Q$3]);1);&quot;&quot;))" office:value-type="string" office:string-value="0">
            <text:p>0</text:p>
          </table:table-cell>
          <table:table-cell table:formula="of:=IF(ISEVEN([.$C45]);RIGHT(LEFT([.$F45];[.R$3]);1);IF([.$C45]&lt;3;RIGHT(LEFT([.$G44];[.R$3]);1);&quot;&quot;))" office:value-type="string" office:string-value="0">
            <text:p>0</text:p>
          </table:table-cell>
          <table:table-cell table:formula="of:=IF(ISEVEN([.$C45]);RIGHT(LEFT([.$F45];[.S$3]);1);IF([.$C45]&lt;3;RIGHT(LEFT([.$G44];[.S$3]);1);&quot;&quot;))" office:value-type="string" office:string-value="0">
            <text:p>0</text:p>
          </table:table-cell>
          <table:table-cell table:formula="of:=IF(ISEVEN([.$C45]);RIGHT(LEFT([.$F45];[.T$3]);1);IF([.$C45]&lt;3;RIGHT(LEFT([.$G44];[.T$3]);1);&quot;&quot;))" office:value-type="string" office:string-value="1">
            <text:p>1</text:p>
          </table:table-cell>
          <table:table-cell table:formula="of:=IF(ISEVEN([.$C45]);RIGHT(LEFT([.$F45];[.U$3]);1);IF([.$C45]&lt;3;RIGHT(LEFT([.$G44];[.U$3]);1);&quot;&quot;))" office:value-type="string" office:string-value="0">
            <text:p>0</text:p>
          </table:table-cell>
          <table:table-cell table:formula="of:=IF(ISEVEN([.$C45]);RIGHT(LEFT([.$F45];[.V$3]);1);IF([.$C45]&lt;3;RIGHT(LEFT([.$G44];[.V$3]);1);&quot;&quot;))" office:value-type="string" office:string-value="1">
            <text:p>1</text:p>
          </table:table-cell>
          <table:table-cell table:formula="of:=IF(ISEVEN([.$C45]);RIGHT(LEFT([.$F45];[.W$3]);1);IF([.$C45]&lt;3;RIGHT(LEFT([.$G44];[.W$3]);1);&quot;&quot;))" office:value-type="string" office:string-value="1">
            <text:p>1</text:p>
          </table:table-cell>
          <table:table-cell table:formula="of:=IF(NOT([.I44]=&quot;&quot;);[.I44]*4+[.J44]*2+[.K44];&quot;&quot;)" office:value-type="float" office:value="3">
            <text:p>3</text:p>
          </table:table-cell>
          <table:table-cell table:formula="of:=IF(NOT([.L44]=&quot;&quot;);[.L44]*4+[.M44]*2+[.N44];&quot;&quot;)" office:value-type="float" office:value="5">
            <text:p>5</text:p>
          </table:table-cell>
          <table:table-cell table:formula="of:=IF(NOT([.P44]=&quot;&quot;);[.P44]*4+[.Q44]*2+[.R44];&quot;&quot;)" office:value-type="float" office:value="0">
            <text:p>0</text:p>
          </table:table-cell>
          <table:table-cell table:formula="of:=IF(([.U44]*2+[.V44])=1;1;&quot;&quot;)" office:value-type="float" office:value="1">
            <text:p>1</text:p>
          </table:table-cell>
          <table:table-cell table:formula="of:=[.B44]" office:value-type="float" office:value="9">
            <text:p>9</text:p>
          </table:table-cell>
          <table:table-cell table:formula="of:=IF(ISODD([.C44]);&quot;SEND&quot;;IF([.C44]=2;&quot;DATA&quot;;&quot;GET&quot;))" office:value-type="string" office:string-value="GET">
            <text:p>GET</text:p>
          </table:table-cell>
          <table:table-cell table:formula="of:=IF(ISODD([.$C44]);[.$D44];[.$E43])" office:value-type="string" office:string-value="0x3B">
            <text:p>0x3B</text:p>
          </table:table-cell>
          <table:table-cell table:formula="of:=IF(ISODD([.$C44]);[.$D45];[.$E44])" office:value-type="string" office:string-value="0x0B">
            <text:p>0x0B</text:p>
          </table:table-cell>
          <table:table-cell table:number-columns-repeated="993"/>
        </table:table-row>
        <table:table-row table:style-name="ro2">
          <table:table-cell office:value-type="float" office:value="4.57637224">
            <text:p>4.57637224</text:p>
          </table:table-cell>
          <table:table-cell office:value-type="float" office:value="10">
            <text:p>10</text:p>
          </table:table-cell>
          <table:table-cell table:formula="of:=IF([.B45]=[.B44];[.C44]+1;1)" office:value-type="float" office:value="1">
            <text:p>1</text:p>
          </table:table-cell>
          <table:table-cell table:number-columns-repeated="2" office:value-type="string">
            <text:p>0xFF</text:p>
          </table:table-cell>
          <table:table-cell table:formula="of:=HEX2BIN(RIGHT([.D45];2);8)" office:value-type="string" office:string-value="11111111">
            <text:p>11111111</text:p>
          </table:table-cell>
          <table:table-cell table:formula="of:=HEX2BIN(RIGHT([.E45];2);8)" office:value-type="string" office:string-value="11111111">
            <text:p>11111111</text:p>
          </table:table-cell>
          <table:table-cell table:formula="of:=IF(ISODD([.$C45]);RIGHT(LEFT([.$F45];[.H$3]);1);IF([.$C45]&gt;2;RIGHT(LEFT([.$G44];[.H$3]);1);&quot;&quot;))" office:value-type="string" office:string-value="1">
            <text:p>1</text:p>
          </table:table-cell>
          <table:table-cell table:formula="of:=IF(ISODD([.$C45]);RIGHT(LEFT([.$F45];[.I$3]);1);IF([.$C45]&gt;2;RIGHT(LEFT([.$G44];[.I$3]);1);&quot;&quot;))" office:value-type="string" office:string-value="1">
            <text:p>1</text:p>
          </table:table-cell>
          <table:table-cell table:formula="of:=IF(ISODD([.$C45]);RIGHT(LEFT([.$F45];[.J$3]);1);IF([.$C45]&gt;2;RIGHT(LEFT([.$G44];[.J$3]);1);&quot;&quot;))" office:value-type="string" office:string-value="1">
            <text:p>1</text:p>
          </table:table-cell>
          <table:table-cell table:formula="of:=IF(ISODD([.$C45]);RIGHT(LEFT([.$F45];[.K$3]);1);IF([.$C45]&gt;2;RIGHT(LEFT([.$G44];[.K$3]);1);&quot;&quot;))" office:value-type="string" office:string-value="1">
            <text:p>1</text:p>
          </table:table-cell>
          <table:table-cell table:formula="of:=IF(ISODD([.$C45]);RIGHT(LEFT([.$F45];[.L$3]);1);IF([.$C45]&gt;2;RIGHT(LEFT([.$G44];[.L$3]);1);&quot;&quot;))" office:value-type="string" office:string-value="1">
            <text:p>1</text:p>
          </table:table-cell>
          <table:table-cell table:formula="of:=IF(ISODD([.$C45]);RIGHT(LEFT([.$F45];[.M$3]);1);IF([.$C45]&gt;2;RIGHT(LEFT([.$G44];[.M$3]);1);&quot;&quot;))" office:value-type="string" office:string-value="1">
            <text:p>1</text:p>
          </table:table-cell>
          <table:table-cell table:formula="of:=IF(ISODD([.$C45]);RIGHT(LEFT([.$F45];[.N$3]);1);IF([.$C45]&gt;2;RIGHT(LEFT([.$G44];[.N$3]);1);&quot;&quot;))" office:value-type="string" office:string-value="1">
            <text:p>1</text:p>
          </table:table-cell>
          <table:table-cell table:formula="of:=IF(ISODD([.$C45]);RIGHT(LEFT([.$F45];[.O$3]);1);IF([.$C45]&gt;2;RIGHT(LEFT([.$G44];[.O$3]);1);&quot;&quot;))" office:value-type="string" office:string-value="1">
            <text:p>1</text:p>
          </table:table-cell>
          <table:table-cell table:formula="of:=IF(ISEVEN([.$C46]);RIGHT(LEFT([.$F46];[.P$3]);1);IF([.$C46]&lt;3;RIGHT(LEFT([.$G45];[.P$3]);1);&quot;&quot;))" office:value-type="string" office:string-value="1">
            <text:p>1</text:p>
          </table:table-cell>
          <table:table-cell table:formula="of:=IF(ISEVEN([.$C46]);RIGHT(LEFT([.$F46];[.Q$3]);1);IF([.$C46]&lt;3;RIGHT(LEFT([.$G45];[.Q$3]);1);&quot;&quot;))" office:value-type="string" office:string-value="1">
            <text:p>1</text:p>
          </table:table-cell>
          <table:table-cell table:formula="of:=IF(ISEVEN([.$C46]);RIGHT(LEFT([.$F46];[.R$3]);1);IF([.$C46]&lt;3;RIGHT(LEFT([.$G45];[.R$3]);1);&quot;&quot;))" office:value-type="string" office:string-value="1">
            <text:p>1</text:p>
          </table:table-cell>
          <table:table-cell table:formula="of:=IF(ISEVEN([.$C46]);RIGHT(LEFT([.$F46];[.S$3]);1);IF([.$C46]&lt;3;RIGHT(LEFT([.$G45];[.S$3]);1);&quot;&quot;))" office:value-type="string" office:string-value="1">
            <text:p>1</text:p>
          </table:table-cell>
          <table:table-cell table:formula="of:=IF(ISEVEN([.$C46]);RIGHT(LEFT([.$F46];[.T$3]);1);IF([.$C46]&lt;3;RIGHT(LEFT([.$G45];[.T$3]);1);&quot;&quot;))" office:value-type="string" office:string-value="1">
            <text:p>1</text:p>
          </table:table-cell>
          <table:table-cell table:formula="of:=IF(ISEVEN([.$C46]);RIGHT(LEFT([.$F46];[.U$3]);1);IF([.$C46]&lt;3;RIGHT(LEFT([.$G45];[.U$3]);1);&quot;&quot;))" office:value-type="string" office:string-value="1">
            <text:p>1</text:p>
          </table:table-cell>
          <table:table-cell table:formula="of:=IF(ISEVEN([.$C46]);RIGHT(LEFT([.$F46];[.V$3]);1);IF([.$C46]&lt;3;RIGHT(LEFT([.$G45];[.V$3]);1);&quot;&quot;))" office:value-type="string" office:string-value="1">
            <text:p>1</text:p>
          </table:table-cell>
          <table:table-cell table:formula="of:=IF(ISEVEN([.$C46]);RIGHT(LEFT([.$F46];[.W$3]);1);IF([.$C46]&lt;3;RIGHT(LEFT([.$G45];[.W$3]);1);&quot;&quot;))" office:value-type="string" office:string-value="1">
            <text:p>1</text:p>
          </table:table-cell>
          <table:table-cell table:formula="of:=IF(NOT([.I45]=&quot;&quot;);[.I45]*4+[.J45]*2+[.K45];&quot;&quot;)" office:value-type="float" office:value="7">
            <text:p>7</text:p>
          </table:table-cell>
          <table:table-cell table:formula="of:=IF(NOT([.L45]=&quot;&quot;);[.L45]*4+[.M45]*2+[.N45];&quot;&quot;)" office:value-type="float" office:value="7">
            <text:p>7</text:p>
          </table:table-cell>
          <table:table-cell table:formula="of:=IF(NOT([.P45]=&quot;&quot;);[.P45]*4+[.Q45]*2+[.R45];&quot;&quot;)" office:value-type="float" office:value="7">
            <text:p>7</text:p>
          </table:table-cell>
          <table:table-cell table:formula="of:=IF(([.U45]*2+[.V45])=1;1;&quot;&quot;)">
            <text:p/>
          </table:table-cell>
          <table:table-cell table:formula="of:=[.B45]" office:value-type="float" office:value="10">
            <text:p>10</text:p>
          </table:table-cell>
          <table:table-cell table:formula="of:=IF(ISODD([.C45]);&quot;SEND&quot;;IF([.C45]=2;&quot;DATA&quot;;&quot;GET&quot;))" office:value-type="string" office:string-value="SEND">
            <text:p>SEND</text:p>
          </table:table-cell>
          <table:table-cell table:formula="of:=IF(ISODD([.$C45]);[.$D45];[.$E44])" office:value-type="string" office:string-value="0xFF">
            <text:p>0xFF</text:p>
          </table:table-cell>
          <table:table-cell table:formula="of:=IF(ISODD([.$C45]);[.$D46];[.$E45])" office:value-type="string" office:string-value="0xFF">
            <text:p>0xFF</text:p>
          </table:table-cell>
          <table:table-cell table:number-columns-repeated="993"/>
        </table:table-row>
        <table:table-row table:style-name="ro2">
          <table:table-cell office:value-type="float" office:value="4.57680802">
            <text:p>4.57680802</text:p>
          </table:table-cell>
          <table:table-cell office:value-type="float" office:value="10">
            <text:p>10</text:p>
          </table:table-cell>
          <table:table-cell table:formula="of:=IF([.B46]=[.B45];[.C45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FD</text:p>
          </table:table-cell>
          <table:table-cell table:formula="of:=HEX2BIN(RIGHT([.D46];2);8)" office:value-type="string" office:string-value="11111111">
            <text:p>11111111</text:p>
          </table:table-cell>
          <table:table-cell table:formula="of:=HEX2BIN(RIGHT([.E46];2);8)" office:value-type="string" office:string-value="11111101">
            <text:p>11111101</text:p>
          </table:table-cell>
          <table:table-cell table:formula="of:=IF(ISODD([.$C46]);RIGHT(LEFT([.$F46];[.H$3]);1);IF([.$C46]&gt;2;RIGHT(LEFT([.$G45];[.H$3]);1);&quot;&quot;))">
            <text:p/>
          </table:table-cell>
          <table:table-cell table:formula="of:=IF(ISODD([.$C46]);RIGHT(LEFT([.$F46];[.I$3]);1);IF([.$C46]&gt;2;RIGHT(LEFT([.$G45];[.I$3]);1);&quot;&quot;))">
            <text:p/>
          </table:table-cell>
          <table:table-cell table:formula="of:=IF(ISODD([.$C46]);RIGHT(LEFT([.$F46];[.J$3]);1);IF([.$C46]&gt;2;RIGHT(LEFT([.$G45];[.J$3]);1);&quot;&quot;))">
            <text:p/>
          </table:table-cell>
          <table:table-cell table:formula="of:=IF(ISODD([.$C46]);RIGHT(LEFT([.$F46];[.K$3]);1);IF([.$C46]&gt;2;RIGHT(LEFT([.$G45];[.K$3]);1);&quot;&quot;))">
            <text:p/>
          </table:table-cell>
          <table:table-cell table:formula="of:=IF(ISODD([.$C46]);RIGHT(LEFT([.$F46];[.L$3]);1);IF([.$C46]&gt;2;RIGHT(LEFT([.$G45];[.L$3]);1);&quot;&quot;))">
            <text:p/>
          </table:table-cell>
          <table:table-cell table:formula="of:=IF(ISODD([.$C46]);RIGHT(LEFT([.$F46];[.M$3]);1);IF([.$C46]&gt;2;RIGHT(LEFT([.$G45];[.M$3]);1);&quot;&quot;))">
            <text:p/>
          </table:table-cell>
          <table:table-cell table:formula="of:=IF(ISODD([.$C46]);RIGHT(LEFT([.$F46];[.N$3]);1);IF([.$C46]&gt;2;RIGHT(LEFT([.$G45];[.N$3]);1);&quot;&quot;))">
            <text:p/>
          </table:table-cell>
          <table:table-cell table:formula="of:=IF(ISODD([.$C46]);RIGHT(LEFT([.$F46];[.O$3]);1);IF([.$C46]&gt;2;RIGHT(LEFT([.$G45];[.O$3]);1);&quot;&quot;))">
            <text:p/>
          </table:table-cell>
          <table:table-cell table:formula="of:=IF(ISEVEN([.$C47]);RIGHT(LEFT([.$F47];[.P$3]);1);IF([.$C47]&lt;3;RIGHT(LEFT([.$G46];[.P$3]);1);&quot;&quot;))">
            <text:p/>
          </table:table-cell>
          <table:table-cell table:formula="of:=IF(ISEVEN([.$C47]);RIGHT(LEFT([.$F47];[.Q$3]);1);IF([.$C47]&lt;3;RIGHT(LEFT([.$G46];[.Q$3]);1);&quot;&quot;))">
            <text:p/>
          </table:table-cell>
          <table:table-cell table:formula="of:=IF(ISEVEN([.$C47]);RIGHT(LEFT([.$F47];[.R$3]);1);IF([.$C47]&lt;3;RIGHT(LEFT([.$G46];[.R$3]);1);&quot;&quot;))">
            <text:p/>
          </table:table-cell>
          <table:table-cell table:formula="of:=IF(ISEVEN([.$C47]);RIGHT(LEFT([.$F47];[.S$3]);1);IF([.$C47]&lt;3;RIGHT(LEFT([.$G46];[.S$3]);1);&quot;&quot;))">
            <text:p/>
          </table:table-cell>
          <table:table-cell table:formula="of:=IF(ISEVEN([.$C47]);RIGHT(LEFT([.$F47];[.T$3]);1);IF([.$C47]&lt;3;RIGHT(LEFT([.$G46];[.T$3]);1);&quot;&quot;))">
            <text:p/>
          </table:table-cell>
          <table:table-cell table:formula="of:=IF(ISEVEN([.$C47]);RIGHT(LEFT([.$F47];[.U$3]);1);IF([.$C47]&lt;3;RIGHT(LEFT([.$G46];[.U$3]);1);&quot;&quot;))">
            <text:p/>
          </table:table-cell>
          <table:table-cell table:formula="of:=IF(ISEVEN([.$C47]);RIGHT(LEFT([.$F47];[.V$3]);1);IF([.$C47]&lt;3;RIGHT(LEFT([.$G46];[.V$3]);1);&quot;&quot;))">
            <text:p/>
          </table:table-cell>
          <table:table-cell table:formula="of:=IF(ISEVEN([.$C47]);RIGHT(LEFT([.$F47];[.W$3]);1);IF([.$C47]&lt;3;RIGHT(LEFT([.$G46];[.W$3]);1);&quot;&quot;))">
            <text:p/>
          </table:table-cell>
          <table:table-cell table:formula="of:=IF(NOT([.I46]=&quot;&quot;);[.I46]*4+[.J46]*2+[.K46];&quot;&quot;)">
            <text:p/>
          </table:table-cell>
          <table:table-cell table:formula="of:=IF(NOT([.L46]=&quot;&quot;);[.L46]*4+[.M46]*2+[.N46];&quot;&quot;)">
            <text:p/>
          </table:table-cell>
          <table:table-cell table:formula="of:=IF(NOT([.P46]=&quot;&quot;);[.P46]*4+[.Q46]*2+[.R46];&quot;&quot;)">
            <text:p/>
          </table:table-cell>
          <table:table-cell table:formula="of:=IF(([.U46]*2+[.V46])=1;1;&quot;&quot;)">
            <text:p/>
          </table:table-cell>
          <table:table-cell table:formula="of:=[.B46]" office:value-type="float" office:value="10">
            <text:p>10</text:p>
          </table:table-cell>
          <table:table-cell table:formula="of:=IF(ISODD([.C46]);&quot;SEND&quot;;IF([.C46]=2;&quot;DATA&quot;;&quot;GET&quot;))" office:value-type="string" office:string-value="DATA">
            <text:p>DATA</text:p>
          </table:table-cell>
          <table:table-cell table:formula="of:=IF(ISODD([.$C46]);[.$D46];[.$E45])" office:value-type="string" office:string-value="0xFF">
            <text:p>0xFF</text:p>
          </table:table-cell>
          <table:table-cell table:formula="of:=IF(ISODD([.$C46]);[.$D47];[.$E46])" office:value-type="string" office:string-value="0xFD">
            <text:p>0xFD</text:p>
          </table:table-cell>
          <table:table-cell table:number-columns-repeated="993"/>
        </table:table-row>
        <table:table-row table:style-name="ro2">
          <table:table-cell office:value-type="float" office:value="4.5772438">
            <text:p>4.5772438</text:p>
          </table:table-cell>
          <table:table-cell office:value-type="float" office:value="10">
            <text:p>10</text:p>
          </table:table-cell>
          <table:table-cell table:formula="of:=IF([.B47]=[.B46];[.C46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HEX2BIN(RIGHT([.D47];2);8)" office:value-type="string" office:string-value="11111111">
            <text:p>11111111</text:p>
          </table:table-cell>
          <table:table-cell table:formula="of:=HEX2BIN(RIGHT([.E47];2);8)" office:value-type="string" office:string-value="00111011">
            <text:p>00111011</text:p>
          </table:table-cell>
          <table:table-cell table:formula="of:=IF(ISODD([.$C47]);RIGHT(LEFT([.$F47];[.H$3]);1);IF([.$C47]&gt;2;RIGHT(LEFT([.$G46];[.H$3]);1);&quot;&quot;))" office:value-type="string" office:string-value="1">
            <text:p>1</text:p>
          </table:table-cell>
          <table:table-cell table:formula="of:=IF(ISODD([.$C47]);RIGHT(LEFT([.$F47];[.I$3]);1);IF([.$C47]&gt;2;RIGHT(LEFT([.$G46];[.I$3]);1);&quot;&quot;))" office:value-type="string" office:string-value="1">
            <text:p>1</text:p>
          </table:table-cell>
          <table:table-cell table:formula="of:=IF(ISODD([.$C47]);RIGHT(LEFT([.$F47];[.J$3]);1);IF([.$C47]&gt;2;RIGHT(LEFT([.$G46];[.J$3]);1);&quot;&quot;))" office:value-type="string" office:string-value="1">
            <text:p>1</text:p>
          </table:table-cell>
          <table:table-cell table:formula="of:=IF(ISODD([.$C47]);RIGHT(LEFT([.$F47];[.K$3]);1);IF([.$C47]&gt;2;RIGHT(LEFT([.$G46];[.K$3]);1);&quot;&quot;))" office:value-type="string" office:string-value="1">
            <text:p>1</text:p>
          </table:table-cell>
          <table:table-cell table:formula="of:=IF(ISODD([.$C47]);RIGHT(LEFT([.$F47];[.L$3]);1);IF([.$C47]&gt;2;RIGHT(LEFT([.$G46];[.L$3]);1);&quot;&quot;))" office:value-type="string" office:string-value="1">
            <text:p>1</text:p>
          </table:table-cell>
          <table:table-cell table:formula="of:=IF(ISODD([.$C47]);RIGHT(LEFT([.$F47];[.M$3]);1);IF([.$C47]&gt;2;RIGHT(LEFT([.$G46];[.M$3]);1);&quot;&quot;))" office:value-type="string" office:string-value="1">
            <text:p>1</text:p>
          </table:table-cell>
          <table:table-cell table:formula="of:=IF(ISODD([.$C47]);RIGHT(LEFT([.$F47];[.N$3]);1);IF([.$C47]&gt;2;RIGHT(LEFT([.$G46];[.N$3]);1);&quot;&quot;))" office:value-type="string" office:string-value="1">
            <text:p>1</text:p>
          </table:table-cell>
          <table:table-cell table:formula="of:=IF(ISODD([.$C47]);RIGHT(LEFT([.$F47];[.O$3]);1);IF([.$C47]&gt;2;RIGHT(LEFT([.$G46];[.O$3]);1);&quot;&quot;))" office:value-type="string" office:string-value="1">
            <text:p>1</text:p>
          </table:table-cell>
          <table:table-cell table:formula="of:=IF(ISEVEN([.$C48]);RIGHT(LEFT([.$F48];[.P$3]);1);IF([.$C48]&lt;3;RIGHT(LEFT([.$G47];[.P$3]);1);&quot;&quot;))" office:value-type="string" office:string-value="1">
            <text:p>1</text:p>
          </table:table-cell>
          <table:table-cell table:formula="of:=IF(ISEVEN([.$C48]);RIGHT(LEFT([.$F48];[.Q$3]);1);IF([.$C48]&lt;3;RIGHT(LEFT([.$G47];[.Q$3]);1);&quot;&quot;))" office:value-type="string" office:string-value="1">
            <text:p>1</text:p>
          </table:table-cell>
          <table:table-cell table:formula="of:=IF(ISEVEN([.$C48]);RIGHT(LEFT([.$F48];[.R$3]);1);IF([.$C48]&lt;3;RIGHT(LEFT([.$G47];[.R$3]);1);&quot;&quot;))" office:value-type="string" office:string-value="1">
            <text:p>1</text:p>
          </table:table-cell>
          <table:table-cell table:formula="of:=IF(ISEVEN([.$C48]);RIGHT(LEFT([.$F48];[.S$3]);1);IF([.$C48]&lt;3;RIGHT(LEFT([.$G47];[.S$3]);1);&quot;&quot;))" office:value-type="string" office:string-value="1">
            <text:p>1</text:p>
          </table:table-cell>
          <table:table-cell table:formula="of:=IF(ISEVEN([.$C48]);RIGHT(LEFT([.$F48];[.T$3]);1);IF([.$C48]&lt;3;RIGHT(LEFT([.$G47];[.T$3]);1);&quot;&quot;))" office:value-type="string" office:string-value="1">
            <text:p>1</text:p>
          </table:table-cell>
          <table:table-cell table:formula="of:=IF(ISEVEN([.$C48]);RIGHT(LEFT([.$F48];[.U$3]);1);IF([.$C48]&lt;3;RIGHT(LEFT([.$G47];[.U$3]);1);&quot;&quot;))" office:value-type="string" office:string-value="1">
            <text:p>1</text:p>
          </table:table-cell>
          <table:table-cell table:formula="of:=IF(ISEVEN([.$C48]);RIGHT(LEFT([.$F48];[.V$3]);1);IF([.$C48]&lt;3;RIGHT(LEFT([.$G47];[.V$3]);1);&quot;&quot;))" office:value-type="string" office:string-value="1">
            <text:p>1</text:p>
          </table:table-cell>
          <table:table-cell table:formula="of:=IF(ISEVEN([.$C48]);RIGHT(LEFT([.$F48];[.W$3]);1);IF([.$C48]&lt;3;RIGHT(LEFT([.$G47];[.W$3]);1);&quot;&quot;))" office:value-type="string" office:string-value="1">
            <text:p>1</text:p>
          </table:table-cell>
          <table:table-cell table:formula="of:=IF(NOT([.I47]=&quot;&quot;);[.I47]*4+[.J47]*2+[.K47];&quot;&quot;)" office:value-type="float" office:value="7">
            <text:p>7</text:p>
          </table:table-cell>
          <table:table-cell table:formula="of:=IF(NOT([.L47]=&quot;&quot;);[.L47]*4+[.M47]*2+[.N47];&quot;&quot;)" office:value-type="float" office:value="7">
            <text:p>7</text:p>
          </table:table-cell>
          <table:table-cell table:formula="of:=IF(NOT([.P47]=&quot;&quot;);[.P47]*4+[.Q47]*2+[.R47];&quot;&quot;)" office:value-type="float" office:value="7">
            <text:p>7</text:p>
          </table:table-cell>
          <table:table-cell table:formula="of:=IF(([.U47]*2+[.V47])=1;1;&quot;&quot;)">
            <text:p/>
          </table:table-cell>
          <table:table-cell table:formula="of:=[.B47]" office:value-type="float" office:value="10">
            <text:p>10</text:p>
          </table:table-cell>
          <table:table-cell table:formula="of:=IF(ISODD([.C47]);&quot;SEND&quot;;IF([.C47]=2;&quot;DATA&quot;;&quot;GET&quot;))" office:value-type="string" office:string-value="SEND">
            <text:p>SEND</text:p>
          </table:table-cell>
          <table:table-cell table:formula="of:=IF(ISODD([.$C47]);[.$D47];[.$E46])" office:value-type="string" office:string-value="0xFF">
            <text:p>0xFF</text:p>
          </table:table-cell>
          <table:table-cell table:formula="of:=IF(ISODD([.$C47]);[.$D48];[.$E47])" office:value-type="string" office:string-value="0xFF">
            <text:p>0xFF</text:p>
          </table:table-cell>
          <table:table-cell table:number-columns-repeated="993"/>
        </table:table-row>
        <table:table-row table:style-name="ro2">
          <table:table-cell office:value-type="float" office:value="4.57767958">
            <text:p>4.57767958</text:p>
          </table:table-cell>
          <table:table-cell office:value-type="float" office:value="10">
            <text:p>10</text:p>
          </table:table-cell>
          <table:table-cell table:formula="of:=IF([.B48]=[.B47];[.C47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0B</text:p>
          </table:table-cell>
          <table:table-cell table:formula="of:=HEX2BIN(RIGHT([.D48];2);8)" office:value-type="string" office:string-value="11111111">
            <text:p>11111111</text:p>
          </table:table-cell>
          <table:table-cell table:formula="of:=HEX2BIN(RIGHT([.E48];2);8)" office:value-type="string" office:string-value="00001011">
            <text:p>00001011</text:p>
          </table:table-cell>
          <table:table-cell table:formula="of:=IF(ISODD([.$C48]);RIGHT(LEFT([.$F48];[.H$3]);1);IF([.$C48]&gt;2;RIGHT(LEFT([.$G47];[.H$3]);1);&quot;&quot;))" office:value-type="string" office:string-value="0">
            <text:p>0</text:p>
          </table:table-cell>
          <table:table-cell table:formula="of:=IF(ISODD([.$C48]);RIGHT(LEFT([.$F48];[.I$3]);1);IF([.$C48]&gt;2;RIGHT(LEFT([.$G47];[.I$3]);1);&quot;&quot;))" office:value-type="string" office:string-value="0">
            <text:p>0</text:p>
          </table:table-cell>
          <table:table-cell table:formula="of:=IF(ISODD([.$C48]);RIGHT(LEFT([.$F48];[.J$3]);1);IF([.$C48]&gt;2;RIGHT(LEFT([.$G47];[.J$3]);1);&quot;&quot;))" office:value-type="string" office:string-value="1">
            <text:p>1</text:p>
          </table:table-cell>
          <table:table-cell table:formula="of:=IF(ISODD([.$C48]);RIGHT(LEFT([.$F48];[.K$3]);1);IF([.$C48]&gt;2;RIGHT(LEFT([.$G47];[.K$3]);1);&quot;&quot;))" office:value-type="string" office:string-value="1">
            <text:p>1</text:p>
          </table:table-cell>
          <table:table-cell table:formula="of:=IF(ISODD([.$C48]);RIGHT(LEFT([.$F48];[.L$3]);1);IF([.$C48]&gt;2;RIGHT(LEFT([.$G47];[.L$3]);1);&quot;&quot;))" office:value-type="string" office:string-value="1">
            <text:p>1</text:p>
          </table:table-cell>
          <table:table-cell table:formula="of:=IF(ISODD([.$C48]);RIGHT(LEFT([.$F48];[.M$3]);1);IF([.$C48]&gt;2;RIGHT(LEFT([.$G47];[.M$3]);1);&quot;&quot;))" office:value-type="string" office:string-value="0">
            <text:p>0</text:p>
          </table:table-cell>
          <table:table-cell table:formula="of:=IF(ISODD([.$C48]);RIGHT(LEFT([.$F48];[.N$3]);1);IF([.$C48]&gt;2;RIGHT(LEFT([.$G47];[.N$3]);1);&quot;&quot;))" office:value-type="string" office:string-value="1">
            <text:p>1</text:p>
          </table:table-cell>
          <table:table-cell table:formula="of:=IF(ISODD([.$C48]);RIGHT(LEFT([.$F48];[.O$3]);1);IF([.$C48]&gt;2;RIGHT(LEFT([.$G47];[.O$3]);1);&quot;&quot;))" office:value-type="string" office:string-value="1">
            <text:p>1</text:p>
          </table:table-cell>
          <table:table-cell table:formula="of:=IF(ISEVEN([.$C49]);RIGHT(LEFT([.$F49];[.P$3]);1);IF([.$C49]&lt;3;RIGHT(LEFT([.$G48];[.P$3]);1);&quot;&quot;))" office:value-type="string" office:string-value="0">
            <text:p>0</text:p>
          </table:table-cell>
          <table:table-cell table:formula="of:=IF(ISEVEN([.$C49]);RIGHT(LEFT([.$F49];[.Q$3]);1);IF([.$C49]&lt;3;RIGHT(LEFT([.$G48];[.Q$3]);1);&quot;&quot;))" office:value-type="string" office:string-value="0">
            <text:p>0</text:p>
          </table:table-cell>
          <table:table-cell table:formula="of:=IF(ISEVEN([.$C49]);RIGHT(LEFT([.$F49];[.R$3]);1);IF([.$C49]&lt;3;RIGHT(LEFT([.$G48];[.R$3]);1);&quot;&quot;))" office:value-type="string" office:string-value="0">
            <text:p>0</text:p>
          </table:table-cell>
          <table:table-cell table:formula="of:=IF(ISEVEN([.$C49]);RIGHT(LEFT([.$F49];[.S$3]);1);IF([.$C49]&lt;3;RIGHT(LEFT([.$G48];[.S$3]);1);&quot;&quot;))" office:value-type="string" office:string-value="0">
            <text:p>0</text:p>
          </table:table-cell>
          <table:table-cell table:formula="of:=IF(ISEVEN([.$C49]);RIGHT(LEFT([.$F49];[.T$3]);1);IF([.$C49]&lt;3;RIGHT(LEFT([.$G48];[.T$3]);1);&quot;&quot;))" office:value-type="string" office:string-value="1">
            <text:p>1</text:p>
          </table:table-cell>
          <table:table-cell table:formula="of:=IF(ISEVEN([.$C49]);RIGHT(LEFT([.$F49];[.U$3]);1);IF([.$C49]&lt;3;RIGHT(LEFT([.$G48];[.U$3]);1);&quot;&quot;))" office:value-type="string" office:string-value="0">
            <text:p>0</text:p>
          </table:table-cell>
          <table:table-cell table:formula="of:=IF(ISEVEN([.$C49]);RIGHT(LEFT([.$F49];[.V$3]);1);IF([.$C49]&lt;3;RIGHT(LEFT([.$G48];[.V$3]);1);&quot;&quot;))" office:value-type="string" office:string-value="1">
            <text:p>1</text:p>
          </table:table-cell>
          <table:table-cell table:formula="of:=IF(ISEVEN([.$C49]);RIGHT(LEFT([.$F49];[.W$3]);1);IF([.$C49]&lt;3;RIGHT(LEFT([.$G48];[.W$3]);1);&quot;&quot;))" office:value-type="string" office:string-value="1">
            <text:p>1</text:p>
          </table:table-cell>
          <table:table-cell table:formula="of:=IF(NOT([.I48]=&quot;&quot;);[.I48]*4+[.J48]*2+[.K48];&quot;&quot;)" office:value-type="float" office:value="3">
            <text:p>3</text:p>
          </table:table-cell>
          <table:table-cell table:formula="of:=IF(NOT([.L48]=&quot;&quot;);[.L48]*4+[.M48]*2+[.N48];&quot;&quot;)" office:value-type="float" office:value="5">
            <text:p>5</text:p>
          </table:table-cell>
          <table:table-cell table:formula="of:=IF(NOT([.P48]=&quot;&quot;);[.P48]*4+[.Q48]*2+[.R48];&quot;&quot;)" office:value-type="float" office:value="0">
            <text:p>0</text:p>
          </table:table-cell>
          <table:table-cell table:formula="of:=IF(([.U48]*2+[.V48])=1;1;&quot;&quot;)" office:value-type="float" office:value="1">
            <text:p>1</text:p>
          </table:table-cell>
          <table:table-cell table:formula="of:=[.B48]" office:value-type="float" office:value="10">
            <text:p>10</text:p>
          </table:table-cell>
          <table:table-cell table:formula="of:=IF(ISODD([.C48]);&quot;SEND&quot;;IF([.C48]=2;&quot;DATA&quot;;&quot;GET&quot;))" office:value-type="string" office:string-value="GET">
            <text:p>GET</text:p>
          </table:table-cell>
          <table:table-cell table:formula="of:=IF(ISODD([.$C48]);[.$D48];[.$E47])" office:value-type="string" office:string-value="0x3B">
            <text:p>0x3B</text:p>
          </table:table-cell>
          <table:table-cell table:formula="of:=IF(ISODD([.$C48]);[.$D49];[.$E48])" office:value-type="string" office:string-value="0x0B">
            <text:p>0x0B</text:p>
          </table:table-cell>
          <table:table-cell table:number-columns-repeated="993"/>
        </table:table-row>
        <table:table-row table:style-name="ro2">
          <table:table-cell office:value-type="float" office:value="4.60436964">
            <text:p>4.60436964</text:p>
          </table:table-cell>
          <table:table-cell office:value-type="float" office:value="11">
            <text:p>11</text:p>
          </table:table-cell>
          <table:table-cell table:formula="of:=IF([.B49]=[.B48];[.C48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FF</text:p>
          </table:table-cell>
          <table:table-cell table:formula="of:=HEX2BIN(RIGHT([.D49];2);8)" office:value-type="string" office:string-value="10111011">
            <text:p>10111011</text:p>
          </table:table-cell>
          <table:table-cell table:formula="of:=HEX2BIN(RIGHT([.E49];2);8)" office:value-type="string" office:string-value="11111111">
            <text:p>11111111</text:p>
          </table:table-cell>
          <table:table-cell table:formula="of:=IF(ISODD([.$C49]);RIGHT(LEFT([.$F49];[.H$3]);1);IF([.$C49]&gt;2;RIGHT(LEFT([.$G48];[.H$3]);1);&quot;&quot;))" office:value-type="string" office:string-value="1">
            <text:p>1</text:p>
          </table:table-cell>
          <table:table-cell table:formula="of:=IF(ISODD([.$C49]);RIGHT(LEFT([.$F49];[.I$3]);1);IF([.$C49]&gt;2;RIGHT(LEFT([.$G48];[.I$3]);1);&quot;&quot;))" office:value-type="string" office:string-value="0">
            <text:p>0</text:p>
          </table:table-cell>
          <table:table-cell table:formula="of:=IF(ISODD([.$C49]);RIGHT(LEFT([.$F49];[.J$3]);1);IF([.$C49]&gt;2;RIGHT(LEFT([.$G48];[.J$3]);1);&quot;&quot;))" office:value-type="string" office:string-value="1">
            <text:p>1</text:p>
          </table:table-cell>
          <table:table-cell table:formula="of:=IF(ISODD([.$C49]);RIGHT(LEFT([.$F49];[.K$3]);1);IF([.$C49]&gt;2;RIGHT(LEFT([.$G48];[.K$3]);1);&quot;&quot;))" office:value-type="string" office:string-value="1">
            <text:p>1</text:p>
          </table:table-cell>
          <table:table-cell table:formula="of:=IF(ISODD([.$C49]);RIGHT(LEFT([.$F49];[.L$3]);1);IF([.$C49]&gt;2;RIGHT(LEFT([.$G48];[.L$3]);1);&quot;&quot;))" office:value-type="string" office:string-value="1">
            <text:p>1</text:p>
          </table:table-cell>
          <table:table-cell table:formula="of:=IF(ISODD([.$C49]);RIGHT(LEFT([.$F49];[.M$3]);1);IF([.$C49]&gt;2;RIGHT(LEFT([.$G48];[.M$3]);1);&quot;&quot;))" office:value-type="string" office:string-value="0">
            <text:p>0</text:p>
          </table:table-cell>
          <table:table-cell table:formula="of:=IF(ISODD([.$C49]);RIGHT(LEFT([.$F49];[.N$3]);1);IF([.$C49]&gt;2;RIGHT(LEFT([.$G48];[.N$3]);1);&quot;&quot;))" office:value-type="string" office:string-value="1">
            <text:p>1</text:p>
          </table:table-cell>
          <table:table-cell table:formula="of:=IF(ISODD([.$C49]);RIGHT(LEFT([.$F49];[.O$3]);1);IF([.$C49]&gt;2;RIGHT(LEFT([.$G48];[.O$3]);1);&quot;&quot;))" office:value-type="string" office:string-value="1">
            <text:p>1</text:p>
          </table:table-cell>
          <table:table-cell table:formula="of:=IF(ISEVEN([.$C50]);RIGHT(LEFT([.$F50];[.P$3]);1);IF([.$C50]&lt;3;RIGHT(LEFT([.$G49];[.P$3]);1);&quot;&quot;))" office:value-type="string" office:string-value="0">
            <text:p>0</text:p>
          </table:table-cell>
          <table:table-cell table:formula="of:=IF(ISEVEN([.$C50]);RIGHT(LEFT([.$F50];[.Q$3]);1);IF([.$C50]&lt;3;RIGHT(LEFT([.$G49];[.Q$3]);1);&quot;&quot;))" office:value-type="string" office:string-value="0">
            <text:p>0</text:p>
          </table:table-cell>
          <table:table-cell table:formula="of:=IF(ISEVEN([.$C50]);RIGHT(LEFT([.$F50];[.R$3]);1);IF([.$C50]&lt;3;RIGHT(LEFT([.$G49];[.R$3]);1);&quot;&quot;))" office:value-type="string" office:string-value="0">
            <text:p>0</text:p>
          </table:table-cell>
          <table:table-cell table:formula="of:=IF(ISEVEN([.$C50]);RIGHT(LEFT([.$F50];[.S$3]);1);IF([.$C50]&lt;3;RIGHT(LEFT([.$G49];[.S$3]);1);&quot;&quot;))" office:value-type="string" office:string-value="1">
            <text:p>1</text:p>
          </table:table-cell>
          <table:table-cell table:formula="of:=IF(ISEVEN([.$C50]);RIGHT(LEFT([.$F50];[.T$3]);1);IF([.$C50]&lt;3;RIGHT(LEFT([.$G49];[.T$3]);1);&quot;&quot;))" office:value-type="string" office:string-value="1">
            <text:p>1</text:p>
          </table:table-cell>
          <table:table-cell table:formula="of:=IF(ISEVEN([.$C50]);RIGHT(LEFT([.$F50];[.U$3]);1);IF([.$C50]&lt;3;RIGHT(LEFT([.$G49];[.U$3]);1);&quot;&quot;))" office:value-type="string" office:string-value="0">
            <text:p>0</text:p>
          </table:table-cell>
          <table:table-cell table:formula="of:=IF(ISEVEN([.$C50]);RIGHT(LEFT([.$F50];[.V$3]);1);IF([.$C50]&lt;3;RIGHT(LEFT([.$G49];[.V$3]);1);&quot;&quot;))" office:value-type="string" office:string-value="1">
            <text:p>1</text:p>
          </table:table-cell>
          <table:table-cell table:formula="of:=IF(ISEVEN([.$C50]);RIGHT(LEFT([.$F50];[.W$3]);1);IF([.$C50]&lt;3;RIGHT(LEFT([.$G49];[.W$3]);1);&quot;&quot;))" office:value-type="string" office:string-value="1">
            <text:p>1</text:p>
          </table:table-cell>
          <table:table-cell table:formula="of:=IF(NOT([.I49]=&quot;&quot;);[.I49]*4+[.J49]*2+[.K49];&quot;&quot;)" office:value-type="float" office:value="3">
            <text:p>3</text:p>
          </table:table-cell>
          <table:table-cell table:formula="of:=IF(NOT([.L49]=&quot;&quot;);[.L49]*4+[.M49]*2+[.N49];&quot;&quot;)" office:value-type="float" office:value="5">
            <text:p>5</text:p>
          </table:table-cell>
          <table:table-cell table:formula="of:=IF(NOT([.P49]=&quot;&quot;);[.P49]*4+[.Q49]*2+[.R49];&quot;&quot;)" office:value-type="float" office:value="0">
            <text:p>0</text:p>
          </table:table-cell>
          <table:table-cell table:formula="of:=IF(([.U49]*2+[.V49])=1;1;&quot;&quot;)" office:value-type="float" office:value="1">
            <text:p>1</text:p>
          </table:table-cell>
          <table:table-cell table:formula="of:=[.B49]" office:value-type="float" office:value="11">
            <text:p>11</text:p>
          </table:table-cell>
          <table:table-cell table:formula="of:=IF(ISODD([.C49]);&quot;SEND&quot;;IF([.C49]=2;&quot;DATA&quot;;&quot;GET&quot;))" office:value-type="string" office:string-value="SEND">
            <text:p>SEND</text:p>
          </table:table-cell>
          <table:table-cell table:formula="of:=IF(ISODD([.$C49]);[.$D49];[.$E48])" office:value-type="string" office:string-value="0xBB">
            <text:p>0xBB</text:p>
          </table:table-cell>
          <table:table-cell table:formula="of:=IF(ISODD([.$C49]);[.$D50];[.$E49])" office:value-type="string" office:string-value="0x1B">
            <text:p>0x1B</text:p>
          </table:table-cell>
          <table:table-cell table:number-columns-repeated="993"/>
        </table:table-row>
        <table:table-row table:style-name="ro2">
          <table:table-cell office:value-type="float" office:value="4.60479368">
            <text:p>4.60479368</text:p>
          </table:table-cell>
          <table:table-cell office:value-type="float" office:value="11">
            <text:p>11</text:p>
          </table:table-cell>
          <table:table-cell table:formula="of:=IF([.B50]=[.B49];[.C49]+1;1)" office:value-type="float" office:value="2">
            <text:p>2</text:p>
          </table:table-cell>
          <table:table-cell office:value-type="string">
            <text:p>0x1B</text:p>
          </table:table-cell>
          <table:table-cell office:value-type="string">
            <text:p>0xFD</text:p>
          </table:table-cell>
          <table:table-cell table:formula="of:=HEX2BIN(RIGHT([.D50];2);8)" office:value-type="string" office:string-value="00011011">
            <text:p>00011011</text:p>
          </table:table-cell>
          <table:table-cell table:formula="of:=HEX2BIN(RIGHT([.E50];2);8)" office:value-type="string" office:string-value="11111101">
            <text:p>11111101</text:p>
          </table:table-cell>
          <table:table-cell table:formula="of:=IF(ISODD([.$C50]);RIGHT(LEFT([.$F50];[.H$3]);1);IF([.$C50]&gt;2;RIGHT(LEFT([.$G49];[.H$3]);1);&quot;&quot;))">
            <text:p/>
          </table:table-cell>
          <table:table-cell table:formula="of:=IF(ISODD([.$C50]);RIGHT(LEFT([.$F50];[.I$3]);1);IF([.$C50]&gt;2;RIGHT(LEFT([.$G49];[.I$3]);1);&quot;&quot;))">
            <text:p/>
          </table:table-cell>
          <table:table-cell table:formula="of:=IF(ISODD([.$C50]);RIGHT(LEFT([.$F50];[.J$3]);1);IF([.$C50]&gt;2;RIGHT(LEFT([.$G49];[.J$3]);1);&quot;&quot;))">
            <text:p/>
          </table:table-cell>
          <table:table-cell table:formula="of:=IF(ISODD([.$C50]);RIGHT(LEFT([.$F50];[.K$3]);1);IF([.$C50]&gt;2;RIGHT(LEFT([.$G49];[.K$3]);1);&quot;&quot;))">
            <text:p/>
          </table:table-cell>
          <table:table-cell table:formula="of:=IF(ISODD([.$C50]);RIGHT(LEFT([.$F50];[.L$3]);1);IF([.$C50]&gt;2;RIGHT(LEFT([.$G49];[.L$3]);1);&quot;&quot;))">
            <text:p/>
          </table:table-cell>
          <table:table-cell table:formula="of:=IF(ISODD([.$C50]);RIGHT(LEFT([.$F50];[.M$3]);1);IF([.$C50]&gt;2;RIGHT(LEFT([.$G49];[.M$3]);1);&quot;&quot;))">
            <text:p/>
          </table:table-cell>
          <table:table-cell table:formula="of:=IF(ISODD([.$C50]);RIGHT(LEFT([.$F50];[.N$3]);1);IF([.$C50]&gt;2;RIGHT(LEFT([.$G49];[.N$3]);1);&quot;&quot;))">
            <text:p/>
          </table:table-cell>
          <table:table-cell table:formula="of:=IF(ISODD([.$C50]);RIGHT(LEFT([.$F50];[.O$3]);1);IF([.$C50]&gt;2;RIGHT(LEFT([.$G49];[.O$3]);1);&quot;&quot;))">
            <text:p/>
          </table:table-cell>
          <table:table-cell table:formula="of:=IF(ISEVEN([.$C51]);RIGHT(LEFT([.$F51];[.P$3]);1);IF([.$C51]&lt;3;RIGHT(LEFT([.$G50];[.P$3]);1);&quot;&quot;))">
            <text:p/>
          </table:table-cell>
          <table:table-cell table:formula="of:=IF(ISEVEN([.$C51]);RIGHT(LEFT([.$F51];[.Q$3]);1);IF([.$C51]&lt;3;RIGHT(LEFT([.$G50];[.Q$3]);1);&quot;&quot;))">
            <text:p/>
          </table:table-cell>
          <table:table-cell table:formula="of:=IF(ISEVEN([.$C51]);RIGHT(LEFT([.$F51];[.R$3]);1);IF([.$C51]&lt;3;RIGHT(LEFT([.$G50];[.R$3]);1);&quot;&quot;))">
            <text:p/>
          </table:table-cell>
          <table:table-cell table:formula="of:=IF(ISEVEN([.$C51]);RIGHT(LEFT([.$F51];[.S$3]);1);IF([.$C51]&lt;3;RIGHT(LEFT([.$G50];[.S$3]);1);&quot;&quot;))">
            <text:p/>
          </table:table-cell>
          <table:table-cell table:formula="of:=IF(ISEVEN([.$C51]);RIGHT(LEFT([.$F51];[.T$3]);1);IF([.$C51]&lt;3;RIGHT(LEFT([.$G50];[.T$3]);1);&quot;&quot;))">
            <text:p/>
          </table:table-cell>
          <table:table-cell table:formula="of:=IF(ISEVEN([.$C51]);RIGHT(LEFT([.$F51];[.U$3]);1);IF([.$C51]&lt;3;RIGHT(LEFT([.$G50];[.U$3]);1);&quot;&quot;))">
            <text:p/>
          </table:table-cell>
          <table:table-cell table:formula="of:=IF(ISEVEN([.$C51]);RIGHT(LEFT([.$F51];[.V$3]);1);IF([.$C51]&lt;3;RIGHT(LEFT([.$G50];[.V$3]);1);&quot;&quot;))">
            <text:p/>
          </table:table-cell>
          <table:table-cell table:formula="of:=IF(ISEVEN([.$C51]);RIGHT(LEFT([.$F51];[.W$3]);1);IF([.$C51]&lt;3;RIGHT(LEFT([.$G50];[.W$3]);1);&quot;&quot;))">
            <text:p/>
          </table:table-cell>
          <table:table-cell table:formula="of:=IF(NOT([.I50]=&quot;&quot;);[.I50]*4+[.J50]*2+[.K50];&quot;&quot;)">
            <text:p/>
          </table:table-cell>
          <table:table-cell table:formula="of:=IF(NOT([.L50]=&quot;&quot;);[.L50]*4+[.M50]*2+[.N50];&quot;&quot;)">
            <text:p/>
          </table:table-cell>
          <table:table-cell table:formula="of:=IF(NOT([.P50]=&quot;&quot;);[.P50]*4+[.Q50]*2+[.R50];&quot;&quot;)">
            <text:p/>
          </table:table-cell>
          <table:table-cell table:formula="of:=IF(([.U50]*2+[.V50])=1;1;&quot;&quot;)">
            <text:p/>
          </table:table-cell>
          <table:table-cell table:formula="of:=[.B50]" office:value-type="float" office:value="11">
            <text:p>11</text:p>
          </table:table-cell>
          <table:table-cell table:formula="of:=IF(ISODD([.C50]);&quot;SEND&quot;;IF([.C50]=2;&quot;DATA&quot;;&quot;GET&quot;))" office:value-type="string" office:string-value="DATA">
            <text:p>DATA</text:p>
          </table:table-cell>
          <table:table-cell table:formula="of:=IF(ISODD([.$C50]);[.$D50];[.$E49])" office:value-type="string" office:string-value="0xFF">
            <text:p>0xFF</text:p>
          </table:table-cell>
          <table:table-cell table:formula="of:=IF(ISODD([.$C50]);[.$D51];[.$E50])" office:value-type="string" office:string-value="0xFD">
            <text:p>0xFD</text:p>
          </table:table-cell>
          <table:table-cell table:number-columns-repeated="993"/>
        </table:table-row>
        <table:table-row table:style-name="ro2">
          <table:table-cell office:value-type="float" office:value="4.6052217">
            <text:p>4.6052217</text:p>
          </table:table-cell>
          <table:table-cell office:value-type="float" office:value="11">
            <text:p>11</text:p>
          </table:table-cell>
          <table:table-cell table:formula="of:=IF([.B51]=[.B50];[.C50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HEX2BIN(RIGHT([.D51];2);8)" office:value-type="string" office:string-value="11111111">
            <text:p>11111111</text:p>
          </table:table-cell>
          <table:table-cell table:formula="of:=HEX2BIN(RIGHT([.E51];2);8)" office:value-type="string" office:string-value="00111011">
            <text:p>00111011</text:p>
          </table:table-cell>
          <table:table-cell table:formula="of:=IF(ISODD([.$C51]);RIGHT(LEFT([.$F51];[.H$3]);1);IF([.$C51]&gt;2;RIGHT(LEFT([.$G50];[.H$3]);1);&quot;&quot;))" office:value-type="string" office:string-value="1">
            <text:p>1</text:p>
          </table:table-cell>
          <table:table-cell table:formula="of:=IF(ISODD([.$C51]);RIGHT(LEFT([.$F51];[.I$3]);1);IF([.$C51]&gt;2;RIGHT(LEFT([.$G50];[.I$3]);1);&quot;&quot;))" office:value-type="string" office:string-value="1">
            <text:p>1</text:p>
          </table:table-cell>
          <table:table-cell table:formula="of:=IF(ISODD([.$C51]);RIGHT(LEFT([.$F51];[.J$3]);1);IF([.$C51]&gt;2;RIGHT(LEFT([.$G50];[.J$3]);1);&quot;&quot;))" office:value-type="string" office:string-value="1">
            <text:p>1</text:p>
          </table:table-cell>
          <table:table-cell table:formula="of:=IF(ISODD([.$C51]);RIGHT(LEFT([.$F51];[.K$3]);1);IF([.$C51]&gt;2;RIGHT(LEFT([.$G50];[.K$3]);1);&quot;&quot;))" office:value-type="string" office:string-value="1">
            <text:p>1</text:p>
          </table:table-cell>
          <table:table-cell table:formula="of:=IF(ISODD([.$C51]);RIGHT(LEFT([.$F51];[.L$3]);1);IF([.$C51]&gt;2;RIGHT(LEFT([.$G50];[.L$3]);1);&quot;&quot;))" office:value-type="string" office:string-value="1">
            <text:p>1</text:p>
          </table:table-cell>
          <table:table-cell table:formula="of:=IF(ISODD([.$C51]);RIGHT(LEFT([.$F51];[.M$3]);1);IF([.$C51]&gt;2;RIGHT(LEFT([.$G50];[.M$3]);1);&quot;&quot;))" office:value-type="string" office:string-value="1">
            <text:p>1</text:p>
          </table:table-cell>
          <table:table-cell table:formula="of:=IF(ISODD([.$C51]);RIGHT(LEFT([.$F51];[.N$3]);1);IF([.$C51]&gt;2;RIGHT(LEFT([.$G50];[.N$3]);1);&quot;&quot;))" office:value-type="string" office:string-value="1">
            <text:p>1</text:p>
          </table:table-cell>
          <table:table-cell table:formula="of:=IF(ISODD([.$C51]);RIGHT(LEFT([.$F51];[.O$3]);1);IF([.$C51]&gt;2;RIGHT(LEFT([.$G50];[.O$3]);1);&quot;&quot;))" office:value-type="string" office:string-value="1">
            <text:p>1</text:p>
          </table:table-cell>
          <table:table-cell table:formula="of:=IF(ISEVEN([.$C52]);RIGHT(LEFT([.$F52];[.P$3]);1);IF([.$C52]&lt;3;RIGHT(LEFT([.$G51];[.P$3]);1);&quot;&quot;))" office:value-type="string" office:string-value="1">
            <text:p>1</text:p>
          </table:table-cell>
          <table:table-cell table:formula="of:=IF(ISEVEN([.$C52]);RIGHT(LEFT([.$F52];[.Q$3]);1);IF([.$C52]&lt;3;RIGHT(LEFT([.$G51];[.Q$3]);1);&quot;&quot;))" office:value-type="string" office:string-value="1">
            <text:p>1</text:p>
          </table:table-cell>
          <table:table-cell table:formula="of:=IF(ISEVEN([.$C52]);RIGHT(LEFT([.$F52];[.R$3]);1);IF([.$C52]&lt;3;RIGHT(LEFT([.$G51];[.R$3]);1);&quot;&quot;))" office:value-type="string" office:string-value="1">
            <text:p>1</text:p>
          </table:table-cell>
          <table:table-cell table:formula="of:=IF(ISEVEN([.$C52]);RIGHT(LEFT([.$F52];[.S$3]);1);IF([.$C52]&lt;3;RIGHT(LEFT([.$G51];[.S$3]);1);&quot;&quot;))" office:value-type="string" office:string-value="1">
            <text:p>1</text:p>
          </table:table-cell>
          <table:table-cell table:formula="of:=IF(ISEVEN([.$C52]);RIGHT(LEFT([.$F52];[.T$3]);1);IF([.$C52]&lt;3;RIGHT(LEFT([.$G51];[.T$3]);1);&quot;&quot;))" office:value-type="string" office:string-value="1">
            <text:p>1</text:p>
          </table:table-cell>
          <table:table-cell table:formula="of:=IF(ISEVEN([.$C52]);RIGHT(LEFT([.$F52];[.U$3]);1);IF([.$C52]&lt;3;RIGHT(LEFT([.$G51];[.U$3]);1);&quot;&quot;))" office:value-type="string" office:string-value="1">
            <text:p>1</text:p>
          </table:table-cell>
          <table:table-cell table:formula="of:=IF(ISEVEN([.$C52]);RIGHT(LEFT([.$F52];[.V$3]);1);IF([.$C52]&lt;3;RIGHT(LEFT([.$G51];[.V$3]);1);&quot;&quot;))" office:value-type="string" office:string-value="1">
            <text:p>1</text:p>
          </table:table-cell>
          <table:table-cell table:formula="of:=IF(ISEVEN([.$C52]);RIGHT(LEFT([.$F52];[.W$3]);1);IF([.$C52]&lt;3;RIGHT(LEFT([.$G51];[.W$3]);1);&quot;&quot;))" office:value-type="string" office:string-value="1">
            <text:p>1</text:p>
          </table:table-cell>
          <table:table-cell table:formula="of:=IF(NOT([.I51]=&quot;&quot;);[.I51]*4+[.J51]*2+[.K51];&quot;&quot;)" office:value-type="float" office:value="7">
            <text:p>7</text:p>
          </table:table-cell>
          <table:table-cell table:formula="of:=IF(NOT([.L51]=&quot;&quot;);[.L51]*4+[.M51]*2+[.N51];&quot;&quot;)" office:value-type="float" office:value="7">
            <text:p>7</text:p>
          </table:table-cell>
          <table:table-cell table:formula="of:=IF(NOT([.P51]=&quot;&quot;);[.P51]*4+[.Q51]*2+[.R51];&quot;&quot;)" office:value-type="float" office:value="7">
            <text:p>7</text:p>
          </table:table-cell>
          <table:table-cell table:formula="of:=IF(([.U51]*2+[.V51])=1;1;&quot;&quot;)">
            <text:p/>
          </table:table-cell>
          <table:table-cell table:formula="of:=[.B51]" office:value-type="float" office:value="11">
            <text:p>11</text:p>
          </table:table-cell>
          <table:table-cell table:formula="of:=IF(ISODD([.C51]);&quot;SEND&quot;;IF([.C51]=2;&quot;DATA&quot;;&quot;GET&quot;))" office:value-type="string" office:string-value="SEND">
            <text:p>SEND</text:p>
          </table:table-cell>
          <table:table-cell table:formula="of:=IF(ISODD([.$C51]);[.$D51];[.$E50])" office:value-type="string" office:string-value="0xFF">
            <text:p>0xFF</text:p>
          </table:table-cell>
          <table:table-cell table:formula="of:=IF(ISODD([.$C51]);[.$D52];[.$E51])" office:value-type="string" office:string-value="0xFF">
            <text:p>0xFF</text:p>
          </table:table-cell>
          <table:table-cell table:number-columns-repeated="993"/>
        </table:table-row>
        <table:table-row table:style-name="ro2">
          <table:table-cell office:value-type="float" office:value="4.60558048">
            <text:p>4.60558048</text:p>
          </table:table-cell>
          <table:table-cell office:value-type="float" office:value="11">
            <text:p>11</text:p>
          </table:table-cell>
          <table:table-cell table:formula="of:=IF([.B52]=[.B51];[.C51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8D</text:p>
          </table:table-cell>
          <table:table-cell table:formula="of:=HEX2BIN(RIGHT([.D52];2);8)" office:value-type="string" office:string-value="11111111">
            <text:p>11111111</text:p>
          </table:table-cell>
          <table:table-cell table:formula="of:=HEX2BIN(RIGHT([.E52];2);8)" office:value-type="string" office:string-value="10001101">
            <text:p>10001101</text:p>
          </table:table-cell>
          <table:table-cell table:formula="of:=IF(ISODD([.$C52]);RIGHT(LEFT([.$F52];[.H$3]);1);IF([.$C52]&gt;2;RIGHT(LEFT([.$G51];[.H$3]);1);&quot;&quot;))" office:value-type="string" office:string-value="0">
            <text:p>0</text:p>
          </table:table-cell>
          <table:table-cell table:formula="of:=IF(ISODD([.$C52]);RIGHT(LEFT([.$F52];[.I$3]);1);IF([.$C52]&gt;2;RIGHT(LEFT([.$G51];[.I$3]);1);&quot;&quot;))" office:value-type="string" office:string-value="0">
            <text:p>0</text:p>
          </table:table-cell>
          <table:table-cell table:formula="of:=IF(ISODD([.$C52]);RIGHT(LEFT([.$F52];[.J$3]);1);IF([.$C52]&gt;2;RIGHT(LEFT([.$G51];[.J$3]);1);&quot;&quot;))" office:value-type="string" office:string-value="1">
            <text:p>1</text:p>
          </table:table-cell>
          <table:table-cell table:formula="of:=IF(ISODD([.$C52]);RIGHT(LEFT([.$F52];[.K$3]);1);IF([.$C52]&gt;2;RIGHT(LEFT([.$G51];[.K$3]);1);&quot;&quot;))" office:value-type="string" office:string-value="1">
            <text:p>1</text:p>
          </table:table-cell>
          <table:table-cell table:formula="of:=IF(ISODD([.$C52]);RIGHT(LEFT([.$F52];[.L$3]);1);IF([.$C52]&gt;2;RIGHT(LEFT([.$G51];[.L$3]);1);&quot;&quot;))" office:value-type="string" office:string-value="1">
            <text:p>1</text:p>
          </table:table-cell>
          <table:table-cell table:formula="of:=IF(ISODD([.$C52]);RIGHT(LEFT([.$F52];[.M$3]);1);IF([.$C52]&gt;2;RIGHT(LEFT([.$G51];[.M$3]);1);&quot;&quot;))" office:value-type="string" office:string-value="0">
            <text:p>0</text:p>
          </table:table-cell>
          <table:table-cell table:formula="of:=IF(ISODD([.$C52]);RIGHT(LEFT([.$F52];[.N$3]);1);IF([.$C52]&gt;2;RIGHT(LEFT([.$G51];[.N$3]);1);&quot;&quot;))" office:value-type="string" office:string-value="1">
            <text:p>1</text:p>
          </table:table-cell>
          <table:table-cell table:formula="of:=IF(ISODD([.$C52]);RIGHT(LEFT([.$F52];[.O$3]);1);IF([.$C52]&gt;2;RIGHT(LEFT([.$G51];[.O$3]);1);&quot;&quot;))" office:value-type="string" office:string-value="1">
            <text:p>1</text:p>
          </table:table-cell>
          <table:table-cell table:formula="of:=IF(ISEVEN([.$C53]);RIGHT(LEFT([.$F53];[.P$3]);1);IF([.$C53]&lt;3;RIGHT(LEFT([.$G52];[.P$3]);1);&quot;&quot;))" office:value-type="string" office:string-value="1">
            <text:p>1</text:p>
          </table:table-cell>
          <table:table-cell table:formula="of:=IF(ISEVEN([.$C53]);RIGHT(LEFT([.$F53];[.Q$3]);1);IF([.$C53]&lt;3;RIGHT(LEFT([.$G52];[.Q$3]);1);&quot;&quot;))" office:value-type="string" office:string-value="0">
            <text:p>0</text:p>
          </table:table-cell>
          <table:table-cell table:formula="of:=IF(ISEVEN([.$C53]);RIGHT(LEFT([.$F53];[.R$3]);1);IF([.$C53]&lt;3;RIGHT(LEFT([.$G52];[.R$3]);1);&quot;&quot;))" office:value-type="string" office:string-value="0">
            <text:p>0</text:p>
          </table:table-cell>
          <table:table-cell table:formula="of:=IF(ISEVEN([.$C53]);RIGHT(LEFT([.$F53];[.S$3]);1);IF([.$C53]&lt;3;RIGHT(LEFT([.$G52];[.S$3]);1);&quot;&quot;))" office:value-type="string" office:string-value="0">
            <text:p>0</text:p>
          </table:table-cell>
          <table:table-cell table:formula="of:=IF(ISEVEN([.$C53]);RIGHT(LEFT([.$F53];[.T$3]);1);IF([.$C53]&lt;3;RIGHT(LEFT([.$G52];[.T$3]);1);&quot;&quot;))" office:value-type="string" office:string-value="1">
            <text:p>1</text:p>
          </table:table-cell>
          <table:table-cell table:formula="of:=IF(ISEVEN([.$C53]);RIGHT(LEFT([.$F53];[.U$3]);1);IF([.$C53]&lt;3;RIGHT(LEFT([.$G52];[.U$3]);1);&quot;&quot;))" office:value-type="string" office:string-value="1">
            <text:p>1</text:p>
          </table:table-cell>
          <table:table-cell table:formula="of:=IF(ISEVEN([.$C53]);RIGHT(LEFT([.$F53];[.V$3]);1);IF([.$C53]&lt;3;RIGHT(LEFT([.$G52];[.V$3]);1);&quot;&quot;))" office:value-type="string" office:string-value="0">
            <text:p>0</text:p>
          </table:table-cell>
          <table:table-cell table:formula="of:=IF(ISEVEN([.$C53]);RIGHT(LEFT([.$F53];[.W$3]);1);IF([.$C53]&lt;3;RIGHT(LEFT([.$G52];[.W$3]);1);&quot;&quot;))" office:value-type="string" office:string-value="1">
            <text:p>1</text:p>
          </table:table-cell>
          <table:table-cell table:formula="of:=IF(NOT([.I52]=&quot;&quot;);[.I52]*4+[.J52]*2+[.K52];&quot;&quot;)" office:value-type="float" office:value="3">
            <text:p>3</text:p>
          </table:table-cell>
          <table:table-cell table:formula="of:=IF(NOT([.L52]=&quot;&quot;);[.L52]*4+[.M52]*2+[.N52];&quot;&quot;)" office:value-type="float" office:value="5">
            <text:p>5</text:p>
          </table:table-cell>
          <table:table-cell table:formula="of:=IF(NOT([.P52]=&quot;&quot;);[.P52]*4+[.Q52]*2+[.R52];&quot;&quot;)" office:value-type="float" office:value="4">
            <text:p>4</text:p>
          </table:table-cell>
          <table:table-cell table:formula="of:=IF(([.U52]*2+[.V52])=1;1;&quot;&quot;)">
            <text:p/>
          </table:table-cell>
          <table:table-cell table:formula="of:=[.B52]" office:value-type="float" office:value="11">
            <text:p>11</text:p>
          </table:table-cell>
          <table:table-cell table:formula="of:=IF(ISODD([.C52]);&quot;SEND&quot;;IF([.C52]=2;&quot;DATA&quot;;&quot;GET&quot;))" office:value-type="string" office:string-value="GET">
            <text:p>GET</text:p>
          </table:table-cell>
          <table:table-cell table:formula="of:=IF(ISODD([.$C52]);[.$D52];[.$E51])" office:value-type="string" office:string-value="0x3B">
            <text:p>0x3B</text:p>
          </table:table-cell>
          <table:table-cell table:formula="of:=IF(ISODD([.$C52]);[.$D53];[.$E52])" office:value-type="string" office:string-value="0x8D">
            <text:p>0x8D</text:p>
          </table:table-cell>
          <table:table-cell table:number-columns-repeated="993"/>
        </table:table-row>
        <table:table-row table:style-name="ro2">
          <table:table-cell office:value-type="float" office:value="4.75638488">
            <text:p>4.75638488</text:p>
          </table:table-cell>
          <table:table-cell office:value-type="float" office:value="12">
            <text:p>12</text:p>
          </table:table-cell>
          <table:table-cell table:formula="of:=IF([.B53]=[.B52];[.C52]+1;1)" office:value-type="float" office:value="1">
            <text:p>1</text:p>
          </table:table-cell>
          <table:table-cell office:value-type="string">
            <text:p>0xFF</text:p>
          </table:table-cell>
          <table:table-cell office:value-type="string">
            <text:p>0x0A</text:p>
          </table:table-cell>
          <table:table-cell table:formula="of:=HEX2BIN(RIGHT([.D53];2);8)" office:value-type="string" office:string-value="11111111">
            <text:p>11111111</text:p>
          </table:table-cell>
          <table:table-cell table:formula="of:=HEX2BIN(RIGHT([.E53];2);8)" office:value-type="string" office:string-value="00001010">
            <text:p>00001010</text:p>
          </table:table-cell>
          <table:table-cell table:formula="of:=IF(ISODD([.$C53]);RIGHT(LEFT([.$F53];[.H$3]);1);IF([.$C53]&gt;2;RIGHT(LEFT([.$G52];[.H$3]);1);&quot;&quot;))" office:value-type="string" office:string-value="1">
            <text:p>1</text:p>
          </table:table-cell>
          <table:table-cell table:formula="of:=IF(ISODD([.$C53]);RIGHT(LEFT([.$F53];[.I$3]);1);IF([.$C53]&gt;2;RIGHT(LEFT([.$G52];[.I$3]);1);&quot;&quot;))" office:value-type="string" office:string-value="1">
            <text:p>1</text:p>
          </table:table-cell>
          <table:table-cell table:formula="of:=IF(ISODD([.$C53]);RIGHT(LEFT([.$F53];[.J$3]);1);IF([.$C53]&gt;2;RIGHT(LEFT([.$G52];[.J$3]);1);&quot;&quot;))" office:value-type="string" office:string-value="1">
            <text:p>1</text:p>
          </table:table-cell>
          <table:table-cell table:formula="of:=IF(ISODD([.$C53]);RIGHT(LEFT([.$F53];[.K$3]);1);IF([.$C53]&gt;2;RIGHT(LEFT([.$G52];[.K$3]);1);&quot;&quot;))" office:value-type="string" office:string-value="1">
            <text:p>1</text:p>
          </table:table-cell>
          <table:table-cell table:formula="of:=IF(ISODD([.$C53]);RIGHT(LEFT([.$F53];[.L$3]);1);IF([.$C53]&gt;2;RIGHT(LEFT([.$G52];[.L$3]);1);&quot;&quot;))" office:value-type="string" office:string-value="1">
            <text:p>1</text:p>
          </table:table-cell>
          <table:table-cell table:formula="of:=IF(ISODD([.$C53]);RIGHT(LEFT([.$F53];[.M$3]);1);IF([.$C53]&gt;2;RIGHT(LEFT([.$G52];[.M$3]);1);&quot;&quot;))" office:value-type="string" office:string-value="1">
            <text:p>1</text:p>
          </table:table-cell>
          <table:table-cell table:formula="of:=IF(ISODD([.$C53]);RIGHT(LEFT([.$F53];[.N$3]);1);IF([.$C53]&gt;2;RIGHT(LEFT([.$G52];[.N$3]);1);&quot;&quot;))" office:value-type="string" office:string-value="1">
            <text:p>1</text:p>
          </table:table-cell>
          <table:table-cell table:formula="of:=IF(ISODD([.$C53]);RIGHT(LEFT([.$F53];[.O$3]);1);IF([.$C53]&gt;2;RIGHT(LEFT([.$G52];[.O$3]);1);&quot;&quot;))" office:value-type="string" office:string-value="1">
            <text:p>1</text:p>
          </table:table-cell>
          <table:table-cell table:formula="of:=IF(ISEVEN([.$C54]);RIGHT(LEFT([.$F54];[.P$3]);1);IF([.$C54]&lt;3;RIGHT(LEFT([.$G53];[.P$3]);1);&quot;&quot;))" office:value-type="string" office:string-value="1">
            <text:p>1</text:p>
          </table:table-cell>
          <table:table-cell table:formula="of:=IF(ISEVEN([.$C54]);RIGHT(LEFT([.$F54];[.Q$3]);1);IF([.$C54]&lt;3;RIGHT(LEFT([.$G53];[.Q$3]);1);&quot;&quot;))" office:value-type="string" office:string-value="1">
            <text:p>1</text:p>
          </table:table-cell>
          <table:table-cell table:formula="of:=IF(ISEVEN([.$C54]);RIGHT(LEFT([.$F54];[.R$3]);1);IF([.$C54]&lt;3;RIGHT(LEFT([.$G53];[.R$3]);1);&quot;&quot;))" office:value-type="string" office:string-value="1">
            <text:p>1</text:p>
          </table:table-cell>
          <table:table-cell table:formula="of:=IF(ISEVEN([.$C54]);RIGHT(LEFT([.$F54];[.S$3]);1);IF([.$C54]&lt;3;RIGHT(LEFT([.$G53];[.S$3]);1);&quot;&quot;))" office:value-type="string" office:string-value="1">
            <text:p>1</text:p>
          </table:table-cell>
          <table:table-cell table:formula="of:=IF(ISEVEN([.$C54]);RIGHT(LEFT([.$F54];[.T$3]);1);IF([.$C54]&lt;3;RIGHT(LEFT([.$G53];[.T$3]);1);&quot;&quot;))" office:value-type="string" office:string-value="1">
            <text:p>1</text:p>
          </table:table-cell>
          <table:table-cell table:formula="of:=IF(ISEVEN([.$C54]);RIGHT(LEFT([.$F54];[.U$3]);1);IF([.$C54]&lt;3;RIGHT(LEFT([.$G53];[.U$3]);1);&quot;&quot;))" office:value-type="string" office:string-value="1">
            <text:p>1</text:p>
          </table:table-cell>
          <table:table-cell table:formula="of:=IF(ISEVEN([.$C54]);RIGHT(LEFT([.$F54];[.V$3]);1);IF([.$C54]&lt;3;RIGHT(LEFT([.$G53];[.V$3]);1);&quot;&quot;))" office:value-type="string" office:string-value="1">
            <text:p>1</text:p>
          </table:table-cell>
          <table:table-cell table:formula="of:=IF(ISEVEN([.$C54]);RIGHT(LEFT([.$F54];[.W$3]);1);IF([.$C54]&lt;3;RIGHT(LEFT([.$G53];[.W$3]);1);&quot;&quot;))" office:value-type="string" office:string-value="1">
            <text:p>1</text:p>
          </table:table-cell>
          <table:table-cell table:formula="of:=IF(NOT([.I53]=&quot;&quot;);[.I53]*4+[.J53]*2+[.K53];&quot;&quot;)" office:value-type="float" office:value="7">
            <text:p>7</text:p>
          </table:table-cell>
          <table:table-cell table:formula="of:=IF(NOT([.L53]=&quot;&quot;);[.L53]*4+[.M53]*2+[.N53];&quot;&quot;)" office:value-type="float" office:value="7">
            <text:p>7</text:p>
          </table:table-cell>
          <table:table-cell table:formula="of:=IF(NOT([.P53]=&quot;&quot;);[.P53]*4+[.Q53]*2+[.R53];&quot;&quot;)" office:value-type="float" office:value="7">
            <text:p>7</text:p>
          </table:table-cell>
          <table:table-cell table:formula="of:=IF(([.U53]*2+[.V53])=1;1;&quot;&quot;)">
            <text:p/>
          </table:table-cell>
          <table:table-cell table:formula="of:=[.B53]" office:value-type="float" office:value="12">
            <text:p>12</text:p>
          </table:table-cell>
          <table:table-cell table:formula="of:=IF(ISODD([.C53]);&quot;SEND&quot;;IF([.C53]=2;&quot;DATA&quot;;&quot;GET&quot;))" office:value-type="string" office:string-value="SEND">
            <text:p>SEND</text:p>
          </table:table-cell>
          <table:table-cell table:formula="of:=IF(ISODD([.$C53]);[.$D53];[.$E52])" office:value-type="string" office:string-value="0xFF">
            <text:p>0xFF</text:p>
          </table:table-cell>
          <table:table-cell table:formula="of:=IF(ISODD([.$C53]);[.$D54];[.$E53])" office:value-type="string" office:string-value="0xFF">
            <text:p>0xFF</text:p>
          </table:table-cell>
          <table:table-cell table:number-columns-repeated="993"/>
        </table:table-row>
        <table:table-row table:style-name="ro2">
          <table:table-cell office:value-type="float" office:value="4.75682066">
            <text:p>4.75682066</text:p>
          </table:table-cell>
          <table:table-cell office:value-type="float" office:value="12">
            <text:p>12</text:p>
          </table:table-cell>
          <table:table-cell table:formula="of:=IF([.B54]=[.B53];[.C53]+1;1)" office:value-type="float" office:value="2">
            <text:p>2</text:p>
          </table:table-cell>
          <table:table-cell office:value-type="string">
            <text:p>0xFF</text:p>
          </table:table-cell>
          <table:table-cell office:value-type="string">
            <text:p>0x84</text:p>
          </table:table-cell>
          <table:table-cell table:formula="of:=HEX2BIN(RIGHT([.D54];2);8)" office:value-type="string" office:string-value="11111111">
            <text:p>11111111</text:p>
          </table:table-cell>
          <table:table-cell table:formula="of:=HEX2BIN(RIGHT([.E54];2);8)" office:value-type="string" office:string-value="10000100">
            <text:p>10000100</text:p>
          </table:table-cell>
          <table:table-cell table:formula="of:=IF(ISODD([.$C54]);RIGHT(LEFT([.$F54];[.H$3]);1);IF([.$C54]&gt;2;RIGHT(LEFT([.$G53];[.H$3]);1);&quot;&quot;))">
            <text:p/>
          </table:table-cell>
          <table:table-cell table:formula="of:=IF(ISODD([.$C54]);RIGHT(LEFT([.$F54];[.I$3]);1);IF([.$C54]&gt;2;RIGHT(LEFT([.$G53];[.I$3]);1);&quot;&quot;))">
            <text:p/>
          </table:table-cell>
          <table:table-cell table:formula="of:=IF(ISODD([.$C54]);RIGHT(LEFT([.$F54];[.J$3]);1);IF([.$C54]&gt;2;RIGHT(LEFT([.$G53];[.J$3]);1);&quot;&quot;))">
            <text:p/>
          </table:table-cell>
          <table:table-cell table:formula="of:=IF(ISODD([.$C54]);RIGHT(LEFT([.$F54];[.K$3]);1);IF([.$C54]&gt;2;RIGHT(LEFT([.$G53];[.K$3]);1);&quot;&quot;))">
            <text:p/>
          </table:table-cell>
          <table:table-cell table:formula="of:=IF(ISODD([.$C54]);RIGHT(LEFT([.$F54];[.L$3]);1);IF([.$C54]&gt;2;RIGHT(LEFT([.$G53];[.L$3]);1);&quot;&quot;))">
            <text:p/>
          </table:table-cell>
          <table:table-cell table:formula="of:=IF(ISODD([.$C54]);RIGHT(LEFT([.$F54];[.M$3]);1);IF([.$C54]&gt;2;RIGHT(LEFT([.$G53];[.M$3]);1);&quot;&quot;))">
            <text:p/>
          </table:table-cell>
          <table:table-cell table:formula="of:=IF(ISODD([.$C54]);RIGHT(LEFT([.$F54];[.N$3]);1);IF([.$C54]&gt;2;RIGHT(LEFT([.$G53];[.N$3]);1);&quot;&quot;))">
            <text:p/>
          </table:table-cell>
          <table:table-cell table:formula="of:=IF(ISODD([.$C54]);RIGHT(LEFT([.$F54];[.O$3]);1);IF([.$C54]&gt;2;RIGHT(LEFT([.$G53];[.O$3]);1);&quot;&quot;))">
            <text:p/>
          </table:table-cell>
          <table:table-cell table:formula="of:=IF(ISEVEN([.$C55]);RIGHT(LEFT([.$F55];[.P$3]);1);IF([.$C55]&lt;3;RIGHT(LEFT([.$G54];[.P$3]);1);&quot;&quot;))">
            <text:p/>
          </table:table-cell>
          <table:table-cell table:formula="of:=IF(ISEVEN([.$C55]);RIGHT(LEFT([.$F55];[.Q$3]);1);IF([.$C55]&lt;3;RIGHT(LEFT([.$G54];[.Q$3]);1);&quot;&quot;))">
            <text:p/>
          </table:table-cell>
          <table:table-cell table:formula="of:=IF(ISEVEN([.$C55]);RIGHT(LEFT([.$F55];[.R$3]);1);IF([.$C55]&lt;3;RIGHT(LEFT([.$G54];[.R$3]);1);&quot;&quot;))">
            <text:p/>
          </table:table-cell>
          <table:table-cell table:formula="of:=IF(ISEVEN([.$C55]);RIGHT(LEFT([.$F55];[.S$3]);1);IF([.$C55]&lt;3;RIGHT(LEFT([.$G54];[.S$3]);1);&quot;&quot;))">
            <text:p/>
          </table:table-cell>
          <table:table-cell table:formula="of:=IF(ISEVEN([.$C55]);RIGHT(LEFT([.$F55];[.T$3]);1);IF([.$C55]&lt;3;RIGHT(LEFT([.$G54];[.T$3]);1);&quot;&quot;))">
            <text:p/>
          </table:table-cell>
          <table:table-cell table:formula="of:=IF(ISEVEN([.$C55]);RIGHT(LEFT([.$F55];[.U$3]);1);IF([.$C55]&lt;3;RIGHT(LEFT([.$G54];[.U$3]);1);&quot;&quot;))">
            <text:p/>
          </table:table-cell>
          <table:table-cell table:formula="of:=IF(ISEVEN([.$C55]);RIGHT(LEFT([.$F55];[.V$3]);1);IF([.$C55]&lt;3;RIGHT(LEFT([.$G54];[.V$3]);1);&quot;&quot;))">
            <text:p/>
          </table:table-cell>
          <table:table-cell table:formula="of:=IF(ISEVEN([.$C55]);RIGHT(LEFT([.$F55];[.W$3]);1);IF([.$C55]&lt;3;RIGHT(LEFT([.$G54];[.W$3]);1);&quot;&quot;))">
            <text:p/>
          </table:table-cell>
          <table:table-cell table:formula="of:=IF(NOT([.I54]=&quot;&quot;);[.I54]*4+[.J54]*2+[.K54];&quot;&quot;)">
            <text:p/>
          </table:table-cell>
          <table:table-cell table:formula="of:=IF(NOT([.L54]=&quot;&quot;);[.L54]*4+[.M54]*2+[.N54];&quot;&quot;)">
            <text:p/>
          </table:table-cell>
          <table:table-cell table:formula="of:=IF(NOT([.P54]=&quot;&quot;);[.P54]*4+[.Q54]*2+[.R54];&quot;&quot;)">
            <text:p/>
          </table:table-cell>
          <table:table-cell table:formula="of:=IF(([.U54]*2+[.V54])=1;1;&quot;&quot;)">
            <text:p/>
          </table:table-cell>
          <table:table-cell table:formula="of:=[.B54]" office:value-type="float" office:value="12">
            <text:p>12</text:p>
          </table:table-cell>
          <table:table-cell table:formula="of:=IF(ISODD([.C54]);&quot;SEND&quot;;IF([.C54]=2;&quot;DATA&quot;;&quot;GET&quot;))" office:value-type="string" office:string-value="DATA">
            <text:p>DATA</text:p>
          </table:table-cell>
          <table:table-cell table:formula="of:=IF(ISODD([.$C54]);[.$D54];[.$E53])" office:value-type="string" office:string-value="0x0A">
            <text:p>0x0A</text:p>
          </table:table-cell>
          <table:table-cell table:formula="of:=IF(ISODD([.$C54]);[.$D55];[.$E54])" office:value-type="string" office:string-value="0x84">
            <text:p>0x84</text:p>
          </table:table-cell>
          <table:table-cell table:number-columns-repeated="993"/>
        </table:table-row>
        <table:table-row table:style-name="ro2">
          <table:table-cell office:value-type="float" office:value="4.75725644">
            <text:p>4.75725644</text:p>
          </table:table-cell>
          <table:table-cell office:value-type="float" office:value="12">
            <text:p>12</text:p>
          </table:table-cell>
          <table:table-cell table:formula="of:=IF([.B55]=[.B54];[.C54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HEX2BIN(RIGHT([.D55];2);8)" office:value-type="string" office:string-value="11111111">
            <text:p>11111111</text:p>
          </table:table-cell>
          <table:table-cell table:formula="of:=HEX2BIN(RIGHT([.E55];2);8)" office:value-type="string" office:string-value="00111011">
            <text:p>00111011</text:p>
          </table:table-cell>
          <table:table-cell table:formula="of:=IF(ISODD([.$C55]);RIGHT(LEFT([.$F55];[.H$3]);1);IF([.$C55]&gt;2;RIGHT(LEFT([.$G54];[.H$3]);1);&quot;&quot;))" office:value-type="string" office:string-value="1">
            <text:p>1</text:p>
          </table:table-cell>
          <table:table-cell table:formula="of:=IF(ISODD([.$C55]);RIGHT(LEFT([.$F55];[.I$3]);1);IF([.$C55]&gt;2;RIGHT(LEFT([.$G54];[.I$3]);1);&quot;&quot;))" office:value-type="string" office:string-value="1">
            <text:p>1</text:p>
          </table:table-cell>
          <table:table-cell table:formula="of:=IF(ISODD([.$C55]);RIGHT(LEFT([.$F55];[.J$3]);1);IF([.$C55]&gt;2;RIGHT(LEFT([.$G54];[.J$3]);1);&quot;&quot;))" office:value-type="string" office:string-value="1">
            <text:p>1</text:p>
          </table:table-cell>
          <table:table-cell table:formula="of:=IF(ISODD([.$C55]);RIGHT(LEFT([.$F55];[.K$3]);1);IF([.$C55]&gt;2;RIGHT(LEFT([.$G54];[.K$3]);1);&quot;&quot;))" office:value-type="string" office:string-value="1">
            <text:p>1</text:p>
          </table:table-cell>
          <table:table-cell table:formula="of:=IF(ISODD([.$C55]);RIGHT(LEFT([.$F55];[.L$3]);1);IF([.$C55]&gt;2;RIGHT(LEFT([.$G54];[.L$3]);1);&quot;&quot;))" office:value-type="string" office:string-value="1">
            <text:p>1</text:p>
          </table:table-cell>
          <table:table-cell table:formula="of:=IF(ISODD([.$C55]);RIGHT(LEFT([.$F55];[.M$3]);1);IF([.$C55]&gt;2;RIGHT(LEFT([.$G54];[.M$3]);1);&quot;&quot;))" office:value-type="string" office:string-value="1">
            <text:p>1</text:p>
          </table:table-cell>
          <table:table-cell table:formula="of:=IF(ISODD([.$C55]);RIGHT(LEFT([.$F55];[.N$3]);1);IF([.$C55]&gt;2;RIGHT(LEFT([.$G54];[.N$3]);1);&quot;&quot;))" office:value-type="string" office:string-value="1">
            <text:p>1</text:p>
          </table:table-cell>
          <table:table-cell table:formula="of:=IF(ISODD([.$C55]);RIGHT(LEFT([.$F55];[.O$3]);1);IF([.$C55]&gt;2;RIGHT(LEFT([.$G54];[.O$3]);1);&quot;&quot;))" office:value-type="string" office:string-value="1">
            <text:p>1</text:p>
          </table:table-cell>
          <table:table-cell table:formula="of:=IF(ISEVEN([.$C56]);RIGHT(LEFT([.$F56];[.P$3]);1);IF([.$C56]&lt;3;RIGHT(LEFT([.$G55];[.P$3]);1);&quot;&quot;))" office:value-type="string" office:string-value="1">
            <text:p>1</text:p>
          </table:table-cell>
          <table:table-cell table:formula="of:=IF(ISEVEN([.$C56]);RIGHT(LEFT([.$F56];[.Q$3]);1);IF([.$C56]&lt;3;RIGHT(LEFT([.$G55];[.Q$3]);1);&quot;&quot;))" office:value-type="string" office:string-value="1">
            <text:p>1</text:p>
          </table:table-cell>
          <table:table-cell table:formula="of:=IF(ISEVEN([.$C56]);RIGHT(LEFT([.$F56];[.R$3]);1);IF([.$C56]&lt;3;RIGHT(LEFT([.$G55];[.R$3]);1);&quot;&quot;))" office:value-type="string" office:string-value="1">
            <text:p>1</text:p>
          </table:table-cell>
          <table:table-cell table:formula="of:=IF(ISEVEN([.$C56]);RIGHT(LEFT([.$F56];[.S$3]);1);IF([.$C56]&lt;3;RIGHT(LEFT([.$G55];[.S$3]);1);&quot;&quot;))" office:value-type="string" office:string-value="1">
            <text:p>1</text:p>
          </table:table-cell>
          <table:table-cell table:formula="of:=IF(ISEVEN([.$C56]);RIGHT(LEFT([.$F56];[.T$3]);1);IF([.$C56]&lt;3;RIGHT(LEFT([.$G55];[.T$3]);1);&quot;&quot;))" office:value-type="string" office:string-value="1">
            <text:p>1</text:p>
          </table:table-cell>
          <table:table-cell table:formula="of:=IF(ISEVEN([.$C56]);RIGHT(LEFT([.$F56];[.U$3]);1);IF([.$C56]&lt;3;RIGHT(LEFT([.$G55];[.U$3]);1);&quot;&quot;))" office:value-type="string" office:string-value="1">
            <text:p>1</text:p>
          </table:table-cell>
          <table:table-cell table:formula="of:=IF(ISEVEN([.$C56]);RIGHT(LEFT([.$F56];[.V$3]);1);IF([.$C56]&lt;3;RIGHT(LEFT([.$G55];[.V$3]);1);&quot;&quot;))" office:value-type="string" office:string-value="1">
            <text:p>1</text:p>
          </table:table-cell>
          <table:table-cell table:formula="of:=IF(ISEVEN([.$C56]);RIGHT(LEFT([.$F56];[.W$3]);1);IF([.$C56]&lt;3;RIGHT(LEFT([.$G55];[.W$3]);1);&quot;&quot;))" office:value-type="string" office:string-value="1">
            <text:p>1</text:p>
          </table:table-cell>
          <table:table-cell table:formula="of:=IF(NOT([.I55]=&quot;&quot;);[.I55]*4+[.J55]*2+[.K55];&quot;&quot;)" office:value-type="float" office:value="7">
            <text:p>7</text:p>
          </table:table-cell>
          <table:table-cell table:formula="of:=IF(NOT([.L55]=&quot;&quot;);[.L55]*4+[.M55]*2+[.N55];&quot;&quot;)" office:value-type="float" office:value="7">
            <text:p>7</text:p>
          </table:table-cell>
          <table:table-cell table:formula="of:=IF(NOT([.P55]=&quot;&quot;);[.P55]*4+[.Q55]*2+[.R55];&quot;&quot;)" office:value-type="float" office:value="7">
            <text:p>7</text:p>
          </table:table-cell>
          <table:table-cell table:formula="of:=IF(([.U55]*2+[.V55])=1;1;&quot;&quot;)">
            <text:p/>
          </table:table-cell>
          <table:table-cell table:formula="of:=[.B55]" office:value-type="float" office:value="12">
            <text:p>12</text:p>
          </table:table-cell>
          <table:table-cell table:formula="of:=IF(ISODD([.C55]);&quot;SEND&quot;;IF([.C55]=2;&quot;DATA&quot;;&quot;GET&quot;))" office:value-type="string" office:string-value="SEND">
            <text:p>SEND</text:p>
          </table:table-cell>
          <table:table-cell table:formula="of:=IF(ISODD([.$C55]);[.$D55];[.$E54])" office:value-type="string" office:string-value="0xFF">
            <text:p>0xFF</text:p>
          </table:table-cell>
          <table:table-cell table:formula="of:=IF(ISODD([.$C55]);[.$D56];[.$E55])" office:value-type="string" office:string-value="0xFF">
            <text:p>0xFF</text:p>
          </table:table-cell>
          <table:table-cell table:number-columns-repeated="993"/>
        </table:table-row>
        <table:table-row table:style-name="ro2">
          <table:table-cell office:value-type="float" office:value="4.75769222">
            <text:p>4.75769222</text:p>
          </table:table-cell>
          <table:table-cell office:value-type="float" office:value="12">
            <text:p>12</text:p>
          </table:table-cell>
          <table:table-cell table:formula="of:=IF([.B56]=[.B55];[.C55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1B</text:p>
          </table:table-cell>
          <table:table-cell table:formula="of:=HEX2BIN(RIGHT([.D56];2);8)" office:value-type="string" office:string-value="11111111">
            <text:p>11111111</text:p>
          </table:table-cell>
          <table:table-cell table:formula="of:=HEX2BIN(RIGHT([.E56];2);8)" office:value-type="string" office:string-value="00011011">
            <text:p>00011011</text:p>
          </table:table-cell>
          <table:table-cell table:formula="of:=IF(ISODD([.$C56]);RIGHT(LEFT([.$F56];[.H$3]);1);IF([.$C56]&gt;2;RIGHT(LEFT([.$G55];[.H$3]);1);&quot;&quot;))" office:value-type="string" office:string-value="0">
            <text:p>0</text:p>
          </table:table-cell>
          <table:table-cell table:formula="of:=IF(ISODD([.$C56]);RIGHT(LEFT([.$F56];[.I$3]);1);IF([.$C56]&gt;2;RIGHT(LEFT([.$G55];[.I$3]);1);&quot;&quot;))" office:value-type="string" office:string-value="0">
            <text:p>0</text:p>
          </table:table-cell>
          <table:table-cell table:formula="of:=IF(ISODD([.$C56]);RIGHT(LEFT([.$F56];[.J$3]);1);IF([.$C56]&gt;2;RIGHT(LEFT([.$G55];[.J$3]);1);&quot;&quot;))" office:value-type="string" office:string-value="1">
            <text:p>1</text:p>
          </table:table-cell>
          <table:table-cell table:formula="of:=IF(ISODD([.$C56]);RIGHT(LEFT([.$F56];[.K$3]);1);IF([.$C56]&gt;2;RIGHT(LEFT([.$G55];[.K$3]);1);&quot;&quot;))" office:value-type="string" office:string-value="1">
            <text:p>1</text:p>
          </table:table-cell>
          <table:table-cell table:formula="of:=IF(ISODD([.$C56]);RIGHT(LEFT([.$F56];[.L$3]);1);IF([.$C56]&gt;2;RIGHT(LEFT([.$G55];[.L$3]);1);&quot;&quot;))" office:value-type="string" office:string-value="1">
            <text:p>1</text:p>
          </table:table-cell>
          <table:table-cell table:formula="of:=IF(ISODD([.$C56]);RIGHT(LEFT([.$F56];[.M$3]);1);IF([.$C56]&gt;2;RIGHT(LEFT([.$G55];[.M$3]);1);&quot;&quot;))" office:value-type="string" office:string-value="0">
            <text:p>0</text:p>
          </table:table-cell>
          <table:table-cell table:formula="of:=IF(ISODD([.$C56]);RIGHT(LEFT([.$F56];[.N$3]);1);IF([.$C56]&gt;2;RIGHT(LEFT([.$G55];[.N$3]);1);&quot;&quot;))" office:value-type="string" office:string-value="1">
            <text:p>1</text:p>
          </table:table-cell>
          <table:table-cell table:formula="of:=IF(ISODD([.$C56]);RIGHT(LEFT([.$F56];[.O$3]);1);IF([.$C56]&gt;2;RIGHT(LEFT([.$G55];[.O$3]);1);&quot;&quot;))" office:value-type="string" office:string-value="1">
            <text:p>1</text:p>
          </table:table-cell>
          <table:table-cell table:formula="of:=IF(ISEVEN([.$C57]);RIGHT(LEFT([.$F57];[.P$3]);1);IF([.$C57]&lt;3;RIGHT(LEFT([.$G56];[.P$3]);1);&quot;&quot;))" office:value-type="string" office:string-value="0">
            <text:p>0</text:p>
          </table:table-cell>
          <table:table-cell table:formula="of:=IF(ISEVEN([.$C57]);RIGHT(LEFT([.$F57];[.Q$3]);1);IF([.$C57]&lt;3;RIGHT(LEFT([.$G56];[.Q$3]);1);&quot;&quot;))" office:value-type="string" office:string-value="0">
            <text:p>0</text:p>
          </table:table-cell>
          <table:table-cell table:formula="of:=IF(ISEVEN([.$C57]);RIGHT(LEFT([.$F57];[.R$3]);1);IF([.$C57]&lt;3;RIGHT(LEFT([.$G56];[.R$3]);1);&quot;&quot;))" office:value-type="string" office:string-value="0">
            <text:p>0</text:p>
          </table:table-cell>
          <table:table-cell table:formula="of:=IF(ISEVEN([.$C57]);RIGHT(LEFT([.$F57];[.S$3]);1);IF([.$C57]&lt;3;RIGHT(LEFT([.$G56];[.S$3]);1);&quot;&quot;))" office:value-type="string" office:string-value="1">
            <text:p>1</text:p>
          </table:table-cell>
          <table:table-cell table:formula="of:=IF(ISEVEN([.$C57]);RIGHT(LEFT([.$F57];[.T$3]);1);IF([.$C57]&lt;3;RIGHT(LEFT([.$G56];[.T$3]);1);&quot;&quot;))" office:value-type="string" office:string-value="1">
            <text:p>1</text:p>
          </table:table-cell>
          <table:table-cell table:formula="of:=IF(ISEVEN([.$C57]);RIGHT(LEFT([.$F57];[.U$3]);1);IF([.$C57]&lt;3;RIGHT(LEFT([.$G56];[.U$3]);1);&quot;&quot;))" office:value-type="string" office:string-value="0">
            <text:p>0</text:p>
          </table:table-cell>
          <table:table-cell table:formula="of:=IF(ISEVEN([.$C57]);RIGHT(LEFT([.$F57];[.V$3]);1);IF([.$C57]&lt;3;RIGHT(LEFT([.$G56];[.V$3]);1);&quot;&quot;))" office:value-type="string" office:string-value="1">
            <text:p>1</text:p>
          </table:table-cell>
          <table:table-cell table:formula="of:=IF(ISEVEN([.$C57]);RIGHT(LEFT([.$F57];[.W$3]);1);IF([.$C57]&lt;3;RIGHT(LEFT([.$G56];[.W$3]);1);&quot;&quot;))" office:value-type="string" office:string-value="1">
            <text:p>1</text:p>
          </table:table-cell>
          <table:table-cell table:formula="of:=IF(NOT([.I56]=&quot;&quot;);[.I56]*4+[.J56]*2+[.K56];&quot;&quot;)" office:value-type="float" office:value="3">
            <text:p>3</text:p>
          </table:table-cell>
          <table:table-cell table:formula="of:=IF(NOT([.L56]=&quot;&quot;);[.L56]*4+[.M56]*2+[.N56];&quot;&quot;)" office:value-type="float" office:value="5">
            <text:p>5</text:p>
          </table:table-cell>
          <table:table-cell table:formula="of:=IF(NOT([.P56]=&quot;&quot;);[.P56]*4+[.Q56]*2+[.R56];&quot;&quot;)" office:value-type="float" office:value="0">
            <text:p>0</text:p>
          </table:table-cell>
          <table:table-cell table:formula="of:=IF(([.U56]*2+[.V56])=1;1;&quot;&quot;)" office:value-type="float" office:value="1">
            <text:p>1</text:p>
          </table:table-cell>
          <table:table-cell table:formula="of:=[.B56]" office:value-type="float" office:value="12">
            <text:p>12</text:p>
          </table:table-cell>
          <table:table-cell table:formula="of:=IF(ISODD([.C56]);&quot;SEND&quot;;IF([.C56]=2;&quot;DATA&quot;;&quot;GET&quot;))" office:value-type="string" office:string-value="GET">
            <text:p>GET</text:p>
          </table:table-cell>
          <table:table-cell table:formula="of:=IF(ISODD([.$C56]);[.$D56];[.$E55])" office:value-type="string" office:string-value="0x3B">
            <text:p>0x3B</text:p>
          </table:table-cell>
          <table:table-cell table:formula="of:=IF(ISODD([.$C56]);[.$D57];[.$E56])" office:value-type="string" office:string-value="0x1B">
            <text:p>0x1B</text:p>
          </table:table-cell>
          <table:table-cell table:number-columns-repeated="993"/>
        </table:table-row>
        <table:table-row table:style-name="ro2">
          <table:table-cell office:value-type="float" office:value="4.87638924">
            <text:p>4.87638924</text:p>
          </table:table-cell>
          <table:table-cell office:value-type="float" office:value="13">
            <text:p>13</text:p>
          </table:table-cell>
          <table:table-cell table:formula="of:=IF([.B57]=[.B56];[.C56]+1;1)" office:value-type="float" office:value="1">
            <text:p>1</text:p>
          </table:table-cell>
          <table:table-cell office:value-type="string">
            <text:p>0xBB</text:p>
          </table:table-cell>
          <table:table-cell office:value-type="string">
            <text:p>0x0A</text:p>
          </table:table-cell>
          <table:table-cell table:formula="of:=HEX2BIN(RIGHT([.D57];2);8)" office:value-type="string" office:string-value="10111011">
            <text:p>10111011</text:p>
          </table:table-cell>
          <table:table-cell table:formula="of:=HEX2BIN(RIGHT([.E57];2);8)" office:value-type="string" office:string-value="00001010">
            <text:p>00001010</text:p>
          </table:table-cell>
          <table:table-cell table:formula="of:=IF(ISODD([.$C57]);RIGHT(LEFT([.$F57];[.H$3]);1);IF([.$C57]&gt;2;RIGHT(LEFT([.$G56];[.H$3]);1);&quot;&quot;))" office:value-type="string" office:string-value="1">
            <text:p>1</text:p>
          </table:table-cell>
          <table:table-cell table:formula="of:=IF(ISODD([.$C57]);RIGHT(LEFT([.$F57];[.I$3]);1);IF([.$C57]&gt;2;RIGHT(LEFT([.$G56];[.I$3]);1);&quot;&quot;))" office:value-type="string" office:string-value="0">
            <text:p>0</text:p>
          </table:table-cell>
          <table:table-cell table:formula="of:=IF(ISODD([.$C57]);RIGHT(LEFT([.$F57];[.J$3]);1);IF([.$C57]&gt;2;RIGHT(LEFT([.$G56];[.J$3]);1);&quot;&quot;))" office:value-type="string" office:string-value="1">
            <text:p>1</text:p>
          </table:table-cell>
          <table:table-cell table:formula="of:=IF(ISODD([.$C57]);RIGHT(LEFT([.$F57];[.K$3]);1);IF([.$C57]&gt;2;RIGHT(LEFT([.$G56];[.K$3]);1);&quot;&quot;))" office:value-type="string" office:string-value="1">
            <text:p>1</text:p>
          </table:table-cell>
          <table:table-cell table:formula="of:=IF(ISODD([.$C57]);RIGHT(LEFT([.$F57];[.L$3]);1);IF([.$C57]&gt;2;RIGHT(LEFT([.$G56];[.L$3]);1);&quot;&quot;))" office:value-type="string" office:string-value="1">
            <text:p>1</text:p>
          </table:table-cell>
          <table:table-cell table:formula="of:=IF(ISODD([.$C57]);RIGHT(LEFT([.$F57];[.M$3]);1);IF([.$C57]&gt;2;RIGHT(LEFT([.$G56];[.M$3]);1);&quot;&quot;))" office:value-type="string" office:string-value="0">
            <text:p>0</text:p>
          </table:table-cell>
          <table:table-cell table:formula="of:=IF(ISODD([.$C57]);RIGHT(LEFT([.$F57];[.N$3]);1);IF([.$C57]&gt;2;RIGHT(LEFT([.$G56];[.N$3]);1);&quot;&quot;))" office:value-type="string" office:string-value="1">
            <text:p>1</text:p>
          </table:table-cell>
          <table:table-cell table:formula="of:=IF(ISODD([.$C57]);RIGHT(LEFT([.$F57];[.O$3]);1);IF([.$C57]&gt;2;RIGHT(LEFT([.$G56];[.O$3]);1);&quot;&quot;))" office:value-type="string" office:string-value="1">
            <text:p>1</text:p>
          </table:table-cell>
          <table:table-cell table:formula="of:=IF(ISEVEN([.$C58]);RIGHT(LEFT([.$F58];[.P$3]);1);IF([.$C58]&lt;3;RIGHT(LEFT([.$G57];[.P$3]);1);&quot;&quot;))" office:value-type="string" office:string-value="0">
            <text:p>0</text:p>
          </table:table-cell>
          <table:table-cell table:formula="of:=IF(ISEVEN([.$C58]);RIGHT(LEFT([.$F58];[.Q$3]);1);IF([.$C58]&lt;3;RIGHT(LEFT([.$G57];[.Q$3]);1);&quot;&quot;))" office:value-type="string" office:string-value="0">
            <text:p>0</text:p>
          </table:table-cell>
          <table:table-cell table:formula="of:=IF(ISEVEN([.$C58]);RIGHT(LEFT([.$F58];[.R$3]);1);IF([.$C58]&lt;3;RIGHT(LEFT([.$G57];[.R$3]);1);&quot;&quot;))" office:value-type="string" office:string-value="0">
            <text:p>0</text:p>
          </table:table-cell>
          <table:table-cell table:formula="of:=IF(ISEVEN([.$C58]);RIGHT(LEFT([.$F58];[.S$3]);1);IF([.$C58]&lt;3;RIGHT(LEFT([.$G57];[.S$3]);1);&quot;&quot;))" office:value-type="string" office:string-value="0">
            <text:p>0</text:p>
          </table:table-cell>
          <table:table-cell table:formula="of:=IF(ISEVEN([.$C58]);RIGHT(LEFT([.$F58];[.T$3]);1);IF([.$C58]&lt;3;RIGHT(LEFT([.$G57];[.T$3]);1);&quot;&quot;))" office:value-type="string" office:string-value="1">
            <text:p>1</text:p>
          </table:table-cell>
          <table:table-cell table:formula="of:=IF(ISEVEN([.$C58]);RIGHT(LEFT([.$F58];[.U$3]);1);IF([.$C58]&lt;3;RIGHT(LEFT([.$G57];[.U$3]);1);&quot;&quot;))" office:value-type="string" office:string-value="0">
            <text:p>0</text:p>
          </table:table-cell>
          <table:table-cell table:formula="of:=IF(ISEVEN([.$C58]);RIGHT(LEFT([.$F58];[.V$3]);1);IF([.$C58]&lt;3;RIGHT(LEFT([.$G57];[.V$3]);1);&quot;&quot;))" office:value-type="string" office:string-value="1">
            <text:p>1</text:p>
          </table:table-cell>
          <table:table-cell table:formula="of:=IF(ISEVEN([.$C58]);RIGHT(LEFT([.$F58];[.W$3]);1);IF([.$C58]&lt;3;RIGHT(LEFT([.$G57];[.W$3]);1);&quot;&quot;))" office:value-type="string" office:string-value="1">
            <text:p>1</text:p>
          </table:table-cell>
          <table:table-cell table:formula="of:=IF(NOT([.I57]=&quot;&quot;);[.I57]*4+[.J57]*2+[.K57];&quot;&quot;)" office:value-type="float" office:value="3">
            <text:p>3</text:p>
          </table:table-cell>
          <table:table-cell table:formula="of:=IF(NOT([.L57]=&quot;&quot;);[.L57]*4+[.M57]*2+[.N57];&quot;&quot;)" office:value-type="float" office:value="5">
            <text:p>5</text:p>
          </table:table-cell>
          <table:table-cell table:formula="of:=IF(NOT([.P57]=&quot;&quot;);[.P57]*4+[.Q57]*2+[.R57];&quot;&quot;)" office:value-type="float" office:value="0">
            <text:p>0</text:p>
          </table:table-cell>
          <table:table-cell table:formula="of:=IF(([.U57]*2+[.V57])=1;1;&quot;&quot;)" office:value-type="float" office:value="1">
            <text:p>1</text:p>
          </table:table-cell>
          <table:table-cell table:formula="of:=[.B57]" office:value-type="float" office:value="13">
            <text:p>13</text:p>
          </table:table-cell>
          <table:table-cell table:formula="of:=IF(ISODD([.C57]);&quot;SEND&quot;;IF([.C57]=2;&quot;DATA&quot;;&quot;GET&quot;))" office:value-type="string" office:string-value="SEND">
            <text:p>SEND</text:p>
          </table:table-cell>
          <table:table-cell table:formula="of:=IF(ISODD([.$C57]);[.$D57];[.$E56])" office:value-type="string" office:string-value="0xBB">
            <text:p>0xBB</text:p>
          </table:table-cell>
          <table:table-cell table:formula="of:=IF(ISODD([.$C57]);[.$D58];[.$E57])" office:value-type="string" office:string-value="0x0B">
            <text:p>0x0B</text:p>
          </table:table-cell>
          <table:table-cell table:number-columns-repeated="993"/>
        </table:table-row>
        <table:table-row table:style-name="ro2">
          <table:table-cell office:value-type="float" office:value="4.87681326">
            <text:p>4.87681326</text:p>
          </table:table-cell>
          <table:table-cell office:value-type="float" office:value="13">
            <text:p>13</text:p>
          </table:table-cell>
          <table:table-cell table:formula="of:=IF([.B58]=[.B57];[.C57]+1;1)" office:value-type="float" office:value="2">
            <text:p>2</text:p>
          </table:table-cell>
          <table:table-cell office:value-type="string">
            <text:p>0x0B</text:p>
          </table:table-cell>
          <table:table-cell office:value-type="string">
            <text:p>0x84</text:p>
          </table:table-cell>
          <table:table-cell table:formula="of:=HEX2BIN(RIGHT([.D58];2);8)" office:value-type="string" office:string-value="00001011">
            <text:p>00001011</text:p>
          </table:table-cell>
          <table:table-cell table:formula="of:=HEX2BIN(RIGHT([.E58];2);8)" office:value-type="string" office:string-value="10000100">
            <text:p>10000100</text:p>
          </table:table-cell>
          <table:table-cell table:formula="of:=IF(ISODD([.$C58]);RIGHT(LEFT([.$F58];[.H$3]);1);IF([.$C58]&gt;2;RIGHT(LEFT([.$G57];[.H$3]);1);&quot;&quot;))">
            <text:p/>
          </table:table-cell>
          <table:table-cell table:formula="of:=IF(ISODD([.$C58]);RIGHT(LEFT([.$F58];[.I$3]);1);IF([.$C58]&gt;2;RIGHT(LEFT([.$G57];[.I$3]);1);&quot;&quot;))">
            <text:p/>
          </table:table-cell>
          <table:table-cell table:formula="of:=IF(ISODD([.$C58]);RIGHT(LEFT([.$F58];[.J$3]);1);IF([.$C58]&gt;2;RIGHT(LEFT([.$G57];[.J$3]);1);&quot;&quot;))">
            <text:p/>
          </table:table-cell>
          <table:table-cell table:formula="of:=IF(ISODD([.$C58]);RIGHT(LEFT([.$F58];[.K$3]);1);IF([.$C58]&gt;2;RIGHT(LEFT([.$G57];[.K$3]);1);&quot;&quot;))">
            <text:p/>
          </table:table-cell>
          <table:table-cell table:formula="of:=IF(ISODD([.$C58]);RIGHT(LEFT([.$F58];[.L$3]);1);IF([.$C58]&gt;2;RIGHT(LEFT([.$G57];[.L$3]);1);&quot;&quot;))">
            <text:p/>
          </table:table-cell>
          <table:table-cell table:formula="of:=IF(ISODD([.$C58]);RIGHT(LEFT([.$F58];[.M$3]);1);IF([.$C58]&gt;2;RIGHT(LEFT([.$G57];[.M$3]);1);&quot;&quot;))">
            <text:p/>
          </table:table-cell>
          <table:table-cell table:formula="of:=IF(ISODD([.$C58]);RIGHT(LEFT([.$F58];[.N$3]);1);IF([.$C58]&gt;2;RIGHT(LEFT([.$G57];[.N$3]);1);&quot;&quot;))">
            <text:p/>
          </table:table-cell>
          <table:table-cell table:formula="of:=IF(ISODD([.$C58]);RIGHT(LEFT([.$F58];[.O$3]);1);IF([.$C58]&gt;2;RIGHT(LEFT([.$G57];[.O$3]);1);&quot;&quot;))">
            <text:p/>
          </table:table-cell>
          <table:table-cell table:formula="of:=IF(ISEVEN([.$C59]);RIGHT(LEFT([.$F59];[.P$3]);1);IF([.$C59]&lt;3;RIGHT(LEFT([.$G58];[.P$3]);1);&quot;&quot;))">
            <text:p/>
          </table:table-cell>
          <table:table-cell table:formula="of:=IF(ISEVEN([.$C59]);RIGHT(LEFT([.$F59];[.Q$3]);1);IF([.$C59]&lt;3;RIGHT(LEFT([.$G58];[.Q$3]);1);&quot;&quot;))">
            <text:p/>
          </table:table-cell>
          <table:table-cell table:formula="of:=IF(ISEVEN([.$C59]);RIGHT(LEFT([.$F59];[.R$3]);1);IF([.$C59]&lt;3;RIGHT(LEFT([.$G58];[.R$3]);1);&quot;&quot;))">
            <text:p/>
          </table:table-cell>
          <table:table-cell table:formula="of:=IF(ISEVEN([.$C59]);RIGHT(LEFT([.$F59];[.S$3]);1);IF([.$C59]&lt;3;RIGHT(LEFT([.$G58];[.S$3]);1);&quot;&quot;))">
            <text:p/>
          </table:table-cell>
          <table:table-cell table:formula="of:=IF(ISEVEN([.$C59]);RIGHT(LEFT([.$F59];[.T$3]);1);IF([.$C59]&lt;3;RIGHT(LEFT([.$G58];[.T$3]);1);&quot;&quot;))">
            <text:p/>
          </table:table-cell>
          <table:table-cell table:formula="of:=IF(ISEVEN([.$C59]);RIGHT(LEFT([.$F59];[.U$3]);1);IF([.$C59]&lt;3;RIGHT(LEFT([.$G58];[.U$3]);1);&quot;&quot;))">
            <text:p/>
          </table:table-cell>
          <table:table-cell table:formula="of:=IF(ISEVEN([.$C59]);RIGHT(LEFT([.$F59];[.V$3]);1);IF([.$C59]&lt;3;RIGHT(LEFT([.$G58];[.V$3]);1);&quot;&quot;))">
            <text:p/>
          </table:table-cell>
          <table:table-cell table:formula="of:=IF(ISEVEN([.$C59]);RIGHT(LEFT([.$F59];[.W$3]);1);IF([.$C59]&lt;3;RIGHT(LEFT([.$G58];[.W$3]);1);&quot;&quot;))">
            <text:p/>
          </table:table-cell>
          <table:table-cell table:formula="of:=IF(NOT([.I58]=&quot;&quot;);[.I58]*4+[.J58]*2+[.K58];&quot;&quot;)">
            <text:p/>
          </table:table-cell>
          <table:table-cell table:formula="of:=IF(NOT([.L58]=&quot;&quot;);[.L58]*4+[.M58]*2+[.N58];&quot;&quot;)">
            <text:p/>
          </table:table-cell>
          <table:table-cell table:formula="of:=IF(NOT([.P58]=&quot;&quot;);[.P58]*4+[.Q58]*2+[.R58];&quot;&quot;)">
            <text:p/>
          </table:table-cell>
          <table:table-cell table:formula="of:=IF(([.U58]*2+[.V58])=1;1;&quot;&quot;)">
            <text:p/>
          </table:table-cell>
          <table:table-cell table:formula="of:=[.B58]" office:value-type="float" office:value="13">
            <text:p>13</text:p>
          </table:table-cell>
          <table:table-cell table:formula="of:=IF(ISODD([.C58]);&quot;SEND&quot;;IF([.C58]=2;&quot;DATA&quot;;&quot;GET&quot;))" office:value-type="string" office:string-value="DATA">
            <text:p>DATA</text:p>
          </table:table-cell>
          <table:table-cell table:formula="of:=IF(ISODD([.$C58]);[.$D58];[.$E57])" office:value-type="string" office:string-value="0x0A">
            <text:p>0x0A</text:p>
          </table:table-cell>
          <table:table-cell table:formula="of:=IF(ISODD([.$C58]);[.$D59];[.$E58])" office:value-type="string" office:string-value="0x84">
            <text:p>0x84</text:p>
          </table:table-cell>
          <table:table-cell table:number-columns-repeated="993"/>
        </table:table-row>
        <table:table-row table:style-name="ro2">
          <table:table-cell office:value-type="float" office:value="4.87724128">
            <text:p>4.87724128</text:p>
          </table:table-cell>
          <table:table-cell office:value-type="float" office:value="13">
            <text:p>13</text:p>
          </table:table-cell>
          <table:table-cell table:formula="of:=IF([.B59]=[.B58];[.C58]+1;1)" office:value-type="float" office:value="3">
            <text:p>3</text:p>
          </table:table-cell>
          <table:table-cell office:value-type="string">
            <text:p>0xFF</text:p>
          </table:table-cell>
          <table:table-cell office:value-type="string">
            <text:p>0x3B</text:p>
          </table:table-cell>
          <table:table-cell table:formula="of:=HEX2BIN(RIGHT([.D59];2);8)" office:value-type="string" office:string-value="11111111">
            <text:p>11111111</text:p>
          </table:table-cell>
          <table:table-cell table:formula="of:=HEX2BIN(RIGHT([.E59];2);8)" office:value-type="string" office:string-value="00111011">
            <text:p>00111011</text:p>
          </table:table-cell>
          <table:table-cell table:formula="of:=IF(ISODD([.$C59]);RIGHT(LEFT([.$F59];[.H$3]);1);IF([.$C59]&gt;2;RIGHT(LEFT([.$G58];[.H$3]);1);&quot;&quot;))" office:value-type="string" office:string-value="1">
            <text:p>1</text:p>
          </table:table-cell>
          <table:table-cell table:formula="of:=IF(ISODD([.$C59]);RIGHT(LEFT([.$F59];[.I$3]);1);IF([.$C59]&gt;2;RIGHT(LEFT([.$G58];[.I$3]);1);&quot;&quot;))" office:value-type="string" office:string-value="1">
            <text:p>1</text:p>
          </table:table-cell>
          <table:table-cell table:formula="of:=IF(ISODD([.$C59]);RIGHT(LEFT([.$F59];[.J$3]);1);IF([.$C59]&gt;2;RIGHT(LEFT([.$G58];[.J$3]);1);&quot;&quot;))" office:value-type="string" office:string-value="1">
            <text:p>1</text:p>
          </table:table-cell>
          <table:table-cell table:formula="of:=IF(ISODD([.$C59]);RIGHT(LEFT([.$F59];[.K$3]);1);IF([.$C59]&gt;2;RIGHT(LEFT([.$G58];[.K$3]);1);&quot;&quot;))" office:value-type="string" office:string-value="1">
            <text:p>1</text:p>
          </table:table-cell>
          <table:table-cell table:formula="of:=IF(ISODD([.$C59]);RIGHT(LEFT([.$F59];[.L$3]);1);IF([.$C59]&gt;2;RIGHT(LEFT([.$G58];[.L$3]);1);&quot;&quot;))" office:value-type="string" office:string-value="1">
            <text:p>1</text:p>
          </table:table-cell>
          <table:table-cell table:formula="of:=IF(ISODD([.$C59]);RIGHT(LEFT([.$F59];[.M$3]);1);IF([.$C59]&gt;2;RIGHT(LEFT([.$G58];[.M$3]);1);&quot;&quot;))" office:value-type="string" office:string-value="1">
            <text:p>1</text:p>
          </table:table-cell>
          <table:table-cell table:formula="of:=IF(ISODD([.$C59]);RIGHT(LEFT([.$F59];[.N$3]);1);IF([.$C59]&gt;2;RIGHT(LEFT([.$G58];[.N$3]);1);&quot;&quot;))" office:value-type="string" office:string-value="1">
            <text:p>1</text:p>
          </table:table-cell>
          <table:table-cell table:formula="of:=IF(ISODD([.$C59]);RIGHT(LEFT([.$F59];[.O$3]);1);IF([.$C59]&gt;2;RIGHT(LEFT([.$G58];[.O$3]);1);&quot;&quot;))" office:value-type="string" office:string-value="1">
            <text:p>1</text:p>
          </table:table-cell>
          <table:table-cell table:formula="of:=IF(ISEVEN([.$C60]);RIGHT(LEFT([.$F60];[.P$3]);1);IF([.$C60]&lt;3;RIGHT(LEFT([.$G59];[.P$3]);1);&quot;&quot;))" office:value-type="string" office:string-value="1">
            <text:p>1</text:p>
          </table:table-cell>
          <table:table-cell table:formula="of:=IF(ISEVEN([.$C60]);RIGHT(LEFT([.$F60];[.Q$3]);1);IF([.$C60]&lt;3;RIGHT(LEFT([.$G59];[.Q$3]);1);&quot;&quot;))" office:value-type="string" office:string-value="1">
            <text:p>1</text:p>
          </table:table-cell>
          <table:table-cell table:formula="of:=IF(ISEVEN([.$C60]);RIGHT(LEFT([.$F60];[.R$3]);1);IF([.$C60]&lt;3;RIGHT(LEFT([.$G59];[.R$3]);1);&quot;&quot;))" office:value-type="string" office:string-value="1">
            <text:p>1</text:p>
          </table:table-cell>
          <table:table-cell table:formula="of:=IF(ISEVEN([.$C60]);RIGHT(LEFT([.$F60];[.S$3]);1);IF([.$C60]&lt;3;RIGHT(LEFT([.$G59];[.S$3]);1);&quot;&quot;))" office:value-type="string" office:string-value="1">
            <text:p>1</text:p>
          </table:table-cell>
          <table:table-cell table:formula="of:=IF(ISEVEN([.$C60]);RIGHT(LEFT([.$F60];[.T$3]);1);IF([.$C60]&lt;3;RIGHT(LEFT([.$G59];[.T$3]);1);&quot;&quot;))" office:value-type="string" office:string-value="1">
            <text:p>1</text:p>
          </table:table-cell>
          <table:table-cell table:formula="of:=IF(ISEVEN([.$C60]);RIGHT(LEFT([.$F60];[.U$3]);1);IF([.$C60]&lt;3;RIGHT(LEFT([.$G59];[.U$3]);1);&quot;&quot;))" office:value-type="string" office:string-value="1">
            <text:p>1</text:p>
          </table:table-cell>
          <table:table-cell table:formula="of:=IF(ISEVEN([.$C60]);RIGHT(LEFT([.$F60];[.V$3]);1);IF([.$C60]&lt;3;RIGHT(LEFT([.$G59];[.V$3]);1);&quot;&quot;))" office:value-type="string" office:string-value="1">
            <text:p>1</text:p>
          </table:table-cell>
          <table:table-cell table:formula="of:=IF(ISEVEN([.$C60]);RIGHT(LEFT([.$F60];[.W$3]);1);IF([.$C60]&lt;3;RIGHT(LEFT([.$G59];[.W$3]);1);&quot;&quot;))" office:value-type="string" office:string-value="1">
            <text:p>1</text:p>
          </table:table-cell>
          <table:table-cell table:formula="of:=IF(NOT([.I59]=&quot;&quot;);[.I59]*4+[.J59]*2+[.K59];&quot;&quot;)" office:value-type="float" office:value="7">
            <text:p>7</text:p>
          </table:table-cell>
          <table:table-cell table:formula="of:=IF(NOT([.L59]=&quot;&quot;);[.L59]*4+[.M59]*2+[.N59];&quot;&quot;)" office:value-type="float" office:value="7">
            <text:p>7</text:p>
          </table:table-cell>
          <table:table-cell table:formula="of:=IF(NOT([.P59]=&quot;&quot;);[.P59]*4+[.Q59]*2+[.R59];&quot;&quot;)" office:value-type="float" office:value="7">
            <text:p>7</text:p>
          </table:table-cell>
          <table:table-cell table:formula="of:=IF(([.U59]*2+[.V59])=1;1;&quot;&quot;)">
            <text:p/>
          </table:table-cell>
          <table:table-cell table:formula="of:=[.B59]" office:value-type="float" office:value="13">
            <text:p>13</text:p>
          </table:table-cell>
          <table:table-cell table:formula="of:=IF(ISODD([.C59]);&quot;SEND&quot;;IF([.C59]=2;&quot;DATA&quot;;&quot;GET&quot;))" office:value-type="string" office:string-value="SEND">
            <text:p>SEND</text:p>
          </table:table-cell>
          <table:table-cell table:formula="of:=IF(ISODD([.$C59]);[.$D59];[.$E58])" office:value-type="string" office:string-value="0xFF">
            <text:p>0xFF</text:p>
          </table:table-cell>
          <table:table-cell table:formula="of:=IF(ISODD([.$C59]);[.$D60];[.$E59])" office:value-type="string" office:string-value="0xFF">
            <text:p>0xFF</text:p>
          </table:table-cell>
          <table:table-cell table:number-columns-repeated="993"/>
        </table:table-row>
        <table:table-row table:style-name="ro2">
          <table:table-cell office:value-type="float" office:value="4.87767706">
            <text:p>4.87767706</text:p>
          </table:table-cell>
          <table:table-cell office:value-type="float" office:value="13">
            <text:p>13</text:p>
          </table:table-cell>
          <table:table-cell table:formula="of:=IF([.B60]=[.B59];[.C59]+1;1)" office:value-type="float" office:value="4">
            <text:p>4</text:p>
          </table:table-cell>
          <table:table-cell office:value-type="string">
            <text:p>0xFF</text:p>
          </table:table-cell>
          <table:table-cell office:value-type="string">
            <text:p>0x0B</text:p>
          </table:table-cell>
          <table:table-cell table:formula="of:=HEX2BIN(RIGHT([.D60];2);8)" office:value-type="string" office:string-value="11111111">
            <text:p>11111111</text:p>
          </table:table-cell>
          <table:table-cell table:formula="of:=HEX2BIN(RIGHT([.E60];2);8)" office:value-type="string" office:string-value="00001011">
            <text:p>00001011</text:p>
          </table:table-cell>
          <table:table-cell table:formula="of:=IF(ISODD([.$C60]);RIGHT(LEFT([.$F60];[.H$3]);1);IF([.$C60]&gt;2;RIGHT(LEFT([.$G59];[.H$3]);1);&quot;&quot;))" office:value-type="string" office:string-value="0">
            <text:p>0</text:p>
          </table:table-cell>
          <table:table-cell table:formula="of:=IF(ISODD([.$C60]);RIGHT(LEFT([.$F60];[.I$3]);1);IF([.$C60]&gt;2;RIGHT(LEFT([.$G59];[.I$3]);1);&quot;&quot;))" office:value-type="string" office:string-value="0">
            <text:p>0</text:p>
          </table:table-cell>
          <table:table-cell table:formula="of:=IF(ISODD([.$C60]);RIGHT(LEFT([.$F60];[.J$3]);1);IF([.$C60]&gt;2;RIGHT(LEFT([.$G59];[.J$3]);1);&quot;&quot;))" office:value-type="string" office:string-value="1">
            <text:p>1</text:p>
          </table:table-cell>
          <table:table-cell table:formula="of:=IF(ISODD([.$C60]);RIGHT(LEFT([.$F60];[.K$3]);1);IF([.$C60]&gt;2;RIGHT(LEFT([.$G59];[.K$3]);1);&quot;&quot;))" office:value-type="string" office:string-value="1">
            <text:p>1</text:p>
          </table:table-cell>
          <table:table-cell table:formula="of:=IF(ISODD([.$C60]);RIGHT(LEFT([.$F60];[.L$3]);1);IF([.$C60]&gt;2;RIGHT(LEFT([.$G59];[.L$3]);1);&quot;&quot;))" office:value-type="string" office:string-value="1">
            <text:p>1</text:p>
          </table:table-cell>
          <table:table-cell table:formula="of:=IF(ISODD([.$C60]);RIGHT(LEFT([.$F60];[.M$3]);1);IF([.$C60]&gt;2;RIGHT(LEFT([.$G59];[.M$3]);1);&quot;&quot;))" office:value-type="string" office:string-value="0">
            <text:p>0</text:p>
          </table:table-cell>
          <table:table-cell table:formula="of:=IF(ISODD([.$C60]);RIGHT(LEFT([.$F60];[.N$3]);1);IF([.$C60]&gt;2;RIGHT(LEFT([.$G59];[.N$3]);1);&quot;&quot;))" office:value-type="string" office:string-value="1">
            <text:p>1</text:p>
          </table:table-cell>
          <table:table-cell table:formula="of:=IF(ISODD([.$C60]);RIGHT(LEFT([.$F60];[.O$3]);1);IF([.$C60]&gt;2;RIGHT(LEFT([.$G59];[.O$3]);1);&quot;&quot;))" office:value-type="string" office:string-value="1">
            <text:p>1</text:p>
          </table:table-cell>
          <table:table-cell table:formula="of:=IF(ISEVEN([.$C61]);RIGHT(LEFT([.$F61];[.P$3]);1);IF([.$C61]&lt;3;RIGHT(LEFT([.$G60];[.P$3]);1);&quot;&quot;))" office:value-type="string" office:string-value="0">
            <text:p>0</text:p>
          </table:table-cell>
          <table:table-cell table:formula="of:=IF(ISEVEN([.$C61]);RIGHT(LEFT([.$F61];[.Q$3]);1);IF([.$C61]&lt;3;RIGHT(LEFT([.$G60];[.Q$3]);1);&quot;&quot;))" office:value-type="string" office:string-value="0">
            <text:p>0</text:p>
          </table:table-cell>
          <table:table-cell table:formula="of:=IF(ISEVEN([.$C61]);RIGHT(LEFT([.$F61];[.R$3]);1);IF([.$C61]&lt;3;RIGHT(LEFT([.$G60];[.R$3]);1);&quot;&quot;))" office:value-type="string" office:string-value="0">
            <text:p>0</text:p>
          </table:table-cell>
          <table:table-cell table:formula="of:=IF(ISEVEN([.$C61]);RIGHT(LEFT([.$F61];[.S$3]);1);IF([.$C61]&lt;3;RIGHT(LEFT([.$G60];[.S$3]);1);&quot;&quot;))" office:value-type="string" office:string-value="0">
            <text:p>0</text:p>
          </table:table-cell>
          <table:table-cell table:formula="of:=IF(ISEVEN([.$C61]);RIGHT(LEFT([.$F61];[.T$3]);1);IF([.$C61]&lt;3;RIGHT(LEFT([.$G60];[.T$3]);1);&quot;&quot;))" office:value-type="string" office:string-value="1">
            <text:p>1</text:p>
          </table:table-cell>
          <table:table-cell table:formula="of:=IF(ISEVEN([.$C61]);RIGHT(LEFT([.$F61];[.U$3]);1);IF([.$C61]&lt;3;RIGHT(LEFT([.$G60];[.U$3]);1);&quot;&quot;))" office:value-type="string" office:string-value="0">
            <text:p>0</text:p>
          </table:table-cell>
          <table:table-cell table:formula="of:=IF(ISEVEN([.$C61]);RIGHT(LEFT([.$F61];[.V$3]);1);IF([.$C61]&lt;3;RIGHT(LEFT([.$G60];[.V$3]);1);&quot;&quot;))" office:value-type="string" office:string-value="1">
            <text:p>1</text:p>
          </table:table-cell>
          <table:table-cell table:formula="of:=IF(ISEVEN([.$C61]);RIGHT(LEFT([.$F61];[.W$3]);1);IF([.$C61]&lt;3;RIGHT(LEFT([.$G60];[.W$3]);1);&quot;&quot;))" office:value-type="string" office:string-value="1">
            <text:p>1</text:p>
          </table:table-cell>
          <table:table-cell table:formula="of:=IF(NOT([.I60]=&quot;&quot;);[.I60]*4+[.J60]*2+[.K60];&quot;&quot;)" office:value-type="float" office:value="3">
            <text:p>3</text:p>
          </table:table-cell>
          <table:table-cell table:formula="of:=IF(NOT([.L60]=&quot;&quot;);[.L60]*4+[.M60]*2+[.N60];&quot;&quot;)" office:value-type="float" office:value="5">
            <text:p>5</text:p>
          </table:table-cell>
          <table:table-cell table:formula="of:=IF(NOT([.P60]=&quot;&quot;);[.P60]*4+[.Q60]*2+[.R60];&quot;&quot;)" office:value-type="float" office:value="0">
            <text:p>0</text:p>
          </table:table-cell>
          <table:table-cell table:formula="of:=IF(([.U60]*2+[.V60])=1;1;&quot;&quot;)" office:value-type="float" office:value="1">
            <text:p>1</text:p>
          </table:table-cell>
          <table:table-cell table:formula="of:=[.B60]" office:value-type="float" office:value="13">
            <text:p>13</text:p>
          </table:table-cell>
          <table:table-cell table:formula="of:=IF(ISODD([.C60]);&quot;SEND&quot;;IF([.C60]=2;&quot;DATA&quot;;&quot;GET&quot;))" office:value-type="string" office:string-value="GET">
            <text:p>GET</text:p>
          </table:table-cell>
          <table:table-cell table:formula="of:=IF(ISODD([.$C60]);[.$D60];[.$E59])" office:value-type="string" office:string-value="0x3B">
            <text:p>0x3B</text:p>
          </table:table-cell>
          <table:table-cell table:formula="of:=IF(ISODD([.$C60]);[.$D61];[.$E60])" office:value-type="string" office:string-value="0x0B">
            <text:p>0x0B</text:p>
          </table:table-cell>
          <table:table-cell table:number-columns-repeated="993"/>
        </table:table-row>
        <table:table-row table:style-name="ro2">
          <table:table-cell/>
          <table:table-cell office:value-type="float" office:value="14">
            <text:p>14</text:p>
          </table:table-cell>
          <table:table-cell table:formula="of:=IF([.B61]=[.B60];[.C60]+1;1)" office:value-type="float" office:value="1">
            <text:p>1</text:p>
          </table:table-cell>
          <table:table-cell/>
          <table:table-cell/>
          <table:table-cell/>
          <table:table-cell table:number-columns-repeated="1018"/>
        </table:table-row>
        <table:table-row table:style-name="ro2">
          <table:table-cell/>
          <table:table-cell office:value-type="float" office:value="14">
            <text:p>14</text:p>
          </table:table-cell>
          <table:table-cell table:formula="of:=IF([.B62]=[.B61];[.C61]+1;1)" office:value-type="float" office:value="2">
            <text:p>2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">
            <text:p>14</text:p>
          </table:table-cell>
          <table:table-cell table:formula="of:=IF([.B63]=[.B62];[.C62]+1;1)" office:value-type="float" office:value="3">
            <text:p>3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4">
            <text:p>14</text:p>
          </table:table-cell>
          <table:table-cell table:formula="of:=IF([.B64]=[.B63];[.C63]+1;1)" office:value-type="float" office:value="4">
            <text:p>4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0413in double #4f81bd" style:border-line-width-bottom="0.0138in 0.0138in 0.0138in" style:diagonal-bl-tr="none" style:diagonal-tl-br="none" fo:border-left="none" fo:border-right="none" style:rotation-align="none" fo:border-top="0.0138in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5/05/2013</text:date>, <text:time>22:3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ds1118_5f_SPI_5f_02" style:display-name="PageStyle_ads1118_SPI_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5T22:32:37.94</dc:date>
    <meta:generator>OpenOffice.org/3.4.1$Win32 OpenOffice.org_project/341m1$Build-9593</meta:generator>
    <meta:editing-duration>PT4H46M4S</meta:editing-duration>
    <meta:editing-cycles>3</meta:editing-cycles>
    <meta:document-statistic meta:table-count="2" meta:cell-count="1798" meta:object-count="0"/>
  </office:meta>
</office:document-meta>
</file>